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T1" style:family="text">
      <style:text-properties officeooo:rsid="0017d313"/>
    </style:style>
    <style:style style:name="T2" style:family="text">
      <style:text-properties fo:font-style="normal" fo:font-weight="normal"/>
    </style:style>
    <style:style style:name="T3" style:family="text">
      <style:text-properties officeooo:rsid="0018bacc"/>
    </style:style>
    <style:style style:name="T4" style:family="text">
      <style:text-properties officeooo:rsid="001a9452"/>
    </style:style>
    <style:style style:name="T5" style:family="text">
      <style:text-properties officeooo:rsid="001b443d"/>
    </style:style>
    <style:style style:name="T6" style:family="text">
      <style:text-properties officeooo:rsid="001b4a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====== */</text:p>
      <text:p text:style-name="Standard">/* GLOBAL */</text:p>
      <text:p text:style-name="Standard">/* ====== */</text:p>
      <text:p text:style-name="Standard"/>
      <text:p text:style-name="Standard">/** {</text:p>
      <text:p text:style-name="Standard"><text:s text:c="4"/>--heading-font: <text:span text:style-name="T5">Black Han Sans</text:span>, <text:span text:style-name="T5">sans-</text:span><text:span text:style-name="T4">serif</text:span>;</text:p>
      <text:p text:style-name="Standard"><text:s text:c="4"/>--primary-font: Nanum Myeongjo, serif;</text:p>
      <text:p text:style-name="Standard"><text:s text:c="4"/>--secondary-font: <text:span text:style-name="T4">Noto Sans KR</text:span>;</text:p>
      <text:p text:style-name="Standard"><text:s text:c="4"/></text:p>
      <text:p text:style-name="Standard"><text:s text:c="4"/>--primary-color: RGB(90, 110, 80);</text:p>
      <text:p text:style-name="Standard"><text:s text:c="4"/>--font-color: RGB(80, 80, 80);</text:p>
      <text:p text:style-name="Standard"><text:s text:c="4"/>--secondary-color: RGB(120, 100, 80);</text:p>
      <text:p text:style-name="Standard"><text:s text:c="4"/>--highlight-color: RGB(140, 120, 100);</text:p>
      <text:p text:style-name="Standard"><text:s text:c="4"/>--border-color: RGB(70, 80, 60);</text:p>
      <text:p text:style-name="Standard"><text:s text:c="4"/>--gray-color: RGB(60, 60, 60);</text:p>
      <text:p text:style-name="Standard"><text:s text:c="4"/></text:p>
      <text:p text:style-name="Standard"><text:s text:c="4"/>--lightmenu-background: RGB(250, 230, 210);</text:p>
      <text:p text:style-name="Standard"><text:s text:c="4"/>--menu-background: RGB(220, 200, 180);</text:p>
      <text:p text:style-name="Standard"><text:s text:c="4"/></text:p>
      <text:p text:style-name="Standard"><text:s text:c="4"/>--lightbox-background: RGBA(250, 230, 210, 0.7);</text:p>
      <text:p text:style-name="Standard"><text:s text:c="4"/>--box-background: RGBA(220, 200, 180, 0.7);</text:p>
      <text:p text:style-name="Standard"><text:s text:c="4"/></text:p>
      <text:p text:style-name="Standard"><text:s text:c="4"/>--trans-image: url(https://wa-cdn.nyc3.cdn.digitaloceanspaces.com/assets/themes/zen/images/boximage.png);</text:p>
      <text:p text:style-name="Standard">}</text:p>
      <text:p text:style-name="Standard"/>
      <text:p text:style-name="Standard">/* ===== */</text:p>
      <text:p text:style-name="Standard">/* FONTS */</text:p>
      <text:p text:style-name="Standard">/* ===== */</text:p>
      <text:p text:style-name="Standard"/>
      <text:p text:style-name="P1">/* [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0.woff2);</text:span></text:p>
      <text:p text:style-name="P4"><text:s text:c="2"/><text:span text:style-name="T2">unicode-range: U+f9ca-fa0b, U+ff03-ff05, U+ff07, U+ff0a-ff0b, U+ff0d-ff19, U+ff1b, U+ff1d, U+ff20-ff5b, U+ff5d, U+ffe0-ffe3, U+ffe5-ffe6;</text:span></text:p>
      <text:p text:style-name="P2">}</text:p>
      <text:p text:style-name="P2">/* [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.woff2);</text:span></text:p>
      <text:p text:style-name="P4"><text:s text:c="2"/><text:span text:style-name="T2">unicode-range: U+f92f-f980, U+f982-f9c9;</text:span></text:p>
      <text:p text:style-name="P2">}</text:p>
      <text:p text:style-name="P2"><text:soft-page-break/>/* [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.woff2);</text:span></text:p>
      <text:p text:style-name="P4"><text:s text:c="2"/><text:span text:style-name="T2">unicode-range: U+d723-d728, U+d72a-d733, U+d735-d748, U+d74a-d74f, U+d752-d753, U+d755-d757, U+d75a-d75f, U+d762-d764, U+d766-d768, U+d76a-d76b, U+d76d-d76f, U+d771-d787, U+d789-d78b, U+d78d-d78f, U+d791-d797, U+d79a, U+d79c, U+d79e-d7a3, U+f900-f909, U+f90b-f92e;</text:span></text:p>
      <text:p text:style-name="P2">}</text:p>
      <text:p text:style-name="P2">/* [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.woff2);</text:span></text:p>
      <text:p text:style-name="P4"><text:s text:c="2"/><text:span text:style-name="T2">unicode-range: U+d679-d68b, U+d68e-d69e, U+d6a0, U+d6a2-d6a7, U+d6a9-d6c3, U+d6c6-d6c7, U+d6c9-d6cb, U+d6cd-d6d3, U+d6d5-d6d6, U+d6d8-d6e3, U+d6e5-d6e7, U+d6e9-d6fb, U+d6fd-d717, U+d719-d71f, U+d721-d722;</text:span></text:p>
      <text:p text:style-name="P2">}</text:p>
      <text:p text:style-name="P2">/* [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.woff2);</text:span></text:p>
      <text:p text:style-name="P4"><text:s text:c="2"/><text:span text:style-name="T2">unicode-range: U+d5bc-d5c7, U+d5ca-d5cb, U+d5cd-d5cf, U+d5d1-d5d7, U+d5d9-d5da, U+d5dc, U+d5de-d5e3, U+d5e6-d5e7, U+d5e9-d5eb, U+d5ed-d5f6, U+d5f8, U+d5fa-d5ff, U+d602-d603, U+d605-d607, U+d609-d60f, U+d612-d613, U+d616-d61b, U+d61d-d637, U+d63a-d63b, U+d63d-d63f, U+d641-d647, U+d64a-d64c, U+d64e-d653, U+d656-d657, U+d659-d65b, U+d65d-d666, U+d668, U+d66a-d678;</text:span></text:p>
      <text:p text:style-name="P2">}</text:p>
      <text:p text:style-name="P2">/* [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.woff2);</text:span></text:p>
      <text:p text:style-name="P4"><text:s text:c="2"/><text:span text:style-name="T2">unicode-range: U+d507, U+d509-d50b, U+d50d-d513, U+d515-d53b, U+d53e-d53f, U+d541-d543, U+d545-d54c, U+d54e, U+d550, U+d552-d557, U+d55a-d55b, U+d55d-d55f, U+d561-d564, U+d566-d567, U+d56a, U+d56c, U+d56e-d573, U+d576-d577, U+d579-d583, U+d585-d586, U+d58a-d5a4, U+d5a6-d5bb;</text:span></text:p>
      <text:p text:style-name="P2">}</text:p>
      <text:p text:style-name="P2">/* [6] */</text:p>
      <text:p text:style-name="P2">@font-face {</text:p>
      <text:p text:style-name="P4"><text:s text:c="2"/><text:span text:style-name="T2">font-family: Noto Serif KR;</text:span></text:p>
      <text:p text:style-name="P4"><text:soft-page-break/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.woff2);</text:span></text:p>
      <text:p text:style-name="P4"><text:s text:c="2"/><text:span text:style-name="T2">unicode-range: U+d464-d477, U+d47a-d47b, U+d47d-d47f, U+d481-d487, U+d489-d48a, U+d48c, U+d48e-d4e7, U+d4e9-d503, U+d505-d506;</text:span></text:p>
      <text:p text:style-name="P2">}</text:p>
      <text:p text:style-name="P2">/* [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.woff2);</text:span></text:p>
      <text:p text:style-name="P4"><text:s text:c="2"/><text:span text:style-name="T2">unicode-range: U+d3bf-d3c7, U+d3ca-d3cf, U+d3d1-d3eb, U+d3ee-d3ef, U+d3f1-d3f3, U+d3f5-d3fb, U+d3fd-d400, U+d402-d45b, U+d45d-d463;</text:span></text:p>
      <text:p text:style-name="P2">}</text:p>
      <text:p text:style-name="P2">/* [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.woff2);</text:span></text:p>
      <text:p text:style-name="P4"><text:s text:c="2"/><text:span text:style-name="T2">unicode-range: U+d2ff, U+d302-d304, U+d306-d30b, U+d30f, U+d311-d313, U+d315-d31b, U+d31e, U+d322-d324, U+d326-d327, U+d32a-d32b, U+d32d-d32f, U+d331-d337, U+d339-d33c, U+d33e-d37b, U+d37e-d37f, U+d381-d383, U+d385-d38b, U+d38e-d390, U+d392-d397, U+d39a-d39b, U+d39d-d39f, U+d3a1-d3a7, U+d3a9-d3aa, U+d3ac, U+d3ae-d3b3, U+d3b5-d3b7, U+d3b9-d3bb, U+d3bd-d3be;</text:span></text:p>
      <text:p text:style-name="P2">}</text:p>
      <text:p text:style-name="P2">/* [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.woff2);</text:span></text:p>
      <text:p text:style-name="P4"><text:s text:c="2"/><text:span text:style-name="T2">unicode-range: U+d257-d27f, U+d281-d29b, U+d29d-d29f, U+d2a1-d2ab, U+d2ad-d2b7, U+d2ba-d2bb, U+d2bd-d2bf, U+d2c1-d2c7, U+d2c9-d2ef, U+d2f2-d2f3, U+d2f5-d2f7, U+d2f9-d2fe;</text:span></text:p>
      <text:p text:style-name="P2">}</text:p>
      <text:p text:style-name="P2">/* [1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.woff2);</text:span></text:p>
      <text:p text:style-name="P4"><text:soft-page-break/><text:s text:c="2"/><text:span text:style-name="T2">unicode-range: U+d1b4, U+d1b6-d1f3, U+d1f5-d22b, U+d22e-d22f, U+d231-d233, U+d235-d23b, U+d23d-d240, U+d242-d256;</text:span></text:p>
      <text:p text:style-name="P2">}</text:p>
      <text:p text:style-name="P2">/* [1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.woff2);</text:span></text:p>
      <text:p text:style-name="P4"><text:s text:c="2"/><text:span text:style-name="T2">unicode-range: U+d105-d12f, U+d132-d133, U+d135-d137, U+d139-d13f, U+d141-d142, U+d144, U+d146-d14b, U+d14e-d14f, U+d151-d153, U+d155-d15b, U+d15e-d187, U+d189-d19f, U+d1a2-d1a3, U+d1a5-d1a7, U+d1a9-d1af, U+d1b2-d1b3;</text:span></text:p>
      <text:p text:style-name="P2">}</text:p>
      <text:p text:style-name="P2">/* [1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2.woff2);</text:span></text:p>
      <text:p text:style-name="P4"><text:s text:c="2"/><text:span text:style-name="T2">unicode-range: U+d04b-d04f, U+d051-d057, U+d059-d06b, U+d06d-d06f, U+d071-d073, U+d075-d07b, U+d07e-d0a3, U+d0a6-d0a7, U+d0a9-d0ab, U+d0ad-d0b3, U+d0b6, U+d0b8, U+d0ba-d0bf, U+d0c2-d0c3, U+d0c5-d0c7, U+d0c9-d0cf, U+d0d2, U+d0d6-d0db, U+d0de-d0df, U+d0e1-d0e3, U+d0e5-d0eb, U+d0ee-d0f0, U+d0f2-d104;</text:span></text:p>
      <text:p text:style-name="P2">}</text:p>
      <text:p text:style-name="P2">/* [1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3.woff2);</text:span></text:p>
      <text:p text:style-name="P4"><text:s text:c="2"/><text:span text:style-name="T2">unicode-range: U+cfa2-cfc3, U+cfc5-cfdf, U+cfe2-cfe3, U+cfe5-cfe7, U+cfe9-cff4, U+cff6-cffb, U+cffd-cfff, U+d001-d003, U+d005-d017, U+d019-d033, U+d036-d037, U+d039-d03b, U+d03d-d04a;</text:span></text:p>
      <text:p text:style-name="P2">}</text:p>
      <text:p text:style-name="P2">/* [1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4.woff2);</text:span></text:p>
      <text:p text:style-name="P4"><text:s text:c="2"/><text:span text:style-name="T2">unicode-range: U+cef0-cef3, U+cef6, U+cef9-ceff, U+cf01-cf03, U+cf05-cf07, U+cf09-cf0f, U+cf11-cf12, U+cf14-cf1b, U+cf1d-cf1f, U+cf21-cf2f, U+cf31-cf53, U+cf56-cf57, U+cf59-cf5b, U+cf5d-cf63, U+cf66, U+cf68, U+cf6a-cf6f, U+cf71-cf84, U+cf86-cf8b, U+cf8d-cfa1;</text:span></text:p>
      <text:p text:style-name="P2">}</text:p>
      <text:p text:style-name="P2">/* [15] */</text:p>
      <text:p text:style-name="P2">@font-face {</text:p>
      <text:p text:style-name="P4"><text:soft-page-break/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5.woff2);</text:span></text:p>
      <text:p text:style-name="P4"><text:s text:c="2"/><text:span text:style-name="T2">unicode-range: U+ce3c-ce57, U+ce5a-ce5b, U+ce5d-ce5f, U+ce61-ce67, U+ce6a, U+ce6c, U+ce6e-ce73, U+ce76-ce77, U+ce79-ce7b, U+ce7d-ce83, U+ce85-ce88, U+ce8a-ce8f, U+ce91-ce93, U+ce95-ce97, U+ce99-ce9f, U+cea2, U+cea4-ceab, U+cead-cee3, U+cee6-cee7, U+cee9-ceeb, U+ceed-ceef;</text:span></text:p>
      <text:p text:style-name="P2">}</text:p>
      <text:p text:style-name="P2">/* [1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6.woff2);</text:span></text:p>
      <text:p text:style-name="P4"><text:s text:c="2"/><text:span text:style-name="T2">unicode-range: U+cd92-cd93, U+cd96-cd97, U+cd99-cd9b, U+cd9d-cda3, U+cda6-cda8, U+cdaa-cdaf, U+cdb1-cdc3, U+cdc5-cdcb, U+cdcd-cde7, U+cde9-ce03, U+ce05-ce1f, U+ce22-ce34, U+ce36-ce3b;</text:span></text:p>
      <text:p text:style-name="P2">}</text:p>
      <text:p text:style-name="P2">/* [1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7.woff2);</text:span></text:p>
      <text:p text:style-name="P4"><text:s text:c="2"/><text:span text:style-name="T2">unicode-range: U+ccef-cd07, U+cd0a-cd0b, U+cd0d-cd1a, U+cd1c, U+cd1e-cd2b, U+cd2d-cd5b, U+cd5d-cd77, U+cd79-cd91;</text:span></text:p>
      <text:p text:style-name="P2">}</text:p>
      <text:p text:style-name="P2">/* [1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8.woff2);</text:span></text:p>
      <text:p text:style-name="P4"><text:s text:c="2"/><text:span text:style-name="T2">unicode-range: U+cc3f-cc43, U+cc46-cc47, U+cc49-cc4b, U+cc4d-cc53, U+cc55-cc58, U+cc5a-cc5f, U+cc61-cc97, U+cc9a-cc9b, U+cc9d-cc9f, U+cca1-cca7, U+ccaa, U+ccac, U+ccae-ccb3, U+ccb6-ccb7, U+ccb9-ccbb, U+ccbd-cccf, U+ccd1-cce3, U+cce5-ccee;</text:span></text:p>
      <text:p text:style-name="P2">}</text:p>
      <text:p text:style-name="P2">/* [1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9.woff2);</text:span></text:p>
      <text:p text:style-name="P4"><text:soft-page-break/><text:s text:c="2"/><text:span text:style-name="T2">unicode-range: U+cb91-cbd3, U+cbd5-cbe3, U+cbe5-cc0b, U+cc0e-cc0f, U+cc11-cc13, U+cc15-cc1b, U+cc1d-cc20, U+cc23-cc27, U+cc2a-cc2b, U+cc2d, U+cc2f, U+cc31-cc37, U+cc3a, U+cc3c;</text:span></text:p>
      <text:p text:style-name="P2">}</text:p>
      <text:p text:style-name="P2">/* [2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0.woff2);</text:span></text:p>
      <text:p text:style-name="P4"><text:s text:c="2"/><text:span text:style-name="T2">unicode-range: U+caf4-cb47, U+cb4a-cb90;</text:span></text:p>
      <text:p text:style-name="P2">}</text:p>
      <text:p text:style-name="P2">/* [2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1.woff2);</text:span></text:p>
      <text:p text:style-name="P4"><text:s text:c="2"/><text:span text:style-name="T2">unicode-range: U+ca4a-ca4b, U+ca4e-ca4f, U+ca51-ca53, U+ca55-ca5b, U+ca5d-ca60, U+ca62-ca83, U+ca85-cabb, U+cabe-cabf, U+cac1-cac3, U+cac5-cacb, U+cacd-cad0, U+cad2, U+cad4-cad8, U+cada-caf3;</text:span></text:p>
      <text:p text:style-name="P2">}</text:p>
      <text:p text:style-name="P2">/* [2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2.woff2);</text:span></text:p>
      <text:p text:style-name="P4"><text:s text:c="2"/><text:span text:style-name="T2">unicode-range: U+c996-c997, U+c99a-c99c, U+c99e-c9bf, U+c9c2-c9c3, U+c9c5-c9c7, U+c9c9-c9cf, U+c9d2, U+c9d4, U+c9d7-c9d8, U+c9db, U+c9de-c9df, U+c9e1-c9e3, U+c9e5-c9e6, U+c9e8-c9eb, U+c9ee-c9f0, U+c9f2-c9f7, U+c9f9-ca0b, U+ca0d-ca28, U+ca2a-ca49;</text:span></text:p>
      <text:p text:style-name="P2">}</text:p>
      <text:p text:style-name="P2">/* [2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3.woff2);</text:span></text:p>
      <text:p text:style-name="P4"><text:s text:c="2"/><text:span text:style-name="T2">unicode-range: U+c8e9-c8f4, U+c8f6-c8fb, U+c8fe-c8ff, U+c901-c903, U+c905-c90b, U+c90e-c910, U+c912-c917, U+c919-c92b, U+c92d-c94f, U+c951-c953, U+c955-c96b, U+c96d-c973, U+c975-c987, U+c98a-c98b, U+c98d-c98f, U+c991-c995;</text:span></text:p>
      <text:p text:style-name="P2">}</text:p>
      <text:p text:style-name="P2">/* [2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4.woff2);</text:span></text:p>
      <text:p text:style-name="P4"><text:s text:c="2"/><text:span text:style-name="T2">unicode-range: U+c841-c84b, U+c84d-c86f, U+c872-c873, U+c875-c877, U+c879-c87f, U+c882-c884, U+c887-c88a, U+c88d-c8c3, U+c8c5-c8df, U+c8e1-c8e8;</text:span></text:p>
      <text:p text:style-name="P2">}</text:p>
      <text:p text:style-name="P2">/* [2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5.woff2);</text:span></text:p>
      <text:p text:style-name="P4"><text:s text:c="2"/><text:span text:style-name="T2">unicode-range: U+c779-c77b, U+c77e-c782, U+c786, U+c78b, U+c78d, U+c78f, U+c792-c793, U+c795, U+c797, U+c799-c79f, U+c7a2, U+c7a7-c7ab, U+c7ae-c7bb, U+c7bd-c7c0, U+c7c2-c7c7, U+c7c9-c7dc, U+c7de-c7ff, U+c802-c803, U+c805-c807, U+c809, U+c80b-c80f, U+c812, U+c814, U+c817-c81b, U+c81e-c81f, U+c821-c823, U+c825-c82e, U+c830-c837, U+c839-c83b, U+c83d-c840;</text:span></text:p>
      <text:p text:style-name="P2">}</text:p>
      <text:p text:style-name="P2">/* [2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6.woff2);</text:span></text:p>
      <text:p text:style-name="P4"><text:s text:c="2"/><text:span text:style-name="T2">unicode-range: U+c6bb-c6bf, U+c6c2, U+c6c4, U+c6c6-c6cb, U+c6ce-c6cf, U+c6d1-c6d3, U+c6d5-c6db, U+c6dd-c6df, U+c6e1-c6e7, U+c6e9-c6eb, U+c6ed-c6ef, U+c6f1-c6f8, U+c6fa-c703, U+c705-c707, U+c709-c70b, U+c70d-c716, U+c718, U+c71a-c71f, U+c722-c723, U+c725-c727, U+c729-c734, U+c736-c73b, U+c73e-c73f, U+c741-c743, U+c745-c74b, U+c74e-c750, U+c752-c757, U+c759-c773, U+c776-c777;</text:span></text:p>
      <text:p text:style-name="P2">}</text:p>
      <text:p text:style-name="P2">/* [2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7.woff2);</text:span></text:p>
      <text:p text:style-name="P4"><text:s text:c="2"/><text:span text:style-name="T2">unicode-range: U+c5f5-c5fb, U+c5fe, U+c602-c605, U+c607, U+c609-c60f, U+c611-c61a, U+c61c-c623, U+c626-c627, U+c629-c62b, U+c62d, U+c62f-c632, U+c636, U+c638, U+c63a-c63f, U+c642-c643, U+c645-c647, U+c649-c652, U+c656-c65b, U+c65d-c65f, U+c661-c663, U+c665-c677, U+c679-c67b, U+c67d-c693, U+c696-c697, U+c699-c69b, U+c69d-c6a3, U+c6a6, U+c6a8, U+c6aa-c6af, U+c6b2-c6b3, U+c6b5-c6b7, U+c6b9-c6ba;</text:span></text:p>
      <text:p text:style-name="P2">}</text:p>
      <text:p text:style-name="P2">/* [2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7SDn90Gmq2mr3blnHaTZXduUBwuF9Wxop-KlAZIoTrf6uFZh_9Q.28.woff2);</text:span></text:p>
      <text:p text:style-name="P4"><text:s text:c="2"/><text:span text:style-name="T2">unicode-range: U+c517-c527, U+c52a-c52b, U+c52d-c52f, U+c531-c538, U+c53a, U+c53c, U+c53e-c543, U+c546-c547, U+c54b, U+c54d-c552, U+c556, U+c55a-c55b, U+c55d, U+c55f, U+c562-c563, U+c565-c567, U+c569-c56f, U+c572, U+c574, U+c576-c57b, U+c57e-c57f, U+c581-c583, U+c585-c586, U+c588-c58b, U+c58e, U+c590, U+c592-c596, U+c599-c5b3, U+c5b6-c5b7, U+c5ba, U+c5be-c5c3, U+c5ca-c5cb, U+c5cd, U+c5cf, U+c5d2-c5d3, U+c5d5-c5d7, U+c5d9-c5df, U+c5e1-c5e2, U+c5e4, U+c5e6-c5eb, U+c5ef, U+c5f1-c5f3;</text:span></text:p>
      <text:p text:style-name="P2">}</text:p>
      <text:p text:style-name="P2">/* [2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29.woff2);</text:span></text:p>
      <text:p text:style-name="P4"><text:s text:c="2"/><text:span text:style-name="T2">unicode-range: U+c475-c4ef, U+c4f2-c4f3, U+c4f5-c4f7, U+c4f9-c4ff, U+c502-c50b, U+c50d-c516;</text:span></text:p>
      <text:p text:style-name="P2">}</text:p>
      <text:p text:style-name="P2">/* [3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0.woff2);</text:span></text:p>
      <text:p text:style-name="P4"><text:s text:c="2"/><text:span text:style-name="T2">unicode-range: U+c3d0-c3d7, U+c3da-c3db, U+c3dd-c3de, U+c3e1-c3ec, U+c3ee-c3f3, U+c3f5-c42b, U+c42d-c463, U+c466-c474;</text:span></text:p>
      <text:p text:style-name="P2">}</text:p>
      <text:p text:style-name="P2">/* [3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1.woff2);</text:span></text:p>
      <text:p text:style-name="P4"><text:s text:c="2"/><text:span text:style-name="T2">unicode-range: U+c32b-c367, U+c36a-c36b, U+c36d-c36f, U+c371-c377, U+c37a-c37b, U+c37e-c383, U+c385-c387, U+c389-c3cf;</text:span></text:p>
      <text:p text:style-name="P2">}</text:p>
      <text:p text:style-name="P2">/* [3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2.woff2);</text:span></text:p>
      <text:p text:style-name="P4"><text:s text:c="2"/><text:span text:style-name="T2">unicode-range: U+c26a-c26b, U+c26d-c26f, U+c271-c273, U+c275-c27b, U+c27e-c287, U+c289-c28f, U+c291-c297, U+c299-c29a, U+c29c-c2a3, U+c2a5-c2a7, U+c2a9-c2ab, U+c2ad-c2b3, U+c2b6, U+c2b8, U+c2ba-c2bb, U+c2bd-c2db, U+c2de-c2df, U+c2e1-c2e2, </text:span><text:soft-page-break/><text:span text:style-name="T2">U+c2e5-c2ea, U+c2ee, U+c2f0, U+c2f2-c2f5, U+c2f7, U+c2fa-c2fb, U+c2fd-c2ff, U+c301-c307, U+c309-c30c, U+c30e-c312, U+c315-c323, U+c325-c328, U+c32a;</text:span></text:p>
      <text:p text:style-name="P2">}</text:p>
      <text:p text:style-name="P2">/* [3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3.woff2);</text:span></text:p>
      <text:p text:style-name="P4"><text:s text:c="2"/><text:span text:style-name="T2">unicode-range: U+c1bc-c1c3, U+c1c5-c1df, U+c1e1-c1fb, U+c1fd-c203, U+c205-c20c, U+c20e, U+c210-c217, U+c21a-c21b, U+c21d-c21e, U+c221-c227, U+c229-c22a, U+c22c, U+c22e, U+c230, U+c233-c24f, U+c251-c257, U+c259-c269;</text:span></text:p>
      <text:p text:style-name="P2">}</text:p>
      <text:p text:style-name="P2">/* [3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4.woff2);</text:span></text:p>
      <text:p text:style-name="P4"><text:s text:c="2"/><text:span text:style-name="T2">unicode-range: U+c101-c11b, U+c11f, U+c121-c123, U+c125-c12b, U+c12e, U+c132-c137, U+c13a-c13b, U+c13d-c13f, U+c141-c147, U+c14a, U+c14c-c153, U+c155-c157, U+c159-c15b, U+c15d-c166, U+c169-c16f, U+c171-c177, U+c179-c18b, U+c18e-c18f, U+c191-c193, U+c195-c19b, U+c19d-c19e, U+c1a0, U+c1a2-c1a4, U+c1a6-c1bb;</text:span></text:p>
      <text:p text:style-name="P2">}</text:p>
      <text:p text:style-name="P2">/* [3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5.woff2);</text:span></text:p>
      <text:p text:style-name="P4"><text:s text:c="2"/><text:span text:style-name="T2">unicode-range: U+c049-c057, U+c059-c05b, U+c05d-c05f, U+c061-c067, U+c069-c08f, U+c091-c0ab, U+c0ae-c0af, U+c0b1-c0b3, U+c0b5, U+c0b7-c0bb, U+c0be, U+c0c2-c0c7, U+c0ca-c0cb, U+c0cd-c0cf, U+c0d1-c0d7, U+c0d9-c0da, U+c0dc, U+c0de-c0e3, U+c0e5-c0eb, U+c0ed-c0f3, U+c0f6, U+c0f8, U+c0fa-c0ff;</text:span></text:p>
      <text:p text:style-name="P2">}</text:p>
      <text:p text:style-name="P2">/* [3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6.woff2);</text:span></text:p>
      <text:p text:style-name="P4"><text:s text:c="2"/><text:span text:style-name="T2">unicode-range: U+bfa7-bfaf, U+bfb1-bfc4, U+bfc6-bfcb, U+bfce-bfcf, U+bfd1-bfd3, U+bfd5-bfdb, U+bfdd-c048;</text:span></text:p>
      <text:p text:style-name="P2">}</text:p>
      <text:p text:style-name="P2">/* [37] */</text:p>
      <text:p text:style-name="P2">@font-face {</text:p>
      <text:p text:style-name="P4"><text:s text:c="2"/><text:span text:style-name="T2">font-family: Noto Serif KR;</text:span></text:p>
      <text:p text:style-name="P4"><text:soft-page-break/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7.woff2);</text:span></text:p>
      <text:p text:style-name="P4"><text:s text:c="2"/><text:span text:style-name="T2">unicode-range: U+bf07, U+bf09-bf3f, U+bf41-bf4f, U+bf52-bf54, U+bf56-bfa6;</text:span></text:p>
      <text:p text:style-name="P2">}</text:p>
      <text:p text:style-name="P2">/* [3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8.woff2);</text:span></text:p>
      <text:p text:style-name="P4"><text:s text:c="2"/><text:span text:style-name="T2">unicode-range: U+be56, U+be58, U+be5c-be5f, U+be62-be63, U+be65-be67, U+be69-be74, U+be76-be7b, U+be7e-be7f, U+be81-be8e, U+be90, U+be92-bea7, U+bea9-becf, U+bed2-bed3, U+bed5-bed6, U+bed9-bee3, U+bee6-bf06;</text:span></text:p>
      <text:p text:style-name="P2">}</text:p>
      <text:p text:style-name="P2">/* [3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39.woff2);</text:span></text:p>
      <text:p text:style-name="P4"><text:s text:c="2"/><text:span text:style-name="T2">unicode-range: U+bdb0-bdd3, U+bdd5-bdef, U+bdf1-be0b, U+be0d-be0f, U+be11-be13, U+be15-be43, U+be46-be47, U+be49-be4b, U+be4d-be53;</text:span></text:p>
      <text:p text:style-name="P2">}</text:p>
      <text:p text:style-name="P2">/* [4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0.woff2);</text:span></text:p>
      <text:p text:style-name="P4"><text:s text:c="2"/><text:span text:style-name="T2">unicode-range: U+bd03, U+bd06, U+bd08, U+bd0a-bd0f, U+bd11-bd22, U+bd25-bd47, U+bd49-bd58, U+bd5a-bd7f, U+bd82-bd83, U+bd85-bd87, U+bd8a-bd8f, U+bd91-bd92, U+bd94, U+bd96-bd98, U+bd9a-bdaf;</text:span></text:p>
      <text:p text:style-name="P2">}</text:p>
      <text:p text:style-name="P2">/* [4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1.woff2);</text:span></text:p>
      <text:p text:style-name="P4"><text:s text:c="2"/><text:span text:style-name="T2">unicode-range: U+bc4e-bc83, U+bc86-bc87, U+bc89-bc8b, U+bc8d-bc93, U+bc96, U+bc98, U+bc9b-bc9f, U+bca2-bca3, U+bca5-bca7, U+bca9-bcb2, U+bcb4-bcbb, U+bcbe-bcbf, U+bcc1-bcc3, U+bcc5-bccc, U+bcce-bcd0, U+bcd2-bcd4, U+bcd6-bcf3, U+bcf7, U+bcf9-bcfb, U+bcfd-bd02;</text:span></text:p>
      <text:p text:style-name="P2"><text:soft-page-break/>}</text:p>
      <text:p text:style-name="P2">/* [4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2.woff2);</text:span></text:p>
      <text:p text:style-name="P4"><text:s text:c="2"/><text:span text:style-name="T2">unicode-range: U+bb90-bba3, U+bba5-bbab, U+bbad-bbbf, U+bbc1-bbf7, U+bbfa-bbfb, U+bbfd-bbfe, U+bc01-bc07, U+bc09-bc0a, U+bc0e, U+bc10, U+bc12-bc13, U+bc17, U+bc19-bc1a, U+bc1e, U+bc20-bc23, U+bc26, U+bc28, U+bc2a-bc2c, U+bc2e-bc2f, U+bc32-bc33, U+bc35-bc37, U+bc39-bc3f, U+bc41-bc42, U+bc44, U+bc46-bc48, U+bc4a-bc4d;</text:span></text:p>
      <text:p text:style-name="P2">}</text:p>
      <text:p text:style-name="P2">/* [4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3.woff2);</text:span></text:p>
      <text:p text:style-name="P4"><text:s text:c="2"/><text:span text:style-name="T2">unicode-range: U+bae6-bafb, U+bafd-bb17, U+bb19-bb33, U+bb37, U+bb39-bb3a, U+bb3d-bb43, U+bb45-bb46, U+bb48, U+bb4a-bb4f, U+bb51-bb53, U+bb55-bb57, U+bb59-bb62, U+bb64-bb8f;</text:span></text:p>
      <text:p text:style-name="P2">}</text:p>
      <text:p text:style-name="P2">/* [4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4.woff2);</text:span></text:p>
      <text:p text:style-name="P4"><text:s text:c="2"/><text:span text:style-name="T2">unicode-range: U+ba30-ba37, U+ba3a-ba3b, U+ba3d-ba3f, U+ba41-ba47, U+ba49-ba4a, U+ba4c, U+ba4e-ba53, U+ba56-ba57, U+ba59-ba5b, U+ba5d-ba63, U+ba65-ba66, U+ba68-ba6f, U+ba71-ba73, U+ba75-ba77, U+ba79-ba84, U+ba86, U+ba88-baa7, U+baaa, U+baad-baaf, U+bab1-bab7, U+baba, U+babc, U+babe-bae5;</text:span></text:p>
      <text:p text:style-name="P2">}</text:p>
      <text:p text:style-name="P2">/* [4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5.woff2);</text:span></text:p>
      <text:p text:style-name="P4"><text:s text:c="2"/><text:span text:style-name="T2">unicode-range: U+b96e-b973, U+b976-b977, U+b979-b97b, U+b97d-b983, U+b986, U+b988, U+b98a-b98d, U+b98f-b9ab, U+b9ae-b9af, U+b9b1-b9b3, U+b9b5-b9bb, U+b9be, U+b9c0, U+b9c2-b9c7, U+b9ca-b9cb, U+b9cd, U+b9d2-b9d7, U+b9da, U+b9dc, U+b9df-b9e0, U+b9e2, U+b9e6-b9e7, U+b9e9-b9f3, U+b9f6, U+b9f8, U+b9fb-ba2f;</text:span></text:p>
      <text:p text:style-name="P2">}</text:p>
      <text:p text:style-name="P2">/* [46] */</text:p>
      <text:p text:style-name="P2">@font-face {</text:p>
      <text:p text:style-name="P4"><text:s text:c="2"/><text:span text:style-name="T2">font-family: Noto Serif KR;</text:span></text:p>
      <text:p text:style-name="P4"><text:soft-page-break/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6.woff2);</text:span></text:p>
      <text:p text:style-name="P4"><text:s text:c="2"/><text:span text:style-name="T2">unicode-range: U+b8bf-b8cb, U+b8cd-b8e0, U+b8e2-b8e7, U+b8ea-b8eb, U+b8ed-b8ef, U+b8f1-b8f7, U+b8fa, U+b8fc, U+b8fe-b903, U+b905-b917, U+b919-b91f, U+b921-b93b, U+b93d-b957, U+b95a-b95b, U+b95d-b95f, U+b961-b967, U+b969-b96c;</text:span></text:p>
      <text:p text:style-name="P2">}</text:p>
      <text:p text:style-name="P2">/* [4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7.woff2);</text:span></text:p>
      <text:p text:style-name="P4"><text:s text:c="2"/><text:span text:style-name="T2">unicode-range: U+b80d-b80f, U+b811-b817, U+b81a, U+b81c-b823, U+b826-b827, U+b829-b82b, U+b82d-b833, U+b836, U+b83a-b83f, U+b841-b85b, U+b85e-b85f, U+b861-b863, U+b865-b86b, U+b86e, U+b870, U+b872-b8af, U+b8b1-b8be;</text:span></text:p>
      <text:p text:style-name="P2">}</text:p>
      <text:p text:style-name="P2">/* [4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8.woff2);</text:span></text:p>
      <text:p text:style-name="P4"><text:s text:c="2"/><text:span text:style-name="T2">unicode-range: U+b74d-b75f, U+b761-b763, U+b765-b774, U+b776-b77b, U+b77e-b77f, U+b781-b783, U+b785-b78b, U+b78e, U+b792-b796, U+b79a-b79b, U+b79d-b7a7, U+b7aa, U+b7ae-b7b3, U+b7b6-b7c8, U+b7ca-b7eb, U+b7ee-b7ef, U+b7f1-b7f3, U+b7f5-b7fb, U+b7fe, U+b802-b806, U+b80a-b80b;</text:span></text:p>
      <text:p text:style-name="P2">}</text:p>
      <text:p text:style-name="P2">/* [4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49.woff2);</text:span></text:p>
      <text:p text:style-name="P4"><text:s text:c="2"/><text:span text:style-name="T2">unicode-range: U+b6a7-b6aa, U+b6ac-b6b0, U+b6b2-b6ef, U+b6f1-b727, U+b72a-b72b, U+b72d-b72e, U+b731-b737, U+b739-b73a, U+b73c-b743, U+b745-b74c;</text:span></text:p>
      <text:p text:style-name="P2">}</text:p>
      <text:p text:style-name="P2">/* [5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0.woff2);</text:span></text:p>
      <text:p text:style-name="P4"><text:soft-page-break/><text:s text:c="2"/><text:span text:style-name="T2">unicode-range: U+b605-b60f, U+b612-b617, U+b619-b624, U+b626-b69b, U+b69e-b6a3, U+b6a5-b6a6;</text:span></text:p>
      <text:p text:style-name="P2">}</text:p>
      <text:p text:style-name="P2">/* [5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1.woff2);</text:span></text:p>
      <text:p text:style-name="P4"><text:s text:c="2"/><text:span text:style-name="T2">unicode-range: U+b55f, U+b562-b583, U+b585-b59f, U+b5a2-b5a3, U+b5a5-b5a7, U+b5a9-b5b2, U+b5b5-b5ba, U+b5bd-b604;</text:span></text:p>
      <text:p text:style-name="P2">}</text:p>
      <text:p text:style-name="P2">/* [5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2.woff2);</text:span></text:p>
      <text:p text:style-name="P4"><text:s text:c="2"/><text:span text:style-name="T2">unicode-range: U+b4a5-b4b6, U+b4b8-b4bf, U+b4c1-b4c7, U+b4c9-b4db, U+b4de-b4df, U+b4e1-b4e2, U+b4e5-b4eb, U+b4ee, U+b4f0, U+b4f2-b513, U+b516-b517, U+b519-b51a, U+b51d-b523, U+b526, U+b528, U+b52b-b52f, U+b532-b533, U+b535-b537, U+b539-b53f, U+b541-b544, U+b546-b54b, U+b54d-b54f, U+b551-b55b, U+b55d-b55e;</text:span></text:p>
      <text:p text:style-name="P2">}</text:p>
      <text:p text:style-name="P2">/* [5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3.woff2);</text:span></text:p>
      <text:p text:style-name="P4"><text:s text:c="2"/><text:span text:style-name="T2">unicode-range: U+b3f8-b3fb, U+b3fd-b40f, U+b411-b417, U+b419-b41b, U+b41d-b41f, U+b421-b427, U+b42a-b42b, U+b42d-b44f, U+b452-b453, U+b455-b457, U+b459-b45f, U+b462-b464, U+b466-b46b, U+b46d-b47f, U+b481-b4a3;</text:span></text:p>
      <text:p text:style-name="P2">}</text:p>
      <text:p text:style-name="P2">/* [5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4.woff2);</text:span></text:p>
      <text:p text:style-name="P4"><text:s text:c="2"/><text:span text:style-name="T2">unicode-range: U+b342-b353, U+b356-b357, U+b359-b35b, U+b35d-b35e, U+b360-b363, U+b366, U+b368, U+b36a-b36d, U+b36f, U+b372-b373, U+b375-b377, U+b379-b37f, U+b381-b382, U+b384, U+b386-b38b, U+b38d-b3c3, U+b3c6-b3c7, U+b3c9-b3ca, U+b3cd-b3d3, U+b3d6, U+b3d8, U+b3da-b3f7;</text:span></text:p>
      <text:p text:style-name="P2">}</text:p>
      <text:p text:style-name="P2">/* [55] */</text:p>
      <text:p text:style-name="P2">@font-face {</text:p>
      <text:p text:style-name="P4"><text:s text:c="2"/><text:span text:style-name="T2">font-family: Noto Serif KR;</text:span></text:p>
      <text:p text:style-name="P4"><text:soft-page-break/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5.woff2);</text:span></text:p>
      <text:p text:style-name="P4"><text:s text:c="2"/><text:span text:style-name="T2">unicode-range: U+b27c-b283, U+b285-b28f, U+b292-b293, U+b295-b297, U+b29a-b29f, U+b2a1-b2a4, U+b2a7-b2a9, U+b2ab, U+b2ad-b2c7, U+b2ca-b2cb, U+b2cd-b2cf, U+b2d1-b2d7, U+b2da, U+b2dc, U+b2de-b2e3, U+b2e7, U+b2e9-b2ea, U+b2ef-b2f3, U+b2f6, U+b2f8, U+b2fa-b2fb, U+b2fd-b2fe, U+b302-b303, U+b305-b307, U+b309-b30f, U+b312, U+b316-b31b, U+b31d-b341;</text:span></text:p>
      <text:p text:style-name="P2">}</text:p>
      <text:p text:style-name="P2">/* [5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6.woff2);</text:span></text:p>
      <text:p text:style-name="P4"><text:s text:c="2"/><text:span text:style-name="T2">unicode-range: U+b1d6-b1e7, U+b1e9-b1fc, U+b1fe-b203, U+b206-b207, U+b209-b20b, U+b20d-b213, U+b216-b21f, U+b221-b257, U+b259-b273, U+b275-b27b;</text:span></text:p>
      <text:p text:style-name="P2">}</text:p>
      <text:p text:style-name="P2">/* [5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7.woff2);</text:span></text:p>
      <text:p text:style-name="P4"><text:s text:c="2"/><text:span text:style-name="T2">unicode-range: U+b120-b122, U+b126-b127, U+b129-b12b, U+b12d-b133, U+b136, U+b138, U+b13a-b13f, U+b142-b143, U+b145-b14f, U+b151-b153, U+b156-b157, U+b159-b177, U+b17a-b17b, U+b17d-b17f, U+b181-b187, U+b189-b18c, U+b18e-b191, U+b195-b1a7, U+b1a9-b1cb, U+b1cd-b1d5;</text:span></text:p>
      <text:p text:style-name="P2">}</text:p>
      <text:p text:style-name="P2">/* [5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58.woff2);</text:span></text:p>
      <text:p text:style-name="P4"><text:s text:c="2"/><text:span text:style-name="T2">unicode-range: U+b05f-b07b, U+b07e-b07f, U+b081-b083, U+b085-b08b, U+b08d-b097, U+b09b, U+b09d-b09f, U+b0a2-b0a7, U+b0aa, U+b0b0, U+b0b2, U+b0b6-b0b7, U+b0b9-b0bb, U+b0bd-b0c3, U+b0c6-b0c7, U+b0ca-b0cf, U+b0d1-b0df, U+b0e1-b0e4, U+b0e6-b107, U+b10a-b10b, U+b10d-b10f, U+b111-b112, U+b114-b117, U+b119-b11a, U+b11c-b11f;</text:span></text:p>
      <text:p text:style-name="P2">}</text:p>
      <text:p text:style-name="P2">/* [5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7SDn90Gmq2mr3blnHaTZXduUBwuF9Wxop-KlAZIoTrf6uFZh_9Q.59.woff2);</text:span></text:p>
      <text:p text:style-name="P4"><text:s text:c="2"/><text:span text:style-name="T2">unicode-range: U+afac-afb7, U+afba-afbb, U+afbd-afbf, U+afc1-afc6, U+afca-afcc, U+afce-afd3, U+afd5-afe7, U+afe9-afef, U+aff1-b00b, U+b00d-b00f, U+b011-b013, U+b015-b01b, U+b01d-b027, U+b029-b043, U+b045-b047, U+b049, U+b04b, U+b04d-b052, U+b055-b056, U+b058-b05c, U+b05e;</text:span></text:p>
      <text:p text:style-name="P2">}</text:p>
      <text:p text:style-name="P2">/* [6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0.woff2);</text:span></text:p>
      <text:p text:style-name="P4"><text:s text:c="2"/><text:span text:style-name="T2">unicode-range: U+af03-af07, U+af09-af2b, U+af2e-af33, U+af35-af3b, U+af3e-af40, U+af44-af47, U+af4a-af5c, U+af5e-af63, U+af65-af7f, U+af81-afab;</text:span></text:p>
      <text:p text:style-name="P2">}</text:p>
      <text:p text:style-name="P2">/* [6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1.woff2);</text:span></text:p>
      <text:p text:style-name="P4"><text:s text:c="2"/><text:span text:style-name="T2">unicode-range: U+ae56-ae5b, U+ae5e-ae60, U+ae62-ae64, U+ae66-ae67, U+ae69-ae6b, U+ae6d-ae83, U+ae85-aebb, U+aebf, U+aec1-aec3, U+aec5-aecb, U+aece, U+aed0, U+aed2-aed7, U+aed9-aef3, U+aef5-af02;</text:span></text:p>
      <text:p text:style-name="P2">}</text:p>
      <text:p text:style-name="P2">/* [6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2.woff2);</text:span></text:p>
      <text:p text:style-name="P4"><text:s text:c="2"/><text:span text:style-name="T2">unicode-range: U+ad9c-ada3, U+ada5-adbf, U+adc1-adc3, U+adc5-adc7, U+adc9-add2, U+add4-addb, U+addd-addf, U+ade1-ade3, U+ade5-adf7, U+adfa-adfb, U+adfd-adff, U+ae02-ae07, U+ae0a, U+ae0c, U+ae0e-ae13, U+ae15-ae2f, U+ae31-ae33, U+ae35-ae37, U+ae39-ae3f, U+ae42, U+ae44, U+ae46-ae49, U+ae4b, U+ae4f, U+ae51-ae53, U+ae55;</text:span></text:p>
      <text:p text:style-name="P2">}</text:p>
      <text:p text:style-name="P2">/* [6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3.woff2);</text:span></text:p>
      <text:p text:style-name="P4"><text:s text:c="2"/><text:span text:style-name="T2">unicode-range: U+ace2-ace3, U+ace5-ace6, U+ace9-acef, U+acf2, U+acf4, U+acf7-acfb, U+acfe-acff, U+ad01-ad03, U+ad05-ad0b, U+ad0d-ad10, U+ad12-ad1b, U+ad1d-ad33, </text:span><text:soft-page-break/><text:span text:style-name="T2">U+ad35-ad48, U+ad4a-ad4f, U+ad51-ad6b, U+ad6e-ad6f, U+ad71-ad72, U+ad77-ad7c, U+ad7e, U+ad80, U+ad82-ad87, U+ad89-ad8b, U+ad8d-ad8f, U+ad91-ad9b;</text:span></text:p>
      <text:p text:style-name="P2">}</text:p>
      <text:p text:style-name="P2">/* [6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4.woff2);</text:span></text:p>
      <text:p text:style-name="P4"><text:s text:c="2"/><text:span text:style-name="T2">unicode-range: U+ac25-ac2c, U+ac2e, U+ac30, U+ac32-ac37, U+ac39-ac3f, U+ac41-ac4c, U+ac4e-ac6f, U+ac72-ac73, U+ac75-ac76, U+ac79-ac7f, U+ac82, U+ac84-ac88, U+ac8a-ac8b, U+ac8d-ac8f, U+ac91-ac93, U+ac95-ac9b, U+ac9d-ac9e, U+aca1-aca7, U+acab, U+acad-acaf, U+acb1-acb7, U+acba-acbb, U+acbe-acc0, U+acc2-acc3, U+acc5-acdf;</text:span></text:p>
      <text:p text:style-name="P2">}</text:p>
      <text:p text:style-name="P2">/* [6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5.woff2);</text:span></text:p>
      <text:p text:style-name="P4"><text:s text:c="2"/><text:span text:style-name="T2">unicode-range: U+99df, U+99ed, U+99f1, U+99ff, U+9a01, U+9a08, U+9a0e-9a0f, U+9a19, U+9a2b, U+9a30, U+9a36-9a37, U+9a40, U+9a43, U+9a45, U+9a4d, U+9a55, U+9a57, U+9a5a-9a5b, U+9a5f, U+9a62, U+9a65, U+9a69-9a6a, U+9aa8, U+9ab8, U+9ad3, U+9ae5, U+9aee, U+9b1a, U+9b27, U+9b2a, U+9b31, U+9b3c, U+9b41-9b45, U+9b4f, U+9b54, U+9b5a, U+9b6f, U+9b8e, U+9b91, U+9b9f, U+9bab, U+9bae, U+9bc9, U+9bd6, U+9be4, U+9be8, U+9c0d, U+9c10, U+9c12, U+9c15, U+9c25, U+9c32, U+9c3b, U+9c47, U+9c49, U+9c57, U+9ce5, U+9ce7, U+9ce9, U+9cf3-9cf4, U+9cf6, U+9d09, U+9d1b, U+9d26, U+9d28, U+9d3b, U+9d51, U+9d5d, U+9d60-9d61, U+9d6c, U+9d72, U+9da9, U+9daf, U+9db4, U+9dc4, U+9dd7, U+9df2, U+9df8-9dfa, U+9e1a, U+9e1e, U+9e75, U+9e79, U+9e7d, U+9e7f, U+9e92-9e93, U+9e97, U+9e9d, U+9e9f, U+9ea5, U+9eb4-9eb5, U+9ebb, U+9ebe, U+9ec3, U+9ecd-9ece, U+9ed4, U+9ed8, U+9edb-9edc, U+9ede, U+9ee8, U+9ef4, U+9f07-9f08, U+9f0e, U+9f13, U+9f20, U+9f3b, U+9f4a-9f4b, U+9f4e, U+9f52, U+9f5f, U+9f61, U+9f67, U+9f6a, U+9f6c, U+9f77, U+9f8d, U+9f90, U+9f95, U+9f9c, U+ac02-ac03, U+ac05-ac06, U+ac09-ac0f, U+ac17-ac18, U+ac1b, U+ac1e-ac1f, U+ac21-ac23;</text:span></text:p>
      <text:p text:style-name="P2">}</text:p>
      <text:p text:style-name="P2">/* [6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6.woff2);</text:span></text:p>
      <text:p text:style-name="P4"><text:s text:c="2"/><text:span text:style-name="T2">unicode-range: U+96a7-96a8, U+96aa, U+96b1, U+96b7, U+96bb, U+96c0-96c1, U+96c4-96c5, U+96c7, U+96c9, U+96cb-96ce, U+96d5-96d6, U+96d9, U+96db-96dc, U+96e2-96e3, U+96e8-96ea, U+96ef-96f0, U+96f2, U+96f6-96f7, U+96f9, U+96fb, U+9700, U+9706-9707, U+9711, U+9713, U+9716, U+9719, U+971c, U+971e, U+9727, U+9730, U+9732, U+9739, U+973d, U+9742, U+9744, U+9748, U+9756, U+975c, U+9761, U+9769, U+976d, U+9774, U+9777, U+977a, U+978b, U+978d, U+978f, U+97a0, U+97a8, U+97ab, U+97ad, U+97c6, U+97cb, U+97dc, U+97f6, U+97fb, U+97ff-9803, U+9805-9806, U+9808, U+980a, U+980c, </text:span><text:soft-page-break/><text:span text:style-name="T2">U+9810-9813, U+9817-9818, U+982d, U+9830, U+9838-9839, U+983b, U+9846, U+984c-984e, U+9854, U+9858, U+985a, U+985e, U+9865, U+9867, U+986b, U+986f, U+98af, U+98b1, U+98c4, U+98c7, U+98db-98dc, U+98e1-98e2, U+98ed-98ef, U+98f4, U+98fc-98fe, U+9903, U+9909-990a, U+990c, U+9910, U+9913, U+9918, U+991e, U+9920, U+9928, U+9945, U+9949, U+994b-994d, U+9951-9952, U+9954, U+9957, U+9996, U+999d, U+99a5, U+99a8, U+99ac-99ae, U+99b1, U+99b3-99b4, U+99b9, U+99c1, U+99d0-99d2, U+99d5, U+99d9, U+99dd;</text:span></text:p>
      <text:p text:style-name="P2">}</text:p>
      <text:p text:style-name="P2">/* [6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7.woff2);</text:span></text:p>
      <text:p text:style-name="P4"><text:s text:c="2"/><text:span text:style-name="T2">unicode-range: U+920d, U+9210-9212, U+9217, U+921e, U+9234, U+923a, U+923f-9240, U+9245, U+9249, U+9257, U+925b, U+925e, U+9262, U+9264-9266, U+9283, U+9285, U+9291, U+9293, U+9296, U+9298, U+929c, U+92b3, U+92b6-92b7, U+92b9, U+92cc, U+92cf, U+92d2, U+92e4, U+92ea, U+92f8, U+92fc, U+9304, U+9310, U+9318, U+931a, U+931e-9322, U+9324, U+9326, U+9328, U+932b, U+932e-932f, U+9348, U+934a-934b, U+934d, U+9354, U+935b, U+936e, U+9375, U+937c, U+937e, U+938c, U+9394, U+9396, U+939a, U+93a3, U+93a7, U+93ac-93ad, U+93b0, U+93c3, U+93d1, U+93de, U+93e1, U+93e4, U+93f6, U+9404, U+9418, U+9425, U+942b, U+9435, U+9438, U+9444, U+9451-9452, U+945b, U+947d, U+947f, U+9583, U+9589, U+958f, U+9591-9592, U+9594, U+9598, U+95a3-95a5, U+95a8, U+95ad, U+95b1, U+95bb-95bc, U+95c7, U+95ca, U+95d4-95d6, U+95dc, U+95e1-95e2, U+961c, U+9621, U+962a, U+962e, U+9632, U+963b, U+963f-9640, U+9642, U+9644, U+964b-964d, U+9650, U+965b-965f, U+9662-9664, U+966a, U+9670, U+9673, U+9675-9678, U+967d, U+9685-9686, U+968a-968b, U+968d-968e, U+9694-9695, U+9698-9699, U+969b-969c, U+96a3;</text:span></text:p>
      <text:p text:style-name="P2">}</text:p>
      <text:p text:style-name="P2">/* [6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8.woff2);</text:span></text:p>
      <text:p text:style-name="P4"><text:s text:c="2"/><text:span text:style-name="T2">unicode-range: U+8fa8, U+8fad, U+8faf-8fb2, U+8fc2, U+8fc5, U+8fce, U+8fd4, U+8fe6, U+8fea-8feb, U+8fed, U+8ff0, U+8ff2, U+8ff7, U+8ff9, U+8ffd, U+9000-9003, U+9005-9006, U+9008, U+900b, U+900d, U+900f-9011, U+9014-9015, U+9017, U+9019, U+901d-9023, U+902e, U+9031-9032, U+9035, U+9038, U+903c, U+903e, U+9041-9042, U+9047, U+904a-904b, U+904d-904e, U+9050-9051, U+9054-9055, U+9059, U+905c-905e, U+9060-9061, U+9063, U+9069, U+906d-906f, U+9072, U+9075, U+9077-9078, U+907a, U+907c-907d, U+907f-9084, U+9087-9088, U+908a, U+908f, U+9091, U+9095, U+9099, U+90a2-90a3, U+90a6, U+90a8, U+90aa, U+90af-90b1, U+90b5, U+90b8, U+90c1, U+90ca, U+90de, U+90e1, U+90ed, U+90f5, U+9102, U+9112, U+9115, U+9119, U+9127, U+912d, U+9132, U+9149-914e, U+9152, U+9162, U+9169-916a, U+916c, U+9175, U+9177-9178, U+9187, U+9189, U+918b, U+918d, U+9192, U+919c, U+91ab-91ac, U+91ae-91af, U+91b1, U+91b4-91b5, U+91c0, U+91c7, U+91c9, U+91cb, U+91cf-91d0, U+91d7-91d8, U+91dc-91dd, U+91e3, U+91e7, U+91ea, U+91f5;</text:span></text:p>
      <text:p text:style-name="P2">}</text:p>
      <text:p text:style-name="P2">/* [6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oft-page-break/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69.woff2);</text:span></text:p>
      <text:p text:style-name="P4"><text:s text:c="2"/><text:span text:style-name="T2">unicode-range: U+8c6a-8c6b, U+8c79-8c7a, U+8c82, U+8c8a, U+8c8c, U+8c9d-8c9e, U+8ca0-8ca2, U+8ca7-8cac, U+8caf-8cb0, U+8cb3-8cb4, U+8cb6-8cb8, U+8cbb-8cbd, U+8cbf-8cc4, U+8cc7-8cc8, U+8cca, U+8cd1, U+8cd3, U+8cda, U+8cdc, U+8cde, U+8ce0, U+8ce2-8ce4, U+8ce6, U+8cea, U+8ced, U+8cf4, U+8cfb-8cfd, U+8d04-8d05, U+8d07-8d08, U+8d0a, U+8d0d, U+8d13, U+8d16, U+8d64, U+8d66, U+8d6b, U+8d70, U+8d73-8d74, U+8d77, U+8d85, U+8d8a, U+8d99, U+8da3, U+8da8, U+8db3, U+8dba, U+8dbe, U+8dc6, U+8dcb-8dcc, U+8dcf, U+8ddb, U+8ddd, U+8de1, U+8de3, U+8de8, U+8df3, U+8e0a, U+8e0f-8e10, U+8e1e, U+8e2a, U+8e30, U+8e35, U+8e42, U+8e44, U+8e47-8e4a, U+8e59, U+8e5f-8e60, U+8e74, U+8e76, U+8e81, U+8e87, U+8e8a, U+8e8d, U+8eaa-8eac, U+8ec0, U+8ecb-8ecc, U+8ed2, U+8edf, U+8eeb, U+8ef8, U+8efb, U+8efe, U+8f03, U+8f05, U+8f09, U+8f12-8f15, U+8f1b-8f1f, U+8f26-8f27, U+8f29-8f2a, U+8f2f, U+8f33, U+8f38-8f39, U+8f3b, U+8f3e-8f3f, U+8f44-8f45, U+8f49, U+8f4d-8f4e, U+8f5d, U+8f5f, U+8f62, U+8f9b-8f9c, U+8fa3, U+8fa6;</text:span></text:p>
      <text:p text:style-name="P2">}</text:p>
      <text:p text:style-name="P2">/* [7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0.woff2);</text:span></text:p>
      <text:p text:style-name="P4"><text:s text:c="2"/><text:span text:style-name="T2">unicode-range: U+8941, U+8944, U+895f, U+8964, U+896a, U+8972, U+8981, U+8983, U+8986-8987, U+898f, U+8993, U+8996, U+89a1, U+89a9-89aa, U+89b2, U+89ba, U+89bd, U+89c0, U+89d2, U+89e3, U+89f4, U+89f8, U+8a02-8a03, U+8a08, U+8a0a, U+8a0c, U+8a0e, U+8a13, U+8a16-8a17, U+8a1b, U+8a1d, U+8a1f, U+8a23, U+8a25, U+8a2a, U+8a2d, U+8a31, U+8a34, U+8a36, U+8a3a-8a3b, U+8a50, U+8a54-8a55, U+8a5b, U+8a5e, U+8a60, U+8a62-8a63, U+8a66, U+8a6d-8a6e, U+8a70, U+8a72-8a73, U+8a75, U+8a79, U+8a85, U+8a87, U+8a8c-8a8d, U+8a93, U+8a95, U+8a98, U+8aa0-8aa1, U+8aa3-8aa6, U+8aa8, U+8aaa, U+8ab0, U+8ab2, U+8ab9, U+8abc, U+8abe-8abf, U+8ac2, U+8ac4, U+8ac7, U+8acb, U+8acd, U+8acf, U+8ad2, U+8ad6, U+8adb-8adc, U+8ae1, U+8ae6-8ae7, U+8aea-8aeb, U+8aed-8aee, U+8af1, U+8af6-8af8, U+8afa, U+8afe, U+8b00-8b02, U+8b04, U+8b0e, U+8b10, U+8b14, U+8b16-8b17, U+8b19-8b1b, U+8b1d, U+8b20, U+8b28, U+8b2b-8b2c, U+8b33, U+8b39, U+8b41, U+8b49, U+8b4e-8b4f, U+8b58, U+8b5a, U+8b5c, U+8b66, U+8b6c, U+8b6f-8b70, U+8b74, U+8b77, U+8b7d, U+8b80, U+8b8a, U+8b90, U+8b92-8b93, U+8b96, U+8b9a, U+8c37, U+8c3f, U+8c41, U+8c46, U+8c48, U+8c4a, U+8c4c, U+8c55, U+8c5a, U+8c61;</text:span></text:p>
      <text:p text:style-name="P2">}</text:p>
      <text:p text:style-name="P2">/* [7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1.woff2);</text:span></text:p>
      <text:p text:style-name="P4"><text:s text:c="2"/><text:span text:style-name="T2">unicode-range: U+858f, U+8591, U+8594, U+859b, U+85a6, U+85a8-85aa, U+85af-85b0, U+85ba, U+85c1, U+85c9, U+85cd-85cf, U+85d5, U+85dc-85dd, U+85e4-85e5, U+85e9-85ea, U+85f7, U+85fa-85fb, U+85ff, U+8602, U+8606-8607, U+860a, U+8616-8617, U+861a, U+862d, U+863f, U+864e, U+8650, U+8654-8655, U+865b-865c, U+865e-865f, U+8667, U+8679, U+868a, U+868c, U+8693, U+86a3-86a4, U+86a9, U+86c7, U+86cb, U+86d4, U+86d9, U+86db, U+86df, U+86e4, U+86ed, U+86fe, U+8700, U+8702-8703, U+8708, </text:span><text:soft-page-break/><text:span text:style-name="T2">U+8718, U+871a, U+871c, U+874e, U+8755, U+8757, U+875f, U+8766, U+8768, U+8774, U+8776, U+8778, U+8782, U+878d, U+879f, U+87a2, U+87b3, U+87ba, U+87c4, U+87e0, U+87ec, U+87ef, U+87f2, U+87f9, U+87fb, U+87fe, U+8805, U+881f, U+8822-8823, U+8831, U+8836, U+883b, U+8840, U+8846, U+884d, U+8852-8853, U+8857, U+8859, U+885b, U+885d, U+8861-8863, U+8868, U+886b, U+8870, U+8872, U+8877, U+887e-887f, U+8881-8882, U+8888, U+888b, U+888d, U+8892, U+8896-8897, U+889e, U+88ab, U+88b4, U+88c1-88c2, U+88cf, U+88d4-88d5, U+88d9, U+88dc-88dd, U+88df, U+88e1, U+88e8, U+88f3-88f5, U+88f8, U+88fd, U+8907, U+8910, U+8912-8913, U+8918-8919, U+8925, U+892a, U+8936, U+8938, U+893b;</text:span></text:p>
      <text:p text:style-name="P2">}</text:p>
      <text:p text:style-name="P2">/* [7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2.woff2);</text:span></text:p>
      <text:p text:style-name="P4"><text:s text:c="2"/><text:span text:style-name="T2">unicode-range: U+82a6, U+82a9, U+82ac-82af, U+82b3, U+82b7-82b9, U+82bb-82bd, U+82bf, U+82d1-82d2, U+82d4-82d5, U+82d7, U+82db, U+82de-82df, U+82e1, U+82e5-82e7, U+82fd-82fe, U+8301-8305, U+8309, U+8317, U+8328, U+832b, U+832f, U+8331, U+8334-8336, U+8338-8339, U+8340, U+8347, U+8349-834a, U+834f, U+8351-8352, U+8373, U+8377, U+837b, U+8389-838a, U+838e, U+8396, U+8398, U+839e, U+83a2, U+83a9-83ab, U+83bd, U+83c1, U+83c5, U+83c9-83ca, U+83cc, U+83d3, U+83d6, U+83dc, U+83e9, U+83eb, U+83ef-83f2, U+83f4, U+83f9, U+83fd, U+8403-8404, U+840a, U+840c-840e, U+8429, U+842c, U+8431, U+8438, U+843d, U+8449, U+8457, U+845b, U+8461, U+8463, U+8466, U+846b-846c, U+846f, U+8475, U+847a, U+8490, U+8494, U+8499, U+849c, U+84a1, U+84b2, U+84b8, U+84bb-84bc, U+84bf-84c0, U+84c2, U+84c4, U+84c6, U+84c9, U+84cb, U+84cd, U+84d1, U+84da, U+84ec, U+84ee, U+84f4, U+84fc, U+8511, U+8513-8514, U+8517-8518, U+851a, U+851e, U+8521, U+8523, U+8525, U+852c-852d, U+852f, U+853d, U+853f, U+8541, U+8543, U+8549, U+854e, U+8553, U+8559, U+8563, U+8568-856a, U+856d, U+8584, U+8587;</text:span></text:p>
      <text:p text:style-name="P2">}</text:p>
      <text:p text:style-name="P2">/* [7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3.woff2);</text:span></text:p>
      <text:p text:style-name="P4"><text:s text:c="2"/><text:span text:style-name="T2">unicode-range: U+8033, U+8036, U+803d, U+803f, U+8043, U+8046, U+804a, U+8056, U+8058, U+805a, U+805e, U+806f-8070, U+8072-8073, U+8077, U+807d-807f, U+8084-8087, U+8089, U+808b-808c, U+8096, U+809b, U+809d, U+80a1-80a2, U+80a5, U+80a9-80aa, U+80af, U+80b1-80b2, U+80b4, U+80ba, U+80c3-80c4, U+80cc, U+80ce, U+80da-80db, U+80de, U+80e1, U+80e4-80e5, U+80f1, U+80f4, U+80f8, U+80fd, U+8102, U+8105-8108, U+810a, U+8118, U+811a-811b, U+8123, U+8129, U+812b, U+812f, U+8139, U+813e, U+814b, U+814e, U+8150-8151, U+8154-8155, U+8165-8166, U+816b, U+8170-8171, U+8178-817a, U+817f-8180, U+8188, U+818a, U+818f, U+819a, U+819c-819d, U+81a0, U+81a3, U+81a8, U+81b3, U+81b5, U+81ba, U+81bd-81c0, U+81c2, U+81c6, U+81cd, U+81d8, U+81df, U+81e3, U+81e5, U+81e7-81e8, U+81ed, U+81f3-81f4, U+81fa-81fc, U+81fe, U+8205, U+8208, U+820a, U+820c-820d, U+8212, U+821b-821c, U+821e-821f, U+8221, U+822a-822c, U+8235-8237, U+8239, U+8240, U+8245, U+8247, U+8259, U+8264, U+8266, U+826e-826f, U+8271, U+8276, U+8278, U+827e, U+828b, U+828d-828e, U+8292, U+8299-829a, U+829d, U+829f, U+82a5;</text:span></text:p>
      <text:p text:style-name="P2">}</text:p>
      <text:p text:style-name="P2">/* [74] */</text:p>
      <text:p text:style-name="P2"><text:soft-page-break/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4.woff2);</text:span></text:p>
      <text:p text:style-name="P4"><text:s text:c="2"/><text:span text:style-name="T2">unicode-range: U+7d2f-7d30, U+7d33, U+7d35, U+7d39-7d3a, U+7d42-7d46, U+7d50, U+7d5e, U+7d61-7d62, U+7d66, U+7d68, U+7d6a, U+7d6e, U+7d71-7d73, U+7d76, U+7d79, U+7d7f, U+7d8e-7d8f, U+7d93, U+7d9c, U+7da0, U+7da2, U+7dac-7dad, U+7db1-7db2, U+7db4-7db5, U+7db8, U+7dba-7dbb, U+7dbd-7dbf, U+7dc7, U+7dca-7dcb, U+7dd6, U+7dd8, U+7dda, U+7ddd-7dde, U+7de0-7de1, U+7de3, U+7de8-7de9, U+7dec, U+7def, U+7df4, U+7dfb, U+7e09-7e0a, U+7e15, U+7e1b, U+7e1d-7e1f, U+7e21, U+7e23, U+7e2b, U+7e2e-7e2f, U+7e31, U+7e37, U+7e3d-7e3e, U+7e43, U+7e46-7e47, U+7e52, U+7e54-7e55, U+7e5e, U+7e61, U+7e69-7e6b, U+7e6d, U+7e70, U+7e79, U+7e7c, U+7e82, U+7e8c, U+7e8f, U+7e93, U+7e96, U+7e98, U+7e9b-7e9c, U+7f36, U+7f38, U+7f3a, U+7f4c, U+7f50, U+7f54-7f55, U+7f6a-7f6b, U+7f6e, U+7f70, U+7f72, U+7f75, U+7f77, U+7f79, U+7f85, U+7f88, U+7f8a, U+7f8c, U+7f94, U+7f9a, U+7f9e, U+7fa4, U+7fa8-7fa9, U+7fb2, U+7fb8-7fb9, U+7fbd, U+7fc1, U+7fc5, U+7fca, U+7fcc, U+7fce, U+7fd2, U+7fd4-7fd5, U+7fdf-7fe1, U+7fe9, U+7feb, U+7ff0, U+7ff9, U+7ffc, U+8000-8001, U+8003, U+8006, U+8009, U+800c, U+8010, U+8015, U+8017-8018, U+802d;</text:span></text:p>
      <text:p text:style-name="P2">}</text:p>
      <text:p text:style-name="P2">/* [7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5.woff2);</text:span></text:p>
      <text:p text:style-name="P4"><text:s text:c="2"/><text:span text:style-name="T2">unicode-range: U+7a49, U+7a4d-7a4e, U+7a57, U+7a61-7a62, U+7a69, U+7a6b, U+7a70, U+7a74, U+7a76, U+7a79, U+7a7d, U+7a7f, U+7a81, U+7a84, U+7a88, U+7a92-7a93, U+7a95, U+7a98, U+7a9f, U+7aa9-7aaa, U+7aae-7aaf, U+7aba, U+7ac4-7ac5, U+7ac7, U+7aca, U+7ad7, U+7ad9, U+7add, U+7adf-7ae0, U+7ae3, U+7ae5, U+7aea, U+7aed, U+7aef, U+7af6, U+7af9-7afa, U+7aff, U+7b0f, U+7b11, U+7b19, U+7b1b, U+7b1e, U+7b20, U+7b26, U+7b2d, U+7b39, U+7b46, U+7b49, U+7b4b-7b4d, U+7b4f-7b52, U+7b54, U+7b56, U+7b60, U+7b6c, U+7b6e, U+7b75, U+7b7d, U+7b87, U+7b8b, U+7b8f, U+7b94-7b95, U+7b97, U+7b9a, U+7b9d, U+7ba1, U+7bad, U+7bb1, U+7bb4, U+7bb8, U+7bc0-7bc1, U+7bc4, U+7bc6-7bc7, U+7bc9, U+7bd2, U+7be0, U+7be4, U+7be9, U+7c07, U+7c12, U+7c1e, U+7c21, U+7c27, U+7c2a-7c2b, U+7c3d-7c3f, U+7c43, U+7c4c-7c4d, U+7c60, U+7c64, U+7c6c, U+7c73, U+7c83, U+7c89, U+7c92, U+7c95, U+7c97-7c98, U+7c9f, U+7ca5, U+7ca7, U+7cae, U+7cb1-7cb3, U+7cb9, U+7cbe, U+7cca, U+7cd6, U+7cde-7ce0, U+7ce7, U+7cfb, U+7cfe, U+7d00, U+7d02, U+7d04-7d08, U+7d0a-7d0b, U+7d0d, U+7d10, U+7d14, U+7d17-7d1b, U+7d20-7d21, U+7d2b-7d2c, U+7d2e;</text:span></text:p>
      <text:p text:style-name="P2">}</text:p>
      <text:p text:style-name="P2">/* [7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6.woff2);</text:span></text:p>
      <text:p text:style-name="P4"><text:s text:c="2"/><text:span text:style-name="T2">unicode-range: U+7704, U+7708-7709, U+770b, U+771e, U+7720, U+7729, U+7737-7738, U+773a, U+773c, U+7740, U+774d, U+775b, U+7761, U+7763, U+7766, U+776b, U+7779, U+777e-777f, U+778b, U+7791, U+779e, U+77a5, U+77ac-77ad, U+77b0, U+77b3, U+77bb-</text:span><text:soft-page-break/><text:span text:style-name="T2">77bc, U+77bf, U+77d7, U+77db-77dc, U+77e2-77e3, U+77e9, U+77ed-77ef, U+7802, U+7812, U+7825-7827, U+782c, U+7832, U+7834, U+7845, U+784f, U+785d, U+786b-786c, U+786f, U+787c, U+7881, U+7887, U+788c-788e, U+7891, U+7897, U+78a3, U+78a7, U+78a9, U+78ba-78bc, U+78c1, U+78c5, U+78ca-78cb, U+78ce, U+78d0, U+78e8, U+78ec, U+78ef, U+78f5, U+78fb, U+7901, U+790e, U+7916, U+792a-792c, U+793a, U+7940-7941, U+7947-7949, U+7950, U+7956-7957, U+795a-795d, U+7960, U+7965, U+7968, U+796d, U+797a, U+797f, U+7981, U+798d-798e, U+7991, U+79a6-79a7, U+79aa, U+79ae, U+79b1, U+79b3, U+79b9, U+79bd-79c1, U+79c9-79cb, U+79d2, U+79d5, U+79d8, U+79df, U+79e4, U+79e6-79e7, U+79e9, U+79fb, U+7a00, U+7a05, U+7a08, U+7a0b, U+7a0d, U+7a14, U+7a17, U+7a19-7a1a, U+7a1c, U+7a1f-7a20, U+7a2e, U+7a31, U+7a36-7a37, U+7a3b-7a3d, U+7a3f-7a40, U+7a46;</text:span></text:p>
      <text:p text:style-name="P2">}</text:p>
      <text:p text:style-name="P2">/* [7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7.woff2);</text:span></text:p>
      <text:p text:style-name="P4"><text:s text:c="2"/><text:span text:style-name="T2">unicode-range: U+7482-7483, U+7487, U+7489, U+748b, U+7498, U+749c, U+749e-749f, U+74a1, U+74a3, U+74a5, U+74a7-74a8, U+74aa, U+74b0, U+74b2, U+74b5, U+74b9, U+74bd, U+74bf, U+74c6, U+74ca, U+74cf, U+74d4, U+74d8, U+74da, U+74dc, U+74e0, U+74e2-74e3, U+74e6, U+74ee, U+74f7, U+7501, U+7504, U+7511, U+7515, U+7518, U+751a-751b, U+7523, U+7525-7526, U+752b-752c, U+7531, U+7533, U+7538, U+753a, U+7547, U+754c, U+754f, U+7551, U+7553-7554, U+7559, U+755b-755d, U+7562, U+7565-7566, U+756a, U+756f-7570, U+7575-7576, U+7578, U+757a, U+757f, U+7586-7587, U+758a-758b, U+758e-758f, U+7591, U+759d, U+75a5, U+75ab, U+75b1-75b3, U+75b5, U+75b8-75b9, U+75bc-75be, U+75c2, U+75c5, U+75c7, U+75cd, U+75d2, U+75d4-75d5, U+75d8-75d9, U+75db, U+75e2, U+75f0, U+75f2, U+75f4, U+75fa, U+75fc, U+7600, U+760d, U+7619, U+761f-7622, U+7624, U+7626, U+763b, U+7642, U+764c, U+764e, U+7652, U+7656, U+7661, U+7664, U+7669, U+766c, U+7670, U+7672, U+7678, U+7686-7687, U+768e, U+7690, U+7693, U+76ae, U+76ba, U+76bf, U+76c2-76c3, U+76c6, U+76c8, U+76ca, U+76d2, U+76d6, U+76db-76dc, U+76de-76df, U+76e1, U+76e3-76e4, U+76e7, U+76f2, U+76fc, U+76fe, U+7701;</text:span></text:p>
      <text:p text:style-name="P2">}</text:p>
      <text:p text:style-name="P2">/* [7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8.woff2);</text:span></text:p>
      <text:p text:style-name="P4"><text:s text:c="2"/><text:span text:style-name="T2">unicode-range: U+7230, U+7232, U+7235, U+723a-723b, U+723d-723e, U+7240, U+7246-7248, U+724c, U+7252, U+7258-7259, U+725b, U+725d, U+725f, U+7261-7262, U+7267, U+7272, U+727d, U+7280-7281, U+72a2, U+72a7, U+72ac, U+72af, U+72c0, U+72c2, U+72c4, U+72ce, U+72d0, U+72d7, U+72d9, U+72e1, U+72e9, U+72f8-72f9, U+72fc-72fd, U+730a, U+7316, U+731b-731d, U+7325, U+7329-732b, U+7336-7337, U+733e-733f, U+7344-7345, U+7350, U+7352, U+7357, U+7368, U+736a, U+7370, U+7372, U+7375, U+7378, U+737a-737b, U+7384, U+7386-7387, U+7389, U+738e, U+7394, U+7396-7398, U+739f, U+73a7, U+73a9, U+73ad, U+73b2-73b3, U+73b9, U+73c0, U+73c2, U+73c9-73ca, U+73cc-73cd, U+73cf, U+73d6, U+73d9, U+73dd-73de, U+73e0, U+73e3-73e6, U+73e9-73ea, U+73ed, U+73f7, U+73f9, U+73fd-73fe, U+7401, U+7403, U+7405, U+7407, U+7409, U+7413, U+741b, U+7420-7422, U+7425-7426, U+7428, U+742a-742c, U+742e-7430, U+7433-7436, U+7438, U+743a, U+743f-7441, U+7443-7444, U+744b, U+7455, U+7457, U+7459-745c, U+745e-7460, U+7462, U+7464-7465, U+7468-746a, U+746f, U+747e;</text:span></text:p>
      <text:p text:style-name="P2"><text:soft-page-break/>}</text:p>
      <text:p text:style-name="P2">/* [7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79.woff2);</text:span></text:p>
      <text:p text:style-name="P4"><text:s text:c="2"/><text:span text:style-name="T2">unicode-range: U+6f8d-6f8e, U+6f90, U+6f94, U+6f97, U+6fa3-6fa4, U+6fa7, U+6fae-6faf, U+6fb1, U+6fb3, U+6fb9, U+6fbe, U+6fc0-6fc3, U+6fca, U+6fd5, U+6fda, U+6fdf-6fe1, U+6fe4, U+6fe9, U+6feb-6fec, U+6fef, U+6ff1, U+6ffe, U+7001, U+7005-7006, U+7009, U+700b, U+700f, U+7011, U+7015, U+7018, U+701a-701f, U+7023, U+7027-7028, U+702f, U+7037, U+703e, U+704c, U+7050-7051, U+7058, U+705d, U+7070, U+7078, U+707c-707d, U+7085, U+708a, U+708e, U+7092, U+7098-709a, U+70a1, U+70a4, U+70ab-70ad, U+70af, U+70b3, U+70b7-70b9, U+70c8, U+70cb, U+70cf, U+70d8-70d9, U+70dd, U+70df, U+70f1, U+70f9, U+70fd, U+7104, U+7109, U+710c, U+7119-711a, U+711e, U+7126, U+7130, U+7136, U+7147, U+7149-714a, U+714c, U+714e, U+7150, U+7156, U+7159, U+715c, U+715e, U+7164-7167, U+7169, U+716c, U+716e, U+717d, U+7184, U+7189-718a, U+718f, U+7192, U+7194, U+7199, U+719f, U+71a2, U+71ac, U+71b1, U+71b9-71ba, U+71be, U+71c1, U+71c3, U+71c8-71c9, U+71ce, U+71d0, U+71d2, U+71d4-71d5, U+71df, U+71e5-71e7, U+71ed-71ee, U+71fb-71fc, U+71fe-7200, U+7206, U+7210, U+721b, U+722a, U+722c-722d;</text:span></text:p>
      <text:p text:style-name="P2">}</text:p>
      <text:p text:style-name="P2">/* [8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0.woff2);</text:span></text:p>
      <text:p text:style-name="P4"><text:s text:c="2"/><text:span text:style-name="T2">unicode-range: U+6d5a, U+6d5c, U+6d63, U+6d66, U+6d69-6d6a, U+6d6c, U+6d6e, U+6d74, U+6d78-6d79, U+6d7f, U+6d85, U+6d87-6d89, U+6d8c-6d8e, U+6d91, U+6d93, U+6d95, U+6daf, U+6db2, U+6db5, U+6dc0, U+6dc3-6dc7, U+6dcb, U+6dcf, U+6dd1, U+6dd8-6dda, U+6dde, U+6de1, U+6de8, U+6dea-6deb, U+6dee, U+6df1, U+6df3, U+6df5, U+6df7-6dfb, U+6e17, U+6e19-6e1b, U+6e1f-6e21, U+6e23-6e26, U+6e2b-6e2d, U+6e32, U+6e34, U+6e36, U+6e38, U+6e3a, U+6e3c-6e3e, U+6e43-6e44, U+6e4a, U+6e4d, U+6e56, U+6e58, U+6e5b-6e5c, U+6e5e-6e5f, U+6e67, U+6e6b, U+6e6e-6e6f, U+6e72-6e73, U+6e7a, U+6e90, U+6e96, U+6e9c-6e9d, U+6e9f, U+6ea2, U+6ea5, U+6eaa-6eab, U+6eaf, U+6eb1, U+6eb6, U+6eba, U+6ec2, U+6ec4-6ec5, U+6ec9, U+6ecb-6ecc, U+6ece, U+6ed1, U+6ed3-6ed4, U+6eef, U+6ef4, U+6ef8, U+6efe-6eff, U+6f01-6f02, U+6f06, U+6f0f, U+6f11, U+6f14-6f15, U+6f20, U+6f22-6f23, U+6f2b-6f2c, U+6f31-6f32, U+6f38, U+6f3f, U+6f41, U+6f51, U+6f54, U+6f57-6f58, U+6f5a-6f5b, U+6f5e-6f5f, U+6f62, U+6f64, U+6f6d-6f6e, U+6f70, U+6f7a, U+6f7c-6f7e, U+6f81, U+6f84, U+6f88;</text:span></text:p>
      <text:p text:style-name="P2">}</text:p>
      <text:p text:style-name="P2">/* [8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1.woff2);</text:span></text:p>
      <text:p text:style-name="P4"><text:s text:c="2"/><text:span text:style-name="T2">unicode-range: U+6ada-6adb, U+6af6, U+6afb, U+6b04, U+6b0a, U+6b0c, U+6b12, U+6b16, U+6b20-6b21, U+6b23, U+6b32, U+6b3a, U+6b3d-6b3e, U+6b46-6b47, U+6b4e, </text:span><text:soft-page-break/><text:span text:style-name="T2">U+6b50, U+6b5f, U+6b61-6b62, U+6b64-6b66, U+6b6a, U+6b72, U+6b77-6b78, U+6b7b, U+6b7f, U+6b83-6b84, U+6b86, U+6b89-6b8a, U+6b96, U+6b98, U+6b9e, U+6bae-6baf, U+6bb2, U+6bb5, U+6bb7, U+6bba, U+6bbc, U+6bbf, U+6bc1, U+6bc5-6bc6, U+6bcb, U+6bcf, U+6bd2-6bd3, U+6bd6-6bd8, U+6bdb, U+6beb-6bec, U+6c08, U+6c0f, U+6c13, U+6c23, U+6c37-6c38, U+6c3e, U+6c40-6c42, U+6c4e, U+6c50, U+6c55, U+6c57, U+6c5a, U+6c5d-6c60, U+6c68, U+6c6a, U+6c6d, U+6c70, U+6c72, U+6c76, U+6c7a, U+6c7d-6c7e, U+6c81-6c83, U+6c85-6c88, U+6c8c, U+6c90, U+6c92-6c96, U+6c99-6c9b, U+6cab, U+6cae, U+6cb3, U+6cb8-6cb9, U+6cbb-6cbf, U+6cc1-6cc2, U+6cc4, U+6cc9-6cca, U+6ccc, U+6cd3, U+6cd7, U+6cdb, U+6ce1-6ce3, U+6ce5, U+6ce8, U+6ceb, U+6cee-6cf0, U+6cf3, U+6d0b-6d0c, U+6d11, U+6d17, U+6d19, U+6d1b, U+6d1e, U+6d25, U+6d27, U+6d29, U+6d32, U+6d35-6d36, U+6d38-6d39, U+6d3b, U+6d3d-6d3e, U+6d41, U+6d59;</text:span></text:p>
      <text:p text:style-name="P2">}</text:p>
      <text:p text:style-name="P2">/* [8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2.woff2);</text:span></text:p>
      <text:p text:style-name="P4"><text:s text:c="2"/><text:span text:style-name="T2">unicode-range: U+67f0-67f1, U+67f3-67f6, U+67fb, U+67fe, U+6812-6813, U+6816-6817, U+6821-6822, U+682f, U+6838-6839, U+683d, U+6840-6843, U+6848, U+684e, U+6850-6851, U+6853-6854, U+686d, U+6876, U+687f, U+6881, U+6885, U+688f, U+6893-6894, U+6897, U+689d, U+689f, U+68a1-68a2, U+68a7-68a8, U+68ad, U+68af-68b1, U+68b3, U+68b5-68b6, U+68c4-68c5, U+68c9, U+68cb, U+68cd, U+68d2, U+68d5, U+68d7-68d8, U+68da, U+68df-68e0, U+68e7-68e8, U+68ee, U+68f2, U+68f9-68fa, U+6900, U+6905, U+690d-690e, U+6912, U+6927, U+6930, U+693d, U+693f, U+694a, U+6953-6955, U+6957, U+6959-695a, U+695e, U+6960-6963, U+6968, U+696b, U+696d-696f, U+6975, U+6977-6979, U+6995, U+699b-699c, U+69a5, U+69a7, U+69ae, U+69b4, U+69bb, U+69c1, U+69c3, U+69cb-69cd, U+69d0, U+69e8, U+69ea, U+69fb, U+69fd, U+69ff, U+6a02, U+6a0a, U+6a11, U+6a13, U+6a17, U+6a19, U+6a1e-6a1f, U+6a21, U+6a23, U+6a35, U+6a38-6a3a, U+6a3d, U+6a44, U+6a48, U+6a4b, U+6a52-6a53, U+6a58-6a59, U+6a5f, U+6a61, U+6a6b, U+6a80, U+6a84, U+6a89, U+6a8d-6a8e, U+6a97, U+6a9c, U+6aa3, U+6ab3, U+6abb, U+6ac2-6ac3, U+6ad3;</text:span></text:p>
      <text:p text:style-name="P2">}</text:p>
      <text:p text:style-name="P2">/* [8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3.woff2);</text:span></text:p>
      <text:p text:style-name="P4"><text:s text:c="2"/><text:span text:style-name="T2">unicode-range: U+6607, U+6609-660a, U+660c, U+660f-6611, U+6613-6615, U+661e, U+6620, U+6627-6628, U+662d, U+6630-6631, U+6634, U+6636, U+663a-663b, U+6641, U+6643-6644, U+6649, U+664b, U+664f, U+6659, U+665b, U+665d-665f, U+6664-6669, U+666b, U+666e-666f, U+6673-6674, U+6676-6678, U+6684, U+6687-6689, U+668e, U+6690-6691, U+6696-6698, U+669d, U+66a0, U+66a2, U+66ab, U+66ae, U+66b2-66b4, U+66b9, U+66bb, U+66be, U+66c4, U+66c6-66c7, U+66c9, U+66d6, U+66d9, U+66dc-66dd, U+66e0, U+66e6, U+66f0, U+66f2-66f4, U+66f7, U+66f9-66fa, U+66fc, U+66fe-66ff, U+6703, U+670b, U+670d, U+6714-6715, U+6717, U+671b, U+671d-671f, U+6726-6727, U+672a-672b, U+672d-672e, U+6731, U+6736, U+673a, U+673d, U+6746, U+6749, U+674e-6751, U+6753, U+6756, U+675c, U+675e-675f, U+676d, U+676f-6770, U+6773, U+6775, U+6777, U+677b, U+677e-677f, U+6787, U+6789, U+678b, U+678f-6790, U+6793, U+6795, U+679a, U+679d, U+67af-67b0, U+67b3, U+67b6-67b8, U+67be, U+67c4, U+67cf-67d4, U+67da, U+67dd, U+67e9, U+67ec, U+67ef;</text:span></text:p>
      <text:p text:style-name="P2">}</text:p>
      <text:p text:style-name="P2"><text:soft-page-break/>/* [8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4.woff2);</text:span></text:p>
      <text:p text:style-name="P4"><text:s text:c="2"/><text:span text:style-name="T2">unicode-range: U+6392, U+6396, U+6398, U+639b, U+63a0-63a2, U+63a5, U+63a7-63aa, U+63c0, U+63c4, U+63c6, U+63cf, U+63d6, U+63da-63db, U+63e1, U+63ed-63ee, U+63f4, U+63f6-63f7, U+640d, U+640f, U+6414, U+6416-6417, U+641c, U+6422, U+642c-642d, U+643a, U+643e, U+6458, U+6460, U+6469, U+646f, U+6478-647a, U+6488, U+6491-6493, U+649a, U+649e, U+64a4-64a5, U+64ab, U+64ad-64ae, U+64b0, U+64b2, U+64bb, U+64c1, U+64c4-64c5, U+64c7, U+64ca, U+64cd-64ce, U+64d2, U+64d4, U+64d8, U+64da, U+64e1-64e2, U+64e5-64e7, U+64ec, U+64f2, U+64f4, U+64fa, U+64fe, U+6500, U+6504, U+6518, U+651d, U+6523, U+652a-652c, U+652f, U+6536-6539, U+653b, U+653e, U+6548, U+654d-654f, U+6551, U+6556-6557, U+655e, U+6562-6563, U+6566, U+656c-656d, U+6572, U+6574-6575, U+6577-6578, U+657e, U+6582-6583, U+6585, U+658c, U+6590-6591, U+6597, U+6599, U+659b-659c, U+659f, U+65a1, U+65a4-65a5, U+65a7, U+65ab-65ac, U+65af, U+65b7, U+65bc-65bd, U+65c1, U+65c5, U+65cb-65cc, U+65cf, U+65d2, U+65d7, U+65e0, U+65e3, U+65e6, U+65e8-65e9, U+65ec-65ed, U+65f1, U+65f4, U+65fa-65fd, U+65ff, U+6606;</text:span></text:p>
      <text:p text:style-name="P2">}</text:p>
      <text:p text:style-name="P2">/* [8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5.woff2);</text:span></text:p>
      <text:p text:style-name="P4"><text:s text:c="2"/><text:span text:style-name="T2">unicode-range: U+614c, U+6153, U+6155, U+6158-6159, U+615d, U+615f, U+6162-6164, U+6167-6168, U+616b, U+616e, U+6170, U+6176-6177, U+617d-617e, U+6181-6182, U+618a, U+618e, U+6190-6191, U+6194, U+6198-619a, U+61a4, U+61a7, U+61a9, U+61ab-61ac, U+61ae, U+61b2, U+61b6, U+61ba, U+61be, U+61c3, U+61c7-61cb, U+61e6, U+61f2, U+61f6-61f8, U+61fa, U+61fc, U+61ff-6200, U+6207-6208, U+620a, U+620c-620e, U+6212, U+6216, U+621a, U+621f, U+6221, U+622a, U+622e, U+6230-6231, U+6234, U+6236, U+623e-623f, U+6241, U+6247-6249, U+624d, U+6253, U+6258, U+626e, U+6271, U+6276, U+6279, U+627c, U+627f-6280, U+6284, U+6289-628a, U+6291-6292, U+6295, U+6297-6298, U+629b, U+62ab, U+62b1, U+62b5, U+62b9, U+62bc-62bd, U+62c2, U+62c7-62c9, U+62cc-62cd, U+62cf-62d0, U+62d2-62d4, U+62d6-62d9, U+62db-62dc, U+62ec-62ef, U+62f1, U+62f3, U+62f7, U+62fe-62ff, U+6301, U+6307, U+6309, U+6311, U+632b, U+632f, U+633a-633b, U+633d-633e, U+6349, U+634c, U+634f-6350, U+6355, U+6367-6368, U+636e, U+6372, U+6377, U+637a-637b, U+637f, U+6383, U+6388-6389, U+638c;</text:span></text:p>
      <text:p text:style-name="P2">}</text:p>
      <text:p text:style-name="P2">/* [8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6.woff2);</text:span></text:p>
      <text:p text:style-name="P4"><text:s text:c="2"/><text:span text:style-name="T2">unicode-range: U+5f11, U+5f13-5f15, U+5f17-5f18, U+5f1b, U+5f1f, U+5f26-5f27, U+5f29, U+5f31, U+5f35, U+5f3a, U+5f3c, U+5f48, U+5f4a, U+5f4c, U+5f4e, U+5f56-5f57, U+5f59, U+5f5b, U+5f62, U+5f66-5f67, U+5f69-5f6d, U+5f70-5f71, U+5f77, </text:span><text:soft-page-break/><text:span text:style-name="T2">U+5f79, U+5f7c, U+5f7f-5f81, U+5f85, U+5f87, U+5f8a-5f8b, U+5f90-5f92, U+5f98-5f99, U+5f9e, U+5fa0-5fa1, U+5fa8-5faa, U+5fae, U+5fb5, U+5fb9, U+5fbd, U+5fc5, U+5fcc-5fcd, U+5fd6-5fd9, U+5fe0, U+5feb, U+5ff5, U+5ffd, U+5fff, U+600f, U+6012, U+6016, U+601c, U+6020-6021, U+6025, U+6028, U+602a, U+602f, U+6041-6043, U+604d, U+6050, U+6052, U+6055, U+6059, U+605d, U+6062-6065, U+6068-606a, U+606c-606d, U+606f-6070, U+6085, U+6089, U+608c-608d, U+6094, U+6096, U+609a-609b, U+609f-60a0, U+60a3-60a4, U+60a7, U+60b0, U+60b2-60b4, U+60b6, U+60b8, U+60bc-60bd, U+60c7, U+60d1, U+60da, U+60dc, U+60df-60e1, U+60f0-60f1, U+60f6, U+60f9-60fb, U+6101, U+6106, U+6108-6109, U+610d-610e, U+6115, U+611a, U+6127, U+6130, U+6134, U+6137, U+613c, U+613e-613f, U+6142, U+6144, U+6147-6148, U+614a-614b;</text:span></text:p>
      <text:p text:style-name="P2">}</text:p>
      <text:p text:style-name="P2">/* [8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7.woff2);</text:span></text:p>
      <text:p text:style-name="P4"><text:s text:c="2"/><text:span text:style-name="T2">unicode-range: U+5c40, U+5c45-5c46, U+5c48, U+5c4b, U+5c4d-5c4e, U+5c51, U+5c5b, U+5c60, U+5c62, U+5c64-5c65, U+5c6c, U+5c6f, U+5c79, U+5c90-5c91, U+5ca1, U+5ca9, U+5cab-5cac, U+5cb1, U+5cb3, U+5cb5, U+5cb7-5cb8, U+5cba, U+5cbe, U+5cc0, U+5cd9, U+5ce0, U+5ce8, U+5cef-5cf0, U+5cf4, U+5cf6, U+5cfb, U+5cfd, U+5d07, U+5d0d-5d0e, U+5d11, U+5d14, U+5d16-5d17, U+5d19, U+5d27, U+5d29, U+5d4b-5d4c, U+5d50, U+5d69, U+5d6c, U+5d6f, U+5d87, U+5d8b, U+5d9d, U+5da0, U+5da2, U+5daa, U+5db8, U+5dba, U+5dbc-5dbd, U+5dcd, U+5dd2, U+5dd6, U+5de1-5de2, U+5de5-5de8, U+5deb, U+5dee, U+5df1-5df4, U+5df7, U+5dfd-5dfe, U+5e03, U+5e06, U+5e11, U+5e16, U+5e19, U+5e1b, U+5e1d, U+5e25, U+5e2b, U+5e2d, U+5e33, U+5e36, U+5e38, U+5e3d, U+5e3f-5e40, U+5e44-5e45, U+5e47, U+5e4c, U+5e55, U+5e5f, U+5e61-5e63, U+5e72, U+5e77-5e79, U+5e7b-5e7e, U+5e84, U+5e87, U+5e8a, U+5e8f, U+5e95, U+5e97, U+5e9a, U+5e9c, U+5ea0, U+5ea7, U+5eab, U+5ead, U+5eb5-5eb8, U+5ebe, U+5ec2, U+5ec8-5eca, U+5ed0, U+5ed3, U+5ed6, U+5eda-5edb, U+5edf-5ee0, U+5ee2-5ee3, U+5eec, U+5ef3, U+5ef6-5ef7, U+5efa-5efb, U+5f01, U+5f04, U+5f0a;</text:span></text:p>
      <text:p text:style-name="P2">}</text:p>
      <text:p text:style-name="P2">/* [8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8.woff2);</text:span></text:p>
      <text:p text:style-name="P4"><text:s text:c="2"/><text:span text:style-name="T2">unicode-range: U+59be, U+59c3, U+59c6, U+59c9, U+59cb, U+59d0-59d1, U+59d3-59d4, U+59d9-59da, U+59dc-59dd, U+59e6, U+59e8, U+59ea, U+59ec, U+59ee, U+59f8, U+59fb, U+59ff, U+5a01, U+5a03, U+5a11, U+5a18, U+5a1b-5a1c, U+5a1f-5a20, U+5a25, U+5a29, U+5a36, U+5a3c, U+5a41, U+5a46, U+5a49, U+5a5a, U+5a62, U+5a66, U+5a92, U+5a9a-5a9b, U+5aa4, U+5ac1-5ac2, U+5ac4, U+5ac9, U+5acc, U+5ae1, U+5ae6, U+5ae9, U+5b05, U+5b09, U+5b0b-5b0c, U+5b16, U+5b2a, U+5b40, U+5b43, U+5b51, U+5b54-5b55, U+5b58, U+5b5a, U+5b5c-5b5d, U+5b5f, U+5b63-5b64, U+5b69, U+5b6b, U+5b70-5b71, U+5b75, U+5b7a, U+5b7c, U+5b85, U+5b87-5b88, U+5b8b, U+5b8f, U+5b93, U+5b95-5b99, U+5b9b-5b9c, U+5ba2-5ba6, U+5bac, U+5bae, U+5bb0, U+5bb3-5bb5, U+5bb8-5bb9, U+5bbf-5bc0, U+5bc2-5bc7, U+5bcc, U+5bd0, U+5bd2-5bd4, U+5bd7, U+5bde-5bdf, U+5be1-5be2, U+5be4-5be9, U+5beb-5bec, U+5bee-5bef, U+5bf5-5bf6, U+5bf8, U+5bfa, U+5c01, U+5c04, U+5c07-5c0b, U+5c0d-5c0e, U+5c16, U+5c19, U+5c24, U+5c28, U+5c31, U+5c38-5c3c, U+5c3e-5c3f;</text:span></text:p>
      <text:p text:style-name="P2">}</text:p>
      <text:p text:style-name="P2">/* [89] */</text:p>
      <text:p text:style-name="P2"><text:soft-page-break/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89.woff2);</text:span></text:p>
      <text:p text:style-name="P4"><text:s text:c="2"/><text:span text:style-name="T2">unicode-range: U+5703-5704, U+5708, U+570d, U+5712-5713, U+5716, U+5718, U+572d, U+573b, U+5740, U+5742, U+5747, U+574a, U+574d-574e, U+5750-5751, U+5761, U+5764, U+5766, U+576a, U+576e, U+5770, U+5775, U+577c, U+5782, U+5788, U+578b, U+5793, U+57a0, U+57a2-57a3, U+57c3, U+57c7-57c8, U+57cb, U+57df-57e0, U+57f0, U+57f4, U+57f7, U+57f9-57fa, U+57fc, U+5800, U+5802, U+5805-5806, U+5808-580a, U+581e, U+5821, U+5824, U+5827, U+582a, U+582f-5831, U+5835, U+583a, U+584a-584b, U+584f, U+5851, U+5854, U+5857-5858, U+585a, U+585e, U+5861-5862, U+5864, U+5875, U+5879, U+587c, U+587e, U+5883, U+5885, U+5889, U+5893, U+589c, U+589e-589f, U+58a8-58a9, U+58ae, U+58b3, U+58ba-58bb, U+58be, U+58c1, U+58c5, U+58c7, U+58ce, U+58d1, U+58d3, U+58d5, U+58d8-58d9, U+58de-58df, U+58e4, U+58ec, U+58ef, U+58f9-58fb, U+58fd, U+590f, U+5914-5915, U+5919, U+5922, U+592d-592e, U+5931, U+5937, U+593e, U+5944, U+5947-5949, U+594e-5951, U+5954-5955, U+5957, U+595a, U+5960, U+5962, U+5967, U+596a-596e, U+5974, U+5978, U+5982-5984, U+598a, U+5993, U+5996-5997, U+5999, U+59a5, U+59a8, U+59ac, U+59b9, U+59bb;</text:span></text:p>
      <text:p text:style-name="P2">}</text:p>
      <text:p text:style-name="P2">/* [9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0.woff2);</text:span></text:p>
      <text:p text:style-name="P4"><text:s text:c="2"/><text:span text:style-name="T2">unicode-range: U+539a, U+53a0, U+53a5-53a6, U+53ad, U+53bb, U+53c3, U+53c8-53cb, U+53cd, U+53d4, U+53d6-53d7, U+53db, U+53e1-53e3, U+53e5, U+53e9-53ed, U+53f1, U+53f3, U+53f8, U+5403-5404, U+540a, U+540e-5411, U+541b, U+541d, U+541f-5420, U+5426, U+5429, U+542b, U+5433, U+5438-5439, U+543b-543c, U+543e, U+5442, U+5448, U+544a, U+5451, U+5468, U+546a, U+5471, U+5473, U+5475, U+547b-547d, U+5480, U+5486, U+548e, U+5490, U+54a4, U+54a8, U+54ab-54ac, U+54b3, U+54b8, U+54bd, U+54c0, U+54c4, U+54c8-54c9, U+54e1, U+54e5, U+54e8, U+54ed-54ee, U+54f2, U+54fa, U+5504, U+5506-5507, U+550e, U+5510, U+551c, U+552f, U+5531, U+5535, U+553e, U+5544, U+5546, U+554f, U+5553, U+5556, U+555e, U+5563, U+557c, U+5580, U+5584, U+5586-5587, U+5589-558a, U+5598-559a, U+559c-559d, U+55a7, U+55a9-55ac, U+55ae, U+55c5, U+55c7, U+55d4, U+55da, U+55dc, U+55df, U+55e3-55e4, U+55fd-55fe, U+5606, U+5609, U+5614, U+5617, U+562f, U+5632, U+5634, U+5636, U+5653, U+5668, U+566b, U+5674, U+5686, U+56a5, U+56ac, U+56ae, U+56b4, U+56bc, U+56ca, U+56cd, U+56d1, U+56da-56db, U+56de, U+56e0, U+56f0, U+56f9-56fa;</text:span></text:p>
      <text:p text:style-name="P2">}</text:p>
      <text:p text:style-name="P2">/* [9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1.woff2);</text:span></text:p>
      <text:p text:style-name="P4"><text:s text:c="2"/><text:span text:style-name="T2">unicode-range: U+516e, U+5175-5178, U+517c, U+5180, U+5186, U+518a, U+518d, U+5192, U+5195, U+5197, U+51a0, U+51a5, U+51aa, U+51ac, U+51b6-51b7, U+51bd, U+51c4, U+51c6, U+51c9, U+51cb-51cd, U+51dc-51de, U+51e1, U+51f0-51f1, U+51f6, </text:span><text:soft-page-break/><text:span text:style-name="T2">U+51f8-51f9, U+51fd, U+5200, U+5203, U+5207-5208, U+520a, U+520e, U+5211, U+5217, U+521d, U+5224-5225, U+522a, U+522e, U+5230, U+5236-523b, U+5243, U+5247, U+524a-524c, U+5254, U+5256, U+525b, U+525d, U+5261, U+5269-526a, U+526f, U+5272, U+5275, U+527d, U+527f, U+5283, U+5287-5289, U+528d, U+5291-5292, U+529f, U+52a3-52a4, U+52a9-52ab, U+52be, U+52c1, U+52c3, U+52c5, U+52c7, U+52c9, U+52cd, U+52d2, U+52d6, U+52d8-52d9, U+52db, U+52dd-52df, U+52e2-52e4, U+52f3, U+52f5, U+52f8, U+52fa-52fb, U+52fe-52ff, U+5305, U+5308, U+530d, U+530f-5310, U+5315, U+5319, U+5320-5321, U+5323, U+532a, U+532f, U+5339, U+533f-5341, U+5343-5344, U+5347-534a, U+534d, U+5351-5354, U+535a, U+535c, U+535e, U+5360, U+5366, U+5368, U+536f-5371, U+5374-5375, U+5377, U+537d, U+537f, U+5384, U+5393, U+5398;</text:span></text:p>
      <text:p text:style-name="P2">}</text:p>
      <text:p text:style-name="P2">/* [9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2.woff2);</text:span></text:p>
      <text:p text:style-name="P4"><text:s text:c="2"/><text:span text:style-name="T2">unicode-range: U+4f43, U+4f46-4f48, U+4f4d-4f51, U+4f55, U+4f59-4f5a, U+4f69, U+4f6f-4f70, U+4f73, U+4f76, U+4f7a, U+4f7e-4f7f, U+4f81, U+4f83-4f84, U+4f86, U+4f88, U+4f8a-4f8b, U+4f8d, U+4f8f, U+4f91, U+4f96, U+4f98, U+4f9b, U+4f9d, U+4fae-4faf, U+4fb5-4fb6, U+4fbf, U+4fc2-4fc4, U+4fc9-4fca, U+4fce, U+4fd1, U+4fd3-4fd4, U+4fd7, U+4fda, U+4fdf-4fe0, U+4fee-4fef, U+4ff1, U+4ff3, U+4ff5, U+4ff8, U+4ffa, U+5002, U+5006, U+5009, U+500b, U+500d, U+5011-5012, U+5016, U+5019-501a, U+501c, U+501e-501f, U+5021, U+5023-5024, U+5026-5028, U+502a-502d, U+503b, U+5043, U+5047-5049, U+504f, U+5055, U+505a, U+505c, U+5065, U+5074-5076, U+5078, U+5080, U+5085, U+508d, U+5091, U+5098-5099, U+50ac-50ad, U+50b2-50b3, U+50b5, U+50b7, U+50be, U+50c5, U+50c9-50ca, U+50d1, U+50d5-50d6, U+50da, U+50de, U+50e5, U+50e7, U+50ed, U+50f9, U+50fb, U+50ff-5101, U+5104, U+5106, U+5109, U+5112, U+511f, U+5121, U+512a, U+5132, U+5137, U+513a, U+513c, U+5140-5141, U+5143-5148, U+514b-514e, U+5152, U+515c, U+5162, U+5169-516b, U+516d;</text:span></text:p>
      <text:p text:style-name="P2">}</text:p>
      <text:p text:style-name="P2">/* [9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3.woff2);</text:span></text:p>
      <text:p text:style-name="P4"><text:s text:c="2"/><text:span text:style-name="T2">unicode-range: U+338c-339c, U+339f-33a0, U+33a2-33cb, U+33cf-33d0, U+33d3, U+33d6, U+33d8, U+33db-33dd, U+4e01, U+4e03, U+4e07-4e08, U+4e11, U+4e14-4e15, U+4e18-4e19, U+4e1e, U+4e32, U+4e38-4e39, U+4e42-4e43, U+4e45, U+4e4d-4e4f, U+4e56, U+4e58-4e59, U+4e5d-4e5e, U+4e6b, U+4e6d, U+4e73, U+4e76-4e77, U+4e7e, U+4e82, U+4e86, U+4e88, U+4e8e, U+4e90-4e92, U+4e94-4e95, U+4e98, U+4e9b, U+4e9e, U+4ea1-4ea2, U+4ea4-4ea6, U+4ea8, U+4eab, U+4ead-4eae, U+4eb6, U+4ec0-4ec1, U+4ec4, U+4ec7, U+4ecb, U+4ecd, U+4ed4-4ed5, U+4ed7-4ed9, U+4edd, U+4edf, U+4ee4, U+4ef0, U+4ef2, U+4ef6-4ef7, U+4efb, U+4f01, U+4f09, U+4f0b, U+4f0d-4f11, U+4f2f, U+4f34, U+4f36, U+4f38, U+4f3a, U+4f3c-4f3d;</text:span></text:p>
      <text:p text:style-name="P2">}</text:p>
      <text:p text:style-name="P2">/* [9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7SDn90Gmq2mr3blnHaTZXduUBwuF9Wxop-KlAZIoTrf6uFZh_9Q.94.woff2);</text:span></text:p>
      <text:p text:style-name="P4"><text:s text:c="2"/><text:span text:style-name="T2">unicode-range: U+3136, U+3138, U+313a-3140, U+3143-3144, U+3150, U+3152, U+3154-3156, U+3158-315b, U+315d-315f, U+3162, U+3164-318c, U+318e, U+3200-321b, U+3231, U+3239, U+3251-325a, U+3260-327b, U+327e-327f, U+328a-3290, U+3294, U+329e, U+32a5, U+3380-3384, U+3388-338b;</text:span></text:p>
      <text:p text:style-name="P2">}</text:p>
      <text:p text:style-name="P2">/* [9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5.woff2);</text:span></text:p>
      <text:p text:style-name="P4"><text:s text:c="2"/><text:span text:style-name="T2">unicode-range: U+2f7d, U+2f7f-2f8b, U+2f8e-2f90, U+2f92-2f97, U+2f99-2fa0, U+2fa2-2fa3, U+2fa5-2fa9, U+2fac-2fb1, U+2fb3-2fbc, U+2fc1-2fca, U+2fcd-2fd4, U+3003, U+3012-3019, U+301c, U+301e-3020, U+3036, U+3041, U+3043, U+3045, U+3047, U+3049, U+304e, U+3050, U+3052, U+3056, U+305a, U+305c, U+305e, U+3062, U+3065, U+306c, U+3070-307d, U+3080, U+3085, U+3087, U+308e, U+3090-3091, U+30a1, U+30a5, U+30a9, U+30ae, U+30b1-30b2, U+30b4, U+30b6, U+30bc-30be, U+30c2, U+30c5, U+30cc, U+30d2, U+30d4, U+30d8-30dd, U+30e4, U+30e6, U+30e8, U+30ee, U+30f0-30f2, U+30f4-30f6, U+3133, U+3135;</text:span></text:p>
      <text:p text:style-name="P2">}</text:p>
      <text:p text:style-name="P2">/* [9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6.woff2);</text:span></text:p>
      <text:p text:style-name="P4"><text:s text:c="2"/><text:span text:style-name="T2">unicode-range: U+2541-254b, U+25a4-25a9, U+25b1, U+25b5, U+25b9, U+25bf, U+25c1, U+25c3, U+25c9-25ca, U+25cc, U+25ce, U+25d0-25d1, U+25e6, U+25ef, U+260f, U+261d, U+261f, U+262f, U+2660, U+2664, U+2667-2669, U+266d, U+266f, U+2716, U+271a, U+273d, U+2756, U+2776-277f, U+278a-2793, U+2963, U+2965, U+2ac5-2ac6, U+2acb-2acc, U+2f00, U+2f04, U+2f06, U+2f08, U+2f0a-2f0b, U+2f11-2f12, U+2f14, U+2f17-2f18, U+2f1c-2f1d, U+2f1f-2f20, U+2f23-2f26, U+2f28-2f29, U+2f2b, U+2f2d, U+2f2f-2f32, U+2f38, U+2f3c-2f40, U+2f42-2f4c, U+2f4f-2f52, U+2f54-2f58, U+2f5a-2f66, U+2f69-2f70, U+2f72-2f76, U+2f78, U+2f7a-2f7c;</text:span></text:p>
      <text:p text:style-name="P2">}</text:p>
      <text:p text:style-name="P2">/* [9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7.woff2);</text:span></text:p>
      <text:p text:style-name="P4"><text:s text:c="2"/><text:span text:style-name="T2">unicode-range: U+2479-2487, U+249c-24d1, U+24d3-24d7, U+24d9-24e9, U+24eb-24f4, U+2500-2501, U+2503, U+250c-2513, U+2515-2516, U+2518-2540;</text:span></text:p>
      <text:p text:style-name="P2">}</text:p>
      <text:p text:style-name="P2">/* [98] */</text:p>
      <text:p text:style-name="P2">@font-face {</text:p>
      <text:p text:style-name="P4"><text:s text:c="2"/><text:span text:style-name="T2">font-family: Noto Serif KR;</text:span></text:p>
      <text:p text:style-name="P4"><text:soft-page-break/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8.woff2);</text:span></text:p>
      <text:p text:style-name="P4"><text:s text:c="2"/><text:span text:style-name="T2">unicode-range: U+215b-215e, U+2162-2169, U+2170-2179, U+2195-2199, U+21b0-21b4, U+21bc, U+21c0, U+21c4-21c5, U+21cd, U+21cf-21d4, U+21e0-21e3, U+21e6-21e9, U+2200, U+2202-2203, U+2206-2209, U+220b-220c, U+220f, U+2211, U+2213, U+221a, U+221d-2220, U+2222, U+2225-2227, U+2229-222c, U+222e, U+2234-2237, U+223d, U+2243, U+2245, U+2248, U+2250-2253, U+225a, U+2260-2262, U+2264-2267, U+226a-226b, U+226e-2273, U+2276-2277, U+2279-227b, U+2280-2287, U+228a-228b, U+2295-2297, U+22a3-22a5, U+22bb-22bc, U+22ce-22cf, U+22da-22db, U+22ee-22ef, U+2306, U+2312, U+2314, U+2467-2478;</text:span></text:p>
      <text:p text:style-name="P2">}</text:p>
      <text:p text:style-name="P2">/* [9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99.woff2);</text:span></text:p>
      <text:p text:style-name="P4"><text:s text:c="2"/><text:span text:style-name="T2">unicode-range: U+81-82, U+84, U+a2-a5, U+a7-a8, U+aa, U+ac-ad, U+b1-b3, U+b6, U+b8-ba, U+bc-be, U+c0, U+c2, U+c6-cb, U+ce-d0, U+d4, U+d8-d9, U+db-dc, U+de-df, U+e6, U+eb, U+ee-f0, U+f4, U+f7-f9, U+fb, U+fe-ff, U+111, U+126-127, U+132-133, U+138, U+13f-142, U+149-14b, U+152-153, U+166-167, U+2bc, U+2c7, U+2d0, U+2d8-2d9, U+2db-2dd, U+391-394, U+396-3a1, U+3a3-3a9, U+3b2-3b6, U+3b8, U+3bc, U+3be-3c1, U+3c3-3c9, U+2010, U+2015-2016, U+2018-2019, U+201b, U+201f-2021, U+2025, U+2030, U+2033-2036, U+203c, U+203e, U+2042, U+2074, U+207a-207f, U+2081-2084, U+2109, U+2113, U+2116, U+2121, U+2126, U+212b, U+2153-2154;</text:span></text:p>
      <text:p text:style-name="P2">}</text:p>
      <text:p text:style-name="P2">/* [10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0.woff2);</text:span></text:p>
      <text:p text:style-name="P4"><text:s text:c="2"/><text:span text:style-name="T2">unicode-range: U+e8, U+2da, U+2160, U+2194, U+3054, U+3058, U+306d, U+3086, U+308d, U+30ac, U+30bb, U+30c4, U+30cd-30ce, U+30e2, U+3132, U+3146, U+3149, U+339d, U+4e3b, U+4f0a, U+4fdd, U+4fe1, U+5409, U+540c, U+5834, U+592a-592b, U+5b9a, U+5dde, U+5e0c, U+5e73, U+5f0f, U+60f3, U+653f, U+661f, U+662f, U+667a, U+683c, U+6b4c, U+6c11, U+767c, U+76ee, U+76f4, U+77f3, U+79d1, U+7a7a, U+7b2c, U+7d22, U+8207, U+8a00, U+8a71, U+9280, U+9580, U+958b, U+96c6, U+9762, U+98df, U+9ed1, U+ac2d, U+adc8, U+add3, U+af48, U+b014, U+b134-b135, U+b158, U+b2aa, U+b35f, U+b6a4, U+b9cf, U+bb63, U+bd23, U+be91, U+c29b, U+c3f4, U+c42c, U+c55c, U+c573, U+c58f, U+c78c, U+c7dd, U+c8f5, U+cad1, U+cc48, U+cf10, U+cf20, U+d03c, U+d07d, U+d2a0, U+d30e, U+d38d, U+d3a8, U+d3c8, U+d5e5, U+d5f9, U+d6e4, U+f90a, U+ff02, U+ff1c;</text:span></text:p>
      <text:p text:style-name="P2">}</text:p>
      <text:p text:style-name="P2">/* [10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1.woff2);</text:span></text:p>
      <text:p text:style-name="P4"><text:s text:c="2"/><text:span text:style-name="T2">unicode-range: U+3b1, U+2466, U+25a1, U+25a3, U+261c, U+3008-3009, U+305b, U+305d, U+3069, U+30a7, U+30ba, U+30cf, U+30ef, U+3151, U+3157, U+4e4b, U+4e5f, U+4e8c, U+4eca, U+4ed6, U+4f5b, U+50cf, U+5149, U+5165, U+5171, U+5229, U+529b, U+5316, U+539f, U+53f2, U+571f, U+5728, U+58eb, U+591c, U+5b78, U+5c11, U+5c55, U+5ddd, U+5e02, U+5fb7, U+60c5, U+610f, U+611f, U+6625, U+66f8, U+6797, U+679c, U+682a, U+6d2a, U+706b, U+7406, U+767b, U+76f8, U+77e5, U+7acb, U+898b, U+8a69, U+8def, U+8fd1, U+901a, U+90e8, U+91cd, U+975e, U+ae14, U+ae6c, U+aec0, U+afc7, U+afc9, U+b01c, U+b028, U+b308, U+b311, U+b314, U+b31c, U+b524, U+b560, U+b764, U+b920, U+b9e3, U+bd48, U+be7d, U+c0db, U+c231, U+c270, U+c2e3, U+c37d, U+c3ed, U+c530, U+c6a5, U+c6dc, U+c7a4, U+c954, U+c974, U+d000, U+d565, U+d667, U+d6c5, U+d79d, U+ff1e;</text:span></text:p>
      <text:p text:style-name="P2">}</text:p>
      <text:p text:style-name="P2">/* [10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2.woff2);</text:span></text:p>
      <text:p text:style-name="P4"><text:s text:c="2"/><text:span text:style-name="T2">unicode-range: U+131, U+2032, U+2465, U+2642, U+3048, U+3051, U+3083-3084, U+308f, U+30c0, U+30d1, U+30d3, U+30d6, U+30df, U+30e7, U+3153, U+4e16, U+4e8b, U+4ee5, U+5206, U+52a0, U+52d5, U+53e4, U+53ef, U+54c1, U+57ce, U+597d, U+5b8c, U+5ea6, U+5f8c, U+5f97, U+6210, U+6240, U+624b, U+6728, U+6bd4, U+7236, U+7269, U+7279, U+738b, U+7528, U+7530, U+767e, U+798f, U+8005, U+8a18, U+90fd, U+91cc, U+9577, U+9593, U+98a8, U+ac20, U+acf6, U+ad90, U+af5d, U+af80, U+afcd, U+aff0, U+b0a1, U+b0b5, U+b1fd, U+b2fc, U+b380, U+b51b, U+b584, U+b5b3, U+b8fd, U+b93c, U+b9f4, U+bb44, U+bc08, U+bc27, U+bc49, U+be55, U+be64, U+bfb0, U+bfc5, U+c178, U+c21f, U+c314, U+c4f1, U+c58d, U+c664, U+c698, U+c6a7, U+c6c1, U+c9ed, U+cac0, U+cacc, U+cad9, U+ccb5, U+cdcc, U+d0e4, U+d143, U+d320, U+d330, U+d54d, U+ff06, U+ff1f, U+ff5e;</text:span></text:p>
      <text:p text:style-name="P2">}</text:p>
      <text:p text:style-name="P2">/* [10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3.woff2);</text:span></text:p>
      <text:p text:style-name="P4"><text:s text:c="2"/><text:span text:style-name="T2">unicode-range: U+b4, U+20a9, U+20ac, U+2190, U+24d8, U+2502, U+2514, U+2592, U+25c7-25c8, U+2663, U+3060, U+3064, U+3081, U+3088, U+30a3, U+30a6, U+30aa, U+30b5, U+30c7, U+30ca-30cb, U+30d0, U+30e3, U+30e5, U+339e, U+4e09, U+4eac, U+4f5c, U+5167-5168, U+516c, U+51fa, U+5408, U+540d, U+591a, U+5b57, U+6211, U+65b9, U+660e, U+6642, U+6700, U+6b63, U+6e2f, U+7063, U+7532, U+793e, U+81ea, U+8272, U+82b1, U+897f, U+8eca, U+91ce, U+ac38, U+ad76, U+ae84, U+aecc, U+b07d, U+b0b1, U+b215, U+b2a0, U+b310, U+b3d7, U+b52a, U+b618, U+b775, U+b797, U+bcd5, U+bd59, U+be80, U+bea8, U+bed1, U+bee4-bee5, U+c060, U+c2ef, U+c329, U+c3dc, U+c597, U+c5bd, U+c5e5, U+c69c, U+c9d6, U+ca29, U+ca5c, U+ca84, U+cc39, U+cc3b, U+ce89, U+cee5, U+cf65, U+cf85, U+d058, U+d145, U+d22d, U+d325, U+d37d, U+d3ad, U+d769, U+ff0c;</text:span></text:p>
      <text:p text:style-name="P2">}</text:p>
      <text:p text:style-name="P2">/* [104] */</text:p>
      <text:p text:style-name="P2"><text:soft-page-break/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4.woff2);</text:span></text:p>
      <text:p text:style-name="P4"><text:s text:c="2"/><text:span text:style-name="T2">unicode-range: U+2161, U+2228, U+2299, U+2464, U+2517, U+2640, U+3042, U+304a, U+3053, U+3061, U+307f, U+3082, U+308c, U+3092, U+30a8, U+30ab, U+30ad, U+30b0, U+30b3, U+30b7, U+30c1, U+30c6, U+30c9, U+30d5, U+30d7, U+30de, U+30e0-30e1, U+30ec-30ed, U+4e0b, U+4e0d, U+4ee3, U+53f0, U+548c, U+5b89, U+5bb6, U+5c0f, U+611b, U+6771, U+6aa2, U+6bcd, U+6c34, U+6cd5, U+6d77, U+767d, U+795e, U+8ecd, U+9999, U+9ad8, U+ac07, U+ac1a, U+ac40, U+ad0c, U+ad88, U+ada4, U+ae01, U+ae65, U+aebd, U+aec4, U+afe8, U+b139, U+b205, U+b383, U+b38c, U+b42c, U+b461, U+b55c, U+b78f, U+b8fb, U+b9f7, U+bafc, U+bc99, U+bed8, U+bfcd, U+c0bf, U+c0f9, U+c167, U+c204, U+c20f, U+c22f, U+c258, U+c298, U+c2bc, U+c388, U+c501, U+c50c, U+c5b9, U+c5ce, U+c641, U+c648, U+c73d, U+ca50, U+ca61, U+cc4c, U+ceac, U+d0d4, U+d5f7, U+d6d7, U+ff1a;</text:span></text:p>
      <text:p text:style-name="P2">}</text:p>
      <text:p text:style-name="P2">/* [10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5.woff2);</text:span></text:p>
      <text:p text:style-name="P4"><text:s text:c="2"/><text:span text:style-name="T2">unicode-range: U+2103, U+2463, U+25c6, U+25cb, U+266c, U+3001, U+300a, U+3046, U+304c-304d, U+304f, U+3055, U+3059, U+3063, U+3066-3068, U+306f, U+3089, U+30b8, U+30bf, U+314f, U+4e0a, U+570b, U+5730, U+5916, U+5929, U+5c71, U+5e74, U+5fc3, U+601d, U+6027, U+63d0, U+6709, U+6734, U+751f, U+7684, U+82f1, U+9053, U+91d1, U+97f3, U+ac2f, U+ac4d, U+adc4, U+ade4, U+ae41, U+ae4d-ae4e, U+aed1, U+afb9, U+b0e0, U+b299, U+b365, U+b46c, U+b480, U+b4c8, U+b7b4, U+b819, U+b918, U+baab, U+bab9, U+be8f, U+bed7, U+c0ec, U+c19f, U+c1a5, U+c3d9, U+c464, U+c53d, U+c553, U+c570, U+c5cc, U+c633, U+c6a4, U+c7a3, U+c7a6, U+c886, U+c9d9-c9da, U+c9ec, U+ca0c, U+cc21, U+cd1b, U+cd78, U+cdc4, U+cef8, U+cfe4, U+d0a5, U+d0b5, U+d0ec, U+d15d, U+d188, U+d23c, U+d2ac, U+d729, U+d79b, U+ff01, U+ff08-ff09, U+ff5c;</text:span></text:p>
      <text:p text:style-name="P2">}</text:p>
      <text:p text:style-name="P2">/* [10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6.woff2);</text:span></text:p>
      <text:p text:style-name="P4"><text:s text:c="2"/><text:span text:style-name="T2">unicode-range: U+2039-203a, U+223c, U+25b3, U+25b7, U+25bd, U+25cf, U+266a, U+3002, U+300b, U+304b, U+3057, U+305f, U+306a-306b, U+307e, U+308a-308b, U+3093, U+30a2, U+30af, U+30b9, U+30c3, U+30c8, U+30e9-30eb, U+33a1, U+4e00, U+524d, U+5357, U+5b50, U+7121, U+884c, U+9751, U+ac94, U+aebe, U+aecd, U+af08, U+af41, U+af49, U+b010, U+b053, U+b109, U+b11b, U+b128, U+b154, U+b291, U+b2e6, U+b301, U+b385, U+b525, U+b5b4, U+b729, U+b72f, U+b738, U+b7ff, U+b837, U+b975, U+ba67, U+bb47, U+bc1f, U+bd90, U+bfd4, U+c27c, U+c324, U+c379, U+c3e0, U+c465, U+c53b, U+c58c, U+c610, U+c653, U+c6cd, U+c813, U+c82f, U+c999, U+c9e0, U+cac4, U+cad3, U+cbd4, U+cc10, U+cc22, U+ccb8, U+ccbc, U+cda5, U+ce84, U+cea3, U+cf67, U+cfe1, U+d241, U+d30d, U+d31c, U+d391, U+d401, U+d479, U+d5c9, U+d5db, U+d649, U+d6d4;</text:span></text:p>
      <text:p text:style-name="P2"><text:soft-page-break/>}</text:p>
      <text:p text:style-name="P2">/* [10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7.woff2);</text:span></text:p>
      <text:p text:style-name="P4"><text:s text:c="2"/><text:span text:style-name="T2">unicode-range: U+b0, U+e9, U+2193, U+2462, U+260e, U+261e, U+300e-300f, U+3044, U+30a4, U+30fb-30fc, U+314d, U+5973, U+6545, U+6708, U+7537, U+ac89, U+ac9c, U+acc1, U+ad04, U+ad75, U+ad7d, U+ae45, U+ae61, U+af42, U+b0ab, U+b0af, U+b0b3, U+b12c, U+b194, U+b1a8, U+b220, U+b258, U+b284, U+b2ff, U+b315, U+b371, U+b3d4-b3d5, U+b460, U+b527, U+b534, U+b810, U+b818, U+b98e, U+ba55, U+bbac, U+bc0b, U+bc40, U+bca1, U+bccd, U+bd93, U+be54, U+be5a, U+bf08, U+bf50, U+bf55, U+bfdc, U+c0c0, U+c0d0, U+c0f4, U+c100, U+c11e, U+c170, U+c20d, U+c274, U+c290, U+c308, U+c369, U+c539, U+c587, U+c5ff, U+c6ec, U+c70c, U+c7ad, U+c7c8, U+c83c, U+c881, U+cb48, U+cc60, U+ce69, U+ce6b, U+ce75, U+cf04, U+cf08, U+cf55, U+cf70, U+cffc, U+d0b7, U+d1a8, U+d2c8, U+d384, U+d47c, U+d48b, U+d5dd, U+d5e8, U+d720, U+d759, U+f981;</text:span></text:p>
      <text:p text:style-name="P2">}</text:p>
      <text:p text:style-name="P2">/* [10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8.woff2);</text:span></text:p>
      <text:p text:style-name="P4"><text:s text:c="2"/><text:span text:style-name="T2">unicode-range: U+e0, U+e2, U+395, U+3b7, U+3ba, U+2460-2461, U+25a0, U+3010-3011, U+306e, U+30f3, U+314a, U+314c, U+5927, U+65b0, U+7e41, U+97d3, U+9ad4, U+ad49, U+ae0b, U+ae0d, U+ae43, U+ae5d, U+aecf, U+af3c, U+af64, U+afd4, U+b080, U+b084, U+b0c5, U+b10c, U+b1e8, U+b2ac, U+b36e, U+b451, U+b515, U+b540, U+b561, U+b6ab, U+b6b1, U+b72c, U+b730, U+b744, U+b800, U+b8ec, U+b8f0, U+b904, U+b968, U+b96d, U+b987, U+b9d9, U+bb36, U+bb49, U+bc2d, U+bc43, U+bcf6, U+bd89, U+be57, U+be61, U+bed4, U+c090, U+c130, U+c148, U+c19c, U+c2f9, U+c36c, U+c37c, U+c384, U+c3df, U+c575, U+c584, U+c660, U+c719, U+c816, U+ca4d, U+ca54, U+cabc, U+cb49, U+cc14, U+cff5, U+d004, U+d038, U+d0b4, U+d0d3, U+d0e0, U+d0ed, U+d131, U+d1b0, U+d31f, U+d33d, U+d3a0, U+d3ab, U+d514, U+d584, U+d6a1, U+d6cc, U+d749, U+d760, U+d799;</text:span></text:p>
      <text:p text:style-name="P2">}</text:p>
      <text:p text:style-name="P2">/* [10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09.woff2);</text:span></text:p>
      <text:p text:style-name="P4"><text:s text:c="2"/><text:span text:style-name="T2">unicode-range: U+24, U+60, U+3b9, U+3bb, U+3bd, U+2191, U+2606, U+300c-300d, U+3131, U+3134, U+3139, U+3141-3142, U+3148, U+3161, U+3163, U+321c, U+4eba, U+5317, U+ac31, U+ac77, U+ac9f, U+acb9, U+acf0-acf1, U+acfd, U+ad73, U+af3d, U+b00c, U+b04a, U+b057, U+b0c4, U+b188, U+b1cc, U+b214, U+b2db, U+b2ee, U+b304, U+b4ed, U+b518, U+b5bc, U+b625, U+b69c-b69d, U+b7ac, U+b801, U+b86c, U+b959, U+b95c, U+b985, U+ba48, U+bb58, U+bc0c, U+bc38, U+bc85, U+bc9a, U+bf40, U+c068, U+c0bd, U+c0cc, U+c12f, U+c149, U+c1e0, U+c22b, U+c22d, U+c250, U+c2fc, U+c300, U+c313, U+c370, U+c3d8, U+c557, U+c580, U+c5e3, U+c62e, U+c634, U+c6f0, U+c74d, </text:span><text:soft-page-break/><text:span text:style-name="T2">U+c783, U+c78e, U+c796, U+c7bc, U+c92c, U+ca4c, U+cc1c, U+cc54, U+cc59, U+ce04, U+cf30, U+cfc4, U+d140, U+d321, U+d38c, U+d399, U+d54f, U+d587, U+d5d0, U+d6e8, U+d770;</text:span></text:p>
      <text:p text:style-name="P2">}</text:p>
      <text:p text:style-name="P2">/* [11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0.woff2);</text:span></text:p>
      <text:p text:style-name="P4"><text:s text:c="2"/><text:span text:style-name="T2">unicode-range: U+d7, U+ea, U+fc, U+2192, U+25bc, U+3000, U+3137, U+3145, U+315c, U+7f8e, U+ac13, U+ac71, U+ac90, U+acb8, U+ace7, U+ad7f, U+ae50, U+aef4, U+af34, U+afbc, U+b048, U+b09a, U+b0ad, U+b0bc, U+b113, U+b125, U+b141, U+b20c, U+b2d9, U+b2ed, U+b367, U+b369, U+b374, U+b3cb, U+b4ec, U+b611, U+b760, U+b81b, U+b834, U+b8b0, U+b8e1, U+b989, U+b9d1, U+b9e1, U+b9fa, U+ba4d, U+ba78, U+bb35, U+bb54, U+bbf9, U+bc11, U+bcb3, U+bd05, U+bd95, U+bdd4, U+be10, U+bed0, U+bf51, U+c0d8, U+c232, U+c2b7, U+c2eb, U+c378, U+c500, U+c52c, U+c549, U+c568, U+c598, U+c5c9, U+c61b, U+c639, U+c67c, U+c717, U+c78a, U+c80a, U+c90c-c90d, U+c950, U+c9e7, U+cbe4, U+cca9, U+cce4, U+cdb0, U+ce78, U+ce94, U+ce98, U+cf8c, U+d018, U+d034, U+d0f1, U+d1b1, U+d280, U+d2f8, U+d338, U+d380, U+d3b4, U+d610, U+d69f, U+d6fc, U+d758;</text:span></text:p>
      <text:p text:style-name="P2">}</text:p>
      <text:p text:style-name="P2">/* [11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1.woff2);</text:span></text:p>
      <text:p text:style-name="P4"><text:s text:c="2"/><text:span text:style-name="T2">unicode-range: U+e7, U+2022, U+203b, U+25c0, U+2605, U+2661, U+3147, U+318d, U+672c, U+8a9e, U+acaa, U+acbc, U+ad1c, U+ae4a, U+ae5c, U+b044, U+b054, U+b0c8-b0c9, U+b2a6, U+b2d0, U+b35c, U+b364, U+b428, U+b454, U+b465, U+b4b7, U+b4e3, U+b51c, U+b5a1, U+b784, U+b790, U+b7ab, U+b7f4, U+b82c, U+b835, U+b8e9, U+b8f8, U+b9d8, U+b9f9, U+ba5c, U+ba64, U+babd, U+bb18, U+bb3b, U+bbff, U+bc0d, U+bc45, U+bc97, U+bcbc, U+be45, U+be75, U+be7c, U+bfcc, U+c0b6, U+c0f7, U+c14b, U+c2b4, U+c30d, U+c4f8, U+c5bb, U+c5d1, U+c5e0, U+c5ee, U+c5fd, U+c606, U+c6c5, U+c6e0, U+c708, U+c81d, U+c820, U+c824, U+c878, U+c918, U+c96c, U+c9e4, U+c9f1, U+cc2e, U+cd09, U+cea1, U+cef5, U+cef7, U+cf64, U+cf69, U+cfe8, U+d035, U+d0ac, U+d230, U+d234, U+d2f4, U+d31d, U+d575, U+d578, U+d608, U+d614, U+d718, U+d751, U+d761, U+d78c, U+d790;</text:span></text:p>
      <text:p text:style-name="P2">}</text:p>
      <text:p text:style-name="P2">/* [11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2.woff2);</text:span></text:p>
      <text:p text:style-name="P4"><text:s text:c="2"/><text:span text:style-name="T2">unicode-range: U+2665, U+3160, U+4e2d, U+6587, U+65e5, U+ac12, U+ac14, U+ac16, U+ac81, U+ad34, U+ade0, U+ae54, U+aebc, U+af2c, U+afc0, U+afc8, U+b04c, U+b08c, U+b099, U+b0a9, U+b0ac, U+b0ae, U+b0b8, U+b123, U+b179, U+b2e5, U+b2f7, U+b4c0, U+b531, U+b538, U+b545, U+b550, U+b5a8, U+b6f0, U+b728, U+b73b, U+b7ad, U+b7ed, </text:span><text:soft-page-break/><text:span text:style-name="T2">U+b809, U+b864, U+b86d, U+b871, U+b9bf, U+b9f5, U+ba40, U+ba4b, U+ba58, U+ba87, U+baac, U+bbc0, U+bc16, U+bc34, U+bd07, U+bd99, U+be59, U+bfd0, U+c058, U+c0e4, U+c0f5, U+c12d, U+c139, U+c228, U+c529, U+c5c7, U+c635, U+c637, U+c735, U+c77d, U+c787, U+c789, U+c8c4, U+c989, U+c98c, U+c9d0, U+c9d3, U+cc0c, U+cc99, U+cd0c, U+cd2c, U+cd98, U+cda4, U+ce59, U+ce60, U+ce6d, U+cea0, U+d0d0-d0d1, U+d0d5, U+d14d, U+d1a4, U+d29c, U+d2f1, U+d301, U+d39c, U+d3bc, U+d4e8, U+d540, U+d5ec, U+d640, U+d750;</text:span></text:p>
      <text:p text:style-name="P2">}</text:p>
      <text:p text:style-name="P2">/* [11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3.woff2);</text:span></text:p>
      <text:p text:style-name="P4"><text:s text:c="2"/><text:span text:style-name="T2">unicode-range: U+5e, U+25b2, U+25b6, U+314e, U+ac24, U+ace1, U+ace4, U+ae68, U+af2d, U+b0d0, U+b0e5, U+b150, U+b155, U+b193, U+b2c9, U+b2dd, U+b3c8, U+b3fc, U+b410, U+b458, U+b4dd, U+b5a0, U+b5a4, U+b5bb, U+b7b5, U+b838, U+b840, U+b86f, U+b8f9, U+b960, U+b9e5, U+bab8, U+bb50, U+bc1d, U+bc24-bc25, U+bca8, U+bcbd, U+bd04, U+bd10, U+bd24, U+be48, U+be5b, U+be68, U+c05c, U+c12c, U+c140, U+c15c, U+c168, U+c194, U+c219, U+c27d, U+c2a8, U+c2f1, U+c2f8, U+c368, U+c554-c555, U+c559, U+c564, U+c5d8, U+c5fc, U+c625, U+c65c, U+c6b1, U+c728, U+c794, U+c84c, U+c88c, U+c8e0, U+c8fd, U+c998, U+c9dd, U+cc0d, U+cc30, U+ceec, U+cf13, U+cf1c, U+cf5c, U+d050, U+d07c, U+d0a8, U+d134, U+d138, U+d154, U+d1f4, U+d2bc, U+d329, U+d32c, U+d3d0, U+d3f4, U+d3fc, U+d56b, U+d5cc, U+d600-d601, U+d639, U+d6c8, U+d754, U+d765;</text:span></text:p>
      <text:p text:style-name="P2">}</text:p>
      <text:p text:style-name="P2">/* [11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4.woff2);</text:span></text:p>
      <text:p text:style-name="P4"><text:s text:c="2"/><text:span text:style-name="T2">unicode-range: U+3c-3d, U+2026, U+24d2, U+314b, U+ac11, U+acf3, U+ad74, U+ad81, U+adf9, U+ae34, U+af43, U+afb8, U+b05d, U+b07c, U+b110, U+b118, U+b17c, U+b180, U+b18d, U+b192, U+b2cc, U+b355, U+b378, U+b4a4, U+b4ef, U+b78d, U+b799, U+b7a9, U+b7fd, U+b807, U+b80c, U+b839, U+b9b4, U+b9db, U+ba3c, U+bab0, U+bba4, U+bc94, U+be4c, U+c154, U+c1c4, U+c26c, U+c2ac, U+c2ed, U+c4f4, U+c55e, U+c561, U+c571, U+c5b5, U+c5c4, U+c654-c655, U+c695, U+c6e8, U+c6f9, U+c724, U+c751, U+c775, U+c7a0, U+c7c1, U+c874, U+c880, U+c9d5, U+c9f8, U+cabd, U+cc29, U+cc2c, U+cca8, U+ccab, U+ccd0, U+ce21, U+ce35, U+ce7c, U+ce90, U+cee8, U+cef4, U+cfe0, U+d070, U+d0b9, U+d0c1, U+d0c4, U+d0c8, U+d15c, U+d1a1, U+d2c0, U+d300, U+d314, U+d3ed, U+d478, U+d480, U+d48d, U+d508, U+d53d, U+d5e4, U+d611, U+d61c, U+d68d, U+d6a8, U+d798;</text:span></text:p>
      <text:p text:style-name="P2">}</text:p>
      <text:p text:style-name="P2">/* [11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5.woff2);</text:span></text:p>
      <text:p text:style-name="P4"><text:soft-page-break/><text:s text:c="2"/><text:span text:style-name="T2">unicode-range: U+23, U+25, U+5f, U+a9, U+ac08, U+ac78, U+aca8, U+acac, U+ace8, U+ad70, U+adc0, U+addc, U+b137, U+b140, U+b208, U+b290, U+b2f5, U+b3c5, U+b3cc, U+b420, U+b429, U+b529, U+b530, U+b77d, U+b79c, U+b7a8, U+b7c9, U+b7f0, U+b7fc, U+b828, U+b860, U+b9ad, U+b9c1, U+b9c9, U+b9dd-b9de, U+b9e8, U+ba38-ba39, U+babb, U+bc00, U+bc8c, U+bca0, U+bca4, U+bcd1, U+bcfc, U+bd09, U+bdf0, U+be60, U+c0ad, U+c0b4, U+c0bc, U+c190, U+c1fc, U+c220, U+c288, U+c2b9, U+c2f6, U+c528, U+c545, U+c558, U+c5bc, U+c5d4, U+c600, U+c644, U+c6c0, U+c6c3, U+c721, U+c798, U+c7a1, U+c811, U+c838, U+c871, U+c904, U+c990, U+c9dc, U+cc38, U+cc44, U+cca0, U+cd1d, U+cd95, U+cda9, U+ce5c, U+cf00, U+cf58, U+d150, U+d22c, U+d305, U+d328, U+d37c, U+d3f0, U+d551, U+d5a5, U+d5c8, U+d5d8, U+d63c, U+d64d, U+d669, U+d734, U+d76c;</text:span></text:p>
      <text:p text:style-name="P2">}</text:p>
      <text:p text:style-name="P2">/* [11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6.woff2);</text:span></text:p>
      <text:p text:style-name="P4"><text:s text:c="2"/><text:span text:style-name="T2">unicode-range: U+26, U+2b, U+3e, U+40, U+7e, U+ac01, U+ac19, U+ac1d, U+aca0, U+aca9, U+acb0, U+ad8c, U+ae09, U+ae38, U+ae40, U+aed8, U+b09c, U+b0a0, U+b108, U+b204, U+b298, U+b2d8, U+b2eb-b2ec, U+b2f4, U+b313, U+b358, U+b450, U+b4e0, U+b54c, U+b610, U+b780, U+b78c, U+b791, U+b8e8, U+b958, U+b974, U+b984, U+b9b0, U+b9bc-b9bd, U+b9ce, U+ba70, U+bbfc, U+bc0f, U+bc15, U+bc1b, U+bc31, U+bc95, U+bcc0, U+bcc4, U+bd81, U+bd88, U+c0c8, U+c11d, U+c13c, U+c158, U+c18d, U+c1a1, U+c21c, U+c4f0, U+c54a, U+c560, U+c5b8, U+c5c8, U+c5f4, U+c628, U+c62c, U+c678, U+c6cc, U+c808, U+c810, U+c885, U+c88b, U+c900, U+c988, U+c99d, U+c9c8, U+cc3d-cc3e, U+cc45, U+cd08, U+ce20, U+cee4, U+d074, U+d0a4, U+d0dd, U+d2b9, U+d3b8, U+d3c9, U+d488, U+d544, U+d559, U+d56d, U+d588, U+d615, U+d648, U+d655, U+d658, U+d65c;</text:span></text:p>
      <text:p text:style-name="P2">}</text:p>
      <text:p text:style-name="P2">/* [11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7.woff2);</text:span></text:p>
      <text:p text:style-name="P4"><text:s text:c="2"/><text:span text:style-name="T2">unicode-range: U+d, U+48, U+7c, U+ac10, U+ac15, U+ac74, U+ac80, U+ac83, U+acc4, U+ad11, U+ad50, U+ad6d, U+adfc, U+ae00, U+ae08, U+ae4c, U+b0a8, U+b124, U+b144, U+b178, U+b274, U+b2a5, U+b2e8, U+b2f9, U+b354, U+b370, U+b418, U+b41c, U+b4f1, U+b514, U+b798, U+b808, U+b824-b825, U+b8cc, U+b978, U+b9d0, U+b9e4, U+baa9, U+bb3c, U+bc18, U+bc1c, U+bc30, U+bc84, U+bcf5, U+bcf8, U+bd84, U+be0c, U+be14, U+c0b0, U+c0c9, U+c0dd, U+c124, U+c2dd, U+c2e4, U+c2ec, U+c54c, U+c57c-c57d, U+c591, U+c5c5-c5c6, U+c5ed, U+c608, U+c640, U+c6b8, U+c6d4, U+c784, U+c7ac, U+c800-c801, U+c9c1, U+c9d1, U+cc28, U+cc98, U+cc9c, U+ccad, U+cd5c, U+cd94, U+cd9c, U+cde8, U+ce68, U+cf54, U+d0dc, U+d14c, U+d1a0, U+d1b5, U+d2f0, U+d30c, U+d310, U+d398, U+d45c, U+d50c, U+d53c, U+d560, U+d568, U+d589, U+d604, U+d6c4, U+d788;</text:span></text:p>
      <text:p text:style-name="P2">}</text:p>
      <text:p text:style-name="P2">/* [11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7SDn90Gmq2mr3blnHaTZXduUBwuF9Wxop-KlAZIoTrf6uFZh_9Q.118.woff2);</text:span></text:p>
      <text:p text:style-name="P4"><text:s text:c="2"/><text:span text:style-name="T2">unicode-range: U+39, U+49, U+4d-4e, U+a0, U+ac04, U+ac1c, U+ac70, U+ac8c, U+acbd, U+acf5, U+acfc, U+ad00, U+ad6c, U+adf8, U+b098, U+b0b4, U+b294, U+b2c8, U+b300, U+b3c4, U+b3d9, U+b4dc, U+b4e4, U+b77c, U+b7ec, U+b85d, U+b97c, U+b9c8, U+b9cc, U+ba54, U+ba74, U+ba85, U+baa8, U+bb34, U+bb38, U+bbf8, U+bc14, U+bc29, U+bc88, U+bcf4, U+bd80, U+be44, U+c0c1, U+c11c, U+c120, U+c131, U+c138, U+c18c, U+c218, U+c2b5, U+c2e0, U+c544, U+c548, U+c5b4, U+c5d0, U+c5ec, U+c5f0, U+c601, U+c624, U+c694, U+c6a9, U+c6b0, U+c6b4, U+c6d0, U+c704, U+c720, U+c73c, U+c740, U+c744, U+c74c, U+c758, U+c77c, U+c785, U+c788, U+c790-c791, U+c7a5, U+c804, U+c815, U+c81c, U+c870, U+c8fc, U+c911, U+c9c4, U+ccb4, U+ce58, U+ce74, U+d06c, U+d0c0, U+d130, U+d2b8, U+d3ec, U+d504, U+d55c, U+d569, U+d574, U+d638, U+d654, U+d68c;</text:span></text:p>
      <text:p text:style-name="P2">}</text:p>
      <text:p text:style-name="P2">/* [11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7SDn90Gmq2mr3blnHaTZXduUBwuF9Wxop-KlAZIoTrf6uFZh_9Q.119.woff2);</text:span></text:p>
      <text:p text:style-name="P4"><text:s text:c="2"/><text:span text:style-name="T2">unicode-range: U+20-22, U+27-2a, U+2c-38, U+3a-3b, U+3f, U+41-47, U+4a-4c, U+4f-5d, U+61-7b, U+7d, U+a1, U+ab, U+ae, U+b7, U+bb, U+bf, U+2013-2014, U+201c-201d, U+2122, U+ac00, U+ace0, U+ae30, U+b2e4, U+b85c, U+b9ac, U+c0ac, U+c2a4, U+c2dc, U+c774, U+c778, U+c9c0, U+d558;</text:span></text:p>
      <text:p text:style-name="P2">}</text:p>
      <text:p text:style-name="P2">/* [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0.woff2);</text:span></text:p>
      <text:p text:style-name="P4"><text:s text:c="2"/><text:span text:style-name="T2">unicode-range: U+f9ca-fa0b, U+ff03-ff05, U+ff07, U+ff0a-ff0b, U+ff0d-ff19, U+ff1b, U+ff1d, U+ff20-ff5b, U+ff5d, U+ffe0-ffe3, U+ffe5-ffe6;</text:span></text:p>
      <text:p text:style-name="P2">}</text:p>
      <text:p text:style-name="P2">/* [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.woff2);</text:span></text:p>
      <text:p text:style-name="P4"><text:s text:c="2"/><text:span text:style-name="T2">unicode-range: U+f92f-f980, U+f982-f9c9;</text:span></text:p>
      <text:p text:style-name="P2">}</text:p>
      <text:p text:style-name="P2">/* [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mSDn90Gmq2mr3blnHaTZXTjhH8O4xIn9V9qdcXo8YlPu-H40amXOQLQ.2.woff2);</text:span></text:p>
      <text:p text:style-name="P4"><text:s text:c="2"/><text:span text:style-name="T2">unicode-range: U+d723-d728, U+d72a-d733, U+d735-d748, U+d74a-d74f, U+d752-d753, U+d755-d757, U+d75a-d75f, U+d762-d764, U+d766-d768, U+d76a-d76b, U+d76d-d76f, U+d771-d787, U+d789-d78b, U+d78d-d78f, U+d791-d797, U+d79a, U+d79c, U+d79e-d7a3, U+f900-f909, U+f90b-f92e;</text:span></text:p>
      <text:p text:style-name="P2">}</text:p>
      <text:p text:style-name="P2">/* [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.woff2);</text:span></text:p>
      <text:p text:style-name="P4"><text:s text:c="2"/><text:span text:style-name="T2">unicode-range: U+d679-d68b, U+d68e-d69e, U+d6a0, U+d6a2-d6a7, U+d6a9-d6c3, U+d6c6-d6c7, U+d6c9-d6cb, U+d6cd-d6d3, U+d6d5-d6d6, U+d6d8-d6e3, U+d6e5-d6e7, U+d6e9-d6fb, U+d6fd-d717, U+d719-d71f, U+d721-d722;</text:span></text:p>
      <text:p text:style-name="P2">}</text:p>
      <text:p text:style-name="P2">/* [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.woff2);</text:span></text:p>
      <text:p text:style-name="P4"><text:s text:c="2"/><text:span text:style-name="T2">unicode-range: U+d5bc-d5c7, U+d5ca-d5cb, U+d5cd-d5cf, U+d5d1-d5d7, U+d5d9-d5da, U+d5dc, U+d5de-d5e3, U+d5e6-d5e7, U+d5e9-d5eb, U+d5ed-d5f6, U+d5f8, U+d5fa-d5ff, U+d602-d603, U+d605-d607, U+d609-d60f, U+d612-d613, U+d616-d61b, U+d61d-d637, U+d63a-d63b, U+d63d-d63f, U+d641-d647, U+d64a-d64c, U+d64e-d653, U+d656-d657, U+d659-d65b, U+d65d-d666, U+d668, U+d66a-d678;</text:span></text:p>
      <text:p text:style-name="P2">}</text:p>
      <text:p text:style-name="P2">/* [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.woff2);</text:span></text:p>
      <text:p text:style-name="P4"><text:s text:c="2"/><text:span text:style-name="T2">unicode-range: U+d507, U+d509-d50b, U+d50d-d513, U+d515-d53b, U+d53e-d53f, U+d541-d543, U+d545-d54c, U+d54e, U+d550, U+d552-d557, U+d55a-d55b, U+d55d-d55f, U+d561-d564, U+d566-d567, U+d56a, U+d56c, U+d56e-d573, U+d576-d577, U+d579-d583, U+d585-d586, U+d58a-d5a4, U+d5a6-d5bb;</text:span></text:p>
      <text:p text:style-name="P2">}</text:p>
      <text:p text:style-name="P2">/* [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.woff2);</text:span></text:p>
      <text:p text:style-name="P4"><text:soft-page-break/><text:s text:c="2"/><text:span text:style-name="T2">unicode-range: U+d464-d477, U+d47a-d47b, U+d47d-d47f, U+d481-d487, U+d489-d48a, U+d48c, U+d48e-d4e7, U+d4e9-d503, U+d505-d506;</text:span></text:p>
      <text:p text:style-name="P2">}</text:p>
      <text:p text:style-name="P2">/* [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.woff2);</text:span></text:p>
      <text:p text:style-name="P4"><text:s text:c="2"/><text:span text:style-name="T2">unicode-range: U+d3bf-d3c7, U+d3ca-d3cf, U+d3d1-d3eb, U+d3ee-d3ef, U+d3f1-d3f3, U+d3f5-d3fb, U+d3fd-d400, U+d402-d45b, U+d45d-d463;</text:span></text:p>
      <text:p text:style-name="P2">}</text:p>
      <text:p text:style-name="P2">/* [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.woff2);</text:span></text:p>
      <text:p text:style-name="P4"><text:s text:c="2"/><text:span text:style-name="T2">unicode-range: U+d2ff, U+d302-d304, U+d306-d30b, U+d30f, U+d311-d313, U+d315-d31b, U+d31e, U+d322-d324, U+d326-d327, U+d32a-d32b, U+d32d-d32f, U+d331-d337, U+d339-d33c, U+d33e-d37b, U+d37e-d37f, U+d381-d383, U+d385-d38b, U+d38e-d390, U+d392-d397, U+d39a-d39b, U+d39d-d39f, U+d3a1-d3a7, U+d3a9-d3aa, U+d3ac, U+d3ae-d3b3, U+d3b5-d3b7, U+d3b9-d3bb, U+d3bd-d3be;</text:span></text:p>
      <text:p text:style-name="P2">}</text:p>
      <text:p text:style-name="P2">/* [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.woff2);</text:span></text:p>
      <text:p text:style-name="P4"><text:s text:c="2"/><text:span text:style-name="T2">unicode-range: U+d257-d27f, U+d281-d29b, U+d29d-d29f, U+d2a1-d2ab, U+d2ad-d2b7, U+d2ba-d2bb, U+d2bd-d2bf, U+d2c1-d2c7, U+d2c9-d2ef, U+d2f2-d2f3, U+d2f5-d2f7, U+d2f9-d2fe;</text:span></text:p>
      <text:p text:style-name="P2">}</text:p>
      <text:p text:style-name="P2">/* [1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.woff2);</text:span></text:p>
      <text:p text:style-name="P4"><text:s text:c="2"/><text:span text:style-name="T2">unicode-range: U+d1b4, U+d1b6-d1f3, U+d1f5-d22b, U+d22e-d22f, U+d231-d233, U+d235-d23b, U+d23d-d240, U+d242-d256;</text:span></text:p>
      <text:p text:style-name="P2">}</text:p>
      <text:p text:style-name="P2">/* [1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oft-page-break/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.woff2);</text:span></text:p>
      <text:p text:style-name="P4"><text:s text:c="2"/><text:span text:style-name="T2">unicode-range: U+d105-d12f, U+d132-d133, U+d135-d137, U+d139-d13f, U+d141-d142, U+d144, U+d146-d14b, U+d14e-d14f, U+d151-d153, U+d155-d15b, U+d15e-d187, U+d189-d19f, U+d1a2-d1a3, U+d1a5-d1a7, U+d1a9-d1af, U+d1b2-d1b3;</text:span></text:p>
      <text:p text:style-name="P2">}</text:p>
      <text:p text:style-name="P2">/* [1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2.woff2);</text:span></text:p>
      <text:p text:style-name="P4"><text:s text:c="2"/><text:span text:style-name="T2">unicode-range: U+d04b-d04f, U+d051-d057, U+d059-d06b, U+d06d-d06f, U+d071-d073, U+d075-d07b, U+d07e-d0a3, U+d0a6-d0a7, U+d0a9-d0ab, U+d0ad-d0b3, U+d0b6, U+d0b8, U+d0ba-d0bf, U+d0c2-d0c3, U+d0c5-d0c7, U+d0c9-d0cf, U+d0d2, U+d0d6-d0db, U+d0de-d0df, U+d0e1-d0e3, U+d0e5-d0eb, U+d0ee-d0f0, U+d0f2-d104;</text:span></text:p>
      <text:p text:style-name="P2">}</text:p>
      <text:p text:style-name="P2">/* [1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3.woff2);</text:span></text:p>
      <text:p text:style-name="P4"><text:s text:c="2"/><text:span text:style-name="T2">unicode-range: U+cfa2-cfc3, U+cfc5-cfdf, U+cfe2-cfe3, U+cfe5-cfe7, U+cfe9-cff4, U+cff6-cffb, U+cffd-cfff, U+d001-d003, U+d005-d017, U+d019-d033, U+d036-d037, U+d039-d03b, U+d03d-d04a;</text:span></text:p>
      <text:p text:style-name="P2">}</text:p>
      <text:p text:style-name="P2">/* [1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4.woff2);</text:span></text:p>
      <text:p text:style-name="P4"><text:s text:c="2"/><text:span text:style-name="T2">unicode-range: U+cef0-cef3, U+cef6, U+cef9-ceff, U+cf01-cf03, U+cf05-cf07, U+cf09-cf0f, U+cf11-cf12, U+cf14-cf1b, U+cf1d-cf1f, U+cf21-cf2f, U+cf31-cf53, U+cf56-cf57, U+cf59-cf5b, U+cf5d-cf63, U+cf66, U+cf68, U+cf6a-cf6f, U+cf71-cf84, U+cf86-cf8b, U+cf8d-cfa1;</text:span></text:p>
      <text:p text:style-name="P2">}</text:p>
      <text:p text:style-name="P2">/* [1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5.woff2);</text:span></text:p>
      <text:p text:style-name="P4"><text:soft-page-break/><text:s text:c="2"/><text:span text:style-name="T2">unicode-range: U+ce3c-ce57, U+ce5a-ce5b, U+ce5d-ce5f, U+ce61-ce67, U+ce6a, U+ce6c, U+ce6e-ce73, U+ce76-ce77, U+ce79-ce7b, U+ce7d-ce83, U+ce85-ce88, U+ce8a-ce8f, U+ce91-ce93, U+ce95-ce97, U+ce99-ce9f, U+cea2, U+cea4-ceab, U+cead-cee3, U+cee6-cee7, U+cee9-ceeb, U+ceed-ceef;</text:span></text:p>
      <text:p text:style-name="P2">}</text:p>
      <text:p text:style-name="P2">/* [1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6.woff2);</text:span></text:p>
      <text:p text:style-name="P4"><text:s text:c="2"/><text:span text:style-name="T2">unicode-range: U+cd92-cd93, U+cd96-cd97, U+cd99-cd9b, U+cd9d-cda3, U+cda6-cda8, U+cdaa-cdaf, U+cdb1-cdc3, U+cdc5-cdcb, U+cdcd-cde7, U+cde9-ce03, U+ce05-ce1f, U+ce22-ce34, U+ce36-ce3b;</text:span></text:p>
      <text:p text:style-name="P2">}</text:p>
      <text:p text:style-name="P2">/* [1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7.woff2);</text:span></text:p>
      <text:p text:style-name="P4"><text:s text:c="2"/><text:span text:style-name="T2">unicode-range: U+ccef-cd07, U+cd0a-cd0b, U+cd0d-cd1a, U+cd1c, U+cd1e-cd2b, U+cd2d-cd5b, U+cd5d-cd77, U+cd79-cd91;</text:span></text:p>
      <text:p text:style-name="P2">}</text:p>
      <text:p text:style-name="P2">/* [1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8.woff2);</text:span></text:p>
      <text:p text:style-name="P4"><text:s text:c="2"/><text:span text:style-name="T2">unicode-range: U+cc3f-cc43, U+cc46-cc47, U+cc49-cc4b, U+cc4d-cc53, U+cc55-cc58, U+cc5a-cc5f, U+cc61-cc97, U+cc9a-cc9b, U+cc9d-cc9f, U+cca1-cca7, U+ccaa, U+ccac, U+ccae-ccb3, U+ccb6-ccb7, U+ccb9-ccbb, U+ccbd-cccf, U+ccd1-cce3, U+cce5-ccee;</text:span></text:p>
      <text:p text:style-name="P2">}</text:p>
      <text:p text:style-name="P2">/* [1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9.woff2);</text:span></text:p>
      <text:p text:style-name="P4"><text:s text:c="2"/><text:span text:style-name="T2">unicode-range: U+cb91-cbd3, U+cbd5-cbe3, U+cbe5-cc0b, U+cc0e-cc0f, U+cc11-cc13, U+cc15-cc1b, U+cc1d-cc20, U+cc23-cc27, U+cc2a-cc2b, U+cc2d, U+cc2f, U+cc31-cc37, U+cc3a, U+cc3c;</text:span></text:p>
      <text:p text:style-name="P2">}</text:p>
      <text:p text:style-name="P2">/* [20] */</text:p>
      <text:p text:style-name="P2">@font-face {</text:p>
      <text:p text:style-name="P4"><text:s text:c="2"/><text:span text:style-name="T2">font-family: Noto Serif KR;</text:span></text:p>
      <text:p text:style-name="P4"><text:soft-page-break/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0.woff2);</text:span></text:p>
      <text:p text:style-name="P4"><text:s text:c="2"/><text:span text:style-name="T2">unicode-range: U+caf4-cb47, U+cb4a-cb90;</text:span></text:p>
      <text:p text:style-name="P2">}</text:p>
      <text:p text:style-name="P2">/* [2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1.woff2);</text:span></text:p>
      <text:p text:style-name="P4"><text:s text:c="2"/><text:span text:style-name="T2">unicode-range: U+ca4a-ca4b, U+ca4e-ca4f, U+ca51-ca53, U+ca55-ca5b, U+ca5d-ca60, U+ca62-ca83, U+ca85-cabb, U+cabe-cabf, U+cac1-cac3, U+cac5-cacb, U+cacd-cad0, U+cad2, U+cad4-cad8, U+cada-caf3;</text:span></text:p>
      <text:p text:style-name="P2">}</text:p>
      <text:p text:style-name="P2">/* [2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2.woff2);</text:span></text:p>
      <text:p text:style-name="P4"><text:s text:c="2"/><text:span text:style-name="T2">unicode-range: U+c996-c997, U+c99a-c99c, U+c99e-c9bf, U+c9c2-c9c3, U+c9c5-c9c7, U+c9c9-c9cf, U+c9d2, U+c9d4, U+c9d7-c9d8, U+c9db, U+c9de-c9df, U+c9e1-c9e3, U+c9e5-c9e6, U+c9e8-c9eb, U+c9ee-c9f0, U+c9f2-c9f7, U+c9f9-ca0b, U+ca0d-ca28, U+ca2a-ca49;</text:span></text:p>
      <text:p text:style-name="P2">}</text:p>
      <text:p text:style-name="P2">/* [2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3.woff2);</text:span></text:p>
      <text:p text:style-name="P4"><text:s text:c="2"/><text:span text:style-name="T2">unicode-range: U+c8e9-c8f4, U+c8f6-c8fb, U+c8fe-c8ff, U+c901-c903, U+c905-c90b, U+c90e-c910, U+c912-c917, U+c919-c92b, U+c92d-c94f, U+c951-c953, U+c955-c96b, U+c96d-c973, U+c975-c987, U+c98a-c98b, U+c98d-c98f, U+c991-c995;</text:span></text:p>
      <text:p text:style-name="P2">}</text:p>
      <text:p text:style-name="P2">/* [2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4.woff2);</text:span></text:p>
      <text:p text:style-name="P4"><text:s text:c="2"/><text:span text:style-name="T2">unicode-range: U+c841-c84b, U+c84d-c86f, U+c872-c873, U+c875-c877, U+c879-c87f, U+c882-c884, U+c887-c88a, U+c88d-c8c3, U+c8c5-c8df, U+c8e1-c8e8;</text:span></text:p>
      <text:p text:style-name="P2">}</text:p>
      <text:p text:style-name="P2"><text:soft-page-break/>/* [2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5.woff2);</text:span></text:p>
      <text:p text:style-name="P4"><text:s text:c="2"/><text:span text:style-name="T2">unicode-range: U+c779-c77b, U+c77e-c782, U+c786, U+c78b, U+c78d, U+c78f, U+c792-c793, U+c795, U+c797, U+c799-c79f, U+c7a2, U+c7a7-c7ab, U+c7ae-c7bb, U+c7bd-c7c0, U+c7c2-c7c7, U+c7c9-c7dc, U+c7de-c7ff, U+c802-c803, U+c805-c807, U+c809, U+c80b-c80f, U+c812, U+c814, U+c817-c81b, U+c81e-c81f, U+c821-c823, U+c825-c82e, U+c830-c837, U+c839-c83b, U+c83d-c840;</text:span></text:p>
      <text:p text:style-name="P2">}</text:p>
      <text:p text:style-name="P2">/* [2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6.woff2);</text:span></text:p>
      <text:p text:style-name="P4"><text:s text:c="2"/><text:span text:style-name="T2">unicode-range: U+c6bb-c6bf, U+c6c2, U+c6c4, U+c6c6-c6cb, U+c6ce-c6cf, U+c6d1-c6d3, U+c6d5-c6db, U+c6dd-c6df, U+c6e1-c6e7, U+c6e9-c6eb, U+c6ed-c6ef, U+c6f1-c6f8, U+c6fa-c703, U+c705-c707, U+c709-c70b, U+c70d-c716, U+c718, U+c71a-c71f, U+c722-c723, U+c725-c727, U+c729-c734, U+c736-c73b, U+c73e-c73f, U+c741-c743, U+c745-c74b, U+c74e-c750, U+c752-c757, U+c759-c773, U+c776-c777;</text:span></text:p>
      <text:p text:style-name="P2">}</text:p>
      <text:p text:style-name="P2">/* [2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7.woff2);</text:span></text:p>
      <text:p text:style-name="P4"><text:s text:c="2"/><text:span text:style-name="T2">unicode-range: U+c5f5-c5fb, U+c5fe, U+c602-c605, U+c607, U+c609-c60f, U+c611-c61a, U+c61c-c623, U+c626-c627, U+c629-c62b, U+c62d, U+c62f-c632, U+c636, U+c638, U+c63a-c63f, U+c642-c643, U+c645-c647, U+c649-c652, U+c656-c65b, U+c65d-c65f, U+c661-c663, U+c665-c677, U+c679-c67b, U+c67d-c693, U+c696-c697, U+c699-c69b, U+c69d-c6a3, U+c6a6, U+c6a8, U+c6aa-c6af, U+c6b2-c6b3, U+c6b5-c6b7, U+c6b9-c6ba;</text:span></text:p>
      <text:p text:style-name="P2">}</text:p>
      <text:p text:style-name="P2">/* [2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8.woff2);</text:span></text:p>
      <text:p text:style-name="P4"><text:s text:c="2"/><text:span text:style-name="T2">unicode-range: U+c517-c527, U+c52a-c52b, U+c52d-c52f, U+c531-c538, U+c53a, U+c53c, U+c53e-c543, U+c546-c547, U+c54b, U+c54d-c552, U+c556, U+c55a-c55b, U+c55d, U+c55f, U+c562-c563, U+c565-c567, U+c569-c56f, U+c572, U+c574, U+c576-c57b, U+c57e-c57f, U+c581-c583, U+c585-c586, U+c588-c58b, U+c58e, U+c590, U+c592-c596, U+c599-</text:span><text:soft-page-break/><text:span text:style-name="T2">c5b3, U+c5b6-c5b7, U+c5ba, U+c5be-c5c3, U+c5ca-c5cb, U+c5cd, U+c5cf, U+c5d2-c5d3, U+c5d5-c5d7, U+c5d9-c5df, U+c5e1-c5e2, U+c5e4, U+c5e6-c5eb, U+c5ef, U+c5f1-c5f3;</text:span></text:p>
      <text:p text:style-name="P2">}</text:p>
      <text:p text:style-name="P2">/* [2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29.woff2);</text:span></text:p>
      <text:p text:style-name="P4"><text:s text:c="2"/><text:span text:style-name="T2">unicode-range: U+c475-c4ef, U+c4f2-c4f3, U+c4f5-c4f7, U+c4f9-c4ff, U+c502-c50b, U+c50d-c516;</text:span></text:p>
      <text:p text:style-name="P2">}</text:p>
      <text:p text:style-name="P2">/* [3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0.woff2);</text:span></text:p>
      <text:p text:style-name="P4"><text:s text:c="2"/><text:span text:style-name="T2">unicode-range: U+c3d0-c3d7, U+c3da-c3db, U+c3dd-c3de, U+c3e1-c3ec, U+c3ee-c3f3, U+c3f5-c42b, U+c42d-c463, U+c466-c474;</text:span></text:p>
      <text:p text:style-name="P2">}</text:p>
      <text:p text:style-name="P2">/* [3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1.woff2);</text:span></text:p>
      <text:p text:style-name="P4"><text:s text:c="2"/><text:span text:style-name="T2">unicode-range: U+c32b-c367, U+c36a-c36b, U+c36d-c36f, U+c371-c377, U+c37a-c37b, U+c37e-c383, U+c385-c387, U+c389-c3cf;</text:span></text:p>
      <text:p text:style-name="P2">}</text:p>
      <text:p text:style-name="P2">/* [3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2.woff2);</text:span></text:p>
      <text:p text:style-name="P4"><text:s text:c="2"/><text:span text:style-name="T2">unicode-range: U+c26a-c26b, U+c26d-c26f, U+c271-c273, U+c275-c27b, U+c27e-c287, U+c289-c28f, U+c291-c297, U+c299-c29a, U+c29c-c2a3, U+c2a5-c2a7, U+c2a9-c2ab, U+c2ad-c2b3, U+c2b6, U+c2b8, U+c2ba-c2bb, U+c2bd-c2db, U+c2de-c2df, U+c2e1-c2e2, U+c2e5-c2ea, U+c2ee, U+c2f0, U+c2f2-c2f5, U+c2f7, U+c2fa-c2fb, U+c2fd-c2ff, U+c301-c307, U+c309-c30c, U+c30e-c312, U+c315-c323, U+c325-c328, U+c32a;</text:span></text:p>
      <text:p text:style-name="P2">}</text:p>
      <text:p text:style-name="P2">/* [3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3.woff2);</text:span></text:p>
      <text:p text:style-name="P4"><text:s text:c="2"/><text:span text:style-name="T2">unicode-range: U+c1bc-c1c3, U+c1c5-c1df, U+c1e1-c1fb, U+c1fd-c203, U+c205-c20c, U+c20e, U+c210-c217, U+c21a-c21b, U+c21d-c21e, U+c221-c227, U+c229-c22a, U+c22c, U+c22e, U+c230, U+c233-c24f, U+c251-c257, U+c259-c269;</text:span></text:p>
      <text:p text:style-name="P2">}</text:p>
      <text:p text:style-name="P2">/* [3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4.woff2);</text:span></text:p>
      <text:p text:style-name="P4"><text:s text:c="2"/><text:span text:style-name="T2">unicode-range: U+c101-c11b, U+c11f, U+c121-c123, U+c125-c12b, U+c12e, U+c132-c137, U+c13a-c13b, U+c13d-c13f, U+c141-c147, U+c14a, U+c14c-c153, U+c155-c157, U+c159-c15b, U+c15d-c166, U+c169-c16f, U+c171-c177, U+c179-c18b, U+c18e-c18f, U+c191-c193, U+c195-c19b, U+c19d-c19e, U+c1a0, U+c1a2-c1a4, U+c1a6-c1bb;</text:span></text:p>
      <text:p text:style-name="P2">}</text:p>
      <text:p text:style-name="P2">/* [3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5.woff2);</text:span></text:p>
      <text:p text:style-name="P4"><text:s text:c="2"/><text:span text:style-name="T2">unicode-range: U+c049-c057, U+c059-c05b, U+c05d-c05f, U+c061-c067, U+c069-c08f, U+c091-c0ab, U+c0ae-c0af, U+c0b1-c0b3, U+c0b5, U+c0b7-c0bb, U+c0be, U+c0c2-c0c7, U+c0ca-c0cb, U+c0cd-c0cf, U+c0d1-c0d7, U+c0d9-c0da, U+c0dc, U+c0de-c0e3, U+c0e5-c0eb, U+c0ed-c0f3, U+c0f6, U+c0f8, U+c0fa-c0ff;</text:span></text:p>
      <text:p text:style-name="P2">}</text:p>
      <text:p text:style-name="P2">/* [3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6.woff2);</text:span></text:p>
      <text:p text:style-name="P4"><text:s text:c="2"/><text:span text:style-name="T2">unicode-range: U+bfa7-bfaf, U+bfb1-bfc4, U+bfc6-bfcb, U+bfce-bfcf, U+bfd1-bfd3, U+bfd5-bfdb, U+bfdd-c048;</text:span></text:p>
      <text:p text:style-name="P2">}</text:p>
      <text:p text:style-name="P2">/* [3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7.woff2);</text:span></text:p>
      <text:p text:style-name="P4"><text:s text:c="2"/><text:span text:style-name="T2">unicode-range: U+bf07, U+bf09-bf3f, U+bf41-bf4f, U+bf52-bf54, U+bf56-bfa6;</text:span></text:p>
      <text:p text:style-name="P2">}</text:p>
      <text:p text:style-name="P2"><text:soft-page-break/>/* [3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8.woff2);</text:span></text:p>
      <text:p text:style-name="P4"><text:s text:c="2"/><text:span text:style-name="T2">unicode-range: U+be56, U+be58, U+be5c-be5f, U+be62-be63, U+be65-be67, U+be69-be74, U+be76-be7b, U+be7e-be7f, U+be81-be8e, U+be90, U+be92-bea7, U+bea9-becf, U+bed2-bed3, U+bed5-bed6, U+bed9-bee3, U+bee6-bf06;</text:span></text:p>
      <text:p text:style-name="P2">}</text:p>
      <text:p text:style-name="P2">/* [3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39.woff2);</text:span></text:p>
      <text:p text:style-name="P4"><text:s text:c="2"/><text:span text:style-name="T2">unicode-range: U+bdb0-bdd3, U+bdd5-bdef, U+bdf1-be0b, U+be0d-be0f, U+be11-be13, U+be15-be43, U+be46-be47, U+be49-be4b, U+be4d-be53;</text:span></text:p>
      <text:p text:style-name="P2">}</text:p>
      <text:p text:style-name="P2">/* [4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0.woff2);</text:span></text:p>
      <text:p text:style-name="P4"><text:s text:c="2"/><text:span text:style-name="T2">unicode-range: U+bd03, U+bd06, U+bd08, U+bd0a-bd0f, U+bd11-bd22, U+bd25-bd47, U+bd49-bd58, U+bd5a-bd7f, U+bd82-bd83, U+bd85-bd87, U+bd8a-bd8f, U+bd91-bd92, U+bd94, U+bd96-bd98, U+bd9a-bdaf;</text:span></text:p>
      <text:p text:style-name="P2">}</text:p>
      <text:p text:style-name="P2">/* [4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1.woff2);</text:span></text:p>
      <text:p text:style-name="P4"><text:s text:c="2"/><text:span text:style-name="T2">unicode-range: U+bc4e-bc83, U+bc86-bc87, U+bc89-bc8b, U+bc8d-bc93, U+bc96, U+bc98, U+bc9b-bc9f, U+bca2-bca3, U+bca5-bca7, U+bca9-bcb2, U+bcb4-bcbb, U+bcbe-bcbf, U+bcc1-bcc3, U+bcc5-bccc, U+bcce-bcd0, U+bcd2-bcd4, U+bcd6-bcf3, U+bcf7, U+bcf9-bcfb, U+bcfd-bd02;</text:span></text:p>
      <text:p text:style-name="P2">}</text:p>
      <text:p text:style-name="P2">/* [4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mSDn90Gmq2mr3blnHaTZXTjhH8O4xIn9V9qdcXo8YlPu-H40amXOQLQ.42.woff2);</text:span></text:p>
      <text:p text:style-name="P4"><text:s text:c="2"/><text:span text:style-name="T2">unicode-range: U+bb90-bba3, U+bba5-bbab, U+bbad-bbbf, U+bbc1-bbf7, U+bbfa-bbfb, U+bbfd-bbfe, U+bc01-bc07, U+bc09-bc0a, U+bc0e, U+bc10, U+bc12-bc13, U+bc17, U+bc19-bc1a, U+bc1e, U+bc20-bc23, U+bc26, U+bc28, U+bc2a-bc2c, U+bc2e-bc2f, U+bc32-bc33, U+bc35-bc37, U+bc39-bc3f, U+bc41-bc42, U+bc44, U+bc46-bc48, U+bc4a-bc4d;</text:span></text:p>
      <text:p text:style-name="P2">}</text:p>
      <text:p text:style-name="P2">/* [4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3.woff2);</text:span></text:p>
      <text:p text:style-name="P4"><text:s text:c="2"/><text:span text:style-name="T2">unicode-range: U+bae6-bafb, U+bafd-bb17, U+bb19-bb33, U+bb37, U+bb39-bb3a, U+bb3d-bb43, U+bb45-bb46, U+bb48, U+bb4a-bb4f, U+bb51-bb53, U+bb55-bb57, U+bb59-bb62, U+bb64-bb8f;</text:span></text:p>
      <text:p text:style-name="P2">}</text:p>
      <text:p text:style-name="P2">/* [4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4.woff2);</text:span></text:p>
      <text:p text:style-name="P4"><text:s text:c="2"/><text:span text:style-name="T2">unicode-range: U+ba30-ba37, U+ba3a-ba3b, U+ba3d-ba3f, U+ba41-ba47, U+ba49-ba4a, U+ba4c, U+ba4e-ba53, U+ba56-ba57, U+ba59-ba5b, U+ba5d-ba63, U+ba65-ba66, U+ba68-ba6f, U+ba71-ba73, U+ba75-ba77, U+ba79-ba84, U+ba86, U+ba88-baa7, U+baaa, U+baad-baaf, U+bab1-bab7, U+baba, U+babc, U+babe-bae5;</text:span></text:p>
      <text:p text:style-name="P2">}</text:p>
      <text:p text:style-name="P2">/* [4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5.woff2);</text:span></text:p>
      <text:p text:style-name="P4"><text:s text:c="2"/><text:span text:style-name="T2">unicode-range: U+b96e-b973, U+b976-b977, U+b979-b97b, U+b97d-b983, U+b986, U+b988, U+b98a-b98d, U+b98f-b9ab, U+b9ae-b9af, U+b9b1-b9b3, U+b9b5-b9bb, U+b9be, U+b9c0, U+b9c2-b9c7, U+b9ca-b9cb, U+b9cd, U+b9d2-b9d7, U+b9da, U+b9dc, U+b9df-b9e0, U+b9e2, U+b9e6-b9e7, U+b9e9-b9f3, U+b9f6, U+b9f8, U+b9fb-ba2f;</text:span></text:p>
      <text:p text:style-name="P2">}</text:p>
      <text:p text:style-name="P2">/* [4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6.woff2);</text:span></text:p>
      <text:p text:style-name="P4"><text:soft-page-break/><text:s text:c="2"/><text:span text:style-name="T2">unicode-range: U+b8bf-b8cb, U+b8cd-b8e0, U+b8e2-b8e7, U+b8ea-b8eb, U+b8ed-b8ef, U+b8f1-b8f7, U+b8fa, U+b8fc, U+b8fe-b903, U+b905-b917, U+b919-b91f, U+b921-b93b, U+b93d-b957, U+b95a-b95b, U+b95d-b95f, U+b961-b967, U+b969-b96c;</text:span></text:p>
      <text:p text:style-name="P2">}</text:p>
      <text:p text:style-name="P2">/* [4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7.woff2);</text:span></text:p>
      <text:p text:style-name="P4"><text:s text:c="2"/><text:span text:style-name="T2">unicode-range: U+b80d-b80f, U+b811-b817, U+b81a, U+b81c-b823, U+b826-b827, U+b829-b82b, U+b82d-b833, U+b836, U+b83a-b83f, U+b841-b85b, U+b85e-b85f, U+b861-b863, U+b865-b86b, U+b86e, U+b870, U+b872-b8af, U+b8b1-b8be;</text:span></text:p>
      <text:p text:style-name="P2">}</text:p>
      <text:p text:style-name="P2">/* [4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8.woff2);</text:span></text:p>
      <text:p text:style-name="P4"><text:s text:c="2"/><text:span text:style-name="T2">unicode-range: U+b74d-b75f, U+b761-b763, U+b765-b774, U+b776-b77b, U+b77e-b77f, U+b781-b783, U+b785-b78b, U+b78e, U+b792-b796, U+b79a-b79b, U+b79d-b7a7, U+b7aa, U+b7ae-b7b3, U+b7b6-b7c8, U+b7ca-b7eb, U+b7ee-b7ef, U+b7f1-b7f3, U+b7f5-b7fb, U+b7fe, U+b802-b806, U+b80a-b80b;</text:span></text:p>
      <text:p text:style-name="P2">}</text:p>
      <text:p text:style-name="P2">/* [4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49.woff2);</text:span></text:p>
      <text:p text:style-name="P4"><text:s text:c="2"/><text:span text:style-name="T2">unicode-range: U+b6a7-b6aa, U+b6ac-b6b0, U+b6b2-b6ef, U+b6f1-b727, U+b72a-b72b, U+b72d-b72e, U+b731-b737, U+b739-b73a, U+b73c-b743, U+b745-b74c;</text:span></text:p>
      <text:p text:style-name="P2">}</text:p>
      <text:p text:style-name="P2">/* [5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0.woff2);</text:span></text:p>
      <text:p text:style-name="P4"><text:s text:c="2"/><text:span text:style-name="T2">unicode-range: U+b605-b60f, U+b612-b617, U+b619-b624, U+b626-b69b, U+b69e-b6a3, U+b6a5-b6a6;</text:span></text:p>
      <text:p text:style-name="P2">}</text:p>
      <text:p text:style-name="P2">/* [5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oft-page-break/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1.woff2);</text:span></text:p>
      <text:p text:style-name="P4"><text:s text:c="2"/><text:span text:style-name="T2">unicode-range: U+b55f, U+b562-b583, U+b585-b59f, U+b5a2-b5a3, U+b5a5-b5a7, U+b5a9-b5b2, U+b5b5-b5ba, U+b5bd-b604;</text:span></text:p>
      <text:p text:style-name="P2">}</text:p>
      <text:p text:style-name="P2">/* [5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2.woff2);</text:span></text:p>
      <text:p text:style-name="P4"><text:s text:c="2"/><text:span text:style-name="T2">unicode-range: U+b4a5-b4b6, U+b4b8-b4bf, U+b4c1-b4c7, U+b4c9-b4db, U+b4de-b4df, U+b4e1-b4e2, U+b4e5-b4eb, U+b4ee, U+b4f0, U+b4f2-b513, U+b516-b517, U+b519-b51a, U+b51d-b523, U+b526, U+b528, U+b52b-b52f, U+b532-b533, U+b535-b537, U+b539-b53f, U+b541-b544, U+b546-b54b, U+b54d-b54f, U+b551-b55b, U+b55d-b55e;</text:span></text:p>
      <text:p text:style-name="P2">}</text:p>
      <text:p text:style-name="P2">/* [5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3.woff2);</text:span></text:p>
      <text:p text:style-name="P4"><text:s text:c="2"/><text:span text:style-name="T2">unicode-range: U+b3f8-b3fb, U+b3fd-b40f, U+b411-b417, U+b419-b41b, U+b41d-b41f, U+b421-b427, U+b42a-b42b, U+b42d-b44f, U+b452-b453, U+b455-b457, U+b459-b45f, U+b462-b464, U+b466-b46b, U+b46d-b47f, U+b481-b4a3;</text:span></text:p>
      <text:p text:style-name="P2">}</text:p>
      <text:p text:style-name="P2">/* [5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4.woff2);</text:span></text:p>
      <text:p text:style-name="P4"><text:s text:c="2"/><text:span text:style-name="T2">unicode-range: U+b342-b353, U+b356-b357, U+b359-b35b, U+b35d-b35e, U+b360-b363, U+b366, U+b368, U+b36a-b36d, U+b36f, U+b372-b373, U+b375-b377, U+b379-b37f, U+b381-b382, U+b384, U+b386-b38b, U+b38d-b3c3, U+b3c6-b3c7, U+b3c9-b3ca, U+b3cd-b3d3, U+b3d6, U+b3d8, U+b3da-b3f7;</text:span></text:p>
      <text:p text:style-name="P2">}</text:p>
      <text:p text:style-name="P2">/* [5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5.woff2);</text:span></text:p>
      <text:p text:style-name="P4"><text:soft-page-break/><text:s text:c="2"/><text:span text:style-name="T2">unicode-range: U+b27c-b283, U+b285-b28f, U+b292-b293, U+b295-b297, U+b29a-b29f, U+b2a1-b2a4, U+b2a7-b2a9, U+b2ab, U+b2ad-b2c7, U+b2ca-b2cb, U+b2cd-b2cf, U+b2d1-b2d7, U+b2da, U+b2dc, U+b2de-b2e3, U+b2e7, U+b2e9-b2ea, U+b2ef-b2f3, U+b2f6, U+b2f8, U+b2fa-b2fb, U+b2fd-b2fe, U+b302-b303, U+b305-b307, U+b309-b30f, U+b312, U+b316-b31b, U+b31d-b341;</text:span></text:p>
      <text:p text:style-name="P2">}</text:p>
      <text:p text:style-name="P2">/* [5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6.woff2);</text:span></text:p>
      <text:p text:style-name="P4"><text:s text:c="2"/><text:span text:style-name="T2">unicode-range: U+b1d6-b1e7, U+b1e9-b1fc, U+b1fe-b203, U+b206-b207, U+b209-b20b, U+b20d-b213, U+b216-b21f, U+b221-b257, U+b259-b273, U+b275-b27b;</text:span></text:p>
      <text:p text:style-name="P2">}</text:p>
      <text:p text:style-name="P2">/* [5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7.woff2);</text:span></text:p>
      <text:p text:style-name="P4"><text:s text:c="2"/><text:span text:style-name="T2">unicode-range: U+b120-b122, U+b126-b127, U+b129-b12b, U+b12d-b133, U+b136, U+b138, U+b13a-b13f, U+b142-b143, U+b145-b14f, U+b151-b153, U+b156-b157, U+b159-b177, U+b17a-b17b, U+b17d-b17f, U+b181-b187, U+b189-b18c, U+b18e-b191, U+b195-b1a7, U+b1a9-b1cb, U+b1cd-b1d5;</text:span></text:p>
      <text:p text:style-name="P2">}</text:p>
      <text:p text:style-name="P2">/* [5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8.woff2);</text:span></text:p>
      <text:p text:style-name="P4"><text:s text:c="2"/><text:span text:style-name="T2">unicode-range: U+b05f-b07b, U+b07e-b07f, U+b081-b083, U+b085-b08b, U+b08d-b097, U+b09b, U+b09d-b09f, U+b0a2-b0a7, U+b0aa, U+b0b0, U+b0b2, U+b0b6-b0b7, U+b0b9-b0bb, U+b0bd-b0c3, U+b0c6-b0c7, U+b0ca-b0cf, U+b0d1-b0df, U+b0e1-b0e4, U+b0e6-b107, U+b10a-b10b, U+b10d-b10f, U+b111-b112, U+b114-b117, U+b119-b11a, U+b11c-b11f;</text:span></text:p>
      <text:p text:style-name="P2">}</text:p>
      <text:p text:style-name="P2">/* [5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59.woff2);</text:span></text:p>
      <text:p text:style-name="P4"><text:s text:c="2"/><text:span text:style-name="T2">unicode-range: U+afac-afb7, U+afba-afbb, U+afbd-afbf, U+afc1-afc6, U+afca-afcc, U+afce-afd3, U+afd5-afe7, U+afe9-afef, U+aff1-b00b, U+b00d-b00f, U+b011-b013, U+b015-b01b, U+b01d-b027, U+b029-b043, U+b045-b047, U+b049, U+b04b, U+b04d-b052, U+b055-b056, U+b058-b05c, U+b05e;</text:span></text:p>
      <text:p text:style-name="P2"><text:soft-page-break/>}</text:p>
      <text:p text:style-name="P2">/* [6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0.woff2);</text:span></text:p>
      <text:p text:style-name="P4"><text:s text:c="2"/><text:span text:style-name="T2">unicode-range: U+af03-af07, U+af09-af2b, U+af2e-af33, U+af35-af3b, U+af3e-af40, U+af44-af47, U+af4a-af5c, U+af5e-af63, U+af65-af7f, U+af81-afab;</text:span></text:p>
      <text:p text:style-name="P2">}</text:p>
      <text:p text:style-name="P2">/* [6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1.woff2);</text:span></text:p>
      <text:p text:style-name="P4"><text:s text:c="2"/><text:span text:style-name="T2">unicode-range: U+ae56-ae5b, U+ae5e-ae60, U+ae62-ae64, U+ae66-ae67, U+ae69-ae6b, U+ae6d-ae83, U+ae85-aebb, U+aebf, U+aec1-aec3, U+aec5-aecb, U+aece, U+aed0, U+aed2-aed7, U+aed9-aef3, U+aef5-af02;</text:span></text:p>
      <text:p text:style-name="P2">}</text:p>
      <text:p text:style-name="P2">/* [6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2.woff2);</text:span></text:p>
      <text:p text:style-name="P4"><text:s text:c="2"/><text:span text:style-name="T2">unicode-range: U+ad9c-ada3, U+ada5-adbf, U+adc1-adc3, U+adc5-adc7, U+adc9-add2, U+add4-addb, U+addd-addf, U+ade1-ade3, U+ade5-adf7, U+adfa-adfb, U+adfd-adff, U+ae02-ae07, U+ae0a, U+ae0c, U+ae0e-ae13, U+ae15-ae2f, U+ae31-ae33, U+ae35-ae37, U+ae39-ae3f, U+ae42, U+ae44, U+ae46-ae49, U+ae4b, U+ae4f, U+ae51-ae53, U+ae55;</text:span></text:p>
      <text:p text:style-name="P2">}</text:p>
      <text:p text:style-name="P2">/* [6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3.woff2);</text:span></text:p>
      <text:p text:style-name="P4"><text:s text:c="2"/><text:span text:style-name="T2">unicode-range: U+ace2-ace3, U+ace5-ace6, U+ace9-acef, U+acf2, U+acf4, U+acf7-acfb, U+acfe-acff, U+ad01-ad03, U+ad05-ad0b, U+ad0d-ad10, U+ad12-ad1b, U+ad1d-ad33, U+ad35-ad48, U+ad4a-ad4f, U+ad51-ad6b, U+ad6e-ad6f, U+ad71-ad72, U+ad77-ad7c, U+ad7e, U+ad80, U+ad82-ad87, U+ad89-ad8b, U+ad8d-ad8f, U+ad91-ad9b;</text:span></text:p>
      <text:p text:style-name="P2">}</text:p>
      <text:p text:style-name="P2">/* [6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4.woff2);</text:span></text:p>
      <text:p text:style-name="P4"><text:s text:c="2"/><text:span text:style-name="T2">unicode-range: U+ac25-ac2c, U+ac2e, U+ac30, U+ac32-ac37, U+ac39-ac3f, U+ac41-ac4c, U+ac4e-ac6f, U+ac72-ac73, U+ac75-ac76, U+ac79-ac7f, U+ac82, U+ac84-ac88, U+ac8a-ac8b, U+ac8d-ac8f, U+ac91-ac93, U+ac95-ac9b, U+ac9d-ac9e, U+aca1-aca7, U+acab, U+acad-acaf, U+acb1-acb7, U+acba-acbb, U+acbe-acc0, U+acc2-acc3, U+acc5-acdf;</text:span></text:p>
      <text:p text:style-name="P2">}</text:p>
      <text:p text:style-name="P2">/* [6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5.woff2);</text:span></text:p>
      <text:p text:style-name="P4"><text:s text:c="2"/><text:span text:style-name="T2">unicode-range: U+99df, U+99ed, U+99f1, U+99ff, U+9a01, U+9a08, U+9a0e-9a0f, U+9a19, U+9a2b, U+9a30, U+9a36-9a37, U+9a40, U+9a43, U+9a45, U+9a4d, U+9a55, U+9a57, U+9a5a-9a5b, U+9a5f, U+9a62, U+9a65, U+9a69-9a6a, U+9aa8, U+9ab8, U+9ad3, U+9ae5, U+9aee, U+9b1a, U+9b27, U+9b2a, U+9b31, U+9b3c, U+9b41-9b45, U+9b4f, U+9b54, U+9b5a, U+9b6f, U+9b8e, U+9b91, U+9b9f, U+9bab, U+9bae, U+9bc9, U+9bd6, U+9be4, U+9be8, U+9c0d, U+9c10, U+9c12, U+9c15, U+9c25, U+9c32, U+9c3b, U+9c47, U+9c49, U+9c57, U+9ce5, U+9ce7, U+9ce9, U+9cf3-9cf4, U+9cf6, U+9d09, U+9d1b, U+9d26, U+9d28, U+9d3b, U+9d51, U+9d5d, U+9d60-9d61, U+9d6c, U+9d72, U+9da9, U+9daf, U+9db4, U+9dc4, U+9dd7, U+9df2, U+9df8-9dfa, U+9e1a, U+9e1e, U+9e75, U+9e79, U+9e7d, U+9e7f, U+9e92-9e93, U+9e97, U+9e9d, U+9e9f, U+9ea5, U+9eb4-9eb5, U+9ebb, U+9ebe, U+9ec3, U+9ecd-9ece, U+9ed4, U+9ed8, U+9edb-9edc, U+9ede, U+9ee8, U+9ef4, U+9f07-9f08, U+9f0e, U+9f13, U+9f20, U+9f3b, U+9f4a-9f4b, U+9f4e, U+9f52, U+9f5f, U+9f61, U+9f67, U+9f6a, U+9f6c, U+9f77, U+9f8d, U+9f90, U+9f95, U+9f9c, U+ac02-ac03, U+ac05-ac06, U+ac09-ac0f, U+ac17-ac18, U+ac1b, U+ac1e-ac1f, U+ac21-ac23;</text:span></text:p>
      <text:p text:style-name="P2">}</text:p>
      <text:p text:style-name="P2">/* [6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6.woff2);</text:span></text:p>
      <text:p text:style-name="P4"><text:s text:c="2"/><text:span text:style-name="T2">unicode-range: U+96a7-96a8, U+96aa, U+96b1, U+96b7, U+96bb, U+96c0-96c1, U+96c4-96c5, U+96c7, U+96c9, U+96cb-96ce, U+96d5-96d6, U+96d9, U+96db-96dc, U+96e2-96e3, U+96e8-96ea, U+96ef-96f0, U+96f2, U+96f6-96f7, U+96f9, U+96fb, U+9700, U+9706-9707, U+9711, U+9713, U+9716, U+9719, U+971c, U+971e, U+9727, U+9730, U+9732, U+9739, U+973d, U+9742, U+9744, U+9748, U+9756, U+975c, U+9761, U+9769, U+976d, U+9774, U+9777, U+977a, U+978b, U+978d, U+978f, U+97a0, U+97a8, U+97ab, U+97ad, U+97c6, U+97cb, U+97dc, U+97f6, U+97fb, U+97ff-9803, U+9805-9806, U+9808, U+980a, U+980c, U+9810-9813, U+9817-9818, U+982d, U+9830, U+9838-9839, U+983b, U+9846, U+984c-984e, U+9854, U+9858, U+985a, U+985e, U+9865, U+9867, U+986b, U+986f, U+98af, U+98b1, U+98c4, U+98c7, U+98db-98dc, U+98e1-98e2, U+98ed-98ef, U+98f4, U+98fc-98fe, U+9903, U+9909-990a, U+990c, U+9910, U+9913, U+9918, U+991e, U+9920, U+9928, U+9945, U+9949, U+994b-994d, U+9951-9952, U+9954, U+9957, U+9996, U+999d, U+99a5, U+99a8, U+99ac-99ae, U+99b1, U+99b3-99b4, U+99b9, U+99c1, U+99d0-99d2, U+99d5, U+99d9, U+99dd;</text:span></text:p>
      <text:p text:style-name="P2">}</text:p>
      <text:p text:style-name="P2"><text:soft-page-break/>/* [6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7.woff2);</text:span></text:p>
      <text:p text:style-name="P4"><text:s text:c="2"/><text:span text:style-name="T2">unicode-range: U+920d, U+9210-9212, U+9217, U+921e, U+9234, U+923a, U+923f-9240, U+9245, U+9249, U+9257, U+925b, U+925e, U+9262, U+9264-9266, U+9283, U+9285, U+9291, U+9293, U+9296, U+9298, U+929c, U+92b3, U+92b6-92b7, U+92b9, U+92cc, U+92cf, U+92d2, U+92e4, U+92ea, U+92f8, U+92fc, U+9304, U+9310, U+9318, U+931a, U+931e-9322, U+9324, U+9326, U+9328, U+932b, U+932e-932f, U+9348, U+934a-934b, U+934d, U+9354, U+935b, U+936e, U+9375, U+937c, U+937e, U+938c, U+9394, U+9396, U+939a, U+93a3, U+93a7, U+93ac-93ad, U+93b0, U+93c3, U+93d1, U+93de, U+93e1, U+93e4, U+93f6, U+9404, U+9418, U+9425, U+942b, U+9435, U+9438, U+9444, U+9451-9452, U+945b, U+947d, U+947f, U+9583, U+9589, U+958f, U+9591-9592, U+9594, U+9598, U+95a3-95a5, U+95a8, U+95ad, U+95b1, U+95bb-95bc, U+95c7, U+95ca, U+95d4-95d6, U+95dc, U+95e1-95e2, U+961c, U+9621, U+962a, U+962e, U+9632, U+963b, U+963f-9640, U+9642, U+9644, U+964b-964d, U+9650, U+965b-965f, U+9662-9664, U+966a, U+9670, U+9673, U+9675-9678, U+967d, U+9685-9686, U+968a-968b, U+968d-968e, U+9694-9695, U+9698-9699, U+969b-969c, U+96a3;</text:span></text:p>
      <text:p text:style-name="P2">}</text:p>
      <text:p text:style-name="P2">/* [6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8.woff2);</text:span></text:p>
      <text:p text:style-name="P4"><text:s text:c="2"/><text:span text:style-name="T2">unicode-range: U+8fa8, U+8fad, U+8faf-8fb2, U+8fc2, U+8fc5, U+8fce, U+8fd4, U+8fe6, U+8fea-8feb, U+8fed, U+8ff0, U+8ff2, U+8ff7, U+8ff9, U+8ffd, U+9000-9003, U+9005-9006, U+9008, U+900b, U+900d, U+900f-9011, U+9014-9015, U+9017, U+9019, U+901d-9023, U+902e, U+9031-9032, U+9035, U+9038, U+903c, U+903e, U+9041-9042, U+9047, U+904a-904b, U+904d-904e, U+9050-9051, U+9054-9055, U+9059, U+905c-905e, U+9060-9061, U+9063, U+9069, U+906d-906f, U+9072, U+9075, U+9077-9078, U+907a, U+907c-907d, U+907f-9084, U+9087-9088, U+908a, U+908f, U+9091, U+9095, U+9099, U+90a2-90a3, U+90a6, U+90a8, U+90aa, U+90af-90b1, U+90b5, U+90b8, U+90c1, U+90ca, U+90de, U+90e1, U+90ed, U+90f5, U+9102, U+9112, U+9115, U+9119, U+9127, U+912d, U+9132, U+9149-914e, U+9152, U+9162, U+9169-916a, U+916c, U+9175, U+9177-9178, U+9187, U+9189, U+918b, U+918d, U+9192, U+919c, U+91ab-91ac, U+91ae-91af, U+91b1, U+91b4-91b5, U+91c0, U+91c7, U+91c9, U+91cb, U+91cf-91d0, U+91d7-91d8, U+91dc-91dd, U+91e3, U+91e7, U+91ea, U+91f5;</text:span></text:p>
      <text:p text:style-name="P2">}</text:p>
      <text:p text:style-name="P2">/* [6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69.woff2);</text:span></text:p>
      <text:p text:style-name="P4"><text:s text:c="2"/><text:span text:style-name="T2">unicode-range: U+8c6a-8c6b, U+8c79-8c7a, U+8c82, U+8c8a, U+8c8c, U+8c9d-8c9e, U+8ca0-8ca2, U+8ca7-8cac, U+8caf-8cb0, U+8cb3-8cb4, U+8cb6-8cb8, U+8cbb-8cbd, U+8cbf-8cc4, U+8cc7-8cc8, U+8cca, U+8cd1, U+8cd3, U+8cda, U+8cdc, U+8cde, U+8ce0, </text:span><text:soft-page-break/><text:span text:style-name="T2">U+8ce2-8ce4, U+8ce6, U+8cea, U+8ced, U+8cf4, U+8cfb-8cfd, U+8d04-8d05, U+8d07-8d08, U+8d0a, U+8d0d, U+8d13, U+8d16, U+8d64, U+8d66, U+8d6b, U+8d70, U+8d73-8d74, U+8d77, U+8d85, U+8d8a, U+8d99, U+8da3, U+8da8, U+8db3, U+8dba, U+8dbe, U+8dc6, U+8dcb-8dcc, U+8dcf, U+8ddb, U+8ddd, U+8de1, U+8de3, U+8de8, U+8df3, U+8e0a, U+8e0f-8e10, U+8e1e, U+8e2a, U+8e30, U+8e35, U+8e42, U+8e44, U+8e47-8e4a, U+8e59, U+8e5f-8e60, U+8e74, U+8e76, U+8e81, U+8e87, U+8e8a, U+8e8d, U+8eaa-8eac, U+8ec0, U+8ecb-8ecc, U+8ed2, U+8edf, U+8eeb, U+8ef8, U+8efb, U+8efe, U+8f03, U+8f05, U+8f09, U+8f12-8f15, U+8f1b-8f1f, U+8f26-8f27, U+8f29-8f2a, U+8f2f, U+8f33, U+8f38-8f39, U+8f3b, U+8f3e-8f3f, U+8f44-8f45, U+8f49, U+8f4d-8f4e, U+8f5d, U+8f5f, U+8f62, U+8f9b-8f9c, U+8fa3, U+8fa6;</text:span></text:p>
      <text:p text:style-name="P2">}</text:p>
      <text:p text:style-name="P2">/* [7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0.woff2);</text:span></text:p>
      <text:p text:style-name="P4"><text:s text:c="2"/><text:span text:style-name="T2">unicode-range: U+8941, U+8944, U+895f, U+8964, U+896a, U+8972, U+8981, U+8983, U+8986-8987, U+898f, U+8993, U+8996, U+89a1, U+89a9-89aa, U+89b2, U+89ba, U+89bd, U+89c0, U+89d2, U+89e3, U+89f4, U+89f8, U+8a02-8a03, U+8a08, U+8a0a, U+8a0c, U+8a0e, U+8a13, U+8a16-8a17, U+8a1b, U+8a1d, U+8a1f, U+8a23, U+8a25, U+8a2a, U+8a2d, U+8a31, U+8a34, U+8a36, U+8a3a-8a3b, U+8a50, U+8a54-8a55, U+8a5b, U+8a5e, U+8a60, U+8a62-8a63, U+8a66, U+8a6d-8a6e, U+8a70, U+8a72-8a73, U+8a75, U+8a79, U+8a85, U+8a87, U+8a8c-8a8d, U+8a93, U+8a95, U+8a98, U+8aa0-8aa1, U+8aa3-8aa6, U+8aa8, U+8aaa, U+8ab0, U+8ab2, U+8ab9, U+8abc, U+8abe-8abf, U+8ac2, U+8ac4, U+8ac7, U+8acb, U+8acd, U+8acf, U+8ad2, U+8ad6, U+8adb-8adc, U+8ae1, U+8ae6-8ae7, U+8aea-8aeb, U+8aed-8aee, U+8af1, U+8af6-8af8, U+8afa, U+8afe, U+8b00-8b02, U+8b04, U+8b0e, U+8b10, U+8b14, U+8b16-8b17, U+8b19-8b1b, U+8b1d, U+8b20, U+8b28, U+8b2b-8b2c, U+8b33, U+8b39, U+8b41, U+8b49, U+8b4e-8b4f, U+8b58, U+8b5a, U+8b5c, U+8b66, U+8b6c, U+8b6f-8b70, U+8b74, U+8b77, U+8b7d, U+8b80, U+8b8a, U+8b90, U+8b92-8b93, U+8b96, U+8b9a, U+8c37, U+8c3f, U+8c41, U+8c46, U+8c48, U+8c4a, U+8c4c, U+8c55, U+8c5a, U+8c61;</text:span></text:p>
      <text:p text:style-name="P2">}</text:p>
      <text:p text:style-name="P2">/* [7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1.woff2);</text:span></text:p>
      <text:p text:style-name="P4"><text:s text:c="2"/><text:span text:style-name="T2">unicode-range: U+858f, U+8591, U+8594, U+859b, U+85a6, U+85a8-85aa, U+85af-85b0, U+85ba, U+85c1, U+85c9, U+85cd-85cf, U+85d5, U+85dc-85dd, U+85e4-85e5, U+85e9-85ea, U+85f7, U+85fa-85fb, U+85ff, U+8602, U+8606-8607, U+860a, U+8616-8617, U+861a, U+862d, U+863f, U+864e, U+8650, U+8654-8655, U+865b-865c, U+865e-865f, U+8667, U+8679, U+868a, U+868c, U+8693, U+86a3-86a4, U+86a9, U+86c7, U+86cb, U+86d4, U+86d9, U+86db, U+86df, U+86e4, U+86ed, U+86fe, U+8700, U+8702-8703, U+8708, U+8718, U+871a, U+871c, U+874e, U+8755, U+8757, U+875f, U+8766, U+8768, U+8774, U+8776, U+8778, U+8782, U+878d, U+879f, U+87a2, U+87b3, U+87ba, U+87c4, U+87e0, U+87ec, U+87ef, U+87f2, U+87f9, U+87fb, U+87fe, U+8805, U+881f, U+8822-8823, U+8831, U+8836, U+883b, U+8840, U+8846, U+884d, U+8852-8853, U+8857, U+8859, U+885b, U+885d, U+8861-8863, U+8868, U+886b, U+8870, U+8872, U+8877, U+887e-887f, U+8881-8882, U+8888, U+888b, U+888d, U+8892, U+8896-8897, U+889e, U+88ab, U+88b4, U+88c1-88c2, U+88cf, U+88d4-88d5, U+88d9, U+88dc-88dd, U+88df, U+88e1, U+88e8, </text:span><text:soft-page-break/><text:span text:style-name="T2">U+88f3-88f5, U+88f8, U+88fd, U+8907, U+8910, U+8912-8913, U+8918-8919, U+8925, U+892a, U+8936, U+8938, U+893b;</text:span></text:p>
      <text:p text:style-name="P2">}</text:p>
      <text:p text:style-name="P2">/* [7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2.woff2);</text:span></text:p>
      <text:p text:style-name="P4"><text:s text:c="2"/><text:span text:style-name="T2">unicode-range: U+82a6, U+82a9, U+82ac-82af, U+82b3, U+82b7-82b9, U+82bb-82bd, U+82bf, U+82d1-82d2, U+82d4-82d5, U+82d7, U+82db, U+82de-82df, U+82e1, U+82e5-82e7, U+82fd-82fe, U+8301-8305, U+8309, U+8317, U+8328, U+832b, U+832f, U+8331, U+8334-8336, U+8338-8339, U+8340, U+8347, U+8349-834a, U+834f, U+8351-8352, U+8373, U+8377, U+837b, U+8389-838a, U+838e, U+8396, U+8398, U+839e, U+83a2, U+83a9-83ab, U+83bd, U+83c1, U+83c5, U+83c9-83ca, U+83cc, U+83d3, U+83d6, U+83dc, U+83e9, U+83eb, U+83ef-83f2, U+83f4, U+83f9, U+83fd, U+8403-8404, U+840a, U+840c-840e, U+8429, U+842c, U+8431, U+8438, U+843d, U+8449, U+8457, U+845b, U+8461, U+8463, U+8466, U+846b-846c, U+846f, U+8475, U+847a, U+8490, U+8494, U+8499, U+849c, U+84a1, U+84b2, U+84b8, U+84bb-84bc, U+84bf-84c0, U+84c2, U+84c4, U+84c6, U+84c9, U+84cb, U+84cd, U+84d1, U+84da, U+84ec, U+84ee, U+84f4, U+84fc, U+8511, U+8513-8514, U+8517-8518, U+851a, U+851e, U+8521, U+8523, U+8525, U+852c-852d, U+852f, U+853d, U+853f, U+8541, U+8543, U+8549, U+854e, U+8553, U+8559, U+8563, U+8568-856a, U+856d, U+8584, U+8587;</text:span></text:p>
      <text:p text:style-name="P2">}</text:p>
      <text:p text:style-name="P2">/* [7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3.woff2);</text:span></text:p>
      <text:p text:style-name="P4"><text:s text:c="2"/><text:span text:style-name="T2">unicode-range: U+8033, U+8036, U+803d, U+803f, U+8043, U+8046, U+804a, U+8056, U+8058, U+805a, U+805e, U+806f-8070, U+8072-8073, U+8077, U+807d-807f, U+8084-8087, U+8089, U+808b-808c, U+8096, U+809b, U+809d, U+80a1-80a2, U+80a5, U+80a9-80aa, U+80af, U+80b1-80b2, U+80b4, U+80ba, U+80c3-80c4, U+80cc, U+80ce, U+80da-80db, U+80de, U+80e1, U+80e4-80e5, U+80f1, U+80f4, U+80f8, U+80fd, U+8102, U+8105-8108, U+810a, U+8118, U+811a-811b, U+8123, U+8129, U+812b, U+812f, U+8139, U+813e, U+814b, U+814e, U+8150-8151, U+8154-8155, U+8165-8166, U+816b, U+8170-8171, U+8178-817a, U+817f-8180, U+8188, U+818a, U+818f, U+819a, U+819c-819d, U+81a0, U+81a3, U+81a8, U+81b3, U+81b5, U+81ba, U+81bd-81c0, U+81c2, U+81c6, U+81cd, U+81d8, U+81df, U+81e3, U+81e5, U+81e7-81e8, U+81ed, U+81f3-81f4, U+81fa-81fc, U+81fe, U+8205, U+8208, U+820a, U+820c-820d, U+8212, U+821b-821c, U+821e-821f, U+8221, U+822a-822c, U+8235-8237, U+8239, U+8240, U+8245, U+8247, U+8259, U+8264, U+8266, U+826e-826f, U+8271, U+8276, U+8278, U+827e, U+828b, U+828d-828e, U+8292, U+8299-829a, U+829d, U+829f, U+82a5;</text:span></text:p>
      <text:p text:style-name="P2">}</text:p>
      <text:p text:style-name="P2">/* [7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mSDn90Gmq2mr3blnHaTZXTjhH8O4xIn9V9qdcXo8YlPu-H40amXOQLQ.74.woff2);</text:span></text:p>
      <text:p text:style-name="P4"><text:s text:c="2"/><text:span text:style-name="T2">unicode-range: U+7d2f-7d30, U+7d33, U+7d35, U+7d39-7d3a, U+7d42-7d46, U+7d50, U+7d5e, U+7d61-7d62, U+7d66, U+7d68, U+7d6a, U+7d6e, U+7d71-7d73, U+7d76, U+7d79, U+7d7f, U+7d8e-7d8f, U+7d93, U+7d9c, U+7da0, U+7da2, U+7dac-7dad, U+7db1-7db2, U+7db4-7db5, U+7db8, U+7dba-7dbb, U+7dbd-7dbf, U+7dc7, U+7dca-7dcb, U+7dd6, U+7dd8, U+7dda, U+7ddd-7dde, U+7de0-7de1, U+7de3, U+7de8-7de9, U+7dec, U+7def, U+7df4, U+7dfb, U+7e09-7e0a, U+7e15, U+7e1b, U+7e1d-7e1f, U+7e21, U+7e23, U+7e2b, U+7e2e-7e2f, U+7e31, U+7e37, U+7e3d-7e3e, U+7e43, U+7e46-7e47, U+7e52, U+7e54-7e55, U+7e5e, U+7e61, U+7e69-7e6b, U+7e6d, U+7e70, U+7e79, U+7e7c, U+7e82, U+7e8c, U+7e8f, U+7e93, U+7e96, U+7e98, U+7e9b-7e9c, U+7f36, U+7f38, U+7f3a, U+7f4c, U+7f50, U+7f54-7f55, U+7f6a-7f6b, U+7f6e, U+7f70, U+7f72, U+7f75, U+7f77, U+7f79, U+7f85, U+7f88, U+7f8a, U+7f8c, U+7f94, U+7f9a, U+7f9e, U+7fa4, U+7fa8-7fa9, U+7fb2, U+7fb8-7fb9, U+7fbd, U+7fc1, U+7fc5, U+7fca, U+7fcc, U+7fce, U+7fd2, U+7fd4-7fd5, U+7fdf-7fe1, U+7fe9, U+7feb, U+7ff0, U+7ff9, U+7ffc, U+8000-8001, U+8003, U+8006, U+8009, U+800c, U+8010, U+8015, U+8017-8018, U+802d;</text:span></text:p>
      <text:p text:style-name="P2">}</text:p>
      <text:p text:style-name="P2">/* [7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5.woff2);</text:span></text:p>
      <text:p text:style-name="P4"><text:s text:c="2"/><text:span text:style-name="T2">unicode-range: U+7a49, U+7a4d-7a4e, U+7a57, U+7a61-7a62, U+7a69, U+7a6b, U+7a70, U+7a74, U+7a76, U+7a79, U+7a7d, U+7a7f, U+7a81, U+7a84, U+7a88, U+7a92-7a93, U+7a95, U+7a98, U+7a9f, U+7aa9-7aaa, U+7aae-7aaf, U+7aba, U+7ac4-7ac5, U+7ac7, U+7aca, U+7ad7, U+7ad9, U+7add, U+7adf-7ae0, U+7ae3, U+7ae5, U+7aea, U+7aed, U+7aef, U+7af6, U+7af9-7afa, U+7aff, U+7b0f, U+7b11, U+7b19, U+7b1b, U+7b1e, U+7b20, U+7b26, U+7b2d, U+7b39, U+7b46, U+7b49, U+7b4b-7b4d, U+7b4f-7b52, U+7b54, U+7b56, U+7b60, U+7b6c, U+7b6e, U+7b75, U+7b7d, U+7b87, U+7b8b, U+7b8f, U+7b94-7b95, U+7b97, U+7b9a, U+7b9d, U+7ba1, U+7bad, U+7bb1, U+7bb4, U+7bb8, U+7bc0-7bc1, U+7bc4, U+7bc6-7bc7, U+7bc9, U+7bd2, U+7be0, U+7be4, U+7be9, U+7c07, U+7c12, U+7c1e, U+7c21, U+7c27, U+7c2a-7c2b, U+7c3d-7c3f, U+7c43, U+7c4c-7c4d, U+7c60, U+7c64, U+7c6c, U+7c73, U+7c83, U+7c89, U+7c92, U+7c95, U+7c97-7c98, U+7c9f, U+7ca5, U+7ca7, U+7cae, U+7cb1-7cb3, U+7cb9, U+7cbe, U+7cca, U+7cd6, U+7cde-7ce0, U+7ce7, U+7cfb, U+7cfe, U+7d00, U+7d02, U+7d04-7d08, U+7d0a-7d0b, U+7d0d, U+7d10, U+7d14, U+7d17-7d1b, U+7d20-7d21, U+7d2b-7d2c, U+7d2e;</text:span></text:p>
      <text:p text:style-name="P2">}</text:p>
      <text:p text:style-name="P2">/* [7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6.woff2);</text:span></text:p>
      <text:p text:style-name="P4"><text:s text:c="2"/><text:span text:style-name="T2">unicode-range: U+7704, U+7708-7709, U+770b, U+771e, U+7720, U+7729, U+7737-7738, U+773a, U+773c, U+7740, U+774d, U+775b, U+7761, U+7763, U+7766, U+776b, U+7779, U+777e-777f, U+778b, U+7791, U+779e, U+77a5, U+77ac-77ad, U+77b0, U+77b3, U+77bb-77bc, U+77bf, U+77d7, U+77db-77dc, U+77e2-77e3, U+77e9, U+77ed-77ef, U+7802, U+7812, U+7825-7827, U+782c, U+7832, U+7834, U+7845, U+784f, U+785d, U+786b-786c, U+786f, U+787c, U+7881, U+7887, U+788c-788e, U+7891, U+7897, U+78a3, U+78a7, U+78a9, U+78ba-78bc, U+78c1, U+78c5, U+78ca-78cb, U+78ce, U+78d0, U+78e8, U+78ec, U+78ef, U+78f5, U+78fb, U+7901, U+790e, U+7916, U+792a-792c, U+793a, U+7940-7941, </text:span><text:soft-page-break/><text:span text:style-name="T2">U+7947-7949, U+7950, U+7956-7957, U+795a-795d, U+7960, U+7965, U+7968, U+796d, U+797a, U+797f, U+7981, U+798d-798e, U+7991, U+79a6-79a7, U+79aa, U+79ae, U+79b1, U+79b3, U+79b9, U+79bd-79c1, U+79c9-79cb, U+79d2, U+79d5, U+79d8, U+79df, U+79e4, U+79e6-79e7, U+79e9, U+79fb, U+7a00, U+7a05, U+7a08, U+7a0b, U+7a0d, U+7a14, U+7a17, U+7a19-7a1a, U+7a1c, U+7a1f-7a20, U+7a2e, U+7a31, U+7a36-7a37, U+7a3b-7a3d, U+7a3f-7a40, U+7a46;</text:span></text:p>
      <text:p text:style-name="P2">}</text:p>
      <text:p text:style-name="P2">/* [7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7.woff2);</text:span></text:p>
      <text:p text:style-name="P4"><text:s text:c="2"/><text:span text:style-name="T2">unicode-range: U+7482-7483, U+7487, U+7489, U+748b, U+7498, U+749c, U+749e-749f, U+74a1, U+74a3, U+74a5, U+74a7-74a8, U+74aa, U+74b0, U+74b2, U+74b5, U+74b9, U+74bd, U+74bf, U+74c6, U+74ca, U+74cf, U+74d4, U+74d8, U+74da, U+74dc, U+74e0, U+74e2-74e3, U+74e6, U+74ee, U+74f7, U+7501, U+7504, U+7511, U+7515, U+7518, U+751a-751b, U+7523, U+7525-7526, U+752b-752c, U+7531, U+7533, U+7538, U+753a, U+7547, U+754c, U+754f, U+7551, U+7553-7554, U+7559, U+755b-755d, U+7562, U+7565-7566, U+756a, U+756f-7570, U+7575-7576, U+7578, U+757a, U+757f, U+7586-7587, U+758a-758b, U+758e-758f, U+7591, U+759d, U+75a5, U+75ab, U+75b1-75b3, U+75b5, U+75b8-75b9, U+75bc-75be, U+75c2, U+75c5, U+75c7, U+75cd, U+75d2, U+75d4-75d5, U+75d8-75d9, U+75db, U+75e2, U+75f0, U+75f2, U+75f4, U+75fa, U+75fc, U+7600, U+760d, U+7619, U+761f-7622, U+7624, U+7626, U+763b, U+7642, U+764c, U+764e, U+7652, U+7656, U+7661, U+7664, U+7669, U+766c, U+7670, U+7672, U+7678, U+7686-7687, U+768e, U+7690, U+7693, U+76ae, U+76ba, U+76bf, U+76c2-76c3, U+76c6, U+76c8, U+76ca, U+76d2, U+76d6, U+76db-76dc, U+76de-76df, U+76e1, U+76e3-76e4, U+76e7, U+76f2, U+76fc, U+76fe, U+7701;</text:span></text:p>
      <text:p text:style-name="P2">}</text:p>
      <text:p text:style-name="P2">/* [7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8.woff2);</text:span></text:p>
      <text:p text:style-name="P4"><text:s text:c="2"/><text:span text:style-name="T2">unicode-range: U+7230, U+7232, U+7235, U+723a-723b, U+723d-723e, U+7240, U+7246-7248, U+724c, U+7252, U+7258-7259, U+725b, U+725d, U+725f, U+7261-7262, U+7267, U+7272, U+727d, U+7280-7281, U+72a2, U+72a7, U+72ac, U+72af, U+72c0, U+72c2, U+72c4, U+72ce, U+72d0, U+72d7, U+72d9, U+72e1, U+72e9, U+72f8-72f9, U+72fc-72fd, U+730a, U+7316, U+731b-731d, U+7325, U+7329-732b, U+7336-7337, U+733e-733f, U+7344-7345, U+7350, U+7352, U+7357, U+7368, U+736a, U+7370, U+7372, U+7375, U+7378, U+737a-737b, U+7384, U+7386-7387, U+7389, U+738e, U+7394, U+7396-7398, U+739f, U+73a7, U+73a9, U+73ad, U+73b2-73b3, U+73b9, U+73c0, U+73c2, U+73c9-73ca, U+73cc-73cd, U+73cf, U+73d6, U+73d9, U+73dd-73de, U+73e0, U+73e3-73e6, U+73e9-73ea, U+73ed, U+73f7, U+73f9, U+73fd-73fe, U+7401, U+7403, U+7405, U+7407, U+7409, U+7413, U+741b, U+7420-7422, U+7425-7426, U+7428, U+742a-742c, U+742e-7430, U+7433-7436, U+7438, U+743a, U+743f-7441, U+7443-7444, U+744b, U+7455, U+7457, U+7459-745c, U+745e-7460, U+7462, U+7464-7465, U+7468-746a, U+746f, U+747e;</text:span></text:p>
      <text:p text:style-name="P2">}</text:p>
      <text:p text:style-name="P2">/* [7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oft-page-break/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79.woff2);</text:span></text:p>
      <text:p text:style-name="P4"><text:s text:c="2"/><text:span text:style-name="T2">unicode-range: U+6f8d-6f8e, U+6f90, U+6f94, U+6f97, U+6fa3-6fa4, U+6fa7, U+6fae-6faf, U+6fb1, U+6fb3, U+6fb9, U+6fbe, U+6fc0-6fc3, U+6fca, U+6fd5, U+6fda, U+6fdf-6fe1, U+6fe4, U+6fe9, U+6feb-6fec, U+6fef, U+6ff1, U+6ffe, U+7001, U+7005-7006, U+7009, U+700b, U+700f, U+7011, U+7015, U+7018, U+701a-701f, U+7023, U+7027-7028, U+702f, U+7037, U+703e, U+704c, U+7050-7051, U+7058, U+705d, U+7070, U+7078, U+707c-707d, U+7085, U+708a, U+708e, U+7092, U+7098-709a, U+70a1, U+70a4, U+70ab-70ad, U+70af, U+70b3, U+70b7-70b9, U+70c8, U+70cb, U+70cf, U+70d8-70d9, U+70dd, U+70df, U+70f1, U+70f9, U+70fd, U+7104, U+7109, U+710c, U+7119-711a, U+711e, U+7126, U+7130, U+7136, U+7147, U+7149-714a, U+714c, U+714e, U+7150, U+7156, U+7159, U+715c, U+715e, U+7164-7167, U+7169, U+716c, U+716e, U+717d, U+7184, U+7189-718a, U+718f, U+7192, U+7194, U+7199, U+719f, U+71a2, U+71ac, U+71b1, U+71b9-71ba, U+71be, U+71c1, U+71c3, U+71c8-71c9, U+71ce, U+71d0, U+71d2, U+71d4-71d5, U+71df, U+71e5-71e7, U+71ed-71ee, U+71fb-71fc, U+71fe-7200, U+7206, U+7210, U+721b, U+722a, U+722c-722d;</text:span></text:p>
      <text:p text:style-name="P2">}</text:p>
      <text:p text:style-name="P2">/* [8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0.woff2);</text:span></text:p>
      <text:p text:style-name="P4"><text:s text:c="2"/><text:span text:style-name="T2">unicode-range: U+6d5a, U+6d5c, U+6d63, U+6d66, U+6d69-6d6a, U+6d6c, U+6d6e, U+6d74, U+6d78-6d79, U+6d7f, U+6d85, U+6d87-6d89, U+6d8c-6d8e, U+6d91, U+6d93, U+6d95, U+6daf, U+6db2, U+6db5, U+6dc0, U+6dc3-6dc7, U+6dcb, U+6dcf, U+6dd1, U+6dd8-6dda, U+6dde, U+6de1, U+6de8, U+6dea-6deb, U+6dee, U+6df1, U+6df3, U+6df5, U+6df7-6dfb, U+6e17, U+6e19-6e1b, U+6e1f-6e21, U+6e23-6e26, U+6e2b-6e2d, U+6e32, U+6e34, U+6e36, U+6e38, U+6e3a, U+6e3c-6e3e, U+6e43-6e44, U+6e4a, U+6e4d, U+6e56, U+6e58, U+6e5b-6e5c, U+6e5e-6e5f, U+6e67, U+6e6b, U+6e6e-6e6f, U+6e72-6e73, U+6e7a, U+6e90, U+6e96, U+6e9c-6e9d, U+6e9f, U+6ea2, U+6ea5, U+6eaa-6eab, U+6eaf, U+6eb1, U+6eb6, U+6eba, U+6ec2, U+6ec4-6ec5, U+6ec9, U+6ecb-6ecc, U+6ece, U+6ed1, U+6ed3-6ed4, U+6eef, U+6ef4, U+6ef8, U+6efe-6eff, U+6f01-6f02, U+6f06, U+6f0f, U+6f11, U+6f14-6f15, U+6f20, U+6f22-6f23, U+6f2b-6f2c, U+6f31-6f32, U+6f38, U+6f3f, U+6f41, U+6f51, U+6f54, U+6f57-6f58, U+6f5a-6f5b, U+6f5e-6f5f, U+6f62, U+6f64, U+6f6d-6f6e, U+6f70, U+6f7a, U+6f7c-6f7e, U+6f81, U+6f84, U+6f88;</text:span></text:p>
      <text:p text:style-name="P2">}</text:p>
      <text:p text:style-name="P2">/* [8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1.woff2);</text:span></text:p>
      <text:p text:style-name="P4"><text:s text:c="2"/><text:span text:style-name="T2">unicode-range: U+6ada-6adb, U+6af6, U+6afb, U+6b04, U+6b0a, U+6b0c, U+6b12, U+6b16, U+6b20-6b21, U+6b23, U+6b32, U+6b3a, U+6b3d-6b3e, U+6b46-6b47, U+6b4e, U+6b50, U+6b5f, U+6b61-6b62, U+6b64-6b66, U+6b6a, U+6b72, U+6b77-6b78, U+6b7b, U+6b7f, U+6b83-6b84, U+6b86, U+6b89-6b8a, U+6b96, U+6b98, U+6b9e, U+6bae-6baf, U+6bb2, U+6bb5, U+6bb7, U+6bba, U+6bbc, U+6bbf, U+6bc1, U+6bc5-6bc6, U+6bcb, U+6bcf, U+6bd2-6bd3, U+6bd6-6bd8, U+6bdb, U+6beb-6bec, U+6c08, U+6c0f, U+6c13, U+6c23, U+6c37-6c38, U+6c3e, U+6c40-6c42, U+6c4e, U+6c50, U+6c55, U+6c57, U+6c5a, </text:span><text:soft-page-break/><text:span text:style-name="T2">U+6c5d-6c60, U+6c68, U+6c6a, U+6c6d, U+6c70, U+6c72, U+6c76, U+6c7a, U+6c7d-6c7e, U+6c81-6c83, U+6c85-6c88, U+6c8c, U+6c90, U+6c92-6c96, U+6c99-6c9b, U+6cab, U+6cae, U+6cb3, U+6cb8-6cb9, U+6cbb-6cbf, U+6cc1-6cc2, U+6cc4, U+6cc9-6cca, U+6ccc, U+6cd3, U+6cd7, U+6cdb, U+6ce1-6ce3, U+6ce5, U+6ce8, U+6ceb, U+6cee-6cf0, U+6cf3, U+6d0b-6d0c, U+6d11, U+6d17, U+6d19, U+6d1b, U+6d1e, U+6d25, U+6d27, U+6d29, U+6d32, U+6d35-6d36, U+6d38-6d39, U+6d3b, U+6d3d-6d3e, U+6d41, U+6d59;</text:span></text:p>
      <text:p text:style-name="P2">}</text:p>
      <text:p text:style-name="P2">/* [8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2.woff2);</text:span></text:p>
      <text:p text:style-name="P4"><text:s text:c="2"/><text:span text:style-name="T2">unicode-range: U+67f0-67f1, U+67f3-67f6, U+67fb, U+67fe, U+6812-6813, U+6816-6817, U+6821-6822, U+682f, U+6838-6839, U+683d, U+6840-6843, U+6848, U+684e, U+6850-6851, U+6853-6854, U+686d, U+6876, U+687f, U+6881, U+6885, U+688f, U+6893-6894, U+6897, U+689d, U+689f, U+68a1-68a2, U+68a7-68a8, U+68ad, U+68af-68b1, U+68b3, U+68b5-68b6, U+68c4-68c5, U+68c9, U+68cb, U+68cd, U+68d2, U+68d5, U+68d7-68d8, U+68da, U+68df-68e0, U+68e7-68e8, U+68ee, U+68f2, U+68f9-68fa, U+6900, U+6905, U+690d-690e, U+6912, U+6927, U+6930, U+693d, U+693f, U+694a, U+6953-6955, U+6957, U+6959-695a, U+695e, U+6960-6963, U+6968, U+696b, U+696d-696f, U+6975, U+6977-6979, U+6995, U+699b-699c, U+69a5, U+69a7, U+69ae, U+69b4, U+69bb, U+69c1, U+69c3, U+69cb-69cd, U+69d0, U+69e8, U+69ea, U+69fb, U+69fd, U+69ff, U+6a02, U+6a0a, U+6a11, U+6a13, U+6a17, U+6a19, U+6a1e-6a1f, U+6a21, U+6a23, U+6a35, U+6a38-6a3a, U+6a3d, U+6a44, U+6a48, U+6a4b, U+6a52-6a53, U+6a58-6a59, U+6a5f, U+6a61, U+6a6b, U+6a80, U+6a84, U+6a89, U+6a8d-6a8e, U+6a97, U+6a9c, U+6aa3, U+6ab3, U+6abb, U+6ac2-6ac3, U+6ad3;</text:span></text:p>
      <text:p text:style-name="P2">}</text:p>
      <text:p text:style-name="P2">/* [8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3.woff2);</text:span></text:p>
      <text:p text:style-name="P4"><text:s text:c="2"/><text:span text:style-name="T2">unicode-range: U+6607, U+6609-660a, U+660c, U+660f-6611, U+6613-6615, U+661e, U+6620, U+6627-6628, U+662d, U+6630-6631, U+6634, U+6636, U+663a-663b, U+6641, U+6643-6644, U+6649, U+664b, U+664f, U+6659, U+665b, U+665d-665f, U+6664-6669, U+666b, U+666e-666f, U+6673-6674, U+6676-6678, U+6684, U+6687-6689, U+668e, U+6690-6691, U+6696-6698, U+669d, U+66a0, U+66a2, U+66ab, U+66ae, U+66b2-66b4, U+66b9, U+66bb, U+66be, U+66c4, U+66c6-66c7, U+66c9, U+66d6, U+66d9, U+66dc-66dd, U+66e0, U+66e6, U+66f0, U+66f2-66f4, U+66f7, U+66f9-66fa, U+66fc, U+66fe-66ff, U+6703, U+670b, U+670d, U+6714-6715, U+6717, U+671b, U+671d-671f, U+6726-6727, U+672a-672b, U+672d-672e, U+6731, U+6736, U+673a, U+673d, U+6746, U+6749, U+674e-6751, U+6753, U+6756, U+675c, U+675e-675f, U+676d, U+676f-6770, U+6773, U+6775, U+6777, U+677b, U+677e-677f, U+6787, U+6789, U+678b, U+678f-6790, U+6793, U+6795, U+679a, U+679d, U+67af-67b0, U+67b3, U+67b6-67b8, U+67be, U+67c4, U+67cf-67d4, U+67da, U+67dd, U+67e9, U+67ec, U+67ef;</text:span></text:p>
      <text:p text:style-name="P2">}</text:p>
      <text:p text:style-name="P2">/* [8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4.woff2);</text:span></text:p>
      <text:p text:style-name="P4"><text:s text:c="2"/><text:span text:style-name="T2">unicode-range: U+6392, U+6396, U+6398, U+639b, U+63a0-63a2, U+63a5, U+63a7-63aa, U+63c0, U+63c4, U+63c6, U+63cf, U+63d6, U+63da-63db, U+63e1, U+63ed-63ee, U+63f4, U+63f6-63f7, U+640d, U+640f, U+6414, U+6416-6417, U+641c, U+6422, U+642c-642d, U+643a, U+643e, U+6458, U+6460, U+6469, U+646f, U+6478-647a, U+6488, U+6491-6493, U+649a, U+649e, U+64a4-64a5, U+64ab, U+64ad-64ae, U+64b0, U+64b2, U+64bb, U+64c1, U+64c4-64c5, U+64c7, U+64ca, U+64cd-64ce, U+64d2, U+64d4, U+64d8, U+64da, U+64e1-64e2, U+64e5-64e7, U+64ec, U+64f2, U+64f4, U+64fa, U+64fe, U+6500, U+6504, U+6518, U+651d, U+6523, U+652a-652c, U+652f, U+6536-6539, U+653b, U+653e, U+6548, U+654d-654f, U+6551, U+6556-6557, U+655e, U+6562-6563, U+6566, U+656c-656d, U+6572, U+6574-6575, U+6577-6578, U+657e, U+6582-6583, U+6585, U+658c, U+6590-6591, U+6597, U+6599, U+659b-659c, U+659f, U+65a1, U+65a4-65a5, U+65a7, U+65ab-65ac, U+65af, U+65b7, U+65bc-65bd, U+65c1, U+65c5, U+65cb-65cc, U+65cf, U+65d2, U+65d7, U+65e0, U+65e3, U+65e6, U+65e8-65e9, U+65ec-65ed, U+65f1, U+65f4, U+65fa-65fd, U+65ff, U+6606;</text:span></text:p>
      <text:p text:style-name="P2">}</text:p>
      <text:p text:style-name="P2">/* [8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5.woff2);</text:span></text:p>
      <text:p text:style-name="P4"><text:s text:c="2"/><text:span text:style-name="T2">unicode-range: U+614c, U+6153, U+6155, U+6158-6159, U+615d, U+615f, U+6162-6164, U+6167-6168, U+616b, U+616e, U+6170, U+6176-6177, U+617d-617e, U+6181-6182, U+618a, U+618e, U+6190-6191, U+6194, U+6198-619a, U+61a4, U+61a7, U+61a9, U+61ab-61ac, U+61ae, U+61b2, U+61b6, U+61ba, U+61be, U+61c3, U+61c7-61cb, U+61e6, U+61f2, U+61f6-61f8, U+61fa, U+61fc, U+61ff-6200, U+6207-6208, U+620a, U+620c-620e, U+6212, U+6216, U+621a, U+621f, U+6221, U+622a, U+622e, U+6230-6231, U+6234, U+6236, U+623e-623f, U+6241, U+6247-6249, U+624d, U+6253, U+6258, U+626e, U+6271, U+6276, U+6279, U+627c, U+627f-6280, U+6284, U+6289-628a, U+6291-6292, U+6295, U+6297-6298, U+629b, U+62ab, U+62b1, U+62b5, U+62b9, U+62bc-62bd, U+62c2, U+62c7-62c9, U+62cc-62cd, U+62cf-62d0, U+62d2-62d4, U+62d6-62d9, U+62db-62dc, U+62ec-62ef, U+62f1, U+62f3, U+62f7, U+62fe-62ff, U+6301, U+6307, U+6309, U+6311, U+632b, U+632f, U+633a-633b, U+633d-633e, U+6349, U+634c, U+634f-6350, U+6355, U+6367-6368, U+636e, U+6372, U+6377, U+637a-637b, U+637f, U+6383, U+6388-6389, U+638c;</text:span></text:p>
      <text:p text:style-name="P2">}</text:p>
      <text:p text:style-name="P2">/* [8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6.woff2);</text:span></text:p>
      <text:p text:style-name="P4"><text:s text:c="2"/><text:span text:style-name="T2">unicode-range: U+5f11, U+5f13-5f15, U+5f17-5f18, U+5f1b, U+5f1f, U+5f26-5f27, U+5f29, U+5f31, U+5f35, U+5f3a, U+5f3c, U+5f48, U+5f4a, U+5f4c, U+5f4e, U+5f56-5f57, U+5f59, U+5f5b, U+5f62, U+5f66-5f67, U+5f69-5f6d, U+5f70-5f71, U+5f77, U+5f79, U+5f7c, U+5f7f-5f81, U+5f85, U+5f87, U+5f8a-5f8b, U+5f90-5f92, U+5f98-5f99, U+5f9e, U+5fa0-5fa1, U+5fa8-5faa, U+5fae, U+5fb5, U+5fb9, U+5fbd, U+5fc5, U+5fcc-5fcd, U+5fd6-5fd9, U+5fe0, U+5feb, U+5ff5, U+5ffd, U+5fff, U+600f, U+6012, U+6016, U+601c, U+6020-6021, U+6025, U+6028, U+602a, U+602f, U+6041-6043, U+604d, U+6050, U+6052, U+6055, U+6059, U+605d, U+6062-6065, U+6068-606a, U+606c-606d, U+606f-6070, </text:span><text:soft-page-break/><text:span text:style-name="T2">U+6085, U+6089, U+608c-608d, U+6094, U+6096, U+609a-609b, U+609f-60a0, U+60a3-60a4, U+60a7, U+60b0, U+60b2-60b4, U+60b6, U+60b8, U+60bc-60bd, U+60c7, U+60d1, U+60da, U+60dc, U+60df-60e1, U+60f0-60f1, U+60f6, U+60f9-60fb, U+6101, U+6106, U+6108-6109, U+610d-610e, U+6115, U+611a, U+6127, U+6130, U+6134, U+6137, U+613c, U+613e-613f, U+6142, U+6144, U+6147-6148, U+614a-614b;</text:span></text:p>
      <text:p text:style-name="P2">}</text:p>
      <text:p text:style-name="P2">/* [8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7.woff2);</text:span></text:p>
      <text:p text:style-name="P4"><text:s text:c="2"/><text:span text:style-name="T2">unicode-range: U+5c40, U+5c45-5c46, U+5c48, U+5c4b, U+5c4d-5c4e, U+5c51, U+5c5b, U+5c60, U+5c62, U+5c64-5c65, U+5c6c, U+5c6f, U+5c79, U+5c90-5c91, U+5ca1, U+5ca9, U+5cab-5cac, U+5cb1, U+5cb3, U+5cb5, U+5cb7-5cb8, U+5cba, U+5cbe, U+5cc0, U+5cd9, U+5ce0, U+5ce8, U+5cef-5cf0, U+5cf4, U+5cf6, U+5cfb, U+5cfd, U+5d07, U+5d0d-5d0e, U+5d11, U+5d14, U+5d16-5d17, U+5d19, U+5d27, U+5d29, U+5d4b-5d4c, U+5d50, U+5d69, U+5d6c, U+5d6f, U+5d87, U+5d8b, U+5d9d, U+5da0, U+5da2, U+5daa, U+5db8, U+5dba, U+5dbc-5dbd, U+5dcd, U+5dd2, U+5dd6, U+5de1-5de2, U+5de5-5de8, U+5deb, U+5dee, U+5df1-5df4, U+5df7, U+5dfd-5dfe, U+5e03, U+5e06, U+5e11, U+5e16, U+5e19, U+5e1b, U+5e1d, U+5e25, U+5e2b, U+5e2d, U+5e33, U+5e36, U+5e38, U+5e3d, U+5e3f-5e40, U+5e44-5e45, U+5e47, U+5e4c, U+5e55, U+5e5f, U+5e61-5e63, U+5e72, U+5e77-5e79, U+5e7b-5e7e, U+5e84, U+5e87, U+5e8a, U+5e8f, U+5e95, U+5e97, U+5e9a, U+5e9c, U+5ea0, U+5ea7, U+5eab, U+5ead, U+5eb5-5eb8, U+5ebe, U+5ec2, U+5ec8-5eca, U+5ed0, U+5ed3, U+5ed6, U+5eda-5edb, U+5edf-5ee0, U+5ee2-5ee3, U+5eec, U+5ef3, U+5ef6-5ef7, U+5efa-5efb, U+5f01, U+5f04, U+5f0a;</text:span></text:p>
      <text:p text:style-name="P2">}</text:p>
      <text:p text:style-name="P2">/* [8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88.woff2);</text:span></text:p>
      <text:p text:style-name="P4"><text:s text:c="2"/><text:span text:style-name="T2">unicode-range: U+59be, U+59c3, U+59c6, U+59c9, U+59cb, U+59d0-59d1, U+59d3-59d4, U+59d9-59da, U+59dc-59dd, U+59e6, U+59e8, U+59ea, U+59ec, U+59ee, U+59f8, U+59fb, U+59ff, U+5a01, U+5a03, U+5a11, U+5a18, U+5a1b-5a1c, U+5a1f-5a20, U+5a25, U+5a29, U+5a36, U+5a3c, U+5a41, U+5a46, U+5a49, U+5a5a, U+5a62, U+5a66, U+5a92, U+5a9a-5a9b, U+5aa4, U+5ac1-5ac2, U+5ac4, U+5ac9, U+5acc, U+5ae1, U+5ae6, U+5ae9, U+5b05, U+5b09, U+5b0b-5b0c, U+5b16, U+5b2a, U+5b40, U+5b43, U+5b51, U+5b54-5b55, U+5b58, U+5b5a, U+5b5c-5b5d, U+5b5f, U+5b63-5b64, U+5b69, U+5b6b, U+5b70-5b71, U+5b75, U+5b7a, U+5b7c, U+5b85, U+5b87-5b88, U+5b8b, U+5b8f, U+5b93, U+5b95-5b99, U+5b9b-5b9c, U+5ba2-5ba6, U+5bac, U+5bae, U+5bb0, U+5bb3-5bb5, U+5bb8-5bb9, U+5bbf-5bc0, U+5bc2-5bc7, U+5bcc, U+5bd0, U+5bd2-5bd4, U+5bd7, U+5bde-5bdf, U+5be1-5be2, U+5be4-5be9, U+5beb-5bec, U+5bee-5bef, U+5bf5-5bf6, U+5bf8, U+5bfa, U+5c01, U+5c04, U+5c07-5c0b, U+5c0d-5c0e, U+5c16, U+5c19, U+5c24, U+5c28, U+5c31, U+5c38-5c3c, U+5c3e-5c3f;</text:span></text:p>
      <text:p text:style-name="P2">}</text:p>
      <text:p text:style-name="P2">/* [8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mSDn90Gmq2mr3blnHaTZXTjhH8O4xIn9V9qdcXo8YlPu-H40amXOQLQ.89.woff2);</text:span></text:p>
      <text:p text:style-name="P4"><text:s text:c="2"/><text:span text:style-name="T2">unicode-range: U+5703-5704, U+5708, U+570d, U+5712-5713, U+5716, U+5718, U+572d, U+573b, U+5740, U+5742, U+5747, U+574a, U+574d-574e, U+5750-5751, U+5761, U+5764, U+5766, U+576a, U+576e, U+5770, U+5775, U+577c, U+5782, U+5788, U+578b, U+5793, U+57a0, U+57a2-57a3, U+57c3, U+57c7-57c8, U+57cb, U+57df-57e0, U+57f0, U+57f4, U+57f7, U+57f9-57fa, U+57fc, U+5800, U+5802, U+5805-5806, U+5808-580a, U+581e, U+5821, U+5824, U+5827, U+582a, U+582f-5831, U+5835, U+583a, U+584a-584b, U+584f, U+5851, U+5854, U+5857-5858, U+585a, U+585e, U+5861-5862, U+5864, U+5875, U+5879, U+587c, U+587e, U+5883, U+5885, U+5889, U+5893, U+589c, U+589e-589f, U+58a8-58a9, U+58ae, U+58b3, U+58ba-58bb, U+58be, U+58c1, U+58c5, U+58c7, U+58ce, U+58d1, U+58d3, U+58d5, U+58d8-58d9, U+58de-58df, U+58e4, U+58ec, U+58ef, U+58f9-58fb, U+58fd, U+590f, U+5914-5915, U+5919, U+5922, U+592d-592e, U+5931, U+5937, U+593e, U+5944, U+5947-5949, U+594e-5951, U+5954-5955, U+5957, U+595a, U+5960, U+5962, U+5967, U+596a-596e, U+5974, U+5978, U+5982-5984, U+598a, U+5993, U+5996-5997, U+5999, U+59a5, U+59a8, U+59ac, U+59b9, U+59bb;</text:span></text:p>
      <text:p text:style-name="P2">}</text:p>
      <text:p text:style-name="P2">/* [9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0.woff2);</text:span></text:p>
      <text:p text:style-name="P4"><text:s text:c="2"/><text:span text:style-name="T2">unicode-range: U+539a, U+53a0, U+53a5-53a6, U+53ad, U+53bb, U+53c3, U+53c8-53cb, U+53cd, U+53d4, U+53d6-53d7, U+53db, U+53e1-53e3, U+53e5, U+53e9-53ed, U+53f1, U+53f3, U+53f8, U+5403-5404, U+540a, U+540e-5411, U+541b, U+541d, U+541f-5420, U+5426, U+5429, U+542b, U+5433, U+5438-5439, U+543b-543c, U+543e, U+5442, U+5448, U+544a, U+5451, U+5468, U+546a, U+5471, U+5473, U+5475, U+547b-547d, U+5480, U+5486, U+548e, U+5490, U+54a4, U+54a8, U+54ab-54ac, U+54b3, U+54b8, U+54bd, U+54c0, U+54c4, U+54c8-54c9, U+54e1, U+54e5, U+54e8, U+54ed-54ee, U+54f2, U+54fa, U+5504, U+5506-5507, U+550e, U+5510, U+551c, U+552f, U+5531, U+5535, U+553e, U+5544, U+5546, U+554f, U+5553, U+5556, U+555e, U+5563, U+557c, U+5580, U+5584, U+5586-5587, U+5589-558a, U+5598-559a, U+559c-559d, U+55a7, U+55a9-55ac, U+55ae, U+55c5, U+55c7, U+55d4, U+55da, U+55dc, U+55df, U+55e3-55e4, U+55fd-55fe, U+5606, U+5609, U+5614, U+5617, U+562f, U+5632, U+5634, U+5636, U+5653, U+5668, U+566b, U+5674, U+5686, U+56a5, U+56ac, U+56ae, U+56b4, U+56bc, U+56ca, U+56cd, U+56d1, U+56da-56db, U+56de, U+56e0, U+56f0, U+56f9-56fa;</text:span></text:p>
      <text:p text:style-name="P2">}</text:p>
      <text:p text:style-name="P2">/* [9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1.woff2);</text:span></text:p>
      <text:p text:style-name="P4"><text:s text:c="2"/><text:span text:style-name="T2">unicode-range: U+516e, U+5175-5178, U+517c, U+5180, U+5186, U+518a, U+518d, U+5192, U+5195, U+5197, U+51a0, U+51a5, U+51aa, U+51ac, U+51b6-51b7, U+51bd, U+51c4, U+51c6, U+51c9, U+51cb-51cd, U+51dc-51de, U+51e1, U+51f0-51f1, U+51f6, U+51f8-51f9, U+51fd, U+5200, U+5203, U+5207-5208, U+520a, U+520e, U+5211, U+5217, U+521d, U+5224-5225, U+522a, U+522e, U+5230, U+5236-523b, U+5243, U+5247, U+524a-524c, U+5254, U+5256, U+525b, U+525d, U+5261, U+5269-526a, U+526f, U+5272, U+5275, U+527d, U+527f, U+5283, U+5287-5289, U+528d, U+5291-5292, U+529f, U+52a3-52a4, U+52a9-52ab, U+52be, U+52c1, U+52c3, U+52c5, U+52c7, U+52c9, U+52cd, U+52d2, </text:span><text:soft-page-break/><text:span text:style-name="T2">U+52d6, U+52d8-52d9, U+52db, U+52dd-52df, U+52e2-52e4, U+52f3, U+52f5, U+52f8, U+52fa-52fb, U+52fe-52ff, U+5305, U+5308, U+530d, U+530f-5310, U+5315, U+5319, U+5320-5321, U+5323, U+532a, U+532f, U+5339, U+533f-5341, U+5343-5344, U+5347-534a, U+534d, U+5351-5354, U+535a, U+535c, U+535e, U+5360, U+5366, U+5368, U+536f-5371, U+5374-5375, U+5377, U+537d, U+537f, U+5384, U+5393, U+5398;</text:span></text:p>
      <text:p text:style-name="P2">}</text:p>
      <text:p text:style-name="P2">/* [9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2.woff2);</text:span></text:p>
      <text:p text:style-name="P4"><text:s text:c="2"/><text:span text:style-name="T2">unicode-range: U+4f43, U+4f46-4f48, U+4f4d-4f51, U+4f55, U+4f59-4f5a, U+4f69, U+4f6f-4f70, U+4f73, U+4f76, U+4f7a, U+4f7e-4f7f, U+4f81, U+4f83-4f84, U+4f86, U+4f88, U+4f8a-4f8b, U+4f8d, U+4f8f, U+4f91, U+4f96, U+4f98, U+4f9b, U+4f9d, U+4fae-4faf, U+4fb5-4fb6, U+4fbf, U+4fc2-4fc4, U+4fc9-4fca, U+4fce, U+4fd1, U+4fd3-4fd4, U+4fd7, U+4fda, U+4fdf-4fe0, U+4fee-4fef, U+4ff1, U+4ff3, U+4ff5, U+4ff8, U+4ffa, U+5002, U+5006, U+5009, U+500b, U+500d, U+5011-5012, U+5016, U+5019-501a, U+501c, U+501e-501f, U+5021, U+5023-5024, U+5026-5028, U+502a-502d, U+503b, U+5043, U+5047-5049, U+504f, U+5055, U+505a, U+505c, U+5065, U+5074-5076, U+5078, U+5080, U+5085, U+508d, U+5091, U+5098-5099, U+50ac-50ad, U+50b2-50b3, U+50b5, U+50b7, U+50be, U+50c5, U+50c9-50ca, U+50d1, U+50d5-50d6, U+50da, U+50de, U+50e5, U+50e7, U+50ed, U+50f9, U+50fb, U+50ff-5101, U+5104, U+5106, U+5109, U+5112, U+511f, U+5121, U+512a, U+5132, U+5137, U+513a, U+513c, U+5140-5141, U+5143-5148, U+514b-514e, U+5152, U+515c, U+5162, U+5169-516b, U+516d;</text:span></text:p>
      <text:p text:style-name="P2">}</text:p>
      <text:p text:style-name="P2">/* [9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3.woff2);</text:span></text:p>
      <text:p text:style-name="P4"><text:s text:c="2"/><text:span text:style-name="T2">unicode-range: U+338c-339c, U+339f-33a0, U+33a2-33cb, U+33cf-33d0, U+33d3, U+33d6, U+33d8, U+33db-33dd, U+4e01, U+4e03, U+4e07-4e08, U+4e11, U+4e14-4e15, U+4e18-4e19, U+4e1e, U+4e32, U+4e38-4e39, U+4e42-4e43, U+4e45, U+4e4d-4e4f, U+4e56, U+4e58-4e59, U+4e5d-4e5e, U+4e6b, U+4e6d, U+4e73, U+4e76-4e77, U+4e7e, U+4e82, U+4e86, U+4e88, U+4e8e, U+4e90-4e92, U+4e94-4e95, U+4e98, U+4e9b, U+4e9e, U+4ea1-4ea2, U+4ea4-4ea6, U+4ea8, U+4eab, U+4ead-4eae, U+4eb6, U+4ec0-4ec1, U+4ec4, U+4ec7, U+4ecb, U+4ecd, U+4ed4-4ed5, U+4ed7-4ed9, U+4edd, U+4edf, U+4ee4, U+4ef0, U+4ef2, U+4ef6-4ef7, U+4efb, U+4f01, U+4f09, U+4f0b, U+4f0d-4f11, U+4f2f, U+4f34, U+4f36, U+4f38, U+4f3a, U+4f3c-4f3d;</text:span></text:p>
      <text:p text:style-name="P2">}</text:p>
      <text:p text:style-name="P2">/* [9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4.woff2);</text:span></text:p>
      <text:p text:style-name="P4"><text:s text:c="2"/><text:span text:style-name="T2">unicode-range: U+3136, U+3138, U+313a-3140, U+3143-3144, U+3150, U+3152, U+3154-3156, U+3158-315b, U+315d-315f, U+3162, U+3164-318c, U+318e, U+3200-321b, U+3231, </text:span><text:soft-page-break/><text:span text:style-name="T2">U+3239, U+3251-325a, U+3260-327b, U+327e-327f, U+328a-3290, U+3294, U+329e, U+32a5, U+3380-3384, U+3388-338b;</text:span></text:p>
      <text:p text:style-name="P2">}</text:p>
      <text:p text:style-name="P2">/* [9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5.woff2);</text:span></text:p>
      <text:p text:style-name="P4"><text:s text:c="2"/><text:span text:style-name="T2">unicode-range: U+2f7d, U+2f7f-2f8b, U+2f8e-2f90, U+2f92-2f97, U+2f99-2fa0, U+2fa2-2fa3, U+2fa5-2fa9, U+2fac-2fb1, U+2fb3-2fbc, U+2fc1-2fca, U+2fcd-2fd4, U+3003, U+3012-3019, U+301c, U+301e-3020, U+3036, U+3041, U+3043, U+3045, U+3047, U+3049, U+304e, U+3050, U+3052, U+3056, U+305a, U+305c, U+305e, U+3062, U+3065, U+306c, U+3070-307d, U+3080, U+3085, U+3087, U+308e, U+3090-3091, U+30a1, U+30a5, U+30a9, U+30ae, U+30b1-30b2, U+30b4, U+30b6, U+30bc-30be, U+30c2, U+30c5, U+30cc, U+30d2, U+30d4, U+30d8-30dd, U+30e4, U+30e6, U+30e8, U+30ee, U+30f0-30f2, U+30f4-30f6, U+3133, U+3135;</text:span></text:p>
      <text:p text:style-name="P2">}</text:p>
      <text:p text:style-name="P2">/* [9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6.woff2);</text:span></text:p>
      <text:p text:style-name="P4"><text:s text:c="2"/><text:span text:style-name="T2">unicode-range: U+2541-254b, U+25a4-25a9, U+25b1, U+25b5, U+25b9, U+25bf, U+25c1, U+25c3, U+25c9-25ca, U+25cc, U+25ce, U+25d0-25d1, U+25e6, U+25ef, U+260f, U+261d, U+261f, U+262f, U+2660, U+2664, U+2667-2669, U+266d, U+266f, U+2716, U+271a, U+273d, U+2756, U+2776-277f, U+278a-2793, U+2963, U+2965, U+2ac5-2ac6, U+2acb-2acc, U+2f00, U+2f04, U+2f06, U+2f08, U+2f0a-2f0b, U+2f11-2f12, U+2f14, U+2f17-2f18, U+2f1c-2f1d, U+2f1f-2f20, U+2f23-2f26, U+2f28-2f29, U+2f2b, U+2f2d, U+2f2f-2f32, U+2f38, U+2f3c-2f40, U+2f42-2f4c, U+2f4f-2f52, U+2f54-2f58, U+2f5a-2f66, U+2f69-2f70, U+2f72-2f76, U+2f78, U+2f7a-2f7c;</text:span></text:p>
      <text:p text:style-name="P2">}</text:p>
      <text:p text:style-name="P2">/* [9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7.woff2);</text:span></text:p>
      <text:p text:style-name="P4"><text:s text:c="2"/><text:span text:style-name="T2">unicode-range: U+2479-2487, U+249c-24d1, U+24d3-24d7, U+24d9-24e9, U+24eb-24f4, U+2500-2501, U+2503, U+250c-2513, U+2515-2516, U+2518-2540;</text:span></text:p>
      <text:p text:style-name="P2">}</text:p>
      <text:p text:style-name="P2">/* [9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mSDn90Gmq2mr3blnHaTZXTjhH8O4xIn9V9qdcXo8YlPu-H40amXOQLQ.98.woff2);</text:span></text:p>
      <text:p text:style-name="P4"><text:s text:c="2"/><text:span text:style-name="T2">unicode-range: U+215b-215e, U+2162-2169, U+2170-2179, U+2195-2199, U+21b0-21b4, U+21bc, U+21c0, U+21c4-21c5, U+21cd, U+21cf-21d4, U+21e0-21e3, U+21e6-21e9, U+2200, U+2202-2203, U+2206-2209, U+220b-220c, U+220f, U+2211, U+2213, U+221a, U+221d-2220, U+2222, U+2225-2227, U+2229-222c, U+222e, U+2234-2237, U+223d, U+2243, U+2245, U+2248, U+2250-2253, U+225a, U+2260-2262, U+2264-2267, U+226a-226b, U+226e-2273, U+2276-2277, U+2279-227b, U+2280-2287, U+228a-228b, U+2295-2297, U+22a3-22a5, U+22bb-22bc, U+22ce-22cf, U+22da-22db, U+22ee-22ef, U+2306, U+2312, U+2314, U+2467-2478;</text:span></text:p>
      <text:p text:style-name="P2">}</text:p>
      <text:p text:style-name="P2">/* [9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99.woff2);</text:span></text:p>
      <text:p text:style-name="P4"><text:s text:c="2"/><text:span text:style-name="T2">unicode-range: U+81-82, U+84, U+a2-a5, U+a7-a8, U+aa, U+ac-ad, U+b1-b3, U+b6, U+b8-ba, U+bc-be, U+c0, U+c2, U+c6-cb, U+ce-d0, U+d4, U+d8-d9, U+db-dc, U+de-df, U+e6, U+eb, U+ee-f0, U+f4, U+f7-f9, U+fb, U+fe-ff, U+111, U+126-127, U+132-133, U+138, U+13f-142, U+149-14b, U+152-153, U+166-167, U+2bc, U+2c7, U+2d0, U+2d8-2d9, U+2db-2dd, U+391-394, U+396-3a1, U+3a3-3a9, U+3b2-3b6, U+3b8, U+3bc, U+3be-3c1, U+3c3-3c9, U+2010, U+2015-2016, U+2018-2019, U+201b, U+201f-2021, U+2025, U+2030, U+2033-2036, U+203c, U+203e, U+2042, U+2074, U+207a-207f, U+2081-2084, U+2109, U+2113, U+2116, U+2121, U+2126, U+212b, U+2153-2154;</text:span></text:p>
      <text:p text:style-name="P2">}</text:p>
      <text:p text:style-name="P2">/* [10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0.woff2);</text:span></text:p>
      <text:p text:style-name="P4"><text:s text:c="2"/><text:span text:style-name="T2">unicode-range: U+e8, U+2da, U+2160, U+2194, U+3054, U+3058, U+306d, U+3086, U+308d, U+30ac, U+30bb, U+30c4, U+30cd-30ce, U+30e2, U+3132, U+3146, U+3149, U+339d, U+4e3b, U+4f0a, U+4fdd, U+4fe1, U+5409, U+540c, U+5834, U+592a-592b, U+5b9a, U+5dde, U+5e0c, U+5e73, U+5f0f, U+60f3, U+653f, U+661f, U+662f, U+667a, U+683c, U+6b4c, U+6c11, U+767c, U+76ee, U+76f4, U+77f3, U+79d1, U+7a7a, U+7b2c, U+7d22, U+8207, U+8a00, U+8a71, U+9280, U+9580, U+958b, U+96c6, U+9762, U+98df, U+9ed1, U+ac2d, U+adc8, U+add3, U+af48, U+b014, U+b134-b135, U+b158, U+b2aa, U+b35f, U+b6a4, U+b9cf, U+bb63, U+bd23, U+be91, U+c29b, U+c3f4, U+c42c, U+c55c, U+c573, U+c58f, U+c78c, U+c7dd, U+c8f5, U+cad1, U+cc48, U+cf10, U+cf20, U+d03c, U+d07d, U+d2a0, U+d30e, U+d38d, U+d3a8, U+d3c8, U+d5e5, U+d5f9, U+d6e4, U+f90a, U+ff02, U+ff1c;</text:span></text:p>
      <text:p text:style-name="P2">}</text:p>
      <text:p text:style-name="P2">/* [10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mSDn90Gmq2mr3blnHaTZXTjhH8O4xIn9V9qdcXo8YlPu-H40amXOQLQ.101.woff2);</text:span></text:p>
      <text:p text:style-name="P4"><text:s text:c="2"/><text:span text:style-name="T2">unicode-range: U+3b1, U+2466, U+25a1, U+25a3, U+261c, U+3008-3009, U+305b, U+305d, U+3069, U+30a7, U+30ba, U+30cf, U+30ef, U+3151, U+3157, U+4e4b, U+4e5f, U+4e8c, U+4eca, U+4ed6, U+4f5b, U+50cf, U+5149, U+5165, U+5171, U+5229, U+529b, U+5316, U+539f, U+53f2, U+571f, U+5728, U+58eb, U+591c, U+5b78, U+5c11, U+5c55, U+5ddd, U+5e02, U+5fb7, U+60c5, U+610f, U+611f, U+6625, U+66f8, U+6797, U+679c, U+682a, U+6d2a, U+706b, U+7406, U+767b, U+76f8, U+77e5, U+7acb, U+898b, U+8a69, U+8def, U+8fd1, U+901a, U+90e8, U+91cd, U+975e, U+ae14, U+ae6c, U+aec0, U+afc7, U+afc9, U+b01c, U+b028, U+b308, U+b311, U+b314, U+b31c, U+b524, U+b560, U+b764, U+b920, U+b9e3, U+bd48, U+be7d, U+c0db, U+c231, U+c270, U+c2e3, U+c37d, U+c3ed, U+c530, U+c6a5, U+c6dc, U+c7a4, U+c954, U+c974, U+d000, U+d565, U+d667, U+d6c5, U+d79d, U+ff1e;</text:span></text:p>
      <text:p text:style-name="P2">}</text:p>
      <text:p text:style-name="P2">/* [10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2.woff2);</text:span></text:p>
      <text:p text:style-name="P4"><text:s text:c="2"/><text:span text:style-name="T2">unicode-range: U+131, U+2032, U+2465, U+2642, U+3048, U+3051, U+3083-3084, U+308f, U+30c0, U+30d1, U+30d3, U+30d6, U+30df, U+30e7, U+3153, U+4e16, U+4e8b, U+4ee5, U+5206, U+52a0, U+52d5, U+53e4, U+53ef, U+54c1, U+57ce, U+597d, U+5b8c, U+5ea6, U+5f8c, U+5f97, U+6210, U+6240, U+624b, U+6728, U+6bd4, U+7236, U+7269, U+7279, U+738b, U+7528, U+7530, U+767e, U+798f, U+8005, U+8a18, U+90fd, U+91cc, U+9577, U+9593, U+98a8, U+ac20, U+acf6, U+ad90, U+af5d, U+af80, U+afcd, U+aff0, U+b0a1, U+b0b5, U+b1fd, U+b2fc, U+b380, U+b51b, U+b584, U+b5b3, U+b8fd, U+b93c, U+b9f4, U+bb44, U+bc08, U+bc27, U+bc49, U+be55, U+be64, U+bfb0, U+bfc5, U+c178, U+c21f, U+c314, U+c4f1, U+c58d, U+c664, U+c698, U+c6a7, U+c6c1, U+c9ed, U+cac0, U+cacc, U+cad9, U+ccb5, U+cdcc, U+d0e4, U+d143, U+d320, U+d330, U+d54d, U+ff06, U+ff1f, U+ff5e;</text:span></text:p>
      <text:p text:style-name="P2">}</text:p>
      <text:p text:style-name="P2">/* [10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3.woff2);</text:span></text:p>
      <text:p text:style-name="P4"><text:s text:c="2"/><text:span text:style-name="T2">unicode-range: U+b4, U+20a9, U+20ac, U+2190, U+24d8, U+2502, U+2514, U+2592, U+25c7-25c8, U+2663, U+3060, U+3064, U+3081, U+3088, U+30a3, U+30a6, U+30aa, U+30b5, U+30c7, U+30ca-30cb, U+30d0, U+30e3, U+30e5, U+339e, U+4e09, U+4eac, U+4f5c, U+5167-5168, U+516c, U+51fa, U+5408, U+540d, U+591a, U+5b57, U+6211, U+65b9, U+660e, U+6642, U+6700, U+6b63, U+6e2f, U+7063, U+7532, U+793e, U+81ea, U+8272, U+82b1, U+897f, U+8eca, U+91ce, U+ac38, U+ad76, U+ae84, U+aecc, U+b07d, U+b0b1, U+b215, U+b2a0, U+b310, U+b3d7, U+b52a, U+b618, U+b775, U+b797, U+bcd5, U+bd59, U+be80, U+bea8, U+bed1, U+bee4-bee5, U+c060, U+c2ef, U+c329, U+c3dc, U+c597, U+c5bd, U+c5e5, U+c69c, U+c9d6, U+ca29, U+ca5c, U+ca84, U+cc39, U+cc3b, U+ce89, U+cee5, U+cf65, U+cf85, U+d058, U+d145, U+d22d, U+d325, U+d37d, U+d3ad, U+d769, U+ff0c;</text:span></text:p>
      <text:p text:style-name="P2">}</text:p>
      <text:p text:style-name="P2">/* [104] */</text:p>
      <text:p text:style-name="P2">@font-face {</text:p>
      <text:p text:style-name="P4"><text:soft-page-break/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4.woff2);</text:span></text:p>
      <text:p text:style-name="P4"><text:s text:c="2"/><text:span text:style-name="T2">unicode-range: U+2161, U+2228, U+2299, U+2464, U+2517, U+2640, U+3042, U+304a, U+3053, U+3061, U+307f, U+3082, U+308c, U+3092, U+30a8, U+30ab, U+30ad, U+30b0, U+30b3, U+30b7, U+30c1, U+30c6, U+30c9, U+30d5, U+30d7, U+30de, U+30e0-30e1, U+30ec-30ed, U+4e0b, U+4e0d, U+4ee3, U+53f0, U+548c, U+5b89, U+5bb6, U+5c0f, U+611b, U+6771, U+6aa2, U+6bcd, U+6c34, U+6cd5, U+6d77, U+767d, U+795e, U+8ecd, U+9999, U+9ad8, U+ac07, U+ac1a, U+ac40, U+ad0c, U+ad88, U+ada4, U+ae01, U+ae65, U+aebd, U+aec4, U+afe8, U+b139, U+b205, U+b383, U+b38c, U+b42c, U+b461, U+b55c, U+b78f, U+b8fb, U+b9f7, U+bafc, U+bc99, U+bed8, U+bfcd, U+c0bf, U+c0f9, U+c167, U+c204, U+c20f, U+c22f, U+c258, U+c298, U+c2bc, U+c388, U+c501, U+c50c, U+c5b9, U+c5ce, U+c641, U+c648, U+c73d, U+ca50, U+ca61, U+cc4c, U+ceac, U+d0d4, U+d5f7, U+d6d7, U+ff1a;</text:span></text:p>
      <text:p text:style-name="P2">}</text:p>
      <text:p text:style-name="P2">/* [10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5.woff2);</text:span></text:p>
      <text:p text:style-name="P4"><text:s text:c="2"/><text:span text:style-name="T2">unicode-range: U+2103, U+2463, U+25c6, U+25cb, U+266c, U+3001, U+300a, U+3046, U+304c-304d, U+304f, U+3055, U+3059, U+3063, U+3066-3068, U+306f, U+3089, U+30b8, U+30bf, U+314f, U+4e0a, U+570b, U+5730, U+5916, U+5929, U+5c71, U+5e74, U+5fc3, U+601d, U+6027, U+63d0, U+6709, U+6734, U+751f, U+7684, U+82f1, U+9053, U+91d1, U+97f3, U+ac2f, U+ac4d, U+adc4, U+ade4, U+ae41, U+ae4d-ae4e, U+aed1, U+afb9, U+b0e0, U+b299, U+b365, U+b46c, U+b480, U+b4c8, U+b7b4, U+b819, U+b918, U+baab, U+bab9, U+be8f, U+bed7, U+c0ec, U+c19f, U+c1a5, U+c3d9, U+c464, U+c53d, U+c553, U+c570, U+c5cc, U+c633, U+c6a4, U+c7a3, U+c7a6, U+c886, U+c9d9-c9da, U+c9ec, U+ca0c, U+cc21, U+cd1b, U+cd78, U+cdc4, U+cef8, U+cfe4, U+d0a5, U+d0b5, U+d0ec, U+d15d, U+d188, U+d23c, U+d2ac, U+d729, U+d79b, U+ff01, U+ff08-ff09, U+ff5c;</text:span></text:p>
      <text:p text:style-name="P2">}</text:p>
      <text:p text:style-name="P2">/* [10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6.woff2);</text:span></text:p>
      <text:p text:style-name="P4"><text:s text:c="2"/><text:span text:style-name="T2">unicode-range: U+2039-203a, U+223c, U+25b3, U+25b7, U+25bd, U+25cf, U+266a, U+3002, U+300b, U+304b, U+3057, U+305f, U+306a-306b, U+307e, U+308a-308b, U+3093, U+30a2, U+30af, U+30b9, U+30c3, U+30c8, U+30e9-30eb, U+33a1, U+4e00, U+524d, U+5357, U+5b50, U+7121, U+884c, U+9751, U+ac94, U+aebe, U+aecd, U+af08, U+af41, U+af49, U+b010, U+b053, U+b109, U+b11b, U+b128, U+b154, U+b291, U+b2e6, U+b301, U+b385, U+b525, U+b5b4, U+b729, U+b72f, U+b738, U+b7ff, U+b837, U+b975, U+ba67, U+bb47, U+bc1f, U+bd90, U+bfd4, U+c27c, U+c324, U+c379, U+c3e0, U+c465, U+c53b, U+c58c, U+c610, U+c653, U+c6cd, U+c813, U+c82f, U+c999, U+c9e0, U+cac4, U+cad3, U+cbd4, U+cc10, U+cc22, U+ccb8, U+ccbc, U+cda5, U+ce84, U+cea3, U+cf67, U+cfe1, U+d241, U+d30d, U+d31c, U+d391, U+d401, U+d479, U+d5c9, U+d5db, U+d649, U+d6d4;</text:span></text:p>
      <text:p text:style-name="P2">}</text:p>
      <text:p text:style-name="P2"><text:soft-page-break/>/* [10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7.woff2);</text:span></text:p>
      <text:p text:style-name="P4"><text:s text:c="2"/><text:span text:style-name="T2">unicode-range: U+b0, U+e9, U+2193, U+2462, U+260e, U+261e, U+300e-300f, U+3044, U+30a4, U+30fb-30fc, U+314d, U+5973, U+6545, U+6708, U+7537, U+ac89, U+ac9c, U+acc1, U+ad04, U+ad75, U+ad7d, U+ae45, U+ae61, U+af42, U+b0ab, U+b0af, U+b0b3, U+b12c, U+b194, U+b1a8, U+b220, U+b258, U+b284, U+b2ff, U+b315, U+b371, U+b3d4-b3d5, U+b460, U+b527, U+b534, U+b810, U+b818, U+b98e, U+ba55, U+bbac, U+bc0b, U+bc40, U+bca1, U+bccd, U+bd93, U+be54, U+be5a, U+bf08, U+bf50, U+bf55, U+bfdc, U+c0c0, U+c0d0, U+c0f4, U+c100, U+c11e, U+c170, U+c20d, U+c274, U+c290, U+c308, U+c369, U+c539, U+c587, U+c5ff, U+c6ec, U+c70c, U+c7ad, U+c7c8, U+c83c, U+c881, U+cb48, U+cc60, U+ce69, U+ce6b, U+ce75, U+cf04, U+cf08, U+cf55, U+cf70, U+cffc, U+d0b7, U+d1a8, U+d2c8, U+d384, U+d47c, U+d48b, U+d5dd, U+d5e8, U+d720, U+d759, U+f981;</text:span></text:p>
      <text:p text:style-name="P2">}</text:p>
      <text:p text:style-name="P2">/* [10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8.woff2);</text:span></text:p>
      <text:p text:style-name="P4"><text:s text:c="2"/><text:span text:style-name="T2">unicode-range: U+e0, U+e2, U+395, U+3b7, U+3ba, U+2460-2461, U+25a0, U+3010-3011, U+306e, U+30f3, U+314a, U+314c, U+5927, U+65b0, U+7e41, U+97d3, U+9ad4, U+ad49, U+ae0b, U+ae0d, U+ae43, U+ae5d, U+aecf, U+af3c, U+af64, U+afd4, U+b080, U+b084, U+b0c5, U+b10c, U+b1e8, U+b2ac, U+b36e, U+b451, U+b515, U+b540, U+b561, U+b6ab, U+b6b1, U+b72c, U+b730, U+b744, U+b800, U+b8ec, U+b8f0, U+b904, U+b968, U+b96d, U+b987, U+b9d9, U+bb36, U+bb49, U+bc2d, U+bc43, U+bcf6, U+bd89, U+be57, U+be61, U+bed4, U+c090, U+c130, U+c148, U+c19c, U+c2f9, U+c36c, U+c37c, U+c384, U+c3df, U+c575, U+c584, U+c660, U+c719, U+c816, U+ca4d, U+ca54, U+cabc, U+cb49, U+cc14, U+cff5, U+d004, U+d038, U+d0b4, U+d0d3, U+d0e0, U+d0ed, U+d131, U+d1b0, U+d31f, U+d33d, U+d3a0, U+d3ab, U+d514, U+d584, U+d6a1, U+d6cc, U+d749, U+d760, U+d799;</text:span></text:p>
      <text:p text:style-name="P2">}</text:p>
      <text:p text:style-name="P2">/* [10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09.woff2);</text:span></text:p>
      <text:p text:style-name="P4"><text:s text:c="2"/><text:span text:style-name="T2">unicode-range: U+24, U+60, U+3b9, U+3bb, U+3bd, U+2191, U+2606, U+300c-300d, U+3131, U+3134, U+3139, U+3141-3142, U+3148, U+3161, U+3163, U+321c, U+4eba, U+5317, U+ac31, U+ac77, U+ac9f, U+acb9, U+acf0-acf1, U+acfd, U+ad73, U+af3d, U+b00c, U+b04a, U+b057, U+b0c4, U+b188, U+b1cc, U+b214, U+b2db, U+b2ee, U+b304, U+b4ed, U+b518, U+b5bc, U+b625, U+b69c-b69d, U+b7ac, U+b801, U+b86c, U+b959, U+b95c, U+b985, U+ba48, U+bb58, U+bc0c, U+bc38, U+bc85, U+bc9a, U+bf40, U+c068, U+c0bd, U+c0cc, U+c12f, U+c149, U+c1e0, U+c22b, U+c22d, U+c250, U+c2fc, U+c300, U+c313, U+c370, U+c3d8, U+c557, U+c580, U+c5e3, U+c62e, U+c634, U+c6f0, U+c74d, U+c783, U+c78e, U+c796, U+c7bc, U+c92c, U+ca4c, U+cc1c, U+cc54, U+cc59, U+ce04, </text:span><text:soft-page-break/><text:span text:style-name="T2">U+cf30, U+cfc4, U+d140, U+d321, U+d38c, U+d399, U+d54f, U+d587, U+d5d0, U+d6e8, U+d770;</text:span></text:p>
      <text:p text:style-name="P2">}</text:p>
      <text:p text:style-name="P2">/* [110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0.woff2);</text:span></text:p>
      <text:p text:style-name="P4"><text:s text:c="2"/><text:span text:style-name="T2">unicode-range: U+d7, U+ea, U+fc, U+2192, U+25bc, U+3000, U+3137, U+3145, U+315c, U+7f8e, U+ac13, U+ac71, U+ac90, U+acb8, U+ace7, U+ad7f, U+ae50, U+aef4, U+af34, U+afbc, U+b048, U+b09a, U+b0ad, U+b0bc, U+b113, U+b125, U+b141, U+b20c, U+b2d9, U+b2ed, U+b367, U+b369, U+b374, U+b3cb, U+b4ec, U+b611, U+b760, U+b81b, U+b834, U+b8b0, U+b8e1, U+b989, U+b9d1, U+b9e1, U+b9fa, U+ba4d, U+ba78, U+bb35, U+bb54, U+bbf9, U+bc11, U+bcb3, U+bd05, U+bd95, U+bdd4, U+be10, U+bed0, U+bf51, U+c0d8, U+c232, U+c2b7, U+c2eb, U+c378, U+c500, U+c52c, U+c549, U+c568, U+c598, U+c5c9, U+c61b, U+c639, U+c67c, U+c717, U+c78a, U+c80a, U+c90c-c90d, U+c950, U+c9e7, U+cbe4, U+cca9, U+cce4, U+cdb0, U+ce78, U+ce94, U+ce98, U+cf8c, U+d018, U+d034, U+d0f1, U+d1b1, U+d280, U+d2f8, U+d338, U+d380, U+d3b4, U+d610, U+d69f, U+d6fc, U+d758;</text:span></text:p>
      <text:p text:style-name="P2">}</text:p>
      <text:p text:style-name="P2">/* [111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1.woff2);</text:span></text:p>
      <text:p text:style-name="P4"><text:s text:c="2"/><text:span text:style-name="T2">unicode-range: U+e7, U+2022, U+203b, U+25c0, U+2605, U+2661, U+3147, U+318d, U+672c, U+8a9e, U+acaa, U+acbc, U+ad1c, U+ae4a, U+ae5c, U+b044, U+b054, U+b0c8-b0c9, U+b2a6, U+b2d0, U+b35c, U+b364, U+b428, U+b454, U+b465, U+b4b7, U+b4e3, U+b51c, U+b5a1, U+b784, U+b790, U+b7ab, U+b7f4, U+b82c, U+b835, U+b8e9, U+b8f8, U+b9d8, U+b9f9, U+ba5c, U+ba64, U+babd, U+bb18, U+bb3b, U+bbff, U+bc0d, U+bc45, U+bc97, U+bcbc, U+be45, U+be75, U+be7c, U+bfcc, U+c0b6, U+c0f7, U+c14b, U+c2b4, U+c30d, U+c4f8, U+c5bb, U+c5d1, U+c5e0, U+c5ee, U+c5fd, U+c606, U+c6c5, U+c6e0, U+c708, U+c81d, U+c820, U+c824, U+c878, U+c918, U+c96c, U+c9e4, U+c9f1, U+cc2e, U+cd09, U+cea1, U+cef5, U+cef7, U+cf64, U+cf69, U+cfe8, U+d035, U+d0ac, U+d230, U+d234, U+d2f4, U+d31d, U+d575, U+d578, U+d608, U+d614, U+d718, U+d751, U+d761, U+d78c, U+d790;</text:span></text:p>
      <text:p text:style-name="P2">}</text:p>
      <text:p text:style-name="P2">/* [112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2.woff2);</text:span></text:p>
      <text:p text:style-name="P4"><text:s text:c="2"/><text:span text:style-name="T2">unicode-range: U+2665, U+3160, U+4e2d, U+6587, U+65e5, U+ac12, U+ac14, U+ac16, U+ac81, U+ad34, U+ade0, U+ae54, U+aebc, U+af2c, U+afc0, U+afc8, U+b04c, U+b08c, U+b099, U+b0a9, U+b0ac, U+b0ae, U+b0b8, U+b123, U+b179, U+b2e5, U+b2f7, U+b4c0, U+b531, U+b538, U+b545, U+b550, U+b5a8, U+b6f0, U+b728, U+b73b, U+b7ad, U+b7ed, U+b809, U+b864, U+b86d, U+b871, U+b9bf, U+b9f5, U+ba40, U+ba4b, U+ba58, U+ba87, </text:span><text:soft-page-break/><text:span text:style-name="T2">U+baac, U+bbc0, U+bc16, U+bc34, U+bd07, U+bd99, U+be59, U+bfd0, U+c058, U+c0e4, U+c0f5, U+c12d, U+c139, U+c228, U+c529, U+c5c7, U+c635, U+c637, U+c735, U+c77d, U+c787, U+c789, U+c8c4, U+c989, U+c98c, U+c9d0, U+c9d3, U+cc0c, U+cc99, U+cd0c, U+cd2c, U+cd98, U+cda4, U+ce59, U+ce60, U+ce6d, U+cea0, U+d0d0-d0d1, U+d0d5, U+d14d, U+d1a4, U+d29c, U+d2f1, U+d301, U+d39c, U+d3bc, U+d4e8, U+d540, U+d5ec, U+d640, U+d750;</text:span></text:p>
      <text:p text:style-name="P2">}</text:p>
      <text:p text:style-name="P2">/* [113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3.woff2);</text:span></text:p>
      <text:p text:style-name="P4"><text:s text:c="2"/><text:span text:style-name="T2">unicode-range: U+5e, U+25b2, U+25b6, U+314e, U+ac24, U+ace1, U+ace4, U+ae68, U+af2d, U+b0d0, U+b0e5, U+b150, U+b155, U+b193, U+b2c9, U+b2dd, U+b3c8, U+b3fc, U+b410, U+b458, U+b4dd, U+b5a0, U+b5a4, U+b5bb, U+b7b5, U+b838, U+b840, U+b86f, U+b8f9, U+b960, U+b9e5, U+bab8, U+bb50, U+bc1d, U+bc24-bc25, U+bca8, U+bcbd, U+bd04, U+bd10, U+bd24, U+be48, U+be5b, U+be68, U+c05c, U+c12c, U+c140, U+c15c, U+c168, U+c194, U+c219, U+c27d, U+c2a8, U+c2f1, U+c2f8, U+c368, U+c554-c555, U+c559, U+c564, U+c5d8, U+c5fc, U+c625, U+c65c, U+c6b1, U+c728, U+c794, U+c84c, U+c88c, U+c8e0, U+c8fd, U+c998, U+c9dd, U+cc0d, U+cc30, U+ceec, U+cf13, U+cf1c, U+cf5c, U+d050, U+d07c, U+d0a8, U+d134, U+d138, U+d154, U+d1f4, U+d2bc, U+d329, U+d32c, U+d3d0, U+d3f4, U+d3fc, U+d56b, U+d5cc, U+d600-d601, U+d639, U+d6c8, U+d754, U+d765;</text:span></text:p>
      <text:p text:style-name="P2">}</text:p>
      <text:p text:style-name="P2">/* [114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4.woff2);</text:span></text:p>
      <text:p text:style-name="P4"><text:s text:c="2"/><text:span text:style-name="T2">unicode-range: U+3c-3d, U+2026, U+24d2, U+314b, U+ac11, U+acf3, U+ad74, U+ad81, U+adf9, U+ae34, U+af43, U+afb8, U+b05d, U+b07c, U+b110, U+b118, U+b17c, U+b180, U+b18d, U+b192, U+b2cc, U+b355, U+b378, U+b4a4, U+b4ef, U+b78d, U+b799, U+b7a9, U+b7fd, U+b807, U+b80c, U+b839, U+b9b4, U+b9db, U+ba3c, U+bab0, U+bba4, U+bc94, U+be4c, U+c154, U+c1c4, U+c26c, U+c2ac, U+c2ed, U+c4f4, U+c55e, U+c561, U+c571, U+c5b5, U+c5c4, U+c654-c655, U+c695, U+c6e8, U+c6f9, U+c724, U+c751, U+c775, U+c7a0, U+c7c1, U+c874, U+c880, U+c9d5, U+c9f8, U+cabd, U+cc29, U+cc2c, U+cca8, U+ccab, U+ccd0, U+ce21, U+ce35, U+ce7c, U+ce90, U+cee8, U+cef4, U+cfe0, U+d070, U+d0b9, U+d0c1, U+d0c4, U+d0c8, U+d15c, U+d1a1, U+d2c0, U+d300, U+d314, U+d3ed, U+d478, U+d480, U+d48d, U+d508, U+d53d, U+d5e4, U+d611, U+d61c, U+d68d, U+d6a8, U+d798;</text:span></text:p>
      <text:p text:style-name="P2">}</text:p>
      <text:p text:style-name="P2">/* [115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5.woff2);</text:span></text:p>
      <text:p text:style-name="P4"><text:soft-page-break/><text:s text:c="2"/><text:span text:style-name="T2">unicode-range: U+23, U+25, U+5f, U+a9, U+ac08, U+ac78, U+aca8, U+acac, U+ace8, U+ad70, U+adc0, U+addc, U+b137, U+b140, U+b208, U+b290, U+b2f5, U+b3c5, U+b3cc, U+b420, U+b429, U+b529, U+b530, U+b77d, U+b79c, U+b7a8, U+b7c9, U+b7f0, U+b7fc, U+b828, U+b860, U+b9ad, U+b9c1, U+b9c9, U+b9dd-b9de, U+b9e8, U+ba38-ba39, U+babb, U+bc00, U+bc8c, U+bca0, U+bca4, U+bcd1, U+bcfc, U+bd09, U+bdf0, U+be60, U+c0ad, U+c0b4, U+c0bc, U+c190, U+c1fc, U+c220, U+c288, U+c2b9, U+c2f6, U+c528, U+c545, U+c558, U+c5bc, U+c5d4, U+c600, U+c644, U+c6c0, U+c6c3, U+c721, U+c798, U+c7a1, U+c811, U+c838, U+c871, U+c904, U+c990, U+c9dc, U+cc38, U+cc44, U+cca0, U+cd1d, U+cd95, U+cda9, U+ce5c, U+cf00, U+cf58, U+d150, U+d22c, U+d305, U+d328, U+d37c, U+d3f0, U+d551, U+d5a5, U+d5c8, U+d5d8, U+d63c, U+d64d, U+d669, U+d734, U+d76c;</text:span></text:p>
      <text:p text:style-name="P2">}</text:p>
      <text:p text:style-name="P2">/* [116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6.woff2);</text:span></text:p>
      <text:p text:style-name="P4"><text:s text:c="2"/><text:span text:style-name="T2">unicode-range: U+26, U+2b, U+3e, U+40, U+7e, U+ac01, U+ac19, U+ac1d, U+aca0, U+aca9, U+acb0, U+ad8c, U+ae09, U+ae38, U+ae40, U+aed8, U+b09c, U+b0a0, U+b108, U+b204, U+b298, U+b2d8, U+b2eb-b2ec, U+b2f4, U+b313, U+b358, U+b450, U+b4e0, U+b54c, U+b610, U+b780, U+b78c, U+b791, U+b8e8, U+b958, U+b974, U+b984, U+b9b0, U+b9bc-b9bd, U+b9ce, U+ba70, U+bbfc, U+bc0f, U+bc15, U+bc1b, U+bc31, U+bc95, U+bcc0, U+bcc4, U+bd81, U+bd88, U+c0c8, U+c11d, U+c13c, U+c158, U+c18d, U+c1a1, U+c21c, U+c4f0, U+c54a, U+c560, U+c5b8, U+c5c8, U+c5f4, U+c628, U+c62c, U+c678, U+c6cc, U+c808, U+c810, U+c885, U+c88b, U+c900, U+c988, U+c99d, U+c9c8, U+cc3d-cc3e, U+cc45, U+cd08, U+ce20, U+cee4, U+d074, U+d0a4, U+d0dd, U+d2b9, U+d3b8, U+d3c9, U+d488, U+d544, U+d559, U+d56d, U+d588, U+d615, U+d648, U+d655, U+d658, U+d65c;</text:span></text:p>
      <text:p text:style-name="P2">}</text:p>
      <text:p text:style-name="P2">/* [117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7.woff2);</text:span></text:p>
      <text:p text:style-name="P4"><text:s text:c="2"/><text:span text:style-name="T2">unicode-range: U+d, U+48, U+7c, U+ac10, U+ac15, U+ac74, U+ac80, U+ac83, U+acc4, U+ad11, U+ad50, U+ad6d, U+adfc, U+ae00, U+ae08, U+ae4c, U+b0a8, U+b124, U+b144, U+b178, U+b274, U+b2a5, U+b2e8, U+b2f9, U+b354, U+b370, U+b418, U+b41c, U+b4f1, U+b514, U+b798, U+b808, U+b824-b825, U+b8cc, U+b978, U+b9d0, U+b9e4, U+baa9, U+bb3c, U+bc18, U+bc1c, U+bc30, U+bc84, U+bcf5, U+bcf8, U+bd84, U+be0c, U+be14, U+c0b0, U+c0c9, U+c0dd, U+c124, U+c2dd, U+c2e4, U+c2ec, U+c54c, U+c57c-c57d, U+c591, U+c5c5-c5c6, U+c5ed, U+c608, U+c640, U+c6b8, U+c6d4, U+c784, U+c7ac, U+c800-c801, U+c9c1, U+c9d1, U+cc28, U+cc98, U+cc9c, U+ccad, U+cd5c, U+cd94, U+cd9c, U+cde8, U+ce68, U+cf54, U+d0dc, U+d14c, U+d1a0, U+d1b5, U+d2f0, U+d30c, U+d310, U+d398, U+d45c, U+d50c, U+d53c, U+d560, U+d568, U+d589, U+d604, U+d6c4, U+d788;</text:span></text:p>
      <text:p text:style-name="P2">}</text:p>
      <text:p text:style-name="P2">/* [118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notoserifkr/v20/3JnmSDn90Gmq2mr3blnHaTZXTjhH8O4xIn9V9qdcXo8YlPu-H40amXOQLQ.118.woff2);</text:span></text:p>
      <text:p text:style-name="P4"><text:s text:c="2"/><text:span text:style-name="T2">unicode-range: U+39, U+49, U+4d-4e, U+a0, U+ac04, U+ac1c, U+ac70, U+ac8c, U+acbd, U+acf5, U+acfc, U+ad00, U+ad6c, U+adf8, U+b098, U+b0b4, U+b294, U+b2c8, U+b300, U+b3c4, U+b3d9, U+b4dc, U+b4e4, U+b77c, U+b7ec, U+b85d, U+b97c, U+b9c8, U+b9cc, U+ba54, U+ba74, U+ba85, U+baa8, U+bb34, U+bb38, U+bbf8, U+bc14, U+bc29, U+bc88, U+bcf4, U+bd80, U+be44, U+c0c1, U+c11c, U+c120, U+c131, U+c138, U+c18c, U+c218, U+c2b5, U+c2e0, U+c544, U+c548, U+c5b4, U+c5d0, U+c5ec, U+c5f0, U+c601, U+c624, U+c694, U+c6a9, U+c6b0, U+c6b4, U+c6d0, U+c704, U+c720, U+c73c, U+c740, U+c744, U+c74c, U+c758, U+c77c, U+c785, U+c788, U+c790-c791, U+c7a5, U+c804, U+c815, U+c81c, U+c870, U+c8fc, U+c911, U+c9c4, U+ccb4, U+ce58, U+ce74, U+d06c, U+d0c0, U+d130, U+d2b8, U+d3ec, U+d504, U+d55c, U+d569, U+d574, U+d638, U+d654, U+d68c;</text:span></text:p>
      <text:p text:style-name="P2">}</text:p>
      <text:p text:style-name="P2">/* [119] */</text:p>
      <text:p text:style-name="P2">@font-face {</text:p>
      <text:p text:style-name="P4"><text:s text:c="2"/><text:span text:style-name="T2">font-family: Noto Serif KR;</text:span></text:p>
      <text:p text:style-name="P4"><text:s text:c="2"/><text:span text:style-name="T2">font-style: normal;</text:span></text:p>
      <text:p text:style-name="P4"><text:s text:c="2"/><text:span text:style-name="T2">font-weight: 600;</text:span></text:p>
      <text:p text:style-name="P4"><text:s text:c="2"/><text:span text:style-name="T2">font-display: swap;</text:span></text:p>
      <text:p text:style-name="P4"><text:s text:c="2"/><text:span text:style-name="T2">src: url(https://fonts.gstatic.com/s/notoserifkr/v20/3JnmSDn90Gmq2mr3blnHaTZXTjhH8O4xIn9V9qdcXo8YlPu-H40amXOQLQ.119.woff2);</text:span></text:p>
      <text:p text:style-name="P4"><text:s text:c="2"/><text:span text:style-name="T2">unicode-range: U+20-22, U+27-2a, U+2c-38, U+3a-3b, U+3f, U+41-47, U+4a-4c, U+4f-5d, U+61-7b, U+7d, U+a1, U+ab, U+ae, U+b7, U+bb, U+bf, U+2013-2014, U+201c-201d, U+2122, U+ac00, U+ace0, U+ae30, U+b2e4, U+b85c, U+b9ac, U+c0ac, U+c2a4, U+c2dc, U+c774, U+c778, U+c9c0, U+d558;</text:span></text:p>
      <text:p text:style-name="P3">}</text:p>
      <text:p text:style-name="P1">/* [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.woff2);</text:span></text:p>
      <text:p text:style-name="P4"><text:s text:c="2"/><text:span text:style-name="T2">unicode-range: U+d723-d728, U+d72a-d733, U+d735-d748, U+d74a-d74f, U+d752-d753, U+d755-d757, U+d75a-d75f, U+d762-d764, U+d766-d768, U+d76a-d76b, U+d76d-d76f, U+d771-d787, U+d789-d78b, U+d78d-d78f, U+d791-d797, U+d79a, U+d79c, U+d79e-d7a3, U+f900-f909, U+f90b-f92e;</text:span></text:p>
      <text:p text:style-name="P2">}</text:p>
      <text:p text:style-name="P2">/* [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.woff2);</text:span></text:p>
      <text:p text:style-name="P4"><text:s text:c="2"/><text:span text:style-name="T2">unicode-range: U+d679-d68b, U+d68e-d69e, U+d6a0, U+d6a2-d6a7, U+d6a9-d6c3, U+d6c6-d6c7, U+d6c9-d6cb, U+d6cd-d6d3, U+d6d5-d6d6, U+d6d8-d6e3, U+d6e5-d6e7, U+d6e9-d6fb, U+d6fd-d717, U+d719-d71f, U+d721-d722;</text:span></text:p>
      <text:p text:style-name="P2">}</text:p>
      <text:p text:style-name="P2">/* [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.woff2);</text:span></text:p>
      <text:p text:style-name="P4"><text:s text:c="2"/><text:span text:style-name="T2">unicode-range: U+d5bc-d5c7, U+d5ca-d5cb, U+d5cd-d5cf, U+d5d1-d5d7, U+d5d9-d5da, U+d5dc, U+d5de-d5e3, U+d5e6-d5e7, U+d5e9-d5eb, U+d5ed-d5f6, U+d5f8, U+d5fa-d5ff, U+d602-d603, U+d605-d607, U+d609-d60f, U+d612-d613, U+d616-d61b, U+d61d-d637, U+d63a-d63b, U+d63d-d63f, U+d641-d647, U+d64a-d64c, U+d64e-d653, U+d656-d657, U+d659-d65b, U+d65d-d666, U+d668, U+d66a-d678;</text:span></text:p>
      <text:p text:style-name="P2">}</text:p>
      <text:p text:style-name="P2">/* [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.woff2);</text:span></text:p>
      <text:p text:style-name="P4"><text:s text:c="2"/><text:span text:style-name="T2">unicode-range: U+d507, U+d509-d50b, U+d50d-d513, U+d515-d53b, U+d53e-d53f, U+d541-d543, U+d545-d54c, U+d54e, U+d550, U+d552-d557, U+d55a-d55b, U+d55d-d55f, U+d561-d564, U+d566-d567, U+d56a, U+d56c, U+d56e-d573, U+d576-d577, U+d579-d583, U+d585-d586, U+d58a-d5a4, U+d5a6-d5bb;</text:span></text:p>
      <text:p text:style-name="P2">}</text:p>
      <text:p text:style-name="P2">/* [6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6.woff2);</text:span></text:p>
      <text:p text:style-name="P4"><text:s text:c="2"/><text:span text:style-name="T2">unicode-range: U+d464-d477, U+d47a-d47b, U+d47d-d47f, U+d481-d487, U+d489-d48a, U+d48c, U+d48e-d4e7, U+d4e9-d503, U+d505-d506;</text:span></text:p>
      <text:p text:style-name="P2">}</text:p>
      <text:p text:style-name="P2">/* [7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7.woff2);</text:span></text:p>
      <text:p text:style-name="P4"><text:s text:c="2"/><text:span text:style-name="T2">unicode-range: U+d3bf-d3c7, U+d3ca-d3cf, U+d3d1-d3eb, U+d3ee-d3ef, U+d3f1-d3f3, U+d3f5-d3fb, U+d3fd-d400, U+d402-d45b, U+d45d-d463;</text:span></text:p>
      <text:p text:style-name="P2">}</text:p>
      <text:p text:style-name="P2">/* [8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8.woff2);</text:span></text:p>
      <text:p text:style-name="P4"><text:s text:c="2"/><text:span text:style-name="T2">unicode-range: U+d2ff, U+d302-d304, U+d306-d30b, U+d30f, U+d311-d313, U+d315-d31b, U+d31e, U+d322-d324, U+d326-d327, U+d32a-d32b, U+d32d-d32f, U+d331-d337, U+d339-d33c, U+d33e-d37b, U+d37e-d37f, U+d381-d383, U+d385-d38b, U+d38e-d390, U+d392-d397, U+d39a-d39b, U+d39d-d39f, U+d3a1-d3a7, U+d3a9-d3aa, U+d3ac, U+d3ae-d3b3, U+d3b5-d3b7, U+d3b9-d3bb, U+d3bd-d3be;</text:span></text:p>
      <text:p text:style-name="P2">}</text:p>
      <text:p text:style-name="P2">/* [9] */</text:p>
      <text:p text:style-name="P2"><text:soft-page-break/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9.woff2);</text:span></text:p>
      <text:p text:style-name="P4"><text:s text:c="2"/><text:span text:style-name="T2">unicode-range: U+d257-d27f, U+d281-d29b, U+d29d-d29f, U+d2a1-d2ab, U+d2ad-d2b7, U+d2ba-d2bb, U+d2bd-d2bf, U+d2c1-d2c7, U+d2c9-d2ef, U+d2f2-d2f3, U+d2f5-d2f7, U+d2f9-d2fe;</text:span></text:p>
      <text:p text:style-name="P2">}</text:p>
      <text:p text:style-name="P2">/* [10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.woff2);</text:span></text:p>
      <text:p text:style-name="P4"><text:s text:c="2"/><text:span text:style-name="T2">unicode-range: U+d1b4, U+d1b6-d1f3, U+d1f5-d22b, U+d22e-d22f, U+d231-d233, U+d235-d23b, U+d23d-d240, U+d242-d256;</text:span></text:p>
      <text:p text:style-name="P2">}</text:p>
      <text:p text:style-name="P2">/* [11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.woff2);</text:span></text:p>
      <text:p text:style-name="P4"><text:s text:c="2"/><text:span text:style-name="T2">unicode-range: U+d105-d12f, U+d132-d133, U+d135-d137, U+d139-d13f, U+d141-d142, U+d144, U+d146-d14b, U+d14e-d14f, U+d151-d153, U+d155-d15b, U+d15e-d187, U+d189-d19f, U+d1a2-d1a3, U+d1a5-d1a7, U+d1a9-d1af, U+d1b2-d1b3;</text:span></text:p>
      <text:p text:style-name="P2">}</text:p>
      <text:p text:style-name="P2">/* [1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2.woff2);</text:span></text:p>
      <text:p text:style-name="P4"><text:s text:c="2"/><text:span text:style-name="T2">unicode-range: U+d04b-d04f, U+d051-d057, U+d059-d06b, U+d06d-d06f, U+d071-d073, U+d075-d07b, U+d07e-d0a3, U+d0a6-d0a7, U+d0a9-d0ab, U+d0ad-d0b3, U+d0b6, U+d0b8, U+d0ba-d0bf, U+d0c2-d0c3, U+d0c5-d0c7, U+d0c9-d0cf, U+d0d2, U+d0d6-d0db, U+d0de-d0df, U+d0e1-d0e3, U+d0e5-d0eb, U+d0ee-d0f0, U+d0f2-d104;</text:span></text:p>
      <text:p text:style-name="P2">}</text:p>
      <text:p text:style-name="P2">/* [1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3.woff2);</text:span></text:p>
      <text:p text:style-name="P4"><text:s text:c="2"/><text:span text:style-name="T2">unicode-range: U+cfa2-cfc3, U+cfc5-cfdf, U+cfe2-cfe3, U+cfe5-cfe7, U+cfe9-cff4, U+cff6-cffb, U+cffd-cfff, U+d001-d003, U+d005-d017, U+d019-d033, U+d036-d037, U+d039-d03b, U+d03d-d04a;</text:span></text:p>
      <text:p text:style-name="P2">}</text:p>
      <text:p text:style-name="P2"><text:soft-page-break/>/* [1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4.woff2);</text:span></text:p>
      <text:p text:style-name="P4"><text:s text:c="2"/><text:span text:style-name="T2">unicode-range: U+cef0-cef3, U+cef6, U+cef9-ceff, U+cf01-cf03, U+cf05-cf07, U+cf09-cf0f, U+cf11-cf12, U+cf14-cf1b, U+cf1d-cf1f, U+cf21-cf2f, U+cf31-cf53, U+cf56-cf57, U+cf59-cf5b, U+cf5d-cf63, U+cf66, U+cf68, U+cf6a-cf6f, U+cf71-cf84, U+cf86-cf8b, U+cf8d-cfa1;</text:span></text:p>
      <text:p text:style-name="P2">}</text:p>
      <text:p text:style-name="P2">/* [1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5.woff2);</text:span></text:p>
      <text:p text:style-name="P4"><text:s text:c="2"/><text:span text:style-name="T2">unicode-range: U+ce3c-ce57, U+ce5a-ce5b, U+ce5d-ce5f, U+ce61-ce67, U+ce6a, U+ce6c, U+ce6e-ce73, U+ce76-ce77, U+ce79-ce7b, U+ce7d-ce83, U+ce85-ce88, U+ce8a-ce8f, U+ce91-ce93, U+ce95-ce97, U+ce99-ce9f, U+cea2, U+cea4-ceab, U+cead-cee3, U+cee6-cee7, U+cee9-ceeb, U+ceed-ceef;</text:span></text:p>
      <text:p text:style-name="P2">}</text:p>
      <text:p text:style-name="P2">/* [16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6.woff2);</text:span></text:p>
      <text:p text:style-name="P4"><text:s text:c="2"/><text:span text:style-name="T2">unicode-range: U+cd92-cd93, U+cd96-cd97, U+cd99-cd9b, U+cd9d-cda3, U+cda6-cda8, U+cdaa-cdaf, U+cdb1-cdc3, U+cdc5-cdcb, U+cdcd-cde7, U+cde9-ce03, U+ce05-ce1f, U+ce22-ce34, U+ce36-ce3b;</text:span></text:p>
      <text:p text:style-name="P2">}</text:p>
      <text:p text:style-name="P2">/* [17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7.woff2);</text:span></text:p>
      <text:p text:style-name="P4"><text:s text:c="2"/><text:span text:style-name="T2">unicode-range: U+ccef-cd07, U+cd0a-cd0b, U+cd0d-cd1a, U+cd1c, U+cd1e-cd2b, U+cd2d-cd5b, U+cd5d-cd77, U+cd79-cd91;</text:span></text:p>
      <text:p text:style-name="P2">}</text:p>
      <text:p text:style-name="P2">/* [18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8.woff2);</text:span></text:p>
      <text:p text:style-name="P4"><text:soft-page-break/><text:s text:c="2"/><text:span text:style-name="T2">unicode-range: U+cc3f-cc43, U+cc46-cc47, U+cc49-cc4b, U+cc4d-cc53, U+cc55-cc58, U+cc5a-cc5f, U+cc61-cc97, U+cc9a-cc9b, U+cc9d-cc9f, U+cca1-cca7, U+ccaa, U+ccac, U+ccae-ccb3, U+ccb6-ccb7, U+ccb9-ccbb, U+ccbd-cccf, U+ccd1-cce3, U+cce5-ccee;</text:span></text:p>
      <text:p text:style-name="P2">}</text:p>
      <text:p text:style-name="P2">/* [19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9.woff2);</text:span></text:p>
      <text:p text:style-name="P4"><text:s text:c="2"/><text:span text:style-name="T2">unicode-range: U+cb91-cbd3, U+cbd5-cbe3, U+cbe5-cc0b, U+cc0e-cc0f, U+cc11-cc13, U+cc15-cc1b, U+cc1d-cc20, U+cc23-cc27, U+cc2a-cc2b, U+cc2d, U+cc2f, U+cc31-cc37, U+cc3a, U+cc3c;</text:span></text:p>
      <text:p text:style-name="P2">}</text:p>
      <text:p text:style-name="P2">/* [20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0.woff2);</text:span></text:p>
      <text:p text:style-name="P4"><text:s text:c="2"/><text:span text:style-name="T2">unicode-range: U+caf4-cb47, U+cb4a-cb90;</text:span></text:p>
      <text:p text:style-name="P2">}</text:p>
      <text:p text:style-name="P2">/* [21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1.woff2);</text:span></text:p>
      <text:p text:style-name="P4"><text:s text:c="2"/><text:span text:style-name="T2">unicode-range: U+ca4a-ca4b, U+ca4e-ca4f, U+ca51-ca53, U+ca55-ca5b, U+ca5d-ca60, U+ca62-ca83, U+ca85-cabb, U+cabe-cabf, U+cac1-cac3, U+cac5-cacb, U+cacd-cad0, U+cad2, U+cad4-cad8, U+cada-caf3;</text:span></text:p>
      <text:p text:style-name="P2">}</text:p>
      <text:p text:style-name="P2">/* [2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2.woff2);</text:span></text:p>
      <text:p text:style-name="P4"><text:s text:c="2"/><text:span text:style-name="T2">unicode-range: U+c996-c997, U+c99a-c99c, U+c99e-c9bf, U+c9c2-c9c3, U+c9c5-c9c7, U+c9c9-c9cf, U+c9d2, U+c9d4, U+c9d7-c9d8, U+c9db, U+c9de-c9df, U+c9e1-c9e3, U+c9e5-c9e6, U+c9e8-c9eb, U+c9ee-c9f0, U+c9f2-c9f7, U+c9f9-ca0b, U+ca0d-ca28, U+ca2a-ca49;</text:span></text:p>
      <text:p text:style-name="P2">}</text:p>
      <text:p text:style-name="P2">/* [2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3.woff2);</text:span></text:p>
      <text:p text:style-name="P4"><text:soft-page-break/><text:s text:c="2"/><text:span text:style-name="T2">unicode-range: U+c8e9-c8f4, U+c8f6-c8fb, U+c8fe-c8ff, U+c901-c903, U+c905-c90b, U+c90e-c910, U+c912-c917, U+c919-c92b, U+c92d-c94f, U+c951-c953, U+c955-c96b, U+c96d-c973, U+c975-c987, U+c98a-c98b, U+c98d-c98f, U+c991-c995;</text:span></text:p>
      <text:p text:style-name="P2">}</text:p>
      <text:p text:style-name="P2">/* [2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4.woff2);</text:span></text:p>
      <text:p text:style-name="P4"><text:s text:c="2"/><text:span text:style-name="T2">unicode-range: U+c841-c84b, U+c84d-c86f, U+c872-c873, U+c875-c877, U+c879-c87f, U+c882-c884, U+c887-c88a, U+c88d-c8c3, U+c8c5-c8df, U+c8e1-c8e8;</text:span></text:p>
      <text:p text:style-name="P2">}</text:p>
      <text:p text:style-name="P2">/* [2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5.woff2);</text:span></text:p>
      <text:p text:style-name="P4"><text:s text:c="2"/><text:span text:style-name="T2">unicode-range: U+c779-c77b, U+c77e-c782, U+c786, U+c78b, U+c78d, U+c78f, U+c792-c793, U+c795, U+c797, U+c799-c79f, U+c7a2, U+c7a7-c7ab, U+c7ae-c7bb, U+c7bd-c7c0, U+c7c2-c7c7, U+c7c9-c7dc, U+c7de-c7ff, U+c802-c803, U+c805-c807, U+c809, U+c80b-c80f, U+c812, U+c814, U+c817-c81b, U+c81e-c81f, U+c821-c823, U+c825-c82e, U+c830-c837, U+c839-c83b, U+c83d-c840;</text:span></text:p>
      <text:p text:style-name="P2">}</text:p>
      <text:p text:style-name="P2">/* [26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6.woff2);</text:span></text:p>
      <text:p text:style-name="P4"><text:s text:c="2"/><text:span text:style-name="T2">unicode-range: U+c6bb-c6bf, U+c6c2, U+c6c4, U+c6c6-c6cb, U+c6ce-c6cf, U+c6d1-c6d3, U+c6d5-c6db, U+c6dd-c6df, U+c6e1-c6e7, U+c6e9-c6eb, U+c6ed-c6ef, U+c6f1-c6f8, U+c6fa-c703, U+c705-c707, U+c709-c70b, U+c70d-c716, U+c718, U+c71a-c71f, U+c722-c723, U+c725-c727, U+c729-c734, U+c736-c73b, U+c73e-c73f, U+c741-c743, U+c745-c74b, U+c74e-c750, U+c752-c757, U+c759-c773, U+c776-c777;</text:span></text:p>
      <text:p text:style-name="P2">}</text:p>
      <text:p text:style-name="P2">/* [27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7.woff2);</text:span></text:p>
      <text:p text:style-name="P4"><text:s text:c="2"/><text:span text:style-name="T2">unicode-range: U+c5f5-c5fb, U+c5fe, U+c602-c605, U+c607, U+c609-c60f, U+c611-c61a, U+c61c-c623, U+c626-c627, U+c629-c62b, U+c62d, U+c62f-c632, U+c636, U+c638, U+c63a-c63f, U+c642-c643, U+c645-c647, U+c649-c652, U+c656-c65b, U+c65d-c65f, U+c661-c663, U+c665-c677, U+c679-c67b, U+c67d-c693, U+c696-c697, U+c699-c69b, U+c69d-c6a3, U+c6a6, U+c6a8, U+c6aa-c6af, U+c6b2-c6b3, U+c6b5-c6b7, U+c6b9-c6ba;</text:span></text:p>
      <text:p text:style-name="P2">}</text:p>
      <text:p text:style-name="P2">/* [28] */</text:p>
      <text:p text:style-name="P2">@font-face {</text:p>
      <text:p text:style-name="P4"><text:soft-page-break/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8.woff2);</text:span></text:p>
      <text:p text:style-name="P4"><text:s text:c="2"/><text:span text:style-name="T2">unicode-range: U+c517-c527, U+c52a-c52b, U+c52d-c52f, U+c531-c538, U+c53a, U+c53c, U+c53e-c543, U+c546-c547, U+c54b, U+c54d-c552, U+c556, U+c55a-c55b, U+c55d, U+c55f, U+c562-c563, U+c565-c567, U+c569-c56f, U+c572, U+c574, U+c576-c57b, U+c57e-c57f, U+c581-c583, U+c585-c586, U+c588-c58b, U+c58e, U+c590, U+c592-c596, U+c599-c5b3, U+c5b6-c5b7, U+c5ba, U+c5be-c5c3, U+c5ca-c5cb, U+c5cd, U+c5cf, U+c5d2-c5d3, U+c5d5-c5d7, U+c5d9-c5df, U+c5e1-c5e2, U+c5e4, U+c5e6-c5eb, U+c5ef, U+c5f1-c5f3;</text:span></text:p>
      <text:p text:style-name="P2">}</text:p>
      <text:p text:style-name="P2">/* [29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29.woff2);</text:span></text:p>
      <text:p text:style-name="P4"><text:s text:c="2"/><text:span text:style-name="T2">unicode-range: U+c475-c4ef, U+c4f2-c4f3, U+c4f5-c4f7, U+c4f9-c4ff, U+c502-c50b, U+c50d-c516;</text:span></text:p>
      <text:p text:style-name="P2">}</text:p>
      <text:p text:style-name="P2">/* [30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0.woff2);</text:span></text:p>
      <text:p text:style-name="P4"><text:s text:c="2"/><text:span text:style-name="T2">unicode-range: U+c3d0-c3d7, U+c3da-c3db, U+c3dd-c3de, U+c3e1-c3ec, U+c3ee-c3f3, U+c3f5-c42b, U+c42d-c463, U+c466-c474;</text:span></text:p>
      <text:p text:style-name="P2">}</text:p>
      <text:p text:style-name="P2">/* [31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1.woff2);</text:span></text:p>
      <text:p text:style-name="P4"><text:s text:c="2"/><text:span text:style-name="T2">unicode-range: U+c32b-c367, U+c36a-c36b, U+c36d-c36f, U+c371-c377, U+c37a-c37b, U+c37e-c383, U+c385-c387, U+c389-c3cf;</text:span></text:p>
      <text:p text:style-name="P2">}</text:p>
      <text:p text:style-name="P2">/* [3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2.woff2);</text:span></text:p>
      <text:p text:style-name="P4"><text:s text:c="2"/><text:span text:style-name="T2">unicode-range: U+c26a-c26b, U+c26d-c26f, U+c271-c273, U+c275-c27b, U+c27e-c287, U+c289-c28f, U+c291-c297, U+c299-c29a, U+c29c-c2a3, U+c2a5-c2a7, U+c2a9-c2ab, U+c2ad-c2b3, U+c2b6, U+c2b8, U+c2ba-c2bb, U+c2bd-c2db, U+c2de-c2df, U+c2e1-c2e2, U+c2e5-c2ea, U+c2ee, U+c2f0, U+c2f2-c2f5, U+c2f7, U+c2fa-c2fb, U+c2fd-c2ff, U+c301-c307, U+c309-c30c, U+c30e-c312, U+c315-c323, U+c325-c328, U+c32a;</text:span></text:p>
      <text:p text:style-name="P2"><text:soft-page-break/>}</text:p>
      <text:p text:style-name="P2">/* [3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3.woff2);</text:span></text:p>
      <text:p text:style-name="P4"><text:s text:c="2"/><text:span text:style-name="T2">unicode-range: U+c1bc-c1c3, U+c1c5-c1df, U+c1e1-c1fb, U+c1fd-c203, U+c205-c20c, U+c20e, U+c210-c217, U+c21a-c21b, U+c21d-c21e, U+c221-c227, U+c229-c22a, U+c22c, U+c22e, U+c230, U+c233-c24f, U+c251-c257, U+c259-c269;</text:span></text:p>
      <text:p text:style-name="P2">}</text:p>
      <text:p text:style-name="P2">/* [3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4.woff2);</text:span></text:p>
      <text:p text:style-name="P4"><text:s text:c="2"/><text:span text:style-name="T2">unicode-range: U+c101-c11b, U+c11f, U+c121-c123, U+c125-c12b, U+c12e, U+c132-c137, U+c13a-c13b, U+c13d-c13f, U+c141-c147, U+c14a, U+c14c-c153, U+c155-c157, U+c159-c15b, U+c15d-c166, U+c169-c16f, U+c171-c177, U+c179-c18b, U+c18e-c18f, U+c191-c193, U+c195-c19b, U+c19d-c19e, U+c1a0, U+c1a2-c1a4, U+c1a6-c1bb;</text:span></text:p>
      <text:p text:style-name="P2">}</text:p>
      <text:p text:style-name="P2">/* [3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5.woff2);</text:span></text:p>
      <text:p text:style-name="P4"><text:s text:c="2"/><text:span text:style-name="T2">unicode-range: U+c049-c057, U+c059-c05b, U+c05d-c05f, U+c061-c067, U+c069-c08f, U+c091-c0ab, U+c0ae-c0af, U+c0b1-c0b3, U+c0b5, U+c0b7-c0bb, U+c0be, U+c0c2-c0c7, U+c0ca-c0cb, U+c0cd-c0cf, U+c0d1-c0d7, U+c0d9-c0da, U+c0dc, U+c0de-c0e3, U+c0e5-c0eb, U+c0ed-c0f3, U+c0f6, U+c0f8, U+c0fa-c0ff;</text:span></text:p>
      <text:p text:style-name="P2">}</text:p>
      <text:p text:style-name="P2">/* [36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6.woff2);</text:span></text:p>
      <text:p text:style-name="P4"><text:s text:c="2"/><text:span text:style-name="T2">unicode-range: U+bfa7-bfaf, U+bfb1-bfc4, U+bfc6-bfcb, U+bfce-bfcf, U+bfd1-bfd3, U+bfd5-bfdb, U+bfdd-c048;</text:span></text:p>
      <text:p text:style-name="P2">}</text:p>
      <text:p text:style-name="P2">/* [37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7.woff2);</text:span></text:p>
      <text:p text:style-name="P4"><text:s text:c="2"/><text:span text:style-name="T2">unicode-range: U+bf07, U+bf09-bf3f, U+bf41-bf4f, U+bf52-bf54, U+bf56-bfa6;</text:span></text:p>
      <text:p text:style-name="P2"><text:soft-page-break/>}</text:p>
      <text:p text:style-name="P2">/* [38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8.woff2);</text:span></text:p>
      <text:p text:style-name="P4"><text:s text:c="2"/><text:span text:style-name="T2">unicode-range: U+be56, U+be58, U+be5c-be5f, U+be62-be63, U+be65-be67, U+be69-be74, U+be76-be7b, U+be7e-be7f, U+be81-be8e, U+be90, U+be92-bea7, U+bea9-becf, U+bed2-bed3, U+bed5-bed6, U+bed9-bee3, U+bee6-bf06;</text:span></text:p>
      <text:p text:style-name="P2">}</text:p>
      <text:p text:style-name="P2">/* [39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39.woff2);</text:span></text:p>
      <text:p text:style-name="P4"><text:s text:c="2"/><text:span text:style-name="T2">unicode-range: U+bdb0-bdd3, U+bdd5-bdef, U+bdf1-be0b, U+be0d-be0f, U+be11-be13, U+be15-be43, U+be46-be47, U+be49-be4b, U+be4d-be53;</text:span></text:p>
      <text:p text:style-name="P2">}</text:p>
      <text:p text:style-name="P2">/* [40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0.woff2);</text:span></text:p>
      <text:p text:style-name="P4"><text:s text:c="2"/><text:span text:style-name="T2">unicode-range: U+bd03, U+bd06, U+bd08, U+bd0a-bd0f, U+bd11-bd22, U+bd25-bd47, U+bd49-bd58, U+bd5a-bd7f, U+bd82-bd83, U+bd85-bd87, U+bd8a-bd8f, U+bd91-bd92, U+bd94, U+bd96-bd98, U+bd9a-bdaf;</text:span></text:p>
      <text:p text:style-name="P2">}</text:p>
      <text:p text:style-name="P2">/* [41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1.woff2);</text:span></text:p>
      <text:p text:style-name="P4"><text:s text:c="2"/><text:span text:style-name="T2">unicode-range: U+bc4e-bc83, U+bc86-bc87, U+bc89-bc8b, U+bc8d-bc93, U+bc96, U+bc98, U+bc9b-bc9f, U+bca2-bca3, U+bca5-bca7, U+bca9-bcb2, U+bcb4-bcbb, U+bcbe-bcbf, U+bcc1-bcc3, U+bcc5-bccc, U+bcce-bcd0, U+bcd2-bcd4, U+bcd6-bcf3, U+bcf7, U+bcf9-bcfb, U+bcfd-bd02;</text:span></text:p>
      <text:p text:style-name="P2">}</text:p>
      <text:p text:style-name="P2">/* [4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2.woff2);</text:span></text:p>
      <text:p text:style-name="P4"><text:s text:c="2"/><text:span text:style-name="T2">unicode-range: U+bb90-bba3, U+bba5-bbab, U+bbad-bbbf, U+bbc1-bbf7, U+bbfa-bbfb, U+bbfd-bbfe, U+bc01-bc07, U+bc09-bc0a, U+bc0e, U+bc10, U+bc12-bc13, U+bc17, U+bc19-</text:span><text:soft-page-break/><text:span text:style-name="T2">bc1a, U+bc1e, U+bc20-bc23, U+bc26, U+bc28, U+bc2a-bc2c, U+bc2e-bc2f, U+bc32-bc33, U+bc35-bc37, U+bc39-bc3f, U+bc41-bc42, U+bc44, U+bc46-bc48, U+bc4a-bc4d;</text:span></text:p>
      <text:p text:style-name="P2">}</text:p>
      <text:p text:style-name="P2">/* [4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3.woff2);</text:span></text:p>
      <text:p text:style-name="P4"><text:s text:c="2"/><text:span text:style-name="T2">unicode-range: U+bae6-bafb, U+bafd-bb17, U+bb19-bb33, U+bb37, U+bb39-bb3a, U+bb3d-bb43, U+bb45-bb46, U+bb48, U+bb4a-bb4f, U+bb51-bb53, U+bb55-bb57, U+bb59-bb62, U+bb64-bb8f;</text:span></text:p>
      <text:p text:style-name="P2">}</text:p>
      <text:p text:style-name="P2">/* [4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4.woff2);</text:span></text:p>
      <text:p text:style-name="P4"><text:s text:c="2"/><text:span text:style-name="T2">unicode-range: U+ba30-ba37, U+ba3a-ba3b, U+ba3d-ba3f, U+ba41-ba47, U+ba49-ba4a, U+ba4c, U+ba4e-ba53, U+ba56-ba57, U+ba59-ba5b, U+ba5d-ba63, U+ba65-ba66, U+ba68-ba6f, U+ba71-ba73, U+ba75-ba77, U+ba79-ba84, U+ba86, U+ba88-baa7, U+baaa, U+baad-baaf, U+bab1-bab7, U+baba, U+babc, U+babe-bae5;</text:span></text:p>
      <text:p text:style-name="P2">}</text:p>
      <text:p text:style-name="P2">/* [4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5.woff2);</text:span></text:p>
      <text:p text:style-name="P4"><text:s text:c="2"/><text:span text:style-name="T2">unicode-range: U+b96e-b973, U+b976-b977, U+b979-b97b, U+b97d-b983, U+b986, U+b988, U+b98a-b98d, U+b98f-b9ab, U+b9ae-b9af, U+b9b1-b9b3, U+b9b5-b9bb, U+b9be, U+b9c0, U+b9c2-b9c7, U+b9ca-b9cb, U+b9cd, U+b9d2-b9d7, U+b9da, U+b9dc, U+b9df-b9e0, U+b9e2, U+b9e6-b9e7, U+b9e9-b9f3, U+b9f6, U+b9f8, U+b9fb-ba2f;</text:span></text:p>
      <text:p text:style-name="P2">}</text:p>
      <text:p text:style-name="P2">/* [46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6.woff2);</text:span></text:p>
      <text:p text:style-name="P4"><text:s text:c="2"/><text:span text:style-name="T2">unicode-range: U+b8bf-b8cb, U+b8cd-b8e0, U+b8e2-b8e7, U+b8ea-b8eb, U+b8ed-b8ef, U+b8f1-b8f7, U+b8fa, U+b8fc, U+b8fe-b903, U+b905-b917, U+b919-b91f, U+b921-b93b, U+b93d-b957, U+b95a-b95b, U+b95d-b95f, U+b961-b967, U+b969-b96c;</text:span></text:p>
      <text:p text:style-name="P2">}</text:p>
      <text:p text:style-name="P2">/* [47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blackhansans/v15/ea8Aad44WunzF9a-dL6toA8r8nqQSWKmEJKy1nK6J8sYUGdTBHS2osQ.47.woff2);</text:span></text:p>
      <text:p text:style-name="P4"><text:s text:c="2"/><text:span text:style-name="T2">unicode-range: U+b80d-b80f, U+b811-b817, U+b81a, U+b81c-b823, U+b826-b827, U+b829-b82b, U+b82d-b833, U+b836, U+b83a-b83f, U+b841-b85b, U+b85e-b85f, U+b861-b863, U+b865-b86b, U+b86e, U+b870, U+b872-b8af, U+b8b1-b8be;</text:span></text:p>
      <text:p text:style-name="P2">}</text:p>
      <text:p text:style-name="P2">/* [48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8.woff2);</text:span></text:p>
      <text:p text:style-name="P4"><text:s text:c="2"/><text:span text:style-name="T2">unicode-range: U+b74d-b75f, U+b761-b763, U+b765-b774, U+b776-b77b, U+b77e-b77f, U+b781-b783, U+b785-b78b, U+b78e, U+b792-b796, U+b79a-b79b, U+b79d-b7a7, U+b7aa, U+b7ae-b7b3, U+b7b6-b7c8, U+b7ca-b7eb, U+b7ee-b7ef, U+b7f1-b7f3, U+b7f5-b7fb, U+b7fe, U+b802-b806, U+b80a-b80b;</text:span></text:p>
      <text:p text:style-name="P2">}</text:p>
      <text:p text:style-name="P2">/* [49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49.woff2);</text:span></text:p>
      <text:p text:style-name="P4"><text:s text:c="2"/><text:span text:style-name="T2">unicode-range: U+b6a7-b6aa, U+b6ac-b6b0, U+b6b2-b6ef, U+b6f1-b727, U+b72a-b72b, U+b72d-b72e, U+b731-b737, U+b739-b73a, U+b73c-b743, U+b745-b74c;</text:span></text:p>
      <text:p text:style-name="P2">}</text:p>
      <text:p text:style-name="P2">/* [50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0.woff2);</text:span></text:p>
      <text:p text:style-name="P4"><text:s text:c="2"/><text:span text:style-name="T2">unicode-range: U+b605-b60f, U+b612-b617, U+b619-b624, U+b626-b69b, U+b69e-b6a3, U+b6a5-b6a6;</text:span></text:p>
      <text:p text:style-name="P2">}</text:p>
      <text:p text:style-name="P2">/* [51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1.woff2);</text:span></text:p>
      <text:p text:style-name="P4"><text:s text:c="2"/><text:span text:style-name="T2">unicode-range: U+b55f, U+b562-b583, U+b585-b59f, U+b5a2-b5a3, U+b5a5-b5a7, U+b5a9-b5b2, U+b5b5-b5ba, U+b5bd-b604;</text:span></text:p>
      <text:p text:style-name="P2">}</text:p>
      <text:p text:style-name="P2">/* [5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blackhansans/v15/ea8Aad44WunzF9a-dL6toA8r8nqQSWKmEJKy1nK6J8sYUGdTBHS2osQ.52.woff2);</text:span></text:p>
      <text:p text:style-name="P4"><text:s text:c="2"/><text:span text:style-name="T2">unicode-range: U+b4a5-b4b6, U+b4b8-b4bf, U+b4c1-b4c7, U+b4c9-b4db, U+b4de-b4df, U+b4e1-b4e2, U+b4e5-b4eb, U+b4ee, U+b4f0, U+b4f2-b513, U+b516-b517, U+b519-b51a, U+b51d-b523, U+b526, U+b528, U+b52b-b52f, U+b532-b533, U+b535-b537, U+b539-b53f, U+b541-b544, U+b546-b54b, U+b54d-b54f, U+b551-b55b, U+b55d-b55e;</text:span></text:p>
      <text:p text:style-name="P2">}</text:p>
      <text:p text:style-name="P2">/* [5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3.woff2);</text:span></text:p>
      <text:p text:style-name="P4"><text:s text:c="2"/><text:span text:style-name="T2">unicode-range: U+b3f8-b3fb, U+b3fd-b40f, U+b411-b417, U+b419-b41b, U+b41d-b41f, U+b421-b427, U+b42a-b42b, U+b42d-b44f, U+b452-b453, U+b455-b457, U+b459-b45f, U+b462-b464, U+b466-b46b, U+b46d-b47f, U+b481-b4a3;</text:span></text:p>
      <text:p text:style-name="P2">}</text:p>
      <text:p text:style-name="P2">/* [5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4.woff2);</text:span></text:p>
      <text:p text:style-name="P4"><text:s text:c="2"/><text:span text:style-name="T2">unicode-range: U+b342-b353, U+b356-b357, U+b359-b35b, U+b35d-b35e, U+b360-b363, U+b366, U+b368, U+b36a-b36d, U+b36f, U+b372-b373, U+b375-b377, U+b379-b37f, U+b381-b382, U+b384, U+b386-b38b, U+b38d-b3c3, U+b3c6-b3c7, U+b3c9-b3ca, U+b3cd-b3d3, U+b3d6, U+b3d8, U+b3da-b3f7;</text:span></text:p>
      <text:p text:style-name="P2">}</text:p>
      <text:p text:style-name="P2">/* [5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5.woff2);</text:span></text:p>
      <text:p text:style-name="P4"><text:s text:c="2"/><text:span text:style-name="T2">unicode-range: U+b27c-b283, U+b285-b28f, U+b292-b293, U+b295-b297, U+b29a-b29f, U+b2a1-b2a4, U+b2a7-b2a9, U+b2ab, U+b2ad-b2c7, U+b2ca-b2cb, U+b2cd-b2cf, U+b2d1-b2d7, U+b2da, U+b2dc, U+b2de-b2e3, U+b2e7, U+b2e9-b2ea, U+b2ef-b2f3, U+b2f6, U+b2f8, U+b2fa-b2fb, U+b2fd-b2fe, U+b302-b303, U+b305-b307, U+b309-b30f, U+b312, U+b316-b31b, U+b31d-b341;</text:span></text:p>
      <text:p text:style-name="P2">}</text:p>
      <text:p text:style-name="P2">/* [56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6.woff2);</text:span></text:p>
      <text:p text:style-name="P4"><text:s text:c="2"/><text:span text:style-name="T2">unicode-range: U+b1d6-b1e7, U+b1e9-b1fc, U+b1fe-b203, U+b206-b207, U+b209-b20b, U+b20d-b213, U+b216-b21f, U+b221-b257, U+b259-b273, U+b275-b27b;</text:span></text:p>
      <text:p text:style-name="P2">}</text:p>
      <text:p text:style-name="P2">/* [57] */</text:p>
      <text:p text:style-name="P2">@font-face {</text:p>
      <text:p text:style-name="P4"><text:soft-page-break/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7.woff2);</text:span></text:p>
      <text:p text:style-name="P4"><text:s text:c="2"/><text:span text:style-name="T2">unicode-range: U+b120-b122, U+b126-b127, U+b129-b12b, U+b12d-b133, U+b136, U+b138, U+b13a-b13f, U+b142-b143, U+b145-b14f, U+b151-b153, U+b156-b157, U+b159-b177, U+b17a-b17b, U+b17d-b17f, U+b181-b187, U+b189-b18c, U+b18e-b191, U+b195-b1a7, U+b1a9-b1cb, U+b1cd-b1d5;</text:span></text:p>
      <text:p text:style-name="P2">}</text:p>
      <text:p text:style-name="P2">/* [58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8.woff2);</text:span></text:p>
      <text:p text:style-name="P4"><text:s text:c="2"/><text:span text:style-name="T2">unicode-range: U+b05f-b07b, U+b07e-b07f, U+b081-b083, U+b085-b08b, U+b08d-b097, U+b09b, U+b09d-b09f, U+b0a2-b0a7, U+b0aa, U+b0b0, U+b0b2, U+b0b6-b0b7, U+b0b9-b0bb, U+b0bd-b0c3, U+b0c6-b0c7, U+b0ca-b0cf, U+b0d1-b0df, U+b0e1-b0e4, U+b0e6-b107, U+b10a-b10b, U+b10d-b10f, U+b111-b112, U+b114-b117, U+b119-b11a, U+b11c-b11f;</text:span></text:p>
      <text:p text:style-name="P2">}</text:p>
      <text:p text:style-name="P2">/* [59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59.woff2);</text:span></text:p>
      <text:p text:style-name="P4"><text:s text:c="2"/><text:span text:style-name="T2">unicode-range: U+afac-afb7, U+afba-afbb, U+afbd-afbf, U+afc1-afc6, U+afca-afcc, U+afce-afd3, U+afd5-afe7, U+afe9-afef, U+aff1-b00b, U+b00d-b00f, U+b011-b013, U+b015-b01b, U+b01d-b027, U+b029-b043, U+b045-b047, U+b049, U+b04b, U+b04d-b052, U+b055-b056, U+b058-b05c, U+b05e;</text:span></text:p>
      <text:p text:style-name="P2">}</text:p>
      <text:p text:style-name="P2">/* [60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60.woff2);</text:span></text:p>
      <text:p text:style-name="P4"><text:s text:c="2"/><text:span text:style-name="T2">unicode-range: U+af03-af07, U+af09-af2b, U+af2e-af33, U+af35-af3b, U+af3e-af40, U+af44-af47, U+af4a-af5c, U+af5e-af63, U+af65-af7f, U+af81-afab;</text:span></text:p>
      <text:p text:style-name="P2">}</text:p>
      <text:p text:style-name="P2">/* [61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61.woff2);</text:span></text:p>
      <text:p text:style-name="P4"><text:s text:c="2"/><text:span text:style-name="T2">unicode-range: U+ae56-ae5b, U+ae5e-ae60, U+ae62-ae64, U+ae66-ae67, U+ae69-ae6b, U+ae6d-ae83, U+ae85-aebb, U+aebf, U+aec1-aec3, U+aec5-aecb, U+aece, U+aed0, U+aed2-aed7, U+aed9-aef3, U+aef5-af02;</text:span></text:p>
      <text:p text:style-name="P2"><text:soft-page-break/>}</text:p>
      <text:p text:style-name="P2">/* [6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62.woff2);</text:span></text:p>
      <text:p text:style-name="P4"><text:s text:c="2"/><text:span text:style-name="T2">unicode-range: U+ad9c-ada3, U+ada5-adbf, U+adc1-adc3, U+adc5-adc7, U+adc9-add2, U+add4-addb, U+addd-addf, U+ade1-ade3, U+ade5-adf7, U+adfa-adfb, U+adfd-adff, U+ae02-ae07, U+ae0a, U+ae0c, U+ae0e-ae13, U+ae15-ae2f, U+ae31-ae33, U+ae35-ae37, U+ae39-ae3f, U+ae42, U+ae44, U+ae46-ae49, U+ae4b, U+ae4f, U+ae51-ae53, U+ae55;</text:span></text:p>
      <text:p text:style-name="P2">}</text:p>
      <text:p text:style-name="P2">/* [6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63.woff2);</text:span></text:p>
      <text:p text:style-name="P4"><text:s text:c="2"/><text:span text:style-name="T2">unicode-range: U+ace2-ace3, U+ace5-ace6, U+ace9-acef, U+acf2, U+acf4, U+acf7-acfb, U+acfe-acff, U+ad01-ad03, U+ad05-ad0b, U+ad0d-ad10, U+ad12-ad1b, U+ad1d-ad33, U+ad35-ad48, U+ad4a-ad4f, U+ad51-ad6b, U+ad6e-ad6f, U+ad71-ad72, U+ad77-ad7c, U+ad7e, U+ad80, U+ad82-ad87, U+ad89-ad8b, U+ad8d-ad8f, U+ad91-ad9b;</text:span></text:p>
      <text:p text:style-name="P2">}</text:p>
      <text:p text:style-name="P2">/* [6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64.woff2);</text:span></text:p>
      <text:p text:style-name="P4"><text:s text:c="2"/><text:span text:style-name="T2">unicode-range: U+ac25-ac2c, U+ac2e, U+ac30, U+ac32-ac37, U+ac39-ac3f, U+ac41-ac4c, U+ac4e-ac6f, U+ac72-ac73, U+ac75-ac76, U+ac79-ac7f, U+ac82, U+ac84-ac88, U+ac8a-ac8b, U+ac8d-ac8f, U+ac91-ac93, U+ac95-ac9b, U+ac9d-ac9e, U+aca1-aca7, U+acab, U+acad-acaf, U+acb1-acb7, U+acba-acbb, U+acbe-acc0, U+acc2-acc3, U+acc5-acdf;</text:span></text:p>
      <text:p text:style-name="P2">}</text:p>
      <text:p text:style-name="P2">/* [6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65.woff2);</text:span></text:p>
      <text:p text:style-name="P4"><text:s text:c="2"/><text:span text:style-name="T2">unicode-range: U+99df, U+99ed, U+99f1, U+99ff, U+9a01, U+9a08, U+9a0e-9a0f, U+9a19, U+9a2b, U+9a30, U+9a36-9a37, U+9a40, U+9a43, U+9a45, U+9a4d, U+9a55, U+9a57, U+9a5a-9a5b, U+9a5f, U+9a62, U+9a65, U+9a69-9a6a, U+9aa8, U+9ab8, U+9ad3, U+9ae5, U+9aee, U+9b1a, U+9b27, U+9b2a, U+9b31, U+9b3c, U+9b41-9b45, U+9b4f, U+9b54, U+9b5a, U+9b6f, U+9b8e, U+9b91, U+9b9f, U+9bab, U+9bae, U+9bc9, U+9bd6, U+9be4, U+9be8, U+9c0d, U+9c10, U+9c12, U+9c15, U+9c25, U+9c32, U+9c3b, U+9c47, U+9c49, U+9c57, U+9ce5, U+9ce7, U+9ce9, U+9cf3-9cf4, U+9cf6, U+9d09, U+9d1b, U+9d26, U+9d28, U+9d3b, U+9d51, U+9d5d, U+9d60-9d61, U+9d6c, U+9d72, U+9da9, U+9daf, U+9db4, U+9dc4, U+9dd7, U+9df2, U+9df8-9dfa, U+9e1a, U+9e1e, U+9e75, U+9e79, U+9e7d, U+9e7f, U+9e92-9e93, U+9e97, U+9e9d, U+9e9f, U+9ea5, U+9eb4-9eb5, </text:span><text:soft-page-break/><text:span text:style-name="T2">U+9ebb, U+9ebe, U+9ec3, U+9ecd-9ece, U+9ed4, U+9ed8, U+9edb-9edc, U+9ede, U+9ee8, U+9ef4, U+9f07-9f08, U+9f0e, U+9f13, U+9f20, U+9f3b, U+9f4a-9f4b, U+9f4e, U+9f52, U+9f5f, U+9f61, U+9f67, U+9f6a, U+9f6c, U+9f77, U+9f8d, U+9f90, U+9f95, U+9f9c, U+ac02-ac03, U+ac05-ac06, U+ac09-ac0f, U+ac17-ac18, U+ac1b, U+ac1e-ac1f, U+ac21-ac23;</text:span></text:p>
      <text:p text:style-name="P2">}</text:p>
      <text:p text:style-name="P2">/* [9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94.woff2);</text:span></text:p>
      <text:p text:style-name="P4"><text:s text:c="2"/><text:span text:style-name="T2">unicode-range: U+3136, U+3138, U+313a-3140, U+3143-3144, U+3150, U+3152, U+3154-3156, U+3158-315b, U+315d-315f, U+3162, U+3164-318c, U+318e, U+3200-321b, U+3231, U+3239, U+3251-325a, U+3260-327b, U+327e-327f, U+328a-3290, U+3294, U+329e, U+32a5, U+3380-3384, U+3388-338b;</text:span></text:p>
      <text:p text:style-name="P2">}</text:p>
      <text:p text:style-name="P2">/* [9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95.woff2);</text:span></text:p>
      <text:p text:style-name="P4"><text:s text:c="2"/><text:span text:style-name="T2">unicode-range: U+2f7d, U+2f7f-2f8b, U+2f8e-2f90, U+2f92-2f97, U+2f99-2fa0, U+2fa2-2fa3, U+2fa5-2fa9, U+2fac-2fb1, U+2fb3-2fbc, U+2fc1-2fca, U+2fcd-2fd4, U+3003, U+3012-3019, U+301c, U+301e-3020, U+3036, U+3041, U+3043, U+3045, U+3047, U+3049, U+304e, U+3050, U+3052, U+3056, U+305a, U+305c, U+305e, U+3062, U+3065, U+306c, U+3070-307d, U+3080, U+3085, U+3087, U+308e, U+3090-3091, U+30a1, U+30a5, U+30a9, U+30ae, U+30b1-30b2, U+30b4, U+30b6, U+30bc-30be, U+30c2, U+30c5, U+30cc, U+30d2, U+30d4, U+30d8-30dd, U+30e4, U+30e6, U+30e8, U+30ee, U+30f0-30f2, U+30f4-30f6, U+3133, U+3135;</text:span></text:p>
      <text:p text:style-name="P2">}</text:p>
      <text:p text:style-name="P2">/* [99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99.woff2);</text:span></text:p>
      <text:p text:style-name="P4"><text:s text:c="2"/><text:span text:style-name="T2">unicode-range: U+81-82, U+84, U+a2-a5, U+a7-a8, U+aa, U+ac-ad, U+b1-b3, U+b6, U+b8-ba, U+bc-be, U+c0, U+c2, U+c6-cb, U+ce-d0, U+d4, U+d8-d9, U+db-dc, U+de-df, U+e6, U+eb, U+ee-f0, U+f4, U+f7-f9, U+fb, U+fe-ff, U+111, U+126-127, U+132-133, U+138, U+13f-142, U+149-14b, U+152-153, U+166-167, U+2bc, U+2c7, U+2d0, U+2d8-2d9, U+2db-2dd, U+391-394, U+396-3a1, U+3a3-3a9, U+3b2-3b6, U+3b8, U+3bc, U+3be-3c1, U+3c3-3c9, U+2010, U+2015-2016, U+2018-2019, U+201b, U+201f-2021, U+2025, U+2030, U+2033-2036, U+203c, U+203e, U+2042, U+2074, U+207a-207f, U+2081-2084, U+2109, U+2113, U+2116, U+2121, U+2126, U+212b, U+2153-2154;</text:span></text:p>
      <text:p text:style-name="P2">}</text:p>
      <text:p text:style-name="P2">/* [100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blackhansans/v15/ea8Aad44WunzF9a-dL6toA8r8nqQSWKmEJKy1nK6J8sYUGdTBHS2osQ.100.woff2);</text:span></text:p>
      <text:p text:style-name="P4"><text:s text:c="2"/><text:span text:style-name="T2">unicode-range: U+e8, U+2da, U+2160, U+2194, U+3054, U+3058, U+306d, U+3086, U+308d, U+30ac, U+30bb, U+30c4, U+30cd-30ce, U+30e2, U+3132, U+3146, U+3149, U+339d, U+4e3b, U+4f0a, U+4fdd, U+4fe1, U+5409, U+540c, U+5834, U+592a-592b, U+5b9a, U+5dde, U+5e0c, U+5e73, U+5f0f, U+60f3, U+653f, U+661f, U+662f, U+667a, U+683c, U+6b4c, U+6c11, U+767c, U+76ee, U+76f4, U+77f3, U+79d1, U+7a7a, U+7b2c, U+7d22, U+8207, U+8a00, U+8a71, U+9280, U+9580, U+958b, U+96c6, U+9762, U+98df, U+9ed1, U+ac2d, U+adc8, U+add3, U+af48, U+b014, U+b134-b135, U+b158, U+b2aa, U+b35f, U+b6a4, U+b9cf, U+bb63, U+bd23, U+be91, U+c29b, U+c3f4, U+c42c, U+c55c, U+c573, U+c58f, U+c78c, U+c7dd, U+c8f5, U+cad1, U+cc48, U+cf10, U+cf20, U+d03c, U+d07d, U+d2a0, U+d30e, U+d38d, U+d3a8, U+d3c8, U+d5e5, U+d5f9, U+d6e4, U+f90a, U+ff02, U+ff1c;</text:span></text:p>
      <text:p text:style-name="P2">}</text:p>
      <text:p text:style-name="P2">/* [101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1.woff2);</text:span></text:p>
      <text:p text:style-name="P4"><text:s text:c="2"/><text:span text:style-name="T2">unicode-range: U+3b1, U+2466, U+25a1, U+25a3, U+261c, U+3008-3009, U+305b, U+305d, U+3069, U+30a7, U+30ba, U+30cf, U+30ef, U+3151, U+3157, U+4e4b, U+4e5f, U+4e8c, U+4eca, U+4ed6, U+4f5b, U+50cf, U+5149, U+5165, U+5171, U+5229, U+529b, U+5316, U+539f, U+53f2, U+571f, U+5728, U+58eb, U+591c, U+5b78, U+5c11, U+5c55, U+5ddd, U+5e02, U+5fb7, U+60c5, U+610f, U+611f, U+6625, U+66f8, U+6797, U+679c, U+682a, U+6d2a, U+706b, U+7406, U+767b, U+76f8, U+77e5, U+7acb, U+898b, U+8a69, U+8def, U+8fd1, U+901a, U+90e8, U+91cd, U+975e, U+ae14, U+ae6c, U+aec0, U+afc7, U+afc9, U+b01c, U+b028, U+b308, U+b311, U+b314, U+b31c, U+b524, U+b560, U+b764, U+b920, U+b9e3, U+bd48, U+be7d, U+c0db, U+c231, U+c270, U+c2e3, U+c37d, U+c3ed, U+c530, U+c6a5, U+c6dc, U+c7a4, U+c954, U+c974, U+d000, U+d565, U+d667, U+d6c5, U+d79d, U+ff1e;</text:span></text:p>
      <text:p text:style-name="P2">}</text:p>
      <text:p text:style-name="P2">/* [10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2.woff2);</text:span></text:p>
      <text:p text:style-name="P4"><text:s text:c="2"/><text:span text:style-name="T2">unicode-range: U+131, U+2032, U+2465, U+2642, U+3048, U+3051, U+3083-3084, U+308f, U+30c0, U+30d1, U+30d3, U+30d6, U+30df, U+30e7, U+3153, U+4e16, U+4e8b, U+4ee5, U+5206, U+52a0, U+52d5, U+53e4, U+53ef, U+54c1, U+57ce, U+597d, U+5b8c, U+5ea6, U+5f8c, U+5f97, U+6210, U+6240, U+624b, U+6728, U+6bd4, U+7236, U+7269, U+7279, U+738b, U+7528, U+7530, U+767e, U+798f, U+8005, U+8a18, U+90fd, U+91cc, U+9577, U+9593, U+98a8, U+ac20, U+acf6, U+ad90, U+af5d, U+af80, U+afcd, U+aff0, U+b0a1, U+b0b5, U+b1fd, U+b2fc, U+b380, U+b51b, U+b584, U+b5b3, U+b8fd, U+b93c, U+b9f4, U+bb44, U+bc08, U+bc27, U+bc49, U+be55, U+be64, U+bfb0, U+bfc5, U+c178, U+c21f, U+c314, U+c4f1, U+c58d, U+c664, U+c698, U+c6a7, U+c6c1, U+c9ed, U+cac0, U+cacc, U+cad9, U+ccb5, U+cdcc, U+d0e4, U+d143, U+d320, U+d330, U+d54d, U+ff06, U+ff1f, U+ff5e;</text:span></text:p>
      <text:p text:style-name="P2">}</text:p>
      <text:p text:style-name="P2">/* [10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3.woff2);</text:span></text:p>
      <text:p text:style-name="P4"><text:s text:c="2"/><text:span text:style-name="T2">unicode-range: U+b4, U+20a9, U+20ac, U+2190, U+24d8, U+2502, U+2514, U+2592, U+25c7-25c8, U+2663, U+3060, U+3064, U+3081, U+3088, U+30a3, U+30a6, U+30aa, U+30b5, U+30c7, U+30ca-30cb, U+30d0, U+30e3, U+30e5, U+339e, U+4e09, U+4eac, U+4f5c, U+5167-5168, U+516c, U+51fa, U+5408, U+540d, U+591a, U+5b57, U+6211, U+65b9, U+660e, U+6642, U+6700, U+6b63, U+6e2f, U+7063, U+7532, U+793e, U+81ea, U+8272, U+82b1, U+897f, U+8eca, U+91ce, U+ac38, U+ad76, U+ae84, U+aecc, U+b07d, U+b0b1, U+b215, U+b2a0, U+b310, U+b3d7, U+b52a, U+b618, U+b775, U+b797, U+bcd5, U+bd59, U+be80, U+bea8, U+bed1, U+bee4-bee5, U+c060, U+c2ef, U+c329, U+c3dc, U+c597, U+c5bd, U+c5e5, U+c69c, U+c9d6, U+ca29, U+ca5c, U+ca84, U+cc39, U+cc3b, U+ce89, U+cee5, U+cf65, U+cf85, U+d058, U+d145, U+d22d, U+d325, U+d37d, U+d3ad, U+d769, U+ff0c;</text:span></text:p>
      <text:p text:style-name="P2">}</text:p>
      <text:p text:style-name="P2">/* [10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4.woff2);</text:span></text:p>
      <text:p text:style-name="P4"><text:s text:c="2"/><text:span text:style-name="T2">unicode-range: U+2161, U+2228, U+2299, U+2464, U+2517, U+2640, U+3042, U+304a, U+3053, U+3061, U+307f, U+3082, U+308c, U+3092, U+30a8, U+30ab, U+30ad, U+30b0, U+30b3, U+30b7, U+30c1, U+30c6, U+30c9, U+30d5, U+30d7, U+30de, U+30e0-30e1, U+30ec-30ed, U+4e0b, U+4e0d, U+4ee3, U+53f0, U+548c, U+5b89, U+5bb6, U+5c0f, U+611b, U+6771, U+6aa2, U+6bcd, U+6c34, U+6cd5, U+6d77, U+767d, U+795e, U+8ecd, U+9999, U+9ad8, U+ac07, U+ac1a, U+ac40, U+ad0c, U+ad88, U+ada4, U+ae01, U+ae65, U+aebd, U+aec4, U+afe8, U+b139, U+b205, U+b383, U+b38c, U+b42c, U+b461, U+b55c, U+b78f, U+b8fb, U+b9f7, U+bafc, U+bc99, U+bed8, U+bfcd, U+c0bf, U+c0f9, U+c167, U+c204, U+c20f, U+c22f, U+c258, U+c298, U+c2bc, U+c388, U+c501, U+c50c, U+c5b9, U+c5ce, U+c641, U+c648, U+c73d, U+ca50, U+ca61, U+cc4c, U+ceac, U+d0d4, U+d5f7, U+d6d7, U+ff1a;</text:span></text:p>
      <text:p text:style-name="P2">}</text:p>
      <text:p text:style-name="P2">/* [10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5.woff2);</text:span></text:p>
      <text:p text:style-name="P4"><text:s text:c="2"/><text:span text:style-name="T2">unicode-range: U+2103, U+2463, U+25c6, U+25cb, U+266c, U+3001, U+300a, U+3046, U+304c-304d, U+304f, U+3055, U+3059, U+3063, U+3066-3068, U+306f, U+3089, U+30b8, U+30bf, U+314f, U+4e0a, U+570b, U+5730, U+5916, U+5929, U+5c71, U+5e74, U+5fc3, U+601d, U+6027, U+63d0, U+6709, U+6734, U+751f, U+7684, U+82f1, U+9053, U+91d1, U+97f3, U+ac2f, U+ac4d, U+adc4, U+ade4, U+ae41, U+ae4d-ae4e, U+aed1, U+afb9, U+b0e0, U+b299, U+b365, U+b46c, U+b480, U+b4c8, U+b7b4, U+b819, U+b918, U+baab, U+bab9, U+be8f, U+bed7, U+c0ec, U+c19f, U+c1a5, U+c3d9, U+c464, U+c53d, U+c553, U+c570, U+c5cc, U+c633, U+c6a4, U+c7a3, U+c7a6, U+c886, U+c9d9-c9da, U+c9ec, U+ca0c, U+cc21, U+cd1b, U+cd78, U+cdc4, U+cef8, U+cfe4, U+d0a5, U+d0b5, U+d0ec, U+d15d, U+d188, U+d23c, U+d2ac, U+d729, U+d79b, U+ff01, U+ff08-ff09, U+ff5c;</text:span></text:p>
      <text:p text:style-name="P2">}</text:p>
      <text:p text:style-name="P2">/* [106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6.woff2);</text:span></text:p>
      <text:p text:style-name="P4"><text:s text:c="2"/><text:span text:style-name="T2">unicode-range: U+2039-203a, U+223c, U+25b3, U+25b7, U+25bd, U+25cf, U+266a, U+3002, U+300b, U+304b, U+3057, U+305f, U+306a-306b, U+307e, U+308a-308b, U+3093, U+30a2, U+30af, U+30b9, U+30c3, U+30c8, U+30e9-30eb, U+33a1, U+4e00, U+524d, U+5357, U+5b50, U+7121, U+884c, U+9751, U+ac94, U+aebe, U+aecd, U+af08, U+af41, U+af49, U+b010, U+b053, U+b109, U+b11b, U+b128, U+b154, U+b291, U+b2e6, U+b301, U+b385, U+b525, U+b5b4, U+b729, U+b72f, U+b738, U+b7ff, U+b837, U+b975, U+ba67, U+bb47, U+bc1f, U+bd90, U+bfd4, U+c27c, U+c324, U+c379, U+c3e0, U+c465, U+c53b, U+c58c, U+c610, U+c653, U+c6cd, U+c813, U+c82f, U+c999, U+c9e0, U+cac4, U+cad3, U+cbd4, U+cc10, U+cc22, U+ccb8, U+ccbc, U+cda5, U+ce84, U+cea3, U+cf67, U+cfe1, U+d241, U+d30d, U+d31c, U+d391, U+d401, U+d479, U+d5c9, U+d5db, U+d649, U+d6d4;</text:span></text:p>
      <text:p text:style-name="P2">}</text:p>
      <text:p text:style-name="P2">/* [107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7.woff2);</text:span></text:p>
      <text:p text:style-name="P4"><text:s text:c="2"/><text:span text:style-name="T2">unicode-range: U+b0, U+e9, U+2193, U+2462, U+260e, U+261e, U+300e-300f, U+3044, U+30a4, U+30fb-30fc, U+314d, U+5973, U+6545, U+6708, U+7537, U+ac89, U+ac9c, U+acc1, U+ad04, U+ad75, U+ad7d, U+ae45, U+ae61, U+af42, U+b0ab, U+b0af, U+b0b3, U+b12c, U+b194, U+b1a8, U+b220, U+b258, U+b284, U+b2ff, U+b315, U+b371, U+b3d4-b3d5, U+b460, U+b527, U+b534, U+b810, U+b818, U+b98e, U+ba55, U+bbac, U+bc0b, U+bc40, U+bca1, U+bccd, U+bd93, U+be54, U+be5a, U+bf08, U+bf50, U+bf55, U+bfdc, U+c0c0, U+c0d0, U+c0f4, U+c100, U+c11e, U+c170, U+c20d, U+c274, U+c290, U+c308, U+c369, U+c539, U+c587, U+c5ff, U+c6ec, U+c70c, U+c7ad, U+c7c8, U+c83c, U+c881, U+cb48, U+cc60, U+ce69, U+ce6b, U+ce75, U+cf04, U+cf08, U+cf55, U+cf70, U+cffc, U+d0b7, U+d1a8, U+d2c8, U+d384, U+d47c, U+d48b, U+d5dd, U+d5e8, U+d720, U+d759, U+f981;</text:span></text:p>
      <text:p text:style-name="P2">}</text:p>
      <text:p text:style-name="P2">/* [108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08.woff2);</text:span></text:p>
      <text:p text:style-name="P4"><text:s text:c="2"/><text:span text:style-name="T2">unicode-range: U+e0, U+e2, U+395, U+3b7, U+3ba, U+2460-2461, U+25a0, U+3010-3011, U+306e, U+30f3, U+314a, U+314c, U+5927, U+65b0, U+7e41, U+97d3, U+9ad4, U+ad49, U+ae0b, U+ae0d, U+ae43, U+ae5d, U+aecf, U+af3c, U+af64, U+afd4, U+b080, U+b084, U+b0c5, U+b10c, U+b1e8, U+b2ac, U+b36e, U+b451, U+b515, U+b540, U+b561, U+b6ab, U+b6b1, U+b72c, U+b730, U+b744, U+b800, U+b8ec, U+b8f0, U+b904, U+b968, U+b96d, U+b987, U+b9d9, U+bb36, U+bb49, U+bc2d, U+bc43, U+bcf6, U+bd89, U+be57, U+be61, U+bed4, U+c090, U+c130, U+c148, U+c19c, U+c2f9, U+c36c, U+c37c, U+c384, U+c3df, U+c575, U+c584, U+c660, U+c719, U+c816, U+ca4d, U+ca54, U+cabc, U+cb49, U+cc14, U+cff5, U+d004, U+d038, U+d0b4, U+d0d3, U+d0e0, U+d0ed, U+d131, U+d1b0, U+d31f, U+d33d, U+d3a0, U+d3ab, U+d514, U+d584, U+d6a1, U+d6cc, U+d749, U+d760, U+d799;</text:span></text:p>
      <text:p text:style-name="P2">}</text:p>
      <text:p text:style-name="P2">/* [109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oft-page-break/><text:s text:c="2"/><text:span text:style-name="T2">src: url(https://fonts.gstatic.com/s/blackhansans/v15/ea8Aad44WunzF9a-dL6toA8r8nqQSWKmEJKy1nK6J8sYUGdTBHS2osQ.109.woff2);</text:span></text:p>
      <text:p text:style-name="P4"><text:s text:c="2"/><text:span text:style-name="T2">unicode-range: U+24, U+60, U+3b9, U+3bb, U+3bd, U+2191, U+2606, U+300c-300d, U+3131, U+3134, U+3139, U+3141-3142, U+3148, U+3161, U+3163, U+321c, U+4eba, U+5317, U+ac31, U+ac77, U+ac9f, U+acb9, U+acf0-acf1, U+acfd, U+ad73, U+af3d, U+b00c, U+b04a, U+b057, U+b0c4, U+b188, U+b1cc, U+b214, U+b2db, U+b2ee, U+b304, U+b4ed, U+b518, U+b5bc, U+b625, U+b69c-b69d, U+b7ac, U+b801, U+b86c, U+b959, U+b95c, U+b985, U+ba48, U+bb58, U+bc0c, U+bc38, U+bc85, U+bc9a, U+bf40, U+c068, U+c0bd, U+c0cc, U+c12f, U+c149, U+c1e0, U+c22b, U+c22d, U+c250, U+c2fc, U+c300, U+c313, U+c370, U+c3d8, U+c557, U+c580, U+c5e3, U+c62e, U+c634, U+c6f0, U+c74d, U+c783, U+c78e, U+c796, U+c7bc, U+c92c, U+ca4c, U+cc1c, U+cc54, U+cc59, U+ce04, U+cf30, U+cfc4, U+d140, U+d321, U+d38c, U+d399, U+d54f, U+d587, U+d5d0, U+d6e8, U+d770;</text:span></text:p>
      <text:p text:style-name="P2">}</text:p>
      <text:p text:style-name="P2">/* [110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0.woff2);</text:span></text:p>
      <text:p text:style-name="P4"><text:s text:c="2"/><text:span text:style-name="T2">unicode-range: U+d7, U+ea, U+fc, U+2192, U+25bc, U+3000, U+3137, U+3145, U+315c, U+7f8e, U+ac13, U+ac71, U+ac90, U+acb8, U+ace7, U+ad7f, U+ae50, U+aef4, U+af34, U+afbc, U+b048, U+b09a, U+b0ad, U+b0bc, U+b113, U+b125, U+b141, U+b20c, U+b2d9, U+b2ed, U+b367, U+b369, U+b374, U+b3cb, U+b4ec, U+b611, U+b760, U+b81b, U+b834, U+b8b0, U+b8e1, U+b989, U+b9d1, U+b9e1, U+b9fa, U+ba4d, U+ba78, U+bb35, U+bb54, U+bbf9, U+bc11, U+bcb3, U+bd05, U+bd95, U+bdd4, U+be10, U+bed0, U+bf51, U+c0d8, U+c232, U+c2b7, U+c2eb, U+c378, U+c500, U+c52c, U+c549, U+c568, U+c598, U+c5c9, U+c61b, U+c639, U+c67c, U+c717, U+c78a, U+c80a, U+c90c-c90d, U+c950, U+c9e7, U+cbe4, U+cca9, U+cce4, U+cdb0, U+ce78, U+ce94, U+ce98, U+cf8c, U+d018, U+d034, U+d0f1, U+d1b1, U+d280, U+d2f8, U+d338, U+d380, U+d3b4, U+d610, U+d69f, U+d6fc, U+d758;</text:span></text:p>
      <text:p text:style-name="P2">}</text:p>
      <text:p text:style-name="P2">/* [111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1.woff2);</text:span></text:p>
      <text:p text:style-name="P4"><text:s text:c="2"/><text:span text:style-name="T2">unicode-range: U+e7, U+2022, U+203b, U+25c0, U+2605, U+2661, U+3147, U+318d, U+672c, U+8a9e, U+acaa, U+acbc, U+ad1c, U+ae4a, U+ae5c, U+b044, U+b054, U+b0c8-b0c9, U+b2a6, U+b2d0, U+b35c, U+b364, U+b428, U+b454, U+b465, U+b4b7, U+b4e3, U+b51c, U+b5a1, U+b784, U+b790, U+b7ab, U+b7f4, U+b82c, U+b835, U+b8e9, U+b8f8, U+b9d8, U+b9f9, U+ba5c, U+ba64, U+babd, U+bb18, U+bb3b, U+bbff, U+bc0d, U+bc45, U+bc97, U+bcbc, U+be45, U+be75, U+be7c, U+bfcc, U+c0b6, U+c0f7, U+c14b, U+c2b4, U+c30d, U+c4f8, U+c5bb, U+c5d1, U+c5e0, U+c5ee, U+c5fd, U+c606, U+c6c5, U+c6e0, U+c708, U+c81d, U+c820, U+c824, U+c878, U+c918, U+c96c, U+c9e4, U+c9f1, U+cc2e, U+cd09, U+cea1, U+cef5, U+cef7, U+cf64, U+cf69, U+cfe8, U+d035, U+d0ac, U+d230, U+d234, U+d2f4, U+d31d, U+d575, U+d578, U+d608, U+d614, U+d718, U+d751, U+d761, U+d78c, U+d790;</text:span></text:p>
      <text:p text:style-name="P2">}</text:p>
      <text:p text:style-name="P2">/* [112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oft-page-break/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2.woff2);</text:span></text:p>
      <text:p text:style-name="P4"><text:s text:c="2"/><text:span text:style-name="T2">unicode-range: U+2665, U+3160, U+4e2d, U+6587, U+65e5, U+ac12, U+ac14, U+ac16, U+ac81, U+ad34, U+ade0, U+ae54, U+aebc, U+af2c, U+afc0, U+afc8, U+b04c, U+b08c, U+b099, U+b0a9, U+b0ac, U+b0ae, U+b0b8, U+b123, U+b179, U+b2e5, U+b2f7, U+b4c0, U+b531, U+b538, U+b545, U+b550, U+b5a8, U+b6f0, U+b728, U+b73b, U+b7ad, U+b7ed, U+b809, U+b864, U+b86d, U+b871, U+b9bf, U+b9f5, U+ba40, U+ba4b, U+ba58, U+ba87, U+baac, U+bbc0, U+bc16, U+bc34, U+bd07, U+bd99, U+be59, U+bfd0, U+c058, U+c0e4, U+c0f5, U+c12d, U+c139, U+c228, U+c529, U+c5c7, U+c635, U+c637, U+c735, U+c77d, U+c787, U+c789, U+c8c4, U+c989, U+c98c, U+c9d0, U+c9d3, U+cc0c, U+cc99, U+cd0c, U+cd2c, U+cd98, U+cda4, U+ce59, U+ce60, U+ce6d, U+cea0, U+d0d0-d0d1, U+d0d5, U+d14d, U+d1a4, U+d29c, U+d2f1, U+d301, U+d39c, U+d3bc, U+d4e8, U+d540, U+d5ec, U+d640, U+d750;</text:span></text:p>
      <text:p text:style-name="P2">}</text:p>
      <text:p text:style-name="P2">/* [113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3.woff2);</text:span></text:p>
      <text:p text:style-name="P4"><text:s text:c="2"/><text:span text:style-name="T2">unicode-range: U+5e, U+25b2, U+25b6, U+314e, U+ac24, U+ace1, U+ace4, U+ae68, U+af2d, U+b0d0, U+b0e5, U+b150, U+b155, U+b193, U+b2c9, U+b2dd, U+b3c8, U+b3fc, U+b410, U+b458, U+b4dd, U+b5a0, U+b5a4, U+b5bb, U+b7b5, U+b838, U+b840, U+b86f, U+b8f9, U+b960, U+b9e5, U+bab8, U+bb50, U+bc1d, U+bc24-bc25, U+bca8, U+bcbd, U+bd04, U+bd10, U+bd24, U+be48, U+be5b, U+be68, U+c05c, U+c12c, U+c140, U+c15c, U+c168, U+c194, U+c219, U+c27d, U+c2a8, U+c2f1, U+c2f8, U+c368, U+c554-c555, U+c559, U+c564, U+c5d8, U+c5fc, U+c625, U+c65c, U+c6b1, U+c728, U+c794, U+c84c, U+c88c, U+c8e0, U+c8fd, U+c998, U+c9dd, U+cc0d, U+cc30, U+ceec, U+cf13, U+cf1c, U+cf5c, U+d050, U+d07c, U+d0a8, U+d134, U+d138, U+d154, U+d1f4, U+d2bc, U+d329, U+d32c, U+d3d0, U+d3f4, U+d3fc, U+d56b, U+d5cc, U+d600-d601, U+d639, U+d6c8, U+d754, U+d765;</text:span></text:p>
      <text:p text:style-name="P2">}</text:p>
      <text:p text:style-name="P2">/* [114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4.woff2);</text:span></text:p>
      <text:p text:style-name="P4"><text:s text:c="2"/><text:span text:style-name="T2">unicode-range: U+3c-3d, U+2026, U+24d2, U+314b, U+ac11, U+acf3, U+ad74, U+ad81, U+adf9, U+ae34, U+af43, U+afb8, U+b05d, U+b07c, U+b110, U+b118, U+b17c, U+b180, U+b18d, U+b192, U+b2cc, U+b355, U+b378, U+b4a4, U+b4ef, U+b78d, U+b799, U+b7a9, U+b7fd, U+b807, U+b80c, U+b839, U+b9b4, U+b9db, U+ba3c, U+bab0, U+bba4, U+bc94, U+be4c, U+c154, U+c1c4, U+c26c, U+c2ac, U+c2ed, U+c4f4, U+c55e, U+c561, U+c571, U+c5b5, U+c5c4, U+c654-c655, U+c695, U+c6e8, U+c6f9, U+c724, U+c751, U+c775, U+c7a0, U+c7c1, U+c874, U+c880, U+c9d5, U+c9f8, U+cabd, U+cc29, U+cc2c, U+cca8, U+ccab, U+ccd0, U+ce21, U+ce35, U+ce7c, U+ce90, U+cee8, U+cef4, U+cfe0, U+d070, U+d0b9, U+d0c1, U+d0c4, U+d0c8, U+d15c, U+d1a1, U+d2c0, U+d300, U+d314, U+d3ed, U+d478, U+d480, U+d48d, U+d508, U+d53d, U+d5e4, U+d611, U+d61c, U+d68d, U+d6a8, U+d798;</text:span></text:p>
      <text:p text:style-name="P2">}</text:p>
      <text:p text:style-name="P2">/* [115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oft-page-break/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5.woff2);</text:span></text:p>
      <text:p text:style-name="P4"><text:s text:c="2"/><text:span text:style-name="T2">unicode-range: U+23, U+25, U+5f, U+a9, U+ac08, U+ac78, U+aca8, U+acac, U+ace8, U+ad70, U+adc0, U+addc, U+b137, U+b140, U+b208, U+b290, U+b2f5, U+b3c5, U+b3cc, U+b420, U+b429, U+b529, U+b530, U+b77d, U+b79c, U+b7a8, U+b7c9, U+b7f0, U+b7fc, U+b828, U+b860, U+b9ad, U+b9c1, U+b9c9, U+b9dd-b9de, U+b9e8, U+ba38-ba39, U+babb, U+bc00, U+bc8c, U+bca0, U+bca4, U+bcd1, U+bcfc, U+bd09, U+bdf0, U+be60, U+c0ad, U+c0b4, U+c0bc, U+c190, U+c1fc, U+c220, U+c288, U+c2b9, U+c2f6, U+c528, U+c545, U+c558, U+c5bc, U+c5d4, U+c600, U+c644, U+c6c0, U+c6c3, U+c721, U+c798, U+c7a1, U+c811, U+c838, U+c871, U+c904, U+c990, U+c9dc, U+cc38, U+cc44, U+cca0, U+cd1d, U+cd95, U+cda9, U+ce5c, U+cf00, U+cf58, U+d150, U+d22c, U+d305, U+d328, U+d37c, U+d3f0, U+d551, U+d5a5, U+d5c8, U+d5d8, U+d63c, U+d64d, U+d669, U+d734, U+d76c;</text:span></text:p>
      <text:p text:style-name="P2">}</text:p>
      <text:p text:style-name="P2">/* [116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6.woff2);</text:span></text:p>
      <text:p text:style-name="P4"><text:s text:c="2"/><text:span text:style-name="T2">unicode-range: U+26, U+2b, U+3e, U+40, U+7e, U+ac01, U+ac19, U+ac1d, U+aca0, U+aca9, U+acb0, U+ad8c, U+ae09, U+ae38, U+ae40, U+aed8, U+b09c, U+b0a0, U+b108, U+b204, U+b298, U+b2d8, U+b2eb-b2ec, U+b2f4, U+b313, U+b358, U+b450, U+b4e0, U+b54c, U+b610, U+b780, U+b78c, U+b791, U+b8e8, U+b958, U+b974, U+b984, U+b9b0, U+b9bc-b9bd, U+b9ce, U+ba70, U+bbfc, U+bc0f, U+bc15, U+bc1b, U+bc31, U+bc95, U+bcc0, U+bcc4, U+bd81, U+bd88, U+c0c8, U+c11d, U+c13c, U+c158, U+c18d, U+c1a1, U+c21c, U+c4f0, U+c54a, U+c560, U+c5b8, U+c5c8, U+c5f4, U+c628, U+c62c, U+c678, U+c6cc, U+c808, U+c810, U+c885, U+c88b, U+c900, U+c988, U+c99d, U+c9c8, U+cc3d-cc3e, U+cc45, U+cd08, U+ce20, U+cee4, U+d074, U+d0a4, U+d0dd, U+d2b9, U+d3b8, U+d3c9, U+d488, U+d544, U+d559, U+d56d, U+d588, U+d615, U+d648, U+d655, U+d658, U+d65c;</text:span></text:p>
      <text:p text:style-name="P2">}</text:p>
      <text:p text:style-name="P2">/* [117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7.woff2);</text:span></text:p>
      <text:p text:style-name="P4"><text:s text:c="2"/><text:span text:style-name="T2">unicode-range: U+d, U+48, U+7c, U+ac10, U+ac15, U+ac74, U+ac80, U+ac83, U+acc4, U+ad11, U+ad50, U+ad6d, U+adfc, U+ae00, U+ae08, U+ae4c, U+b0a8, U+b124, U+b144, U+b178, U+b274, U+b2a5, U+b2e8, U+b2f9, U+b354, U+b370, U+b418, U+b41c, U+b4f1, U+b514, U+b798, U+b808, U+b824-b825, U+b8cc, U+b978, U+b9d0, U+b9e4, U+baa9, U+bb3c, U+bc18, U+bc1c, U+bc30, U+bc84, U+bcf5, U+bcf8, U+bd84, U+be0c, U+be14, U+c0b0, U+c0c9, U+c0dd, U+c124, U+c2dd, U+c2e4, U+c2ec, U+c54c, U+c57c-c57d, U+c591, U+c5c5-c5c6, U+c5ed, U+c608, U+c640, U+c6b8, U+c6d4, U+c784, U+c7ac, U+c800-c801, U+c9c1, U+c9d1, U+cc28, U+cc98, U+cc9c, U+ccad, U+cd5c, U+cd94, U+cd9c, U+cde8, U+ce68, U+cf54, U+d0dc, U+d14c, U+d1a0, U+d1b5, U+d2f0, U+d30c, U+d310, U+d398, U+d45c, U+d50c, U+d53c, U+d560, U+d568, U+d589, U+d604, U+d6c4, U+d788;</text:span></text:p>
      <text:p text:style-name="P2">}</text:p>
      <text:p text:style-name="P2">/* [118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oft-page-break/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8.woff2);</text:span></text:p>
      <text:p text:style-name="P4"><text:s text:c="2"/><text:span text:style-name="T2">unicode-range: U+39, U+49, U+4d-4e, U+a0, U+ac04, U+ac1c, U+ac70, U+ac8c, U+acbd, U+acf5, U+acfc, U+ad00, U+ad6c, U+adf8, U+b098, U+b0b4, U+b294, U+b2c8, U+b300, U+b3c4, U+b3d9, U+b4dc, U+b4e4, U+b77c, U+b7ec, U+b85d, U+b97c, U+b9c8, U+b9cc, U+ba54, U+ba74, U+ba85, U+baa8, U+bb34, U+bb38, U+bbf8, U+bc14, U+bc29, U+bc88, U+bcf4, U+bd80, U+be44, U+c0c1, U+c11c, U+c120, U+c131, U+c138, U+c18c, U+c218, U+c2b5, U+c2e0, U+c544, U+c548, U+c5b4, U+c5d0, U+c5ec, U+c5f0, U+c601, U+c624, U+c694, U+c6a9, U+c6b0, U+c6b4, U+c6d0, U+c704, U+c720, U+c73c, U+c740, U+c744, U+c74c, U+c758, U+c77c, U+c785, U+c788, U+c790-c791, U+c7a5, U+c804, U+c815, U+c81c, U+c870, U+c8fc, U+c911, U+c9c4, U+ccb4, U+ce58, U+ce74, U+d06c, U+d0c0, U+d130, U+d2b8, U+d3ec, U+d504, U+d55c, U+d569, U+d574, U+d638, U+d654, U+d68c;</text:span></text:p>
      <text:p text:style-name="P2">}</text:p>
      <text:p text:style-name="P2">/* [119] */</text:p>
      <text:p text:style-name="P2">@font-face {</text:p>
      <text:p text:style-name="P4"><text:s text:c="2"/><text:span text:style-name="T2">font-family: Black Han Sans;</text:span></text:p>
      <text:p text:style-name="P4"><text:s text:c="2"/><text:span text:style-name="T2">font-style: normal;</text:span></text:p>
      <text:p text:style-name="P4"><text:s text:c="2"/><text:span text:style-name="T2">font-weight: 400;</text:span></text:p>
      <text:p text:style-name="P4"><text:s text:c="2"/><text:span text:style-name="T2">font-display: swap;</text:span></text:p>
      <text:p text:style-name="P4"><text:s text:c="2"/><text:span text:style-name="T2">src: url(https://fonts.gstatic.com/s/blackhansans/v15/ea8Aad44WunzF9a-dL6toA8r8nqQSWKmEJKy1nK6J8sYUGdTBHS2osQ.119.woff2);</text:span></text:p>
      <text:p text:style-name="P4"><text:s text:c="2"/><text:span text:style-name="T2">unicode-range: U+20-22, U+27-2a, U+2c-38, U+3a-3b, U+3f, U+41-47, U+4a-4c, U+4f-5d, U+61-7b, U+7d, U+a1, U+ab, U+ae, U+b7, U+bb, U+bf, U+2013-2014, U+201c-201d, U+2122, U+ac00, U+ace0, U+ae30, U+b2e4, U+b85c, U+b9ac, U+c0ac, U+c2a4, U+c2dc, U+c774, U+c778, U+c9c0, U+d558;</text:span></text:p>
      <text:p text:style-name="P3">}</text:p>
      <text:p text:style-name="Standard"/>
      <text:p text:style-name="Preformatted_20_Text">/* [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0.woff2);</text:p>
      <text:p text:style-name="Preformatted_20_Text"><text:s text:c="2"/>unicode-range: U+f9ca-fa0b, U+ff03-ff05, U+ff07, U+ff0a-ff0b, U+ff0d-ff19, U+ff1b, U+ff1d, U+ff20-ff5b, U+ff5d, U+ffe0-ffe3, U+ffe5-ffe6;</text:p>
      <text:p text:style-name="Preformatted_20_Text">}</text:p>
      <text:p text:style-name="Preformatted_20_Text">/* [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.woff2);</text:p>
      <text:p text:style-name="Preformatted_20_Text"><text:s text:c="2"/>unicode-range: U+d723-d728, U+d72a-d733, U+d735-d748, U+d74a-d74f, U+d752-d753, U+d755-d757, U+d75a-d75f, U+d762-d764, U+d766-d768, U+d76a-d76b, U+d76d-d76f, U+d771-d787, U+d789-d78b, U+d78d-d78f, U+d791-d797, U+d79a, U+d79c, U+d79e-d7a3, U+f900-f909, U+f90b-f92e;</text:p>
      <text:p text:style-name="Preformatted_20_Text">}</text:p>
      <text:p text:style-name="Preformatted_20_Text">/* [3] */</text:p>
      <text:p text:style-name="Preformatted_20_Text">@font-face {</text:p>
      <text:p text:style-name="Preformatted_20_Text"><text:s text:c="2"/>font-family: Nanum Myeongjo;</text:p>
      <text:p text:style-name="Preformatted_20_Text"><text:soft-page-break/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.woff2);</text:p>
      <text:p text:style-name="Preformatted_20_Text"><text:s text:c="2"/>unicode-range: U+d679-d68b, U+d68e-d69e, U+d6a0, U+d6a2-d6a7, U+d6a9-d6c3, U+d6c6-d6c7, U+d6c9-d6cb, U+d6cd-d6d3, U+d6d5-d6d6, U+d6d8-d6e3, U+d6e5-d6e7, U+d6e9-d6fb, U+d6fd-d717, U+d719-d71f, U+d721-d722;</text:p>
      <text:p text:style-name="Preformatted_20_Text">}</text:p>
      <text:p text:style-name="Preformatted_20_Text">/* [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.woff2);</text:p>
      <text:p text:style-name="Preformatted_20_Text"><text:s text:c="2"/>unicode-range: U+d5bc-d5c7, U+d5ca-d5cb, U+d5cd-d5cf, U+d5d1-d5d7, U+d5d9-d5da, U+d5dc, U+d5de-d5e3, U+d5e6-d5e7, U+d5e9-d5eb, U+d5ed-d5f6, U+d5f8, U+d5fa-d5ff, U+d602-d603, U+d605-d607, U+d609-d60f, U+d612-d613, U+d616-d61b, U+d61d-d637, U+d63a-d63b, U+d63d-d63f, U+d641-d647, U+d64a-d64c, U+d64e-d653, U+d656-d657, U+d659-d65b, U+d65d-d666, U+d668, U+d66a-d678;</text:p>
      <text:p text:style-name="Preformatted_20_Text">}</text:p>
      <text:p text:style-name="Preformatted_20_Text">/* [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.woff2);</text:p>
      <text:p text:style-name="Preformatted_20_Text"><text:s text:c="2"/>unicode-range: U+d507, U+d509-d50b, U+d50d-d513, U+d515-d53b, U+d53e-d53f, U+d541-d543, U+d545-d54c, U+d54e, U+d550, U+d552-d557, U+d55a-d55b, U+d55d-d55f, U+d561-d564, U+d566-d567, U+d56a, U+d56c, U+d56e-d573, U+d576-d577, U+d579-d583, U+d585-d586, U+d58a-d5a4, U+d5a6-d5bb;</text:p>
      <text:p text:style-name="Preformatted_20_Text">}</text:p>
      <text:p text:style-name="Preformatted_20_Text">/* [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6.woff2);</text:p>
      <text:p text:style-name="Preformatted_20_Text"><text:s text:c="2"/>unicode-range: U+d464-d477, U+d47a-d47b, U+d47d-d47f, U+d481-d487, U+d489-d48a, U+d48c, U+d48e-d4e7, U+d4e9-d503, U+d505-d506;</text:p>
      <text:p text:style-name="Preformatted_20_Text">}</text:p>
      <text:p text:style-name="Preformatted_20_Text">/* [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oft-page-break/><text:s text:c="2"/>src: url(https://fonts.gstatic.com/s/nanummyeongjo/v20/9Btx3DZF0dXLMZlywRbVRNhxy1LuEGI-gZ_Ll9dMHVruCTvHYAnNT2g.7.woff2);</text:p>
      <text:p text:style-name="Preformatted_20_Text"><text:s text:c="2"/>unicode-range: U+d3bf-d3c7, U+d3ca-d3cf, U+d3d1-d3eb, U+d3ee-d3ef, U+d3f1-d3f3, U+d3f5-d3fb, U+d3fd-d400, U+d402-d45b, U+d45d-d463;</text:p>
      <text:p text:style-name="Preformatted_20_Text">}</text:p>
      <text:p text:style-name="Preformatted_20_Text">/* [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8.woff2);</text:p>
      <text:p text:style-name="Preformatted_20_Text"><text:s text:c="2"/>unicode-range: U+d2ff, U+d302-d304, U+d306-d30b, U+d30f, U+d311-d313, U+d315-d31b, U+d31e, U+d322-d324, U+d326-d327, U+d32a-d32b, U+d32d-d32f, U+d331-d337, U+d339-d33c, U+d33e-d37b, U+d37e-d37f, U+d381-d383, U+d385-d38b, U+d38e-d390, U+d392-d397, U+d39a-d39b, U+d39d-d39f, U+d3a1-d3a7, U+d3a9-d3aa, U+d3ac, U+d3ae-d3b3, U+d3b5-d3b7, U+d3b9-d3bb, U+d3bd-d3be;</text:p>
      <text:p text:style-name="Preformatted_20_Text">}</text:p>
      <text:p text:style-name="Preformatted_20_Text">/* [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9.woff2);</text:p>
      <text:p text:style-name="Preformatted_20_Text"><text:s text:c="2"/>unicode-range: U+d257-d27f, U+d281-d29b, U+d29d-d29f, U+d2a1-d2ab, U+d2ad-d2b7, U+d2ba-d2bb, U+d2bd-d2bf, U+d2c1-d2c7, U+d2c9-d2ef, U+d2f2-d2f3, U+d2f5-d2f7, U+d2f9-d2fe;</text:p>
      <text:p text:style-name="Preformatted_20_Text">}</text:p>
      <text:p text:style-name="Preformatted_20_Text">/* [1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.woff2);</text:p>
      <text:p text:style-name="Preformatted_20_Text"><text:s text:c="2"/>unicode-range: U+d1b4, U+d1b6-d1f3, U+d1f5-d22b, U+d22e-d22f, U+d231-d233, U+d235-d23b, U+d23d-d240, U+d242-d256;</text:p>
      <text:p text:style-name="Preformatted_20_Text">}</text:p>
      <text:p text:style-name="Preformatted_20_Text">/* [1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.woff2);</text:p>
      <text:p text:style-name="Preformatted_20_Text"><text:s text:c="2"/>unicode-range: U+d105-d12f, U+d132-d133, U+d135-d137, U+d139-d13f, U+d141-d142, U+d144, U+d146-d14b, U+d14e-d14f, U+d151-d153, U+d155-d15b, U+d15e-d187, U+d189-d19f, U+d1a2-d1a3, U+d1a5-d1a7, U+d1a9-d1af, U+d1b2-d1b3;</text:p>
      <text:p text:style-name="Preformatted_20_Text">}</text:p>
      <text:p text:style-name="Preformatted_20_Text"><text:soft-page-break/>/* [1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2.woff2);</text:p>
      <text:p text:style-name="Preformatted_20_Text"><text:s text:c="2"/>unicode-range: U+d04b-d04f, U+d051-d057, U+d059-d06b, U+d06d-d06f, U+d071-d073, U+d075-d07b, U+d07e-d0a3, U+d0a6-d0a7, U+d0a9-d0ab, U+d0ad-d0b3, U+d0b6, U+d0b8, U+d0ba-d0bf, U+d0c2-d0c3, U+d0c5-d0c7, U+d0c9-d0cf, U+d0d2, U+d0d6-d0db, U+d0de-d0df, U+d0e1-d0e3, U+d0e5-d0eb, U+d0ee-d0f0, U+d0f2-d104;</text:p>
      <text:p text:style-name="Preformatted_20_Text">}</text:p>
      <text:p text:style-name="Preformatted_20_Text">/* [1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3.woff2);</text:p>
      <text:p text:style-name="Preformatted_20_Text"><text:s text:c="2"/>unicode-range: U+cfa2-cfc3, U+cfc5-cfdf, U+cfe2-cfe3, U+cfe5-cfe7, U+cfe9-cff4, U+cff6-cffb, U+cffd-cfff, U+d001-d003, U+d005-d017, U+d019-d033, U+d036-d037, U+d039-d03b, U+d03d-d04a;</text:p>
      <text:p text:style-name="Preformatted_20_Text">}</text:p>
      <text:p text:style-name="Preformatted_20_Text">/* [1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4.woff2);</text:p>
      <text:p text:style-name="Preformatted_20_Text"><text:s text:c="2"/>unicode-range: U+cef0-cef3, U+cef6, U+cef9-ceff, U+cf01-cf03, U+cf05-cf07, U+cf09-cf0f, U+cf11-cf12, U+cf14-cf1b, U+cf1d-cf1f, U+cf21-cf2f, U+cf31-cf53, U+cf56-cf57, U+cf59-cf5b, U+cf5d-cf63, U+cf66, U+cf68, U+cf6a-cf6f, U+cf71-cf84, U+cf86-cf8b, U+cf8d-cfa1;</text:p>
      <text:p text:style-name="Preformatted_20_Text">}</text:p>
      <text:p text:style-name="Preformatted_20_Text">/* [1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5.woff2);</text:p>
      <text:p text:style-name="Preformatted_20_Text"><text:s text:c="2"/>unicode-range: U+ce3c-ce57, U+ce5a-ce5b, U+ce5d-ce5f, U+ce61-ce67, U+ce6a, U+ce6c, U+ce6e-ce73, U+ce76-ce77, U+ce79-ce7b, U+ce7d-ce83, U+ce85-ce88, U+ce8a-ce8f, U+ce91-ce93, U+ce95-ce97, U+ce99-ce9f, U+cea2, U+cea4-ceab, U+cead-cee3, U+cee6-cee7, U+cee9-ceeb, U+ceed-ceef;</text:p>
      <text:p text:style-name="Preformatted_20_Text">}</text:p>
      <text:p text:style-name="Preformatted_20_Text">/* [1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oft-page-break/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6.woff2);</text:p>
      <text:p text:style-name="Preformatted_20_Text"><text:s text:c="2"/>unicode-range: U+cd92-cd93, U+cd96-cd97, U+cd99-cd9b, U+cd9d-cda3, U+cda6-cda8, U+cdaa-cdaf, U+cdb1-cdc3, U+cdc5-cdcb, U+cdcd-cde7, U+cde9-ce03, U+ce05-ce1f, U+ce22-ce34, U+ce36-ce3b;</text:p>
      <text:p text:style-name="Preformatted_20_Text">}</text:p>
      <text:p text:style-name="Preformatted_20_Text">/* [1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7.woff2);</text:p>
      <text:p text:style-name="Preformatted_20_Text"><text:s text:c="2"/>unicode-range: U+ccef-cd07, U+cd0a-cd0b, U+cd0d-cd1a, U+cd1c, U+cd1e-cd2b, U+cd2d-cd5b, U+cd5d-cd77, U+cd79-cd91;</text:p>
      <text:p text:style-name="Preformatted_20_Text">}</text:p>
      <text:p text:style-name="Preformatted_20_Text">/* [1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8.woff2);</text:p>
      <text:p text:style-name="Preformatted_20_Text"><text:s text:c="2"/>unicode-range: U+cc3f-cc43, U+cc46-cc47, U+cc49-cc4b, U+cc4d-cc53, U+cc55-cc58, U+cc5a-cc5f, U+cc61-cc97, U+cc9a-cc9b, U+cc9d-cc9f, U+cca1-cca7, U+ccaa, U+ccac, U+ccae-ccb3, U+ccb6-ccb7, U+ccb9-ccbb, U+ccbd-cccf, U+ccd1-cce3, U+cce5-ccee;</text:p>
      <text:p text:style-name="Preformatted_20_Text">}</text:p>
      <text:p text:style-name="Preformatted_20_Text">/* [1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9.woff2);</text:p>
      <text:p text:style-name="Preformatted_20_Text"><text:s text:c="2"/>unicode-range: U+cb91-cbd3, U+cbd5-cbe3, U+cbe5-cc0b, U+cc0e-cc0f, U+cc11-cc13, U+cc15-cc1b, U+cc1d-cc20, U+cc23-cc27, U+cc2a-cc2b, U+cc2d, U+cc2f, U+cc31-cc37, U+cc3a, U+cc3c;</text:p>
      <text:p text:style-name="Preformatted_20_Text">}</text:p>
      <text:p text:style-name="Preformatted_20_Text">/* [2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0.woff2);</text:p>
      <text:p text:style-name="Preformatted_20_Text"><text:s text:c="2"/>unicode-range: U+caf4-cb47, U+cb4a-cb90;</text:p>
      <text:p text:style-name="Preformatted_20_Text">}</text:p>
      <text:p text:style-name="Preformatted_20_Text">/* [21] */</text:p>
      <text:p text:style-name="Preformatted_20_Text"><text:soft-page-break/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1.woff2);</text:p>
      <text:p text:style-name="Preformatted_20_Text"><text:s text:c="2"/>unicode-range: U+ca4a-ca4b, U+ca4e-ca4f, U+ca51-ca53, U+ca55-ca5b, U+ca5d-ca60, U+ca62-ca83, U+ca85-cabb, U+cabe-cabf, U+cac1-cac3, U+cac5-cacb, U+cacd-cad0, U+cad2, U+cad4-cad8, U+cada-caf3;</text:p>
      <text:p text:style-name="Preformatted_20_Text">}</text:p>
      <text:p text:style-name="Preformatted_20_Text">/* [2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2.woff2);</text:p>
      <text:p text:style-name="Preformatted_20_Text"><text:s text:c="2"/>unicode-range: U+c996-c997, U+c99a-c99c, U+c99e-c9bf, U+c9c2-c9c3, U+c9c5-c9c7, U+c9c9-c9cf, U+c9d2, U+c9d4, U+c9d7-c9d8, U+c9db, U+c9de-c9df, U+c9e1-c9e3, U+c9e5-c9e6, U+c9e8-c9eb, U+c9ee-c9f0, U+c9f2-c9f7, U+c9f9-ca0b, U+ca0d-ca28, U+ca2a-ca49;</text:p>
      <text:p text:style-name="Preformatted_20_Text">}</text:p>
      <text:p text:style-name="Preformatted_20_Text">/* [2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3.woff2);</text:p>
      <text:p text:style-name="Preformatted_20_Text"><text:s text:c="2"/>unicode-range: U+c8e9-c8f4, U+c8f6-c8fb, U+c8fe-c8ff, U+c901-c903, U+c905-c90b, U+c90e-c910, U+c912-c917, U+c919-c92b, U+c92d-c94f, U+c951-c953, U+c955-c96b, U+c96d-c973, U+c975-c987, U+c98a-c98b, U+c98d-c98f, U+c991-c995;</text:p>
      <text:p text:style-name="Preformatted_20_Text">}</text:p>
      <text:p text:style-name="Preformatted_20_Text">/* [2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4.woff2);</text:p>
      <text:p text:style-name="Preformatted_20_Text"><text:s text:c="2"/>unicode-range: U+c841-c84b, U+c84d-c86f, U+c872-c873, U+c875-c877, U+c879-c87f, U+c882-c884, U+c887-c88a, U+c88d-c8c3, U+c8c5-c8df, U+c8e1-c8e8;</text:p>
      <text:p text:style-name="Preformatted_20_Text">}</text:p>
      <text:p text:style-name="Preformatted_20_Text">/* [2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5.woff2);</text:p>
      <text:p text:style-name="Preformatted_20_Text"><text:soft-page-break/><text:s text:c="2"/>unicode-range: U+c779-c77b, U+c77e-c782, U+c786, U+c78b, U+c78d, U+c78f, U+c792-c793, U+c795, U+c797, U+c799-c79f, U+c7a2, U+c7a7-c7ab, U+c7ae-c7bb, U+c7bd-c7c0, U+c7c2-c7c7, U+c7c9-c7dc, U+c7de-c7ff, U+c802-c803, U+c805-c807, U+c809, U+c80b-c80f, U+c812, U+c814, U+c817-c81b, U+c81e-c81f, U+c821-c823, U+c825-c82e, U+c830-c837, U+c839-c83b, U+c83d-c840;</text:p>
      <text:p text:style-name="Preformatted_20_Text">}</text:p>
      <text:p text:style-name="Preformatted_20_Text">/* [2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6.woff2);</text:p>
      <text:p text:style-name="Preformatted_20_Text"><text:s text:c="2"/>unicode-range: U+c6bb-c6bf, U+c6c2, U+c6c4, U+c6c6-c6cb, U+c6ce-c6cf, U+c6d1-c6d3, U+c6d5-c6db, U+c6dd-c6df, U+c6e1-c6e7, U+c6e9-c6eb, U+c6ed-c6ef, U+c6f1-c6f8, U+c6fa-c703, U+c705-c707, U+c709-c70b, U+c70d-c716, U+c718, U+c71a-c71f, U+c722-c723, U+c725-c727, U+c729-c734, U+c736-c73b, U+c73e-c73f, U+c741-c743, U+c745-c74b, U+c74e-c750, U+c752-c757, U+c759-c773, U+c776-c777;</text:p>
      <text:p text:style-name="Preformatted_20_Text">}</text:p>
      <text:p text:style-name="Preformatted_20_Text">/* [2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7.woff2);</text:p>
      <text:p text:style-name="Preformatted_20_Text"><text:s text:c="2"/>unicode-range: U+c5f5-c5fb, U+c5fe, U+c602-c605, U+c607, U+c609-c60f, U+c611-c61a, U+c61c-c623, U+c626-c627, U+c629-c62b, U+c62d, U+c62f-c632, U+c636, U+c638, U+c63a-c63f, U+c642-c643, U+c645-c647, U+c649-c652, U+c656-c65b, U+c65d-c65f, U+c661-c663, U+c665-c677, U+c679-c67b, U+c67d-c693, U+c696-c697, U+c699-c69b, U+c69d-c6a3, U+c6a6, U+c6a8, U+c6aa-c6af, U+c6b2-c6b3, U+c6b5-c6b7, U+c6b9-c6ba;</text:p>
      <text:p text:style-name="Preformatted_20_Text">}</text:p>
      <text:p text:style-name="Preformatted_20_Text">/* [2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28.woff2);</text:p>
      <text:p text:style-name="Preformatted_20_Text"><text:s text:c="2"/>unicode-range: U+c517-c527, U+c52a-c52b, U+c52d-c52f, U+c531-c538, U+c53a, U+c53c, U+c53e-c543, U+c546-c547, U+c54b, U+c54d-c552, U+c556, U+c55a-c55b, U+c55d, U+c55f, U+c562-c563, U+c565-c567, U+c569-c56f, U+c572, U+c574, U+c576-c57b, U+c57e-c57f, U+c581-c583, U+c585-c586, U+c588-c58b, U+c58e, U+c590, U+c592-c596, U+c599-c5b3, U+c5b6-c5b7, U+c5ba, U+c5be-c5c3, U+c5ca-c5cb, U+c5cd, U+c5cf, U+c5d2-c5d3, U+c5d5-c5d7, U+c5d9-c5df, U+c5e1-c5e2, U+c5e4, U+c5e6-c5eb, U+c5ef, U+c5f1-c5f3;</text:p>
      <text:p text:style-name="Preformatted_20_Text">}</text:p>
      <text:p text:style-name="Preformatted_20_Text">/* [2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oft-page-break/><text:s text:c="2"/>src: url(https://fonts.gstatic.com/s/nanummyeongjo/v20/9Btx3DZF0dXLMZlywRbVRNhxy1LuEGI-gZ_Ll9dMHVruCTvHYAnNT2g.29.woff2);</text:p>
      <text:p text:style-name="Preformatted_20_Text"><text:s text:c="2"/>unicode-range: U+c475-c4ef, U+c4f2-c4f3, U+c4f5-c4f7, U+c4f9-c4ff, U+c502-c50b, U+c50d-c516;</text:p>
      <text:p text:style-name="Preformatted_20_Text">}</text:p>
      <text:p text:style-name="Preformatted_20_Text">/* [3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0.woff2);</text:p>
      <text:p text:style-name="Preformatted_20_Text"><text:s text:c="2"/>unicode-range: U+c3d0-c3d7, U+c3da-c3db, U+c3dd-c3de, U+c3e1-c3ec, U+c3ee-c3f3, U+c3f5-c42b, U+c42d-c463, U+c466-c474;</text:p>
      <text:p text:style-name="Preformatted_20_Text">}</text:p>
      <text:p text:style-name="Preformatted_20_Text">/* [3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1.woff2);</text:p>
      <text:p text:style-name="Preformatted_20_Text"><text:s text:c="2"/>unicode-range: U+c32b-c367, U+c36a-c36b, U+c36d-c36f, U+c371-c377, U+c37a-c37b, U+c37e-c383, U+c385-c387, U+c389-c3cf;</text:p>
      <text:p text:style-name="Preformatted_20_Text">}</text:p>
      <text:p text:style-name="Preformatted_20_Text">/* [3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2.woff2);</text:p>
      <text:p text:style-name="Preformatted_20_Text"><text:s text:c="2"/>unicode-range: U+c26a-c26b, U+c26d-c26f, U+c271-c273, U+c275-c27b, U+c27e-c287, U+c289-c28f, U+c291-c297, U+c299-c29a, U+c29c-c2a3, U+c2a5-c2a7, U+c2a9-c2ab, U+c2ad-c2b3, U+c2b6, U+c2b8, U+c2ba-c2bb, U+c2bd-c2db, U+c2de-c2df, U+c2e1-c2e2, U+c2e5-c2ea, U+c2ee, U+c2f0, U+c2f2-c2f5, U+c2f7, U+c2fa-c2fb, U+c2fd-c2ff, U+c301-c307, U+c309-c30c, U+c30e-c312, U+c315-c323, U+c325-c328, U+c32a;</text:p>
      <text:p text:style-name="Preformatted_20_Text">}</text:p>
      <text:p text:style-name="Preformatted_20_Text">/* [3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3.woff2);</text:p>
      <text:p text:style-name="Preformatted_20_Text"><text:s text:c="2"/>unicode-range: U+c1bc-c1c3, U+c1c5-c1df, U+c1e1-c1fb, U+c1fd-c203, U+c205-c20c, U+c20e, U+c210-c217, U+c21a-c21b, U+c21d-c21e, U+c221-c227, U+c229-c22a, U+c22c, U+c22e, U+c230, U+c233-c24f, U+c251-c257, U+c259-c269;</text:p>
      <text:p text:style-name="Preformatted_20_Text">}</text:p>
      <text:p text:style-name="Preformatted_20_Text">/* [34] */</text:p>
      <text:p text:style-name="Preformatted_20_Text"><text:soft-page-break/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4.woff2);</text:p>
      <text:p text:style-name="Preformatted_20_Text"><text:s text:c="2"/>unicode-range: U+c101-c11b, U+c11f, U+c121-c123, U+c125-c12b, U+c12e, U+c132-c137, U+c13a-c13b, U+c13d-c13f, U+c141-c147, U+c14a, U+c14c-c153, U+c155-c157, U+c159-c15b, U+c15d-c166, U+c169-c16f, U+c171-c177, U+c179-c18b, U+c18e-c18f, U+c191-c193, U+c195-c19b, U+c19d-c19e, U+c1a0, U+c1a2-c1a4, U+c1a6-c1bb;</text:p>
      <text:p text:style-name="Preformatted_20_Text">}</text:p>
      <text:p text:style-name="Preformatted_20_Text">/* [3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5.woff2);</text:p>
      <text:p text:style-name="Preformatted_20_Text"><text:s text:c="2"/>unicode-range: U+c049-c057, U+c059-c05b, U+c05d-c05f, U+c061-c067, U+c069-c08f, U+c091-c0ab, U+c0ae-c0af, U+c0b1-c0b3, U+c0b5, U+c0b7-c0bb, U+c0be, U+c0c2-c0c7, U+c0ca-c0cb, U+c0cd-c0cf, U+c0d1-c0d7, U+c0d9-c0da, U+c0dc, U+c0de-c0e3, U+c0e5-c0eb, U+c0ed-c0f3, U+c0f6, U+c0f8, U+c0fa-c0ff;</text:p>
      <text:p text:style-name="Preformatted_20_Text">}</text:p>
      <text:p text:style-name="Preformatted_20_Text">/* [3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6.woff2);</text:p>
      <text:p text:style-name="Preformatted_20_Text"><text:s text:c="2"/>unicode-range: U+bfa7-bfaf, U+bfb1-bfc4, U+bfc6-bfcb, U+bfce-bfcf, U+bfd1-bfd3, U+bfd5-bfdb, U+bfdd-c048;</text:p>
      <text:p text:style-name="Preformatted_20_Text">}</text:p>
      <text:p text:style-name="Preformatted_20_Text">/* [3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7.woff2);</text:p>
      <text:p text:style-name="Preformatted_20_Text"><text:s text:c="2"/>unicode-range: U+bf07, U+bf09-bf3f, U+bf41-bf4f, U+bf52-bf54, U+bf56-bfa6;</text:p>
      <text:p text:style-name="Preformatted_20_Text">}</text:p>
      <text:p text:style-name="Preformatted_20_Text">/* [3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8.woff2);</text:p>
      <text:p text:style-name="Preformatted_20_Text"><text:soft-page-break/><text:s text:c="2"/>unicode-range: U+be56, U+be58, U+be5c-be5f, U+be62-be63, U+be65-be67, U+be69-be74, U+be76-be7b, U+be7e-be7f, U+be81-be8e, U+be90, U+be92-bea7, U+bea9-becf, U+bed2-bed3, U+bed5-bed6, U+bed9-bee3, U+bee6-bf06;</text:p>
      <text:p text:style-name="Preformatted_20_Text">}</text:p>
      <text:p text:style-name="Preformatted_20_Text">/* [3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39.woff2);</text:p>
      <text:p text:style-name="Preformatted_20_Text"><text:s text:c="2"/>unicode-range: U+bdb0-bdd3, U+bdd5-bdef, U+bdf1-be0b, U+be0d-be0f, U+be11-be13, U+be15-be43, U+be46-be47, U+be49-be4b, U+be4d-be53;</text:p>
      <text:p text:style-name="Preformatted_20_Text">}</text:p>
      <text:p text:style-name="Preformatted_20_Text">/* [4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0.woff2);</text:p>
      <text:p text:style-name="Preformatted_20_Text"><text:s text:c="2"/>unicode-range: U+bd03, U+bd06, U+bd08, U+bd0a-bd0f, U+bd11-bd22, U+bd25-bd47, U+bd49-bd58, U+bd5a-bd7f, U+bd82-bd83, U+bd85-bd87, U+bd8a-bd8f, U+bd91-bd92, U+bd94, U+bd96-bd98, U+bd9a-bdaf;</text:p>
      <text:p text:style-name="Preformatted_20_Text">}</text:p>
      <text:p text:style-name="Preformatted_20_Text">/* [4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1.woff2);</text:p>
      <text:p text:style-name="Preformatted_20_Text"><text:s text:c="2"/>unicode-range: U+bc4e-bc83, U+bc86-bc87, U+bc89-bc8b, U+bc8d-bc93, U+bc96, U+bc98, U+bc9b-bc9f, U+bca2-bca3, U+bca5-bca7, U+bca9-bcb2, U+bcb4-bcbb, U+bcbe-bcbf, U+bcc1-bcc3, U+bcc5-bccc, U+bcce-bcd0, U+bcd2-bcd4, U+bcd6-bcf3, U+bcf7, U+bcf9-bcfb, U+bcfd-bd02;</text:p>
      <text:p text:style-name="Preformatted_20_Text">}</text:p>
      <text:p text:style-name="Preformatted_20_Text">/* [4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2.woff2);</text:p>
      <text:p text:style-name="Preformatted_20_Text"><text:s text:c="2"/>unicode-range: U+bb90-bba3, U+bba5-bbab, U+bbad-bbbf, U+bbc1-bbf7, U+bbfa-bbfb, U+bbfd-bbfe, U+bc01-bc07, U+bc09-bc0a, U+bc0e, U+bc10, U+bc12-bc13, U+bc17, U+bc19-bc1a, U+bc1e, U+bc20-bc23, U+bc26, U+bc28, U+bc2a-bc2c, U+bc2e-bc2f, U+bc32-bc33, U+bc35-bc37, U+bc39-bc3f, U+bc41-bc42, U+bc44, U+bc46-bc48, U+bc4a-bc4d;</text:p>
      <text:p text:style-name="Preformatted_20_Text">}</text:p>
      <text:p text:style-name="Preformatted_20_Text">/* [43] */</text:p>
      <text:p text:style-name="Preformatted_20_Text">@font-face {</text:p>
      <text:p text:style-name="Preformatted_20_Text"><text:soft-page-break/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3.woff2);</text:p>
      <text:p text:style-name="Preformatted_20_Text"><text:s text:c="2"/>unicode-range: U+bae6-bafb, U+bafd-bb17, U+bb19-bb33, U+bb37, U+bb39-bb3a, U+bb3d-bb43, U+bb45-bb46, U+bb48, U+bb4a-bb4f, U+bb51-bb53, U+bb55-bb57, U+bb59-bb62, U+bb64-bb8f;</text:p>
      <text:p text:style-name="Preformatted_20_Text">}</text:p>
      <text:p text:style-name="Preformatted_20_Text">/* [4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4.woff2);</text:p>
      <text:p text:style-name="Preformatted_20_Text"><text:s text:c="2"/>unicode-range: U+ba30-ba37, U+ba3a-ba3b, U+ba3d-ba3f, U+ba41-ba47, U+ba49-ba4a, U+ba4c, U+ba4e-ba53, U+ba56-ba57, U+ba59-ba5b, U+ba5d-ba63, U+ba65-ba66, U+ba68-ba6f, U+ba71-ba73, U+ba75-ba77, U+ba79-ba84, U+ba86, U+ba88-baa7, U+baaa, U+baad-baaf, U+bab1-bab7, U+baba, U+babc, U+babe-bae5;</text:p>
      <text:p text:style-name="Preformatted_20_Text">}</text:p>
      <text:p text:style-name="Preformatted_20_Text">/* [4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5.woff2);</text:p>
      <text:p text:style-name="Preformatted_20_Text"><text:s text:c="2"/>unicode-range: U+b96e-b973, U+b976-b977, U+b979-b97b, U+b97d-b983, U+b986, U+b988, U+b98a-b98d, U+b98f-b9ab, U+b9ae-b9af, U+b9b1-b9b3, U+b9b5-b9bb, U+b9be, U+b9c0, U+b9c2-b9c7, U+b9ca-b9cb, U+b9cd, U+b9d2-b9d7, U+b9da, U+b9dc, U+b9df-b9e0, U+b9e2, U+b9e6-b9e7, U+b9e9-b9f3, U+b9f6, U+b9f8, U+b9fb-ba2f;</text:p>
      <text:p text:style-name="Preformatted_20_Text">}</text:p>
      <text:p text:style-name="Preformatted_20_Text">/* [4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6.woff2);</text:p>
      <text:p text:style-name="Preformatted_20_Text"><text:s text:c="2"/>unicode-range: U+b8bf-b8cb, U+b8cd-b8e0, U+b8e2-b8e7, U+b8ea-b8eb, U+b8ed-b8ef, U+b8f1-b8f7, U+b8fa, U+b8fc, U+b8fe-b903, U+b905-b917, U+b919-b91f, U+b921-b93b, U+b93d-b957, U+b95a-b95b, U+b95d-b95f, U+b961-b967, U+b969-b96c;</text:p>
      <text:p text:style-name="Preformatted_20_Text">}</text:p>
      <text:p text:style-name="Preformatted_20_Text">/* [4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oft-page-break/><text:s text:c="2"/>src: url(https://fonts.gstatic.com/s/nanummyeongjo/v20/9Btx3DZF0dXLMZlywRbVRNhxy1LuEGI-gZ_Ll9dMHVruCTvHYAnNT2g.47.woff2);</text:p>
      <text:p text:style-name="Preformatted_20_Text"><text:s text:c="2"/>unicode-range: U+b80d-b80f, U+b811-b817, U+b81a, U+b81c-b823, U+b826-b827, U+b829-b82b, U+b82d-b833, U+b836, U+b83a-b83f, U+b841-b85b, U+b85e-b85f, U+b861-b863, U+b865-b86b, U+b86e, U+b870, U+b872-b8af, U+b8b1-b8be;</text:p>
      <text:p text:style-name="Preformatted_20_Text">}</text:p>
      <text:p text:style-name="Preformatted_20_Text">/* [4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8.woff2);</text:p>
      <text:p text:style-name="Preformatted_20_Text"><text:s text:c="2"/>unicode-range: U+b74d-b75f, U+b761-b763, U+b765-b774, U+b776-b77b, U+b77e-b77f, U+b781-b783, U+b785-b78b, U+b78e, U+b792-b796, U+b79a-b79b, U+b79d-b7a7, U+b7aa, U+b7ae-b7b3, U+b7b6-b7c8, U+b7ca-b7eb, U+b7ee-b7ef, U+b7f1-b7f3, U+b7f5-b7fb, U+b7fe, U+b802-b806, U+b80a-b80b;</text:p>
      <text:p text:style-name="Preformatted_20_Text">}</text:p>
      <text:p text:style-name="Preformatted_20_Text">/* [4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49.woff2);</text:p>
      <text:p text:style-name="Preformatted_20_Text"><text:s text:c="2"/>unicode-range: U+b6a7-b6aa, U+b6ac-b6b0, U+b6b2-b6ef, U+b6f1-b727, U+b72a-b72b, U+b72d-b72e, U+b731-b737, U+b739-b73a, U+b73c-b743, U+b745-b74c;</text:p>
      <text:p text:style-name="Preformatted_20_Text">}</text:p>
      <text:p text:style-name="Preformatted_20_Text">/* [5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0.woff2);</text:p>
      <text:p text:style-name="Preformatted_20_Text"><text:s text:c="2"/>unicode-range: U+b605-b60f, U+b612-b617, U+b619-b624, U+b626-b69b, U+b69e-b6a3, U+b6a5-b6a6;</text:p>
      <text:p text:style-name="Preformatted_20_Text">}</text:p>
      <text:p text:style-name="Preformatted_20_Text">/* [5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1.woff2);</text:p>
      <text:p text:style-name="Preformatted_20_Text"><text:s text:c="2"/>unicode-range: U+b55f, U+b562-b583, U+b585-b59f, U+b5a2-b5a3, U+b5a5-b5a7, U+b5a9-b5b2, U+b5b5-b5ba, U+b5bd-b604;</text:p>
      <text:p text:style-name="Preformatted_20_Text">}</text:p>
      <text:p text:style-name="Preformatted_20_Text">/* [52] */</text:p>
      <text:p text:style-name="Preformatted_20_Text">@font-face {</text:p>
      <text:p text:style-name="Preformatted_20_Text"><text:soft-page-break/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2.woff2);</text:p>
      <text:p text:style-name="Preformatted_20_Text"><text:s text:c="2"/>unicode-range: U+b4a5-b4b6, U+b4b8-b4bf, U+b4c1-b4c7, U+b4c9-b4db, U+b4de-b4df, U+b4e1-b4e2, U+b4e5-b4eb, U+b4ee, U+b4f0, U+b4f2-b513, U+b516-b517, U+b519-b51a, U+b51d-b523, U+b526, U+b528, U+b52b-b52f, U+b532-b533, U+b535-b537, U+b539-b53f, U+b541-b544, U+b546-b54b, U+b54d-b54f, U+b551-b55b, U+b55d-b55e;</text:p>
      <text:p text:style-name="Preformatted_20_Text">}</text:p>
      <text:p text:style-name="Preformatted_20_Text">/* [5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3.woff2);</text:p>
      <text:p text:style-name="Preformatted_20_Text"><text:s text:c="2"/>unicode-range: U+b3f8-b3fb, U+b3fd-b40f, U+b411-b417, U+b419-b41b, U+b41d-b41f, U+b421-b427, U+b42a-b42b, U+b42d-b44f, U+b452-b453, U+b455-b457, U+b459-b45f, U+b462-b464, U+b466-b46b, U+b46d-b47f, U+b481-b4a3;</text:p>
      <text:p text:style-name="Preformatted_20_Text">}</text:p>
      <text:p text:style-name="Preformatted_20_Text">/* [5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4.woff2);</text:p>
      <text:p text:style-name="Preformatted_20_Text"><text:s text:c="2"/>unicode-range: U+b342-b353, U+b356-b357, U+b359-b35b, U+b35d-b35e, U+b360-b363, U+b366, U+b368, U+b36a-b36d, U+b36f, U+b372-b373, U+b375-b377, U+b379-b37f, U+b381-b382, U+b384, U+b386-b38b, U+b38d-b3c3, U+b3c6-b3c7, U+b3c9-b3ca, U+b3cd-b3d3, U+b3d6, U+b3d8, U+b3da-b3f7;</text:p>
      <text:p text:style-name="Preformatted_20_Text">}</text:p>
      <text:p text:style-name="Preformatted_20_Text">/* [5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5.woff2);</text:p>
      <text:p text:style-name="Preformatted_20_Text"><text:s text:c="2"/>unicode-range: U+b27c-b283, U+b285-b28f, U+b292-b293, U+b295-b297, U+b29a-b29f, U+b2a1-b2a4, U+b2a7-b2a9, U+b2ab, U+b2ad-b2c7, U+b2ca-b2cb, U+b2cd-b2cf, U+b2d1-b2d7, U+b2da, U+b2dc, U+b2de-b2e3, U+b2e7, U+b2e9-b2ea, U+b2ef-b2f3, U+b2f6, U+b2f8, U+b2fa-b2fb, U+b2fd-b2fe, U+b302-b303, U+b305-b307, U+b309-b30f, U+b312, U+b316-b31b, U+b31d-b341;</text:p>
      <text:p text:style-name="Preformatted_20_Text">}</text:p>
      <text:p text:style-name="Preformatted_20_Text">/* [5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oft-page-break/><text:s text:c="2"/>font-display: swap;</text:p>
      <text:p text:style-name="Preformatted_20_Text"><text:s text:c="2"/>src: url(https://fonts.gstatic.com/s/nanummyeongjo/v20/9Btx3DZF0dXLMZlywRbVRNhxy1LuEGI-gZ_Ll9dMHVruCTvHYAnNT2g.56.woff2);</text:p>
      <text:p text:style-name="Preformatted_20_Text"><text:s text:c="2"/>unicode-range: U+b1d6-b1e7, U+b1e9-b1fc, U+b1fe-b203, U+b206-b207, U+b209-b20b, U+b20d-b213, U+b216-b21f, U+b221-b257, U+b259-b273, U+b275-b27b;</text:p>
      <text:p text:style-name="Preformatted_20_Text">}</text:p>
      <text:p text:style-name="Preformatted_20_Text">/* [5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7.woff2);</text:p>
      <text:p text:style-name="Preformatted_20_Text"><text:s text:c="2"/>unicode-range: U+b120-b122, U+b126-b127, U+b129-b12b, U+b12d-b133, U+b136, U+b138, U+b13a-b13f, U+b142-b143, U+b145-b14f, U+b151-b153, U+b156-b157, U+b159-b177, U+b17a-b17b, U+b17d-b17f, U+b181-b187, U+b189-b18c, U+b18e-b191, U+b195-b1a7, U+b1a9-b1cb, U+b1cd-b1d5;</text:p>
      <text:p text:style-name="Preformatted_20_Text">}</text:p>
      <text:p text:style-name="Preformatted_20_Text">/* [5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8.woff2);</text:p>
      <text:p text:style-name="Preformatted_20_Text"><text:s text:c="2"/>unicode-range: U+b05f-b07b, U+b07e-b07f, U+b081-b083, U+b085-b08b, U+b08d-b097, U+b09b, U+b09d-b09f, U+b0a2-b0a7, U+b0aa, U+b0b0, U+b0b2, U+b0b6-b0b7, U+b0b9-b0bb, U+b0bd-b0c3, U+b0c6-b0c7, U+b0ca-b0cf, U+b0d1-b0df, U+b0e1-b0e4, U+b0e6-b107, U+b10a-b10b, U+b10d-b10f, U+b111-b112, U+b114-b117, U+b119-b11a, U+b11c-b11f;</text:p>
      <text:p text:style-name="Preformatted_20_Text">}</text:p>
      <text:p text:style-name="Preformatted_20_Text">/* [5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59.woff2);</text:p>
      <text:p text:style-name="Preformatted_20_Text"><text:s text:c="2"/>unicode-range: U+afac-afb7, U+afba-afbb, U+afbd-afbf, U+afc1-afc6, U+afca-afcc, U+afce-afd3, U+afd5-afe7, U+afe9-afef, U+aff1-b00b, U+b00d-b00f, U+b011-b013, U+b015-b01b, U+b01d-b027, U+b029-b043, U+b045-b047, U+b049, U+b04b, U+b04d-b052, U+b055-b056, U+b058-b05c, U+b05e;</text:p>
      <text:p text:style-name="Preformatted_20_Text">}</text:p>
      <text:p text:style-name="Preformatted_20_Text">/* [6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60.woff2);</text:p>
      <text:p text:style-name="Preformatted_20_Text"><text:soft-page-break/><text:s text:c="2"/>unicode-range: U+af03-af07, U+af09-af2b, U+af2e-af33, U+af35-af3b, U+af3e-af40, U+af44-af47, U+af4a-af5c, U+af5e-af63, U+af65-af7f, U+af81-afab;</text:p>
      <text:p text:style-name="Preformatted_20_Text">}</text:p>
      <text:p text:style-name="Preformatted_20_Text">/* [6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61.woff2);</text:p>
      <text:p text:style-name="Preformatted_20_Text"><text:s text:c="2"/>unicode-range: U+ae56-ae5b, U+ae5e-ae60, U+ae62-ae64, U+ae66-ae67, U+ae69-ae6b, U+ae6d-ae83, U+ae85-aebb, U+aebf, U+aec1-aec3, U+aec5-aecb, U+aece, U+aed0, U+aed2-aed7, U+aed9-aef3, U+aef5-af02;</text:p>
      <text:p text:style-name="Preformatted_20_Text">}</text:p>
      <text:p text:style-name="Preformatted_20_Text">/* [6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62.woff2);</text:p>
      <text:p text:style-name="Preformatted_20_Text"><text:s text:c="2"/>unicode-range: U+ad9c-ada3, U+ada5-adbf, U+adc1-adc3, U+adc5-adc7, U+adc9-add2, U+add4-addb, U+addd-addf, U+ade1-ade3, U+ade5-adf7, U+adfa-adfb, U+adfd-adff, U+ae02-ae07, U+ae0a, U+ae0c, U+ae0e-ae13, U+ae15-ae2f, U+ae31-ae33, U+ae35-ae37, U+ae39-ae3f, U+ae42, U+ae44, U+ae46-ae49, U+ae4b, U+ae4f, U+ae51-ae53, U+ae55;</text:p>
      <text:p text:style-name="Preformatted_20_Text">}</text:p>
      <text:p text:style-name="Preformatted_20_Text">/* [6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63.woff2);</text:p>
      <text:p text:style-name="Preformatted_20_Text"><text:s text:c="2"/>unicode-range: U+ace2-ace3, U+ace5-ace6, U+ace9-acef, U+acf2, U+acf4, U+acf7-acfb, U+acfe-acff, U+ad01-ad03, U+ad05-ad0b, U+ad0d-ad10, U+ad12-ad1b, U+ad1d-ad33, U+ad35-ad48, U+ad4a-ad4f, U+ad51-ad6b, U+ad6e-ad6f, U+ad71-ad72, U+ad77-ad7c, U+ad7e, U+ad80, U+ad82-ad87, U+ad89-ad8b, U+ad8d-ad8f, U+ad91-ad9b;</text:p>
      <text:p text:style-name="Preformatted_20_Text">}</text:p>
      <text:p text:style-name="Preformatted_20_Text">/* [6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64.woff2);</text:p>
      <text:p text:style-name="Preformatted_20_Text"><text:s text:c="2"/>unicode-range: U+ac25-ac2c, U+ac2e, U+ac30, U+ac32-ac37, U+ac39-ac3f, U+ac41-ac4c, U+ac4e-ac6f, U+ac72-ac73, U+ac75-ac76, U+ac79-ac7f, U+ac82, U+ac84-ac88, U+ac8a-ac8b, U+ac8d-ac8f, U+ac91-ac93, U+ac95-ac9b, U+ac9d-ac9e, U+aca1-aca7, U+acab, U+acad-acaf, U+acb1-acb7, U+acba-acbb, U+acbe-acc0, U+acc2-acc3, U+acc5-acdf;</text:p>
      <text:p text:style-name="Preformatted_20_Text">}</text:p>
      <text:p text:style-name="Preformatted_20_Text"><text:soft-page-break/>/* [6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65.woff2);</text:p>
      <text:p text:style-name="Preformatted_20_Text"><text:s text:c="2"/>unicode-range: U+99df, U+99ed, U+99f1, U+99ff, U+9a01, U+9a08, U+9a0e-9a0f, U+9a19, U+9a2b, U+9a30, U+9a36-9a37, U+9a40, U+9a43, U+9a45, U+9a4d, U+9a55, U+9a57, U+9a5a-9a5b, U+9a5f, U+9a62, U+9a65, U+9a69-9a6a, U+9aa8, U+9ab8, U+9ad3, U+9ae5, U+9aee, U+9b1a, U+9b27, U+9b2a, U+9b31, U+9b3c, U+9b41-9b45, U+9b4f, U+9b54, U+9b5a, U+9b6f, U+9b8e, U+9b91, U+9b9f, U+9bab, U+9bae, U+9bc9, U+9bd6, U+9be4, U+9be8, U+9c0d, U+9c10, U+9c12, U+9c15, U+9c25, U+9c32, U+9c3b, U+9c47, U+9c49, U+9c57, U+9ce5, U+9ce7, U+9ce9, U+9cf3-9cf4, U+9cf6, U+9d09, U+9d1b, U+9d26, U+9d28, U+9d3b, U+9d51, U+9d5d, U+9d60-9d61, U+9d6c, U+9d72, U+9da9, U+9daf, U+9db4, U+9dc4, U+9dd7, U+9df2, U+9df8-9dfa, U+9e1a, U+9e1e, U+9e75, U+9e79, U+9e7d, U+9e7f, U+9e92-9e93, U+9e97, U+9e9d, U+9e9f, U+9ea5, U+9eb4-9eb5, U+9ebb, U+9ebe, U+9ec3, U+9ecd-9ece, U+9ed4, U+9ed8, U+9edb-9edc, U+9ede, U+9ee8, U+9ef4, U+9f07-9f08, U+9f0e, U+9f13, U+9f20, U+9f3b, U+9f4a-9f4b, U+9f4e, U+9f52, U+9f5f, U+9f61, U+9f67, U+9f6a, U+9f6c, U+9f77, U+9f8d, U+9f90, U+9f95, U+9f9c, U+ac02-ac03, U+ac05-ac06, U+ac09-ac0f, U+ac17-ac18, U+ac1b, U+ac1e-ac1f, U+ac21-ac23;</text:p>
      <text:p text:style-name="Preformatted_20_Text">}</text:p>
      <text:p text:style-name="Preformatted_20_Text">/* [9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93.woff2);</text:p>
      <text:p text:style-name="Preformatted_20_Text"><text:s text:c="2"/>unicode-range: U+338c-339c, U+339f-33a0, U+33a2-33cb, U+33cf-33d0, U+33d3, U+33d6, U+33d8, U+33db-33dd, U+4e01, U+4e03, U+4e07-4e08, U+4e11, U+4e14-4e15, U+4e18-4e19, U+4e1e, U+4e32, U+4e38-4e39, U+4e42-4e43, U+4e45, U+4e4d-4e4f, U+4e56, U+4e58-4e59, U+4e5d-4e5e, U+4e6b, U+4e6d, U+4e73, U+4e76-4e77, U+4e7e, U+4e82, U+4e86, U+4e88, U+4e8e, U+4e90-4e92, U+4e94-4e95, U+4e98, U+4e9b, U+4e9e, U+4ea1-4ea2, U+4ea4-4ea6, U+4ea8, U+4eab, U+4ead-4eae, U+4eb6, U+4ec0-4ec1, U+4ec4, U+4ec7, U+4ecb, U+4ecd, U+4ed4-4ed5, U+4ed7-4ed9, U+4edd, U+4edf, U+4ee4, U+4ef0, U+4ef2, U+4ef6-4ef7, U+4efb, U+4f01, U+4f09, U+4f0b, U+4f0d-4f11, U+4f2f, U+4f34, U+4f36, U+4f38, U+4f3a, U+4f3c-4f3d;</text:p>
      <text:p text:style-name="Preformatted_20_Text">}</text:p>
      <text:p text:style-name="Preformatted_20_Text">/* [9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94.woff2);</text:p>
      <text:p text:style-name="Preformatted_20_Text"><text:s text:c="2"/>unicode-range: U+3136, U+3138, U+313a-3140, U+3143-3144, U+3150, U+3152, U+3154-3156, U+3158-315b, U+315d-315f, U+3162, U+3164-318c, U+318e, U+3200-321b, U+3231, U+3239, U+3251-325a, U+3260-327b, U+327e-327f, U+328a-3290, U+3294, U+329e, U+32a5, U+3380-3384, U+3388-338b;</text:p>
      <text:p text:style-name="Preformatted_20_Text">}</text:p>
      <text:p text:style-name="Preformatted_20_Text">/* [95] */</text:p>
      <text:p text:style-name="Preformatted_20_Text"><text:soft-page-break/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95.woff2);</text:p>
      <text:p text:style-name="Preformatted_20_Text"><text:s text:c="2"/>unicode-range: U+2f7d, U+2f7f-2f8b, U+2f8e-2f90, U+2f92-2f97, U+2f99-2fa0, U+2fa2-2fa3, U+2fa5-2fa9, U+2fac-2fb1, U+2fb3-2fbc, U+2fc1-2fca, U+2fcd-2fd4, U+3003, U+3012-3019, U+301c, U+301e-3020, U+3036, U+3041, U+3043, U+3045, U+3047, U+3049, U+304e, U+3050, U+3052, U+3056, U+305a, U+305c, U+305e, U+3062, U+3065, U+306c, U+3070-307d, U+3080, U+3085, U+3087, U+308e, U+3090-3091, U+30a1, U+30a5, U+30a9, U+30ae, U+30b1-30b2, U+30b4, U+30b6, U+30bc-30be, U+30c2, U+30c5, U+30cc, U+30d2, U+30d4, U+30d8-30dd, U+30e4, U+30e6, U+30e8, U+30ee, U+30f0-30f2, U+30f4-30f6, U+3133, U+3135;</text:p>
      <text:p text:style-name="Preformatted_20_Text">}</text:p>
      <text:p text:style-name="Preformatted_20_Text">/* [9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96.woff2);</text:p>
      <text:p text:style-name="Preformatted_20_Text"><text:s text:c="2"/>unicode-range: U+2541-254b, U+25a4-25a9, U+25b1, U+25b5, U+25b9, U+25bf, U+25c1, U+25c3, U+25c9-25ca, U+25cc, U+25ce, U+25d0-25d1, U+25e6, U+25ef, U+260f, U+261d, U+261f, U+262f, U+2660, U+2664, U+2667-2669, U+266d, U+266f, U+2716, U+271a, U+273d, U+2756, U+2776-277f, U+278a-2793, U+2963, U+2965, U+2ac5-2ac6, U+2acb-2acc, U+2f00, U+2f04, U+2f06, U+2f08, U+2f0a-2f0b, U+2f11-2f12, U+2f14, U+2f17-2f18, U+2f1c-2f1d, U+2f1f-2f20, U+2f23-2f26, U+2f28-2f29, U+2f2b, U+2f2d, U+2f2f-2f32, U+2f38, U+2f3c-2f40, U+2f42-2f4c, U+2f4f-2f52, U+2f54-2f58, U+2f5a-2f66, U+2f69-2f70, U+2f72-2f76, U+2f78, U+2f7a-2f7c;</text:p>
      <text:p text:style-name="Preformatted_20_Text">}</text:p>
      <text:p text:style-name="Preformatted_20_Text">/* [9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97.woff2);</text:p>
      <text:p text:style-name="Preformatted_20_Text"><text:s text:c="2"/>unicode-range: U+2479-2487, U+249c-24d1, U+24d3-24d7, U+24d9-24e9, U+24eb-24f4, U+2500-2501, U+2503, U+250c-2513, U+2515-2516, U+2518-2540;</text:p>
      <text:p text:style-name="Preformatted_20_Text">}</text:p>
      <text:p text:style-name="Preformatted_20_Text">/* [9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98.woff2);</text:p>
      <text:p text:style-name="Preformatted_20_Text"><text:s text:c="2"/>unicode-range: U+215b-215e, U+2162-2169, U+2170-2179, U+2195-2199, U+21b0-21b4, U+21bc, U+21c0, U+21c4-21c5, U+21cd, U+21cf-21d4, U+21e0-21e3, U+21e6-21e9, U+2200, U+2202-2203, U+2206-2209, U+220b-220c, U+220f, U+2211, U+2213, U+221a, U+221d-2220, <text:soft-page-break/>U+2222, U+2225-2227, U+2229-222c, U+222e, U+2234-2237, U+223d, U+2243, U+2245, U+2248, U+2250-2253, U+225a, U+2260-2262, U+2264-2267, U+226a-226b, U+226e-2273, U+2276-2277, U+2279-227b, U+2280-2287, U+228a-228b, U+2295-2297, U+22a3-22a5, U+22bb-22bc, U+22ce-22cf, U+22da-22db, U+22ee-22ef, U+2306, U+2312, U+2314, U+2467-2478;</text:p>
      <text:p text:style-name="Preformatted_20_Text">}</text:p>
      <text:p text:style-name="Preformatted_20_Text">/* [9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99.woff2);</text:p>
      <text:p text:style-name="Preformatted_20_Text"><text:s text:c="2"/>unicode-range: U+81-82, U+84, U+a2-a5, U+a7-a8, U+aa, U+ac-ad, U+b1-b3, U+b6, U+b8-ba, U+bc-be, U+c0, U+c2, U+c6-cb, U+ce-d0, U+d4, U+d8-d9, U+db-dc, U+de-df, U+e6, U+eb, U+ee-f0, U+f4, U+f7-f9, U+fb, U+fe-ff, U+111, U+126-127, U+132-133, U+138, U+13f-142, U+149-14b, U+152-153, U+166-167, U+2bc, U+2c7, U+2d0, U+2d8-2d9, U+2db-2dd, U+391-394, U+396-3a1, U+3a3-3a9, U+3b2-3b6, U+3b8, U+3bc, U+3be-3c1, U+3c3-3c9, U+2010, U+2015-2016, U+2018-2019, U+201b, U+201f-2021, U+2025, U+2030, U+2033-2036, U+203c, U+203e, U+2042, U+2074, U+207a-207f, U+2081-2084, U+2109, U+2113, U+2116, U+2121, U+2126, U+212b, U+2153-2154;</text:p>
      <text:p text:style-name="Preformatted_20_Text">}</text:p>
      <text:p text:style-name="Preformatted_20_Text">/* [10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0.woff2);</text:p>
      <text:p text:style-name="Preformatted_20_Text"><text:s text:c="2"/>unicode-range: U+e8, U+2da, U+2160, U+2194, U+3054, U+3058, U+306d, U+3086, U+308d, U+30ac, U+30bb, U+30c4, U+30cd-30ce, U+30e2, U+3132, U+3146, U+3149, U+339d, U+4e3b, U+4f0a, U+4fdd, U+4fe1, U+5409, U+540c, U+5834, U+592a-592b, U+5b9a, U+5dde, U+5e0c, U+5e73, U+5f0f, U+60f3, U+653f, U+661f, U+662f, U+667a, U+683c, U+6b4c, U+6c11, U+767c, U+76ee, U+76f4, U+77f3, U+79d1, U+7a7a, U+7b2c, U+7d22, U+8207, U+8a00, U+8a71, U+9280, U+9580, U+958b, U+96c6, U+9762, U+98df, U+9ed1, U+ac2d, U+adc8, U+add3, U+af48, U+b014, U+b134-b135, U+b158, U+b2aa, U+b35f, U+b6a4, U+b9cf, U+bb63, U+bd23, U+be91, U+c29b, U+c3f4, U+c42c, U+c55c, U+c573, U+c58f, U+c78c, U+c7dd, U+c8f5, U+cad1, U+cc48, U+cf10, U+cf20, U+d03c, U+d07d, U+d2a0, U+d30e, U+d38d, U+d3a8, U+d3c8, U+d5e5, U+d5f9, U+d6e4, U+f90a, U+ff02, U+ff1c;</text:p>
      <text:p text:style-name="Preformatted_20_Text">}</text:p>
      <text:p text:style-name="Preformatted_20_Text">/* [10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1.woff2);</text:p>
      <text:p text:style-name="Preformatted_20_Text"><text:s text:c="2"/>unicode-range: U+3b1, U+2466, U+25a1, U+25a3, U+261c, U+3008-3009, U+305b, U+305d, U+3069, U+30a7, U+30ba, U+30cf, U+30ef, U+3151, U+3157, U+4e4b, U+4e5f, U+4e8c, U+4eca, U+4ed6, U+4f5b, U+50cf, U+5149, U+5165, U+5171, U+5229, U+529b, U+5316, U+539f, U+53f2, U+571f, U+5728, U+58eb, U+591c, U+5b78, U+5c11, U+5c55, U+5ddd, U+5e02, U+5fb7, U+60c5, U+610f, U+611f, U+6625, U+66f8, U+6797, U+679c, <text:soft-page-break/>U+682a, U+6d2a, U+706b, U+7406, U+767b, U+76f8, U+77e5, U+7acb, U+898b, U+8a69, U+8def, U+8fd1, U+901a, U+90e8, U+91cd, U+975e, U+ae14, U+ae6c, U+aec0, U+afc7, U+afc9, U+b01c, U+b028, U+b308, U+b311, U+b314, U+b31c, U+b524, U+b560, U+b764, U+b920, U+b9e3, U+bd48, U+be7d, U+c0db, U+c231, U+c270, U+c2e3, U+c37d, U+c3ed, U+c530, U+c6a5, U+c6dc, U+c7a4, U+c954, U+c974, U+d000, U+d565, U+d667, U+d6c5, U+d79d, U+ff1e;</text:p>
      <text:p text:style-name="Preformatted_20_Text">}</text:p>
      <text:p text:style-name="Preformatted_20_Text">/* [10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2.woff2);</text:p>
      <text:p text:style-name="Preformatted_20_Text"><text:s text:c="2"/>unicode-range: U+131, U+2032, U+2465, U+2642, U+3048, U+3051, U+3083-3084, U+308f, U+30c0, U+30d1, U+30d3, U+30d6, U+30df, U+30e7, U+3153, U+4e16, U+4e8b, U+4ee5, U+5206, U+52a0, U+52d5, U+53e4, U+53ef, U+54c1, U+57ce, U+597d, U+5b8c, U+5ea6, U+5f8c, U+5f97, U+6210, U+6240, U+624b, U+6728, U+6bd4, U+7236, U+7269, U+7279, U+738b, U+7528, U+7530, U+767e, U+798f, U+8005, U+8a18, U+90fd, U+91cc, U+9577, U+9593, U+98a8, U+ac20, U+acf6, U+ad90, U+af5d, U+af80, U+afcd, U+aff0, U+b0a1, U+b0b5, U+b1fd, U+b2fc, U+b380, U+b51b, U+b584, U+b5b3, U+b8fd, U+b93c, U+b9f4, U+bb44, U+bc08, U+bc27, U+bc49, U+be55, U+be64, U+bfb0, U+bfc5, U+c178, U+c21f, U+c314, U+c4f1, U+c58d, U+c664, U+c698, U+c6a7, U+c6c1, U+c9ed, U+cac0, U+cacc, U+cad9, U+ccb5, U+cdcc, U+d0e4, U+d143, U+d320, U+d330, U+d54d, U+ff06, U+ff1f, U+ff5e;</text:p>
      <text:p text:style-name="Preformatted_20_Text">}</text:p>
      <text:p text:style-name="Preformatted_20_Text">/* [10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3.woff2);</text:p>
      <text:p text:style-name="Preformatted_20_Text"><text:s text:c="2"/>unicode-range: U+b4, U+20a9, U+20ac, U+2190, U+24d8, U+2502, U+2514, U+2592, U+25c7-25c8, U+2663, U+3060, U+3064, U+3081, U+3088, U+30a3, U+30a6, U+30aa, U+30b5, U+30c7, U+30ca-30cb, U+30d0, U+30e3, U+30e5, U+339e, U+4e09, U+4eac, U+4f5c, U+5167-5168, U+516c, U+51fa, U+5408, U+540d, U+591a, U+5b57, U+6211, U+65b9, U+660e, U+6642, U+6700, U+6b63, U+6e2f, U+7063, U+7532, U+793e, U+81ea, U+8272, U+82b1, U+897f, U+8eca, U+91ce, U+ac38, U+ad76, U+ae84, U+aecc, U+b07d, U+b0b1, U+b215, U+b2a0, U+b310, U+b3d7, U+b52a, U+b618, U+b775, U+b797, U+bcd5, U+bd59, U+be80, U+bea8, U+bed1, U+bee4-bee5, U+c060, U+c2ef, U+c329, U+c3dc, U+c597, U+c5bd, U+c5e5, U+c69c, U+c9d6, U+ca29, U+ca5c, U+ca84, U+cc39, U+cc3b, U+ce89, U+cee5, U+cf65, U+cf85, U+d058, U+d145, U+d22d, U+d325, U+d37d, U+d3ad, U+d769, U+ff0c;</text:p>
      <text:p text:style-name="Preformatted_20_Text">}</text:p>
      <text:p text:style-name="Preformatted_20_Text">/* [10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4.woff2);</text:p>
      <text:p text:style-name="Preformatted_20_Text"><text:soft-page-break/><text:s text:c="2"/>unicode-range: U+2161, U+2228, U+2299, U+2464, U+2517, U+2640, U+3042, U+304a, U+3053, U+3061, U+307f, U+3082, U+308c, U+3092, U+30a8, U+30ab, U+30ad, U+30b0, U+30b3, U+30b7, U+30c1, U+30c6, U+30c9, U+30d5, U+30d7, U+30de, U+30e0-30e1, U+30ec-30ed, U+4e0b, U+4e0d, U+4ee3, U+53f0, U+548c, U+5b89, U+5bb6, U+5c0f, U+611b, U+6771, U+6aa2, U+6bcd, U+6c34, U+6cd5, U+6d77, U+767d, U+795e, U+8ecd, U+9999, U+9ad8, U+ac07, U+ac1a, U+ac40, U+ad0c, U+ad88, U+ada4, U+ae01, U+ae65, U+aebd, U+aec4, U+afe8, U+b139, U+b205, U+b383, U+b38c, U+b42c, U+b461, U+b55c, U+b78f, U+b8fb, U+b9f7, U+bafc, U+bc99, U+bed8, U+bfcd, U+c0bf, U+c0f9, U+c167, U+c204, U+c20f, U+c22f, U+c258, U+c298, U+c2bc, U+c388, U+c501, U+c50c, U+c5b9, U+c5ce, U+c641, U+c648, U+c73d, U+ca50, U+ca61, U+cc4c, U+ceac, U+d0d4, U+d5f7, U+d6d7, U+ff1a;</text:p>
      <text:p text:style-name="Preformatted_20_Text">}</text:p>
      <text:p text:style-name="Preformatted_20_Text">/* [10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5.woff2);</text:p>
      <text:p text:style-name="Preformatted_20_Text"><text:s text:c="2"/>unicode-range: U+2103, U+2463, U+25c6, U+25cb, U+266c, U+3001, U+300a, U+3046, U+304c-304d, U+304f, U+3055, U+3059, U+3063, U+3066-3068, U+306f, U+3089, U+30b8, U+30bf, U+314f, U+4e0a, U+570b, U+5730, U+5916, U+5929, U+5c71, U+5e74, U+5fc3, U+601d, U+6027, U+63d0, U+6709, U+6734, U+751f, U+7684, U+82f1, U+9053, U+91d1, U+97f3, U+ac2f, U+ac4d, U+adc4, U+ade4, U+ae41, U+ae4d-ae4e, U+aed1, U+afb9, U+b0e0, U+b299, U+b365, U+b46c, U+b480, U+b4c8, U+b7b4, U+b819, U+b918, U+baab, U+bab9, U+be8f, U+bed7, U+c0ec, U+c19f, U+c1a5, U+c3d9, U+c464, U+c53d, U+c553, U+c570, U+c5cc, U+c633, U+c6a4, U+c7a3, U+c7a6, U+c886, U+c9d9-c9da, U+c9ec, U+ca0c, U+cc21, U+cd1b, U+cd78, U+cdc4, U+cef8, U+cfe4, U+d0a5, U+d0b5, U+d0ec, U+d15d, U+d188, U+d23c, U+d2ac, U+d729, U+d79b, U+ff01, U+ff08-ff09, U+ff5c;</text:p>
      <text:p text:style-name="Preformatted_20_Text">}</text:p>
      <text:p text:style-name="Preformatted_20_Text">/* [10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6.woff2);</text:p>
      <text:p text:style-name="Preformatted_20_Text"><text:s text:c="2"/>unicode-range: U+2039-203a, U+223c, U+25b3, U+25b7, U+25bd, U+25cf, U+266a, U+3002, U+300b, U+304b, U+3057, U+305f, U+306a-306b, U+307e, U+308a-308b, U+3093, U+30a2, U+30af, U+30b9, U+30c3, U+30c8, U+30e9-30eb, U+33a1, U+4e00, U+524d, U+5357, U+5b50, U+7121, U+884c, U+9751, U+ac94, U+aebe, U+aecd, U+af08, U+af41, U+af49, U+b010, U+b053, U+b109, U+b11b, U+b128, U+b154, U+b291, U+b2e6, U+b301, U+b385, U+b525, U+b5b4, U+b729, U+b72f, U+b738, U+b7ff, U+b837, U+b975, U+ba67, U+bb47, U+bc1f, U+bd90, U+bfd4, U+c27c, U+c324, U+c379, U+c3e0, U+c465, U+c53b, U+c58c, U+c610, U+c653, U+c6cd, U+c813, U+c82f, U+c999, U+c9e0, U+cac4, U+cad3, U+cbd4, U+cc10, U+cc22, U+ccb8, U+ccbc, U+cda5, U+ce84, U+cea3, U+cf67, U+cfe1, U+d241, U+d30d, U+d31c, U+d391, U+d401, U+d479, U+d5c9, U+d5db, U+d649, U+d6d4;</text:p>
      <text:p text:style-name="Preformatted_20_Text">}</text:p>
      <text:p text:style-name="Preformatted_20_Text">/* [10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oft-page-break/><text:s text:c="2"/>src: url(https://fonts.gstatic.com/s/nanummyeongjo/v20/9Btx3DZF0dXLMZlywRbVRNhxy1LuEGI-gZ_Ll9dMHVruCTvHYAnNT2g.107.woff2);</text:p>
      <text:p text:style-name="Preformatted_20_Text"><text:s text:c="2"/>unicode-range: U+b0, U+e9, U+2193, U+2462, U+260e, U+261e, U+300e-300f, U+3044, U+30a4, U+30fb-30fc, U+314d, U+5973, U+6545, U+6708, U+7537, U+ac89, U+ac9c, U+acc1, U+ad04, U+ad75, U+ad7d, U+ae45, U+ae61, U+af42, U+b0ab, U+b0af, U+b0b3, U+b12c, U+b194, U+b1a8, U+b220, U+b258, U+b284, U+b2ff, U+b315, U+b371, U+b3d4-b3d5, U+b460, U+b527, U+b534, U+b810, U+b818, U+b98e, U+ba55, U+bbac, U+bc0b, U+bc40, U+bca1, U+bccd, U+bd93, U+be54, U+be5a, U+bf08, U+bf50, U+bf55, U+bfdc, U+c0c0, U+c0d0, U+c0f4, U+c100, U+c11e, U+c170, U+c20d, U+c274, U+c290, U+c308, U+c369, U+c539, U+c587, U+c5ff, U+c6ec, U+c70c, U+c7ad, U+c7c8, U+c83c, U+c881, U+cb48, U+cc60, U+ce69, U+ce6b, U+ce75, U+cf04, U+cf08, U+cf55, U+cf70, U+cffc, U+d0b7, U+d1a8, U+d2c8, U+d384, U+d47c, U+d48b, U+d5dd, U+d5e8, U+d720, U+d759, U+f981;</text:p>
      <text:p text:style-name="Preformatted_20_Text">}</text:p>
      <text:p text:style-name="Preformatted_20_Text">/* [10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8.woff2);</text:p>
      <text:p text:style-name="Preformatted_20_Text"><text:s text:c="2"/>unicode-range: U+e0, U+e2, U+395, U+3b7, U+3ba, U+2460-2461, U+25a0, U+3010-3011, U+306e, U+30f3, U+314a, U+314c, U+5927, U+65b0, U+7e41, U+97d3, U+9ad4, U+ad49, U+ae0b, U+ae0d, U+ae43, U+ae5d, U+aecf, U+af3c, U+af64, U+afd4, U+b080, U+b084, U+b0c5, U+b10c, U+b1e8, U+b2ac, U+b36e, U+b451, U+b515, U+b540, U+b561, U+b6ab, U+b6b1, U+b72c, U+b730, U+b744, U+b800, U+b8ec, U+b8f0, U+b904, U+b968, U+b96d, U+b987, U+b9d9, U+bb36, U+bb49, U+bc2d, U+bc43, U+bcf6, U+bd89, U+be57, U+be61, U+bed4, U+c090, U+c130, U+c148, U+c19c, U+c2f9, U+c36c, U+c37c, U+c384, U+c3df, U+c575, U+c584, U+c660, U+c719, U+c816, U+ca4d, U+ca54, U+cabc, U+cb49, U+cc14, U+cff5, U+d004, U+d038, U+d0b4, U+d0d3, U+d0e0, U+d0ed, U+d131, U+d1b0, U+d31f, U+d33d, U+d3a0, U+d3ab, U+d514, U+d584, U+d6a1, U+d6cc, U+d749, U+d760, U+d799;</text:p>
      <text:p text:style-name="Preformatted_20_Text">}</text:p>
      <text:p text:style-name="Preformatted_20_Text">/* [10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09.woff2);</text:p>
      <text:p text:style-name="Preformatted_20_Text"><text:s text:c="2"/>unicode-range: U+24, U+60, U+3b9, U+3bb, U+3bd, U+2191, U+2606, U+300c-300d, U+3131, U+3134, U+3139, U+3141-3142, U+3148, U+3161, U+3163, U+321c, U+4eba, U+5317, U+ac31, U+ac77, U+ac9f, U+acb9, U+acf0-acf1, U+acfd, U+ad73, U+af3d, U+b00c, U+b04a, U+b057, U+b0c4, U+b188, U+b1cc, U+b214, U+b2db, U+b2ee, U+b304, U+b4ed, U+b518, U+b5bc, U+b625, U+b69c-b69d, U+b7ac, U+b801, U+b86c, U+b959, U+b95c, U+b985, U+ba48, U+bb58, U+bc0c, U+bc38, U+bc85, U+bc9a, U+bf40, U+c068, U+c0bd, U+c0cc, U+c12f, U+c149, U+c1e0, U+c22b, U+c22d, U+c250, U+c2fc, U+c300, U+c313, U+c370, U+c3d8, U+c557, U+c580, U+c5e3, U+c62e, U+c634, U+c6f0, U+c74d, U+c783, U+c78e, U+c796, U+c7bc, U+c92c, U+ca4c, U+cc1c, U+cc54, U+cc59, U+ce04, U+cf30, U+cfc4, U+d140, U+d321, U+d38c, U+d399, U+d54f, U+d587, U+d5d0, U+d6e8, U+d770;</text:p>
      <text:p text:style-name="Preformatted_20_Text">}</text:p>
      <text:p text:style-name="Preformatted_20_Text">/* [110] */</text:p>
      <text:p text:style-name="Preformatted_20_Text">@font-face {</text:p>
      <text:p text:style-name="Preformatted_20_Text"><text:s text:c="2"/>font-family: Nanum Myeongjo;</text:p>
      <text:p text:style-name="Preformatted_20_Text"><text:soft-page-break/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0.woff2);</text:p>
      <text:p text:style-name="Preformatted_20_Text"><text:s text:c="2"/>unicode-range: U+d7, U+ea, U+fc, U+2192, U+25bc, U+3000, U+3137, U+3145, U+315c, U+7f8e, U+ac13, U+ac71, U+ac90, U+acb8, U+ace7, U+ad7f, U+ae50, U+aef4, U+af34, U+afbc, U+b048, U+b09a, U+b0ad, U+b0bc, U+b113, U+b125, U+b141, U+b20c, U+b2d9, U+b2ed, U+b367, U+b369, U+b374, U+b3cb, U+b4ec, U+b611, U+b760, U+b81b, U+b834, U+b8b0, U+b8e1, U+b989, U+b9d1, U+b9e1, U+b9fa, U+ba4d, U+ba78, U+bb35, U+bb54, U+bbf9, U+bc11, U+bcb3, U+bd05, U+bd95, U+bdd4, U+be10, U+bed0, U+bf51, U+c0d8, U+c232, U+c2b7, U+c2eb, U+c378, U+c500, U+c52c, U+c549, U+c568, U+c598, U+c5c9, U+c61b, U+c639, U+c67c, U+c717, U+c78a, U+c80a, U+c90c-c90d, U+c950, U+c9e7, U+cbe4, U+cca9, U+cce4, U+cdb0, U+ce78, U+ce94, U+ce98, U+cf8c, U+d018, U+d034, U+d0f1, U+d1b1, U+d280, U+d2f8, U+d338, U+d380, U+d3b4, U+d610, U+d69f, U+d6fc, U+d758;</text:p>
      <text:p text:style-name="Preformatted_20_Text">}</text:p>
      <text:p text:style-name="Preformatted_20_Text">/* [11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1.woff2);</text:p>
      <text:p text:style-name="Preformatted_20_Text"><text:s text:c="2"/>unicode-range: U+e7, U+2022, U+203b, U+25c0, U+2605, U+2661, U+3147, U+318d, U+672c, U+8a9e, U+acaa, U+acbc, U+ad1c, U+ae4a, U+ae5c, U+b044, U+b054, U+b0c8-b0c9, U+b2a6, U+b2d0, U+b35c, U+b364, U+b428, U+b454, U+b465, U+b4b7, U+b4e3, U+b51c, U+b5a1, U+b784, U+b790, U+b7ab, U+b7f4, U+b82c, U+b835, U+b8e9, U+b8f8, U+b9d8, U+b9f9, U+ba5c, U+ba64, U+babd, U+bb18, U+bb3b, U+bbff, U+bc0d, U+bc45, U+bc97, U+bcbc, U+be45, U+be75, U+be7c, U+bfcc, U+c0b6, U+c0f7, U+c14b, U+c2b4, U+c30d, U+c4f8, U+c5bb, U+c5d1, U+c5e0, U+c5ee, U+c5fd, U+c606, U+c6c5, U+c6e0, U+c708, U+c81d, U+c820, U+c824, U+c878, U+c918, U+c96c, U+c9e4, U+c9f1, U+cc2e, U+cd09, U+cea1, U+cef5, U+cef7, U+cf64, U+cf69, U+cfe8, U+d035, U+d0ac, U+d230, U+d234, U+d2f4, U+d31d, U+d575, U+d578, U+d608, U+d614, U+d718, U+d751, U+d761, U+d78c, U+d790;</text:p>
      <text:p text:style-name="Preformatted_20_Text">}</text:p>
      <text:p text:style-name="Preformatted_20_Text">/* [11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2.woff2);</text:p>
      <text:p text:style-name="Preformatted_20_Text"><text:s text:c="2"/>unicode-range: U+2665, U+3160, U+4e2d, U+6587, U+65e5, U+ac12, U+ac14, U+ac16, U+ac81, U+ad34, U+ade0, U+ae54, U+aebc, U+af2c, U+afc0, U+afc8, U+b04c, U+b08c, U+b099, U+b0a9, U+b0ac, U+b0ae, U+b0b8, U+b123, U+b179, U+b2e5, U+b2f7, U+b4c0, U+b531, U+b538, U+b545, U+b550, U+b5a8, U+b6f0, U+b728, U+b73b, U+b7ad, U+b7ed, U+b809, U+b864, U+b86d, U+b871, U+b9bf, U+b9f5, U+ba40, U+ba4b, U+ba58, U+ba87, U+baac, U+bbc0, U+bc16, U+bc34, U+bd07, U+bd99, U+be59, U+bfd0, U+c058, U+c0e4, U+c0f5, U+c12d, U+c139, U+c228, U+c529, U+c5c7, U+c635, U+c637, U+c735, U+c77d, U+c787, U+c789, U+c8c4, U+c989, U+c98c, U+c9d0, U+c9d3, U+cc0c, U+cc99, U+cd0c, U+cd2c, U+cd98, U+cda4, U+ce59, U+ce60, U+ce6d, U+cea0, U+d0d0-d0d1, U+d0d5, U+d14d, U+d1a4, U+d29c, U+d2f1, U+d301, U+d39c, U+d3bc, U+d4e8, U+d540, U+d5ec, U+d640, U+d750;</text:p>
      <text:p text:style-name="Preformatted_20_Text"><text:soft-page-break/>}</text:p>
      <text:p text:style-name="Preformatted_20_Text">/* [11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3.woff2);</text:p>
      <text:p text:style-name="Preformatted_20_Text"><text:s text:c="2"/>unicode-range: U+5e, U+25b2, U+25b6, U+314e, U+ac24, U+ace1, U+ace4, U+ae68, U+af2d, U+b0d0, U+b0e5, U+b150, U+b155, U+b193, U+b2c9, U+b2dd, U+b3c8, U+b3fc, U+b410, U+b458, U+b4dd, U+b5a0, U+b5a4, U+b5bb, U+b7b5, U+b838, U+b840, U+b86f, U+b8f9, U+b960, U+b9e5, U+bab8, U+bb50, U+bc1d, U+bc24-bc25, U+bca8, U+bcbd, U+bd04, U+bd10, U+bd24, U+be48, U+be5b, U+be68, U+c05c, U+c12c, U+c140, U+c15c, U+c168, U+c194, U+c219, U+c27d, U+c2a8, U+c2f1, U+c2f8, U+c368, U+c554-c555, U+c559, U+c564, U+c5d8, U+c5fc, U+c625, U+c65c, U+c6b1, U+c728, U+c794, U+c84c, U+c88c, U+c8e0, U+c8fd, U+c998, U+c9dd, U+cc0d, U+cc30, U+ceec, U+cf13, U+cf1c, U+cf5c, U+d050, U+d07c, U+d0a8, U+d134, U+d138, U+d154, U+d1f4, U+d2bc, U+d329, U+d32c, U+d3d0, U+d3f4, U+d3fc, U+d56b, U+d5cc, U+d600-d601, U+d639, U+d6c8, U+d754, U+d765;</text:p>
      <text:p text:style-name="Preformatted_20_Text">}</text:p>
      <text:p text:style-name="Preformatted_20_Text">/* [11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4.woff2);</text:p>
      <text:p text:style-name="Preformatted_20_Text"><text:s text:c="2"/>unicode-range: U+3c-3d, U+2026, U+24d2, U+314b, U+ac11, U+acf3, U+ad74, U+ad81, U+adf9, U+ae34, U+af43, U+afb8, U+b05d, U+b07c, U+b110, U+b118, U+b17c, U+b180, U+b18d, U+b192, U+b2cc, U+b355, U+b378, U+b4a4, U+b4ef, U+b78d, U+b799, U+b7a9, U+b7fd, U+b807, U+b80c, U+b839, U+b9b4, U+b9db, U+ba3c, U+bab0, U+bba4, U+bc94, U+be4c, U+c154, U+c1c4, U+c26c, U+c2ac, U+c2ed, U+c4f4, U+c55e, U+c561, U+c571, U+c5b5, U+c5c4, U+c654-c655, U+c695, U+c6e8, U+c6f9, U+c724, U+c751, U+c775, U+c7a0, U+c7c1, U+c874, U+c880, U+c9d5, U+c9f8, U+cabd, U+cc29, U+cc2c, U+cca8, U+ccab, U+ccd0, U+ce21, U+ce35, U+ce7c, U+ce90, U+cee8, U+cef4, U+cfe0, U+d070, U+d0b9, U+d0c1, U+d0c4, U+d0c8, U+d15c, U+d1a1, U+d2c0, U+d300, U+d314, U+d3ed, U+d478, U+d480, U+d48d, U+d508, U+d53d, U+d5e4, U+d611, U+d61c, U+d68d, U+d6a8, U+d798;</text:p>
      <text:p text:style-name="Preformatted_20_Text">}</text:p>
      <text:p text:style-name="Preformatted_20_Text">/* [11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5.woff2);</text:p>
      <text:p text:style-name="Preformatted_20_Text"><text:s text:c="2"/>unicode-range: U+23, U+25, U+5f, U+a9, U+ac08, U+ac78, U+aca8, U+acac, U+ace8, U+ad70, U+adc0, U+addc, U+b137, U+b140, U+b208, U+b290, U+b2f5, U+b3c5, U+b3cc, U+b420, U+b429, U+b529, U+b530, U+b77d, U+b79c, U+b7a8, U+b7c9, U+b7f0, U+b7fc, U+b828, U+b860, U+b9ad, U+b9c1, U+b9c9, U+b9dd-b9de, U+b9e8, U+ba38-ba39, U+babb, U+bc00, U+bc8c, U+bca0, U+bca4, U+bcd1, U+bcfc, U+bd09, U+bdf0, U+be60, U+c0ad, U+c0b4, U+c0bc, U+c190, U+c1fc, U+c220, U+c288, U+c2b9, U+c2f6, U+c528, U+c545, U+c558, U+c5bc, U+c5d4, U+c600, U+c644, U+c6c0, U+c6c3, U+c721, U+c798, U+c7a1, <text:soft-page-break/>U+c811, U+c838, U+c871, U+c904, U+c990, U+c9dc, U+cc38, U+cc44, U+cca0, U+cd1d, U+cd95, U+cda9, U+ce5c, U+cf00, U+cf58, U+d150, U+d22c, U+d305, U+d328, U+d37c, U+d3f0, U+d551, U+d5a5, U+d5c8, U+d5d8, U+d63c, U+d64d, U+d669, U+d734, U+d76c;</text:p>
      <text:p text:style-name="Preformatted_20_Text">}</text:p>
      <text:p text:style-name="Preformatted_20_Text">/* [11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6.woff2);</text:p>
      <text:p text:style-name="Preformatted_20_Text"><text:s text:c="2"/>unicode-range: U+26, U+2b, U+3e, U+40, U+7e, U+ac01, U+ac19, U+ac1d, U+aca0, U+aca9, U+acb0, U+ad8c, U+ae09, U+ae38, U+ae40, U+aed8, U+b09c, U+b0a0, U+b108, U+b204, U+b298, U+b2d8, U+b2eb-b2ec, U+b2f4, U+b313, U+b358, U+b450, U+b4e0, U+b54c, U+b610, U+b780, U+b78c, U+b791, U+b8e8, U+b958, U+b974, U+b984, U+b9b0, U+b9bc-b9bd, U+b9ce, U+ba70, U+bbfc, U+bc0f, U+bc15, U+bc1b, U+bc31, U+bc95, U+bcc0, U+bcc4, U+bd81, U+bd88, U+c0c8, U+c11d, U+c13c, U+c158, U+c18d, U+c1a1, U+c21c, U+c4f0, U+c54a, U+c560, U+c5b8, U+c5c8, U+c5f4, U+c628, U+c62c, U+c678, U+c6cc, U+c808, U+c810, U+c885, U+c88b, U+c900, U+c988, U+c99d, U+c9c8, U+cc3d-cc3e, U+cc45, U+cd08, U+ce20, U+cee4, U+d074, U+d0a4, U+d0dd, U+d2b9, U+d3b8, U+d3c9, U+d488, U+d544, U+d559, U+d56d, U+d588, U+d615, U+d648, U+d655, U+d658, U+d65c;</text:p>
      <text:p text:style-name="Preformatted_20_Text">}</text:p>
      <text:p text:style-name="Preformatted_20_Text">/* [11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7.woff2);</text:p>
      <text:p text:style-name="Preformatted_20_Text"><text:s text:c="2"/>unicode-range: U+d, U+48, U+7c, U+ac10, U+ac15, U+ac74, U+ac80, U+ac83, U+acc4, U+ad11, U+ad50, U+ad6d, U+adfc, U+ae00, U+ae08, U+ae4c, U+b0a8, U+b124, U+b144, U+b178, U+b274, U+b2a5, U+b2e8, U+b2f9, U+b354, U+b370, U+b418, U+b41c, U+b4f1, U+b514, U+b798, U+b808, U+b824-b825, U+b8cc, U+b978, U+b9d0, U+b9e4, U+baa9, U+bb3c, U+bc18, U+bc1c, U+bc30, U+bc84, U+bcf5, U+bcf8, U+bd84, U+be0c, U+be14, U+c0b0, U+c0c9, U+c0dd, U+c124, U+c2dd, U+c2e4, U+c2ec, U+c54c, U+c57c-c57d, U+c591, U+c5c5-c5c6, U+c5ed, U+c608, U+c640, U+c6b8, U+c6d4, U+c784, U+c7ac, U+c800-c801, U+c9c1, U+c9d1, U+cc28, U+cc98, U+cc9c, U+ccad, U+cd5c, U+cd94, U+cd9c, U+cde8, U+ce68, U+cf54, U+d0dc, U+d14c, U+d1a0, U+d1b5, U+d2f0, U+d30c, U+d310, U+d398, U+d45c, U+d50c, U+d53c, U+d560, U+d568, U+d589, U+d604, U+d6c4, U+d788;</text:p>
      <text:p text:style-name="Preformatted_20_Text">}</text:p>
      <text:p text:style-name="Preformatted_20_Text">/* [11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8.woff2);</text:p>
      <text:p text:style-name="Preformatted_20_Text"><text:s text:c="2"/>unicode-range: U+39, U+49, U+4d-4e, U+a0, U+ac04, U+ac1c, U+ac70, U+ac8c, U+acbd, U+acf5, U+acfc, U+ad00, U+ad6c, U+adf8, U+b098, U+b0b4, U+b294, U+b2c8, U+b300, U+b3c4, U+b3d9, U+b4dc, U+b4e4, U+b77c, U+b7ec, U+b85d, U+b97c, U+b9c8, U+b9cc, U+ba54, U+ba74, U+ba85, U+baa8, U+bb34, U+bb38, U+bbf8, U+bc14, U+bc29, U+bc88, <text:soft-page-break/>U+bcf4, U+bd80, U+be44, U+c0c1, U+c11c, U+c120, U+c131, U+c138, U+c18c, U+c218, U+c2b5, U+c2e0, U+c544, U+c548, U+c5b4, U+c5d0, U+c5ec, U+c5f0, U+c601, U+c624, U+c694, U+c6a9, U+c6b0, U+c6b4, U+c6d0, U+c704, U+c720, U+c73c, U+c740, U+c744, U+c74c, U+c758, U+c77c, U+c785, U+c788, U+c790-c791, U+c7a5, U+c804, U+c815, U+c81c, U+c870, U+c8fc, U+c911, U+c9c4, U+ccb4, U+ce58, U+ce74, U+d06c, U+d0c0, U+d130, U+d2b8, U+d3ec, U+d504, U+d55c, U+d569, U+d574, U+d638, U+d654, U+d68c;</text:p>
      <text:p text:style-name="Preformatted_20_Text">}</text:p>
      <text:p text:style-name="Preformatted_20_Text">/* [11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400;</text:p>
      <text:p text:style-name="Preformatted_20_Text"><text:s text:c="2"/>font-display: swap;</text:p>
      <text:p text:style-name="Preformatted_20_Text"><text:s text:c="2"/>src: url(https://fonts.gstatic.com/s/nanummyeongjo/v20/9Btx3DZF0dXLMZlywRbVRNhxy1LuEGI-gZ_Ll9dMHVruCTvHYAnNT2g.119.woff2);</text:p>
      <text:p text:style-name="Preformatted_20_Text"><text:s text:c="2"/>unicode-range: U+20-22, U+27-2a, U+2c-38, U+3a-3b, U+3f, U+41-47, U+4a-4c, U+4f-5d, U+61-7b, U+7d, U+a1, U+ab, U+ae, U+b7, U+bb, U+bf, U+2013-2014, U+201c-201d, U+2122, U+ac00, U+ace0, U+ae30, U+b2e4, U+b85c, U+b9ac, U+c0ac, U+c2a4, U+c2dc, U+c774, U+c778, U+c9c0, U+d558;</text:p>
      <text:p text:style-name="Preformatted_20_Text">}</text:p>
      <text:p text:style-name="Preformatted_20_Text">/* [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0.woff2);</text:p>
      <text:p text:style-name="Preformatted_20_Text"><text:s text:c="2"/>unicode-range: U+f9ca-fa0b, U+ff03-ff05, U+ff07, U+ff0a-ff0b, U+ff0d-ff19, U+ff1b, U+ff1d, U+ff20-ff5b, U+ff5d, U+ffe0-ffe3, U+ffe5-ffe6;</text:p>
      <text:p text:style-name="Preformatted_20_Text">}</text:p>
      <text:p text:style-name="Preformatted_20_Text">/* [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.woff2);</text:p>
      <text:p text:style-name="Preformatted_20_Text"><text:s text:c="2"/>unicode-range: U+d723-d728, U+d72a-d733, U+d735-d748, U+d74a-d74f, U+d752-d753, U+d755-d757, U+d75a-d75f, U+d762-d764, U+d766-d768, U+d76a-d76b, U+d76d-d76f, U+d771-d787, U+d789-d78b, U+d78d-d78f, U+d791-d797, U+d79a, U+d79c, U+d79e-d7a3, U+f900-f909, U+f90b-f92e;</text:p>
      <text:p text:style-name="Preformatted_20_Text">}</text:p>
      <text:p text:style-name="Preformatted_20_Text">/* [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.woff2);</text:p>
      <text:p text:style-name="Preformatted_20_Text"><text:s text:c="2"/>unicode-range: U+d679-d68b, U+d68e-d69e, U+d6a0, U+d6a2-d6a7, U+d6a9-d6c3, U+d6c6-d6c7, U+d6c9-d6cb, U+d6cd-d6d3, U+d6d5-d6d6, U+d6d8-d6e3, U+d6e5-d6e7, U+d6e9-d6fb, U+d6fd-d717, U+d719-d71f, U+d721-d722;</text:p>
      <text:p text:style-name="Preformatted_20_Text"><text:soft-page-break/>}</text:p>
      <text:p text:style-name="Preformatted_20_Text">/* [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.woff2);</text:p>
      <text:p text:style-name="Preformatted_20_Text"><text:s text:c="2"/>unicode-range: U+d5bc-d5c7, U+d5ca-d5cb, U+d5cd-d5cf, U+d5d1-d5d7, U+d5d9-d5da, U+d5dc, U+d5de-d5e3, U+d5e6-d5e7, U+d5e9-d5eb, U+d5ed-d5f6, U+d5f8, U+d5fa-d5ff, U+d602-d603, U+d605-d607, U+d609-d60f, U+d612-d613, U+d616-d61b, U+d61d-d637, U+d63a-d63b, U+d63d-d63f, U+d641-d647, U+d64a-d64c, U+d64e-d653, U+d656-d657, U+d659-d65b, U+d65d-d666, U+d668, U+d66a-d678;</text:p>
      <text:p text:style-name="Preformatted_20_Text">}</text:p>
      <text:p text:style-name="Preformatted_20_Text">/* [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.woff2);</text:p>
      <text:p text:style-name="Preformatted_20_Text"><text:s text:c="2"/>unicode-range: U+d507, U+d509-d50b, U+d50d-d513, U+d515-d53b, U+d53e-d53f, U+d541-d543, U+d545-d54c, U+d54e, U+d550, U+d552-d557, U+d55a-d55b, U+d55d-d55f, U+d561-d564, U+d566-d567, U+d56a, U+d56c, U+d56e-d573, U+d576-d577, U+d579-d583, U+d585-d586, U+d58a-d5a4, U+d5a6-d5bb;</text:p>
      <text:p text:style-name="Preformatted_20_Text">}</text:p>
      <text:p text:style-name="Preformatted_20_Text">/* [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6.woff2);</text:p>
      <text:p text:style-name="Preformatted_20_Text"><text:s text:c="2"/>unicode-range: U+d464-d477, U+d47a-d47b, U+d47d-d47f, U+d481-d487, U+d489-d48a, U+d48c, U+d48e-d4e7, U+d4e9-d503, U+d505-d506;</text:p>
      <text:p text:style-name="Preformatted_20_Text">}</text:p>
      <text:p text:style-name="Preformatted_20_Text">/* [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7.woff2);</text:p>
      <text:p text:style-name="Preformatted_20_Text"><text:s text:c="2"/>unicode-range: U+d3bf-d3c7, U+d3ca-d3cf, U+d3d1-d3eb, U+d3ee-d3ef, U+d3f1-d3f3, U+d3f5-d3fb, U+d3fd-d400, U+d402-d45b, U+d45d-d463;</text:p>
      <text:p text:style-name="Preformatted_20_Text">}</text:p>
      <text:p text:style-name="Preformatted_20_Text">/* [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oft-page-break/><text:s text:c="2"/>font-display: swap;</text:p>
      <text:p text:style-name="Preformatted_20_Text"><text:s text:c="2"/>src: url(https://fonts.gstatic.com/s/nanummyeongjo/v20/9Bty3DZF0dXLMZlywRbVRNhxy2pXV1Axzeau69lCAWDrAgLCcAPYKgRK4K8.8.woff2);</text:p>
      <text:p text:style-name="Preformatted_20_Text"><text:s text:c="2"/>unicode-range: U+d2ff, U+d302-d304, U+d306-d30b, U+d30f, U+d311-d313, U+d315-d31b, U+d31e, U+d322-d324, U+d326-d327, U+d32a-d32b, U+d32d-d32f, U+d331-d337, U+d339-d33c, U+d33e-d37b, U+d37e-d37f, U+d381-d383, U+d385-d38b, U+d38e-d390, U+d392-d397, U+d39a-d39b, U+d39d-d39f, U+d3a1-d3a7, U+d3a9-d3aa, U+d3ac, U+d3ae-d3b3, U+d3b5-d3b7, U+d3b9-d3bb, U+d3bd-d3be;</text:p>
      <text:p text:style-name="Preformatted_20_Text">}</text:p>
      <text:p text:style-name="Preformatted_20_Text">/* [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9.woff2);</text:p>
      <text:p text:style-name="Preformatted_20_Text"><text:s text:c="2"/>unicode-range: U+d257-d27f, U+d281-d29b, U+d29d-d29f, U+d2a1-d2ab, U+d2ad-d2b7, U+d2ba-d2bb, U+d2bd-d2bf, U+d2c1-d2c7, U+d2c9-d2ef, U+d2f2-d2f3, U+d2f5-d2f7, U+d2f9-d2fe;</text:p>
      <text:p text:style-name="Preformatted_20_Text">}</text:p>
      <text:p text:style-name="Preformatted_20_Text">/* [1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.woff2);</text:p>
      <text:p text:style-name="Preformatted_20_Text"><text:s text:c="2"/>unicode-range: U+d1b4, U+d1b6-d1f3, U+d1f5-d22b, U+d22e-d22f, U+d231-d233, U+d235-d23b, U+d23d-d240, U+d242-d256;</text:p>
      <text:p text:style-name="Preformatted_20_Text">}</text:p>
      <text:p text:style-name="Preformatted_20_Text">/* [1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.woff2);</text:p>
      <text:p text:style-name="Preformatted_20_Text"><text:s text:c="2"/>unicode-range: U+d105-d12f, U+d132-d133, U+d135-d137, U+d139-d13f, U+d141-d142, U+d144, U+d146-d14b, U+d14e-d14f, U+d151-d153, U+d155-d15b, U+d15e-d187, U+d189-d19f, U+d1a2-d1a3, U+d1a5-d1a7, U+d1a9-d1af, U+d1b2-d1b3;</text:p>
      <text:p text:style-name="Preformatted_20_Text">}</text:p>
      <text:p text:style-name="Preformatted_20_Text">/* [1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2.woff2);</text:p>
      <text:p text:style-name="Preformatted_20_Text"><text:s text:c="2"/>unicode-range: U+d04b-d04f, U+d051-d057, U+d059-d06b, U+d06d-d06f, U+d071-d073, U+d075-d07b, U+d07e-d0a3, U+d0a6-d0a7, U+d0a9-d0ab, U+d0ad-d0b3, U+d0b6, U+d0b8, <text:soft-page-break/>U+d0ba-d0bf, U+d0c2-d0c3, U+d0c5-d0c7, U+d0c9-d0cf, U+d0d2, U+d0d6-d0db, U+d0de-d0df, U+d0e1-d0e3, U+d0e5-d0eb, U+d0ee-d0f0, U+d0f2-d104;</text:p>
      <text:p text:style-name="Preformatted_20_Text">}</text:p>
      <text:p text:style-name="Preformatted_20_Text">/* [1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3.woff2);</text:p>
      <text:p text:style-name="Preformatted_20_Text"><text:s text:c="2"/>unicode-range: U+cfa2-cfc3, U+cfc5-cfdf, U+cfe2-cfe3, U+cfe5-cfe7, U+cfe9-cff4, U+cff6-cffb, U+cffd-cfff, U+d001-d003, U+d005-d017, U+d019-d033, U+d036-d037, U+d039-d03b, U+d03d-d04a;</text:p>
      <text:p text:style-name="Preformatted_20_Text">}</text:p>
      <text:p text:style-name="Preformatted_20_Text">/* [1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4.woff2);</text:p>
      <text:p text:style-name="Preformatted_20_Text"><text:s text:c="2"/>unicode-range: U+cef0-cef3, U+cef6, U+cef9-ceff, U+cf01-cf03, U+cf05-cf07, U+cf09-cf0f, U+cf11-cf12, U+cf14-cf1b, U+cf1d-cf1f, U+cf21-cf2f, U+cf31-cf53, U+cf56-cf57, U+cf59-cf5b, U+cf5d-cf63, U+cf66, U+cf68, U+cf6a-cf6f, U+cf71-cf84, U+cf86-cf8b, U+cf8d-cfa1;</text:p>
      <text:p text:style-name="Preformatted_20_Text">}</text:p>
      <text:p text:style-name="Preformatted_20_Text">/* [1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5.woff2);</text:p>
      <text:p text:style-name="Preformatted_20_Text"><text:s text:c="2"/>unicode-range: U+ce3c-ce57, U+ce5a-ce5b, U+ce5d-ce5f, U+ce61-ce67, U+ce6a, U+ce6c, U+ce6e-ce73, U+ce76-ce77, U+ce79-ce7b, U+ce7d-ce83, U+ce85-ce88, U+ce8a-ce8f, U+ce91-ce93, U+ce95-ce97, U+ce99-ce9f, U+cea2, U+cea4-ceab, U+cead-cee3, U+cee6-cee7, U+cee9-ceeb, U+ceed-ceef;</text:p>
      <text:p text:style-name="Preformatted_20_Text">}</text:p>
      <text:p text:style-name="Preformatted_20_Text">/* [1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6.woff2);</text:p>
      <text:p text:style-name="Preformatted_20_Text"><text:s text:c="2"/>unicode-range: U+cd92-cd93, U+cd96-cd97, U+cd99-cd9b, U+cd9d-cda3, U+cda6-cda8, U+cdaa-cdaf, U+cdb1-cdc3, U+cdc5-cdcb, U+cdcd-cde7, U+cde9-ce03, U+ce05-ce1f, U+ce22-ce34, U+ce36-ce3b;</text:p>
      <text:p text:style-name="Preformatted_20_Text">}</text:p>
      <text:p text:style-name="Preformatted_20_Text">/* [17] */</text:p>
      <text:p text:style-name="Preformatted_20_Text">@font-face {</text:p>
      <text:p text:style-name="Preformatted_20_Text"><text:soft-page-break/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7.woff2);</text:p>
      <text:p text:style-name="Preformatted_20_Text"><text:s text:c="2"/>unicode-range: U+ccef-cd07, U+cd0a-cd0b, U+cd0d-cd1a, U+cd1c, U+cd1e-cd2b, U+cd2d-cd5b, U+cd5d-cd77, U+cd79-cd91;</text:p>
      <text:p text:style-name="Preformatted_20_Text">}</text:p>
      <text:p text:style-name="Preformatted_20_Text">/* [1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8.woff2);</text:p>
      <text:p text:style-name="Preformatted_20_Text"><text:s text:c="2"/>unicode-range: U+cc3f-cc43, U+cc46-cc47, U+cc49-cc4b, U+cc4d-cc53, U+cc55-cc58, U+cc5a-cc5f, U+cc61-cc97, U+cc9a-cc9b, U+cc9d-cc9f, U+cca1-cca7, U+ccaa, U+ccac, U+ccae-ccb3, U+ccb6-ccb7, U+ccb9-ccbb, U+ccbd-cccf, U+ccd1-cce3, U+cce5-ccee;</text:p>
      <text:p text:style-name="Preformatted_20_Text">}</text:p>
      <text:p text:style-name="Preformatted_20_Text">/* [1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9.woff2);</text:p>
      <text:p text:style-name="Preformatted_20_Text"><text:s text:c="2"/>unicode-range: U+cb91-cbd3, U+cbd5-cbe3, U+cbe5-cc0b, U+cc0e-cc0f, U+cc11-cc13, U+cc15-cc1b, U+cc1d-cc20, U+cc23-cc27, U+cc2a-cc2b, U+cc2d, U+cc2f, U+cc31-cc37, U+cc3a, U+cc3c;</text:p>
      <text:p text:style-name="Preformatted_20_Text">}</text:p>
      <text:p text:style-name="Preformatted_20_Text">/* [2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0.woff2);</text:p>
      <text:p text:style-name="Preformatted_20_Text"><text:s text:c="2"/>unicode-range: U+caf4-cb47, U+cb4a-cb90;</text:p>
      <text:p text:style-name="Preformatted_20_Text">}</text:p>
      <text:p text:style-name="Preformatted_20_Text">/* [2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1.woff2);</text:p>
      <text:p text:style-name="Preformatted_20_Text"><text:s text:c="2"/>unicode-range: U+ca4a-ca4b, U+ca4e-ca4f, U+ca51-ca53, U+ca55-ca5b, U+ca5d-ca60, U+ca62-ca83, U+ca85-cabb, U+cabe-cabf, U+cac1-cac3, U+cac5-cacb, U+cacd-cad0, U+cad2, U+cad4-cad8, U+cada-caf3;</text:p>
      <text:p text:style-name="Preformatted_20_Text"><text:soft-page-break/>}</text:p>
      <text:p text:style-name="Preformatted_20_Text">/* [2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2.woff2);</text:p>
      <text:p text:style-name="Preformatted_20_Text"><text:s text:c="2"/>unicode-range: U+c996-c997, U+c99a-c99c, U+c99e-c9bf, U+c9c2-c9c3, U+c9c5-c9c7, U+c9c9-c9cf, U+c9d2, U+c9d4, U+c9d7-c9d8, U+c9db, U+c9de-c9df, U+c9e1-c9e3, U+c9e5-c9e6, U+c9e8-c9eb, U+c9ee-c9f0, U+c9f2-c9f7, U+c9f9-ca0b, U+ca0d-ca28, U+ca2a-ca49;</text:p>
      <text:p text:style-name="Preformatted_20_Text">}</text:p>
      <text:p text:style-name="Preformatted_20_Text">/* [2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3.woff2);</text:p>
      <text:p text:style-name="Preformatted_20_Text"><text:s text:c="2"/>unicode-range: U+c8e9-c8f4, U+c8f6-c8fb, U+c8fe-c8ff, U+c901-c903, U+c905-c90b, U+c90e-c910, U+c912-c917, U+c919-c92b, U+c92d-c94f, U+c951-c953, U+c955-c96b, U+c96d-c973, U+c975-c987, U+c98a-c98b, U+c98d-c98f, U+c991-c995;</text:p>
      <text:p text:style-name="Preformatted_20_Text">}</text:p>
      <text:p text:style-name="Preformatted_20_Text">/* [2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4.woff2);</text:p>
      <text:p text:style-name="Preformatted_20_Text"><text:s text:c="2"/>unicode-range: U+c841-c84b, U+c84d-c86f, U+c872-c873, U+c875-c877, U+c879-c87f, U+c882-c884, U+c887-c88a, U+c88d-c8c3, U+c8c5-c8df, U+c8e1-c8e8;</text:p>
      <text:p text:style-name="Preformatted_20_Text">}</text:p>
      <text:p text:style-name="Preformatted_20_Text">/* [2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5.woff2);</text:p>
      <text:p text:style-name="Preformatted_20_Text"><text:s text:c="2"/>unicode-range: U+c779-c77b, U+c77e-c782, U+c786, U+c78b, U+c78d, U+c78f, U+c792-c793, U+c795, U+c797, U+c799-c79f, U+c7a2, U+c7a7-c7ab, U+c7ae-c7bb, U+c7bd-c7c0, U+c7c2-c7c7, U+c7c9-c7dc, U+c7de-c7ff, U+c802-c803, U+c805-c807, U+c809, U+c80b-c80f, U+c812, U+c814, U+c817-c81b, U+c81e-c81f, U+c821-c823, U+c825-c82e, U+c830-c837, U+c839-c83b, U+c83d-c840;</text:p>
      <text:p text:style-name="Preformatted_20_Text">}</text:p>
      <text:p text:style-name="Preformatted_20_Text">/* [2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oft-page-break/><text:s text:c="2"/>font-display: swap;</text:p>
      <text:p text:style-name="Preformatted_20_Text"><text:s text:c="2"/>src: url(https://fonts.gstatic.com/s/nanummyeongjo/v20/9Bty3DZF0dXLMZlywRbVRNhxy2pXV1Axzeau69lCAWDrAgLCcAPYKgRK4K8.26.woff2);</text:p>
      <text:p text:style-name="Preformatted_20_Text"><text:s text:c="2"/>unicode-range: U+c6bb-c6bf, U+c6c2, U+c6c4, U+c6c6-c6cb, U+c6ce-c6cf, U+c6d1-c6d3, U+c6d5-c6db, U+c6dd-c6df, U+c6e1-c6e7, U+c6e9-c6eb, U+c6ed-c6ef, U+c6f1-c6f8, U+c6fa-c703, U+c705-c707, U+c709-c70b, U+c70d-c716, U+c718, U+c71a-c71f, U+c722-c723, U+c725-c727, U+c729-c734, U+c736-c73b, U+c73e-c73f, U+c741-c743, U+c745-c74b, U+c74e-c750, U+c752-c757, U+c759-c773, U+c776-c777;</text:p>
      <text:p text:style-name="Preformatted_20_Text">}</text:p>
      <text:p text:style-name="Preformatted_20_Text">/* [2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7.woff2);</text:p>
      <text:p text:style-name="Preformatted_20_Text"><text:s text:c="2"/>unicode-range: U+c5f5-c5fb, U+c5fe, U+c602-c605, U+c607, U+c609-c60f, U+c611-c61a, U+c61c-c623, U+c626-c627, U+c629-c62b, U+c62d, U+c62f-c632, U+c636, U+c638, U+c63a-c63f, U+c642-c643, U+c645-c647, U+c649-c652, U+c656-c65b, U+c65d-c65f, U+c661-c663, U+c665-c677, U+c679-c67b, U+c67d-c693, U+c696-c697, U+c699-c69b, U+c69d-c6a3, U+c6a6, U+c6a8, U+c6aa-c6af, U+c6b2-c6b3, U+c6b5-c6b7, U+c6b9-c6ba;</text:p>
      <text:p text:style-name="Preformatted_20_Text">}</text:p>
      <text:p text:style-name="Preformatted_20_Text">/* [2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8.woff2);</text:p>
      <text:p text:style-name="Preformatted_20_Text"><text:s text:c="2"/>unicode-range: U+c517-c527, U+c52a-c52b, U+c52d-c52f, U+c531-c538, U+c53a, U+c53c, U+c53e-c543, U+c546-c547, U+c54b, U+c54d-c552, U+c556, U+c55a-c55b, U+c55d, U+c55f, U+c562-c563, U+c565-c567, U+c569-c56f, U+c572, U+c574, U+c576-c57b, U+c57e-c57f, U+c581-c583, U+c585-c586, U+c588-c58b, U+c58e, U+c590, U+c592-c596, U+c599-c5b3, U+c5b6-c5b7, U+c5ba, U+c5be-c5c3, U+c5ca-c5cb, U+c5cd, U+c5cf, U+c5d2-c5d3, U+c5d5-c5d7, U+c5d9-c5df, U+c5e1-c5e2, U+c5e4, U+c5e6-c5eb, U+c5ef, U+c5f1-c5f3;</text:p>
      <text:p text:style-name="Preformatted_20_Text">}</text:p>
      <text:p text:style-name="Preformatted_20_Text">/* [2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29.woff2);</text:p>
      <text:p text:style-name="Preformatted_20_Text"><text:s text:c="2"/>unicode-range: U+c475-c4ef, U+c4f2-c4f3, U+c4f5-c4f7, U+c4f9-c4ff, U+c502-c50b, U+c50d-c516;</text:p>
      <text:p text:style-name="Preformatted_20_Text">}</text:p>
      <text:p text:style-name="Preformatted_20_Text">/* [3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oft-page-break/><text:s text:c="2"/>src: url(https://fonts.gstatic.com/s/nanummyeongjo/v20/9Bty3DZF0dXLMZlywRbVRNhxy2pXV1Axzeau69lCAWDrAgLCcAPYKgRK4K8.30.woff2);</text:p>
      <text:p text:style-name="Preformatted_20_Text"><text:s text:c="2"/>unicode-range: U+c3d0-c3d7, U+c3da-c3db, U+c3dd-c3de, U+c3e1-c3ec, U+c3ee-c3f3, U+c3f5-c42b, U+c42d-c463, U+c466-c474;</text:p>
      <text:p text:style-name="Preformatted_20_Text">}</text:p>
      <text:p text:style-name="Preformatted_20_Text">/* [3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1.woff2);</text:p>
      <text:p text:style-name="Preformatted_20_Text"><text:s text:c="2"/>unicode-range: U+c32b-c367, U+c36a-c36b, U+c36d-c36f, U+c371-c377, U+c37a-c37b, U+c37e-c383, U+c385-c387, U+c389-c3cf;</text:p>
      <text:p text:style-name="Preformatted_20_Text">}</text:p>
      <text:p text:style-name="Preformatted_20_Text">/* [3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2.woff2);</text:p>
      <text:p text:style-name="Preformatted_20_Text"><text:s text:c="2"/>unicode-range: U+c26a-c26b, U+c26d-c26f, U+c271-c273, U+c275-c27b, U+c27e-c287, U+c289-c28f, U+c291-c297, U+c299-c29a, U+c29c-c2a3, U+c2a5-c2a7, U+c2a9-c2ab, U+c2ad-c2b3, U+c2b6, U+c2b8, U+c2ba-c2bb, U+c2bd-c2db, U+c2de-c2df, U+c2e1-c2e2, U+c2e5-c2ea, U+c2ee, U+c2f0, U+c2f2-c2f5, U+c2f7, U+c2fa-c2fb, U+c2fd-c2ff, U+c301-c307, U+c309-c30c, U+c30e-c312, U+c315-c323, U+c325-c328, U+c32a;</text:p>
      <text:p text:style-name="Preformatted_20_Text">}</text:p>
      <text:p text:style-name="Preformatted_20_Text">/* [3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3.woff2);</text:p>
      <text:p text:style-name="Preformatted_20_Text"><text:s text:c="2"/>unicode-range: U+c1bc-c1c3, U+c1c5-c1df, U+c1e1-c1fb, U+c1fd-c203, U+c205-c20c, U+c20e, U+c210-c217, U+c21a-c21b, U+c21d-c21e, U+c221-c227, U+c229-c22a, U+c22c, U+c22e, U+c230, U+c233-c24f, U+c251-c257, U+c259-c269;</text:p>
      <text:p text:style-name="Preformatted_20_Text">}</text:p>
      <text:p text:style-name="Preformatted_20_Text">/* [3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4.woff2);</text:p>
      <text:p text:style-name="Preformatted_20_Text"><text:s text:c="2"/>unicode-range: U+c101-c11b, U+c11f, U+c121-c123, U+c125-c12b, U+c12e, U+c132-c137, U+c13a-c13b, U+c13d-c13f, U+c141-c147, U+c14a, U+c14c-c153, U+c155-c157, U+c159-c15b, U+c15d-c166, U+c169-c16f, U+c171-c177, U+c179-c18b, U+c18e-c18f, U+c191-c193, U+c195-c19b, U+c19d-c19e, U+c1a0, U+c1a2-c1a4, U+c1a6-c1bb;</text:p>
      <text:p text:style-name="Preformatted_20_Text"><text:soft-page-break/>}</text:p>
      <text:p text:style-name="Preformatted_20_Text">/* [3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5.woff2);</text:p>
      <text:p text:style-name="Preformatted_20_Text"><text:s text:c="2"/>unicode-range: U+c049-c057, U+c059-c05b, U+c05d-c05f, U+c061-c067, U+c069-c08f, U+c091-c0ab, U+c0ae-c0af, U+c0b1-c0b3, U+c0b5, U+c0b7-c0bb, U+c0be, U+c0c2-c0c7, U+c0ca-c0cb, U+c0cd-c0cf, U+c0d1-c0d7, U+c0d9-c0da, U+c0dc, U+c0de-c0e3, U+c0e5-c0eb, U+c0ed-c0f3, U+c0f6, U+c0f8, U+c0fa-c0ff;</text:p>
      <text:p text:style-name="Preformatted_20_Text">}</text:p>
      <text:p text:style-name="Preformatted_20_Text">/* [3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6.woff2);</text:p>
      <text:p text:style-name="Preformatted_20_Text"><text:s text:c="2"/>unicode-range: U+bfa7-bfaf, U+bfb1-bfc4, U+bfc6-bfcb, U+bfce-bfcf, U+bfd1-bfd3, U+bfd5-bfdb, U+bfdd-c048;</text:p>
      <text:p text:style-name="Preformatted_20_Text">}</text:p>
      <text:p text:style-name="Preformatted_20_Text">/* [3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7.woff2);</text:p>
      <text:p text:style-name="Preformatted_20_Text"><text:s text:c="2"/>unicode-range: U+bf07, U+bf09-bf3f, U+bf41-bf4f, U+bf52-bf54, U+bf56-bfa6;</text:p>
      <text:p text:style-name="Preformatted_20_Text">}</text:p>
      <text:p text:style-name="Preformatted_20_Text">/* [3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38.woff2);</text:p>
      <text:p text:style-name="Preformatted_20_Text"><text:s text:c="2"/>unicode-range: U+be56, U+be58, U+be5c-be5f, U+be62-be63, U+be65-be67, U+be69-be74, U+be76-be7b, U+be7e-be7f, U+be81-be8e, U+be90, U+be92-bea7, U+bea9-becf, U+bed2-bed3, U+bed5-bed6, U+bed9-bee3, U+bee6-bf06;</text:p>
      <text:p text:style-name="Preformatted_20_Text">}</text:p>
      <text:p text:style-name="Preformatted_20_Text">/* [3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oft-page-break/><text:s text:c="2"/>src: url(https://fonts.gstatic.com/s/nanummyeongjo/v20/9Bty3DZF0dXLMZlywRbVRNhxy2pXV1Axzeau69lCAWDrAgLCcAPYKgRK4K8.39.woff2);</text:p>
      <text:p text:style-name="Preformatted_20_Text"><text:s text:c="2"/>unicode-range: U+bdb0-bdd3, U+bdd5-bdef, U+bdf1-be0b, U+be0d-be0f, U+be11-be13, U+be15-be43, U+be46-be47, U+be49-be4b, U+be4d-be53;</text:p>
      <text:p text:style-name="Preformatted_20_Text">}</text:p>
      <text:p text:style-name="Preformatted_20_Text">/* [4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0.woff2);</text:p>
      <text:p text:style-name="Preformatted_20_Text"><text:s text:c="2"/>unicode-range: U+bd03, U+bd06, U+bd08, U+bd0a-bd0f, U+bd11-bd22, U+bd25-bd47, U+bd49-bd58, U+bd5a-bd7f, U+bd82-bd83, U+bd85-bd87, U+bd8a-bd8f, U+bd91-bd92, U+bd94, U+bd96-bd98, U+bd9a-bdaf;</text:p>
      <text:p text:style-name="Preformatted_20_Text">}</text:p>
      <text:p text:style-name="Preformatted_20_Text">/* [4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1.woff2);</text:p>
      <text:p text:style-name="Preformatted_20_Text"><text:s text:c="2"/>unicode-range: U+bc4e-bc83, U+bc86-bc87, U+bc89-bc8b, U+bc8d-bc93, U+bc96, U+bc98, U+bc9b-bc9f, U+bca2-bca3, U+bca5-bca7, U+bca9-bcb2, U+bcb4-bcbb, U+bcbe-bcbf, U+bcc1-bcc3, U+bcc5-bccc, U+bcce-bcd0, U+bcd2-bcd4, U+bcd6-bcf3, U+bcf7, U+bcf9-bcfb, U+bcfd-bd02;</text:p>
      <text:p text:style-name="Preformatted_20_Text">}</text:p>
      <text:p text:style-name="Preformatted_20_Text">/* [4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2.woff2);</text:p>
      <text:p text:style-name="Preformatted_20_Text"><text:s text:c="2"/>unicode-range: U+bb90-bba3, U+bba5-bbab, U+bbad-bbbf, U+bbc1-bbf7, U+bbfa-bbfb, U+bbfd-bbfe, U+bc01-bc07, U+bc09-bc0a, U+bc0e, U+bc10, U+bc12-bc13, U+bc17, U+bc19-bc1a, U+bc1e, U+bc20-bc23, U+bc26, U+bc28, U+bc2a-bc2c, U+bc2e-bc2f, U+bc32-bc33, U+bc35-bc37, U+bc39-bc3f, U+bc41-bc42, U+bc44, U+bc46-bc48, U+bc4a-bc4d;</text:p>
      <text:p text:style-name="Preformatted_20_Text">}</text:p>
      <text:p text:style-name="Preformatted_20_Text">/* [4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3.woff2);</text:p>
      <text:p text:style-name="Preformatted_20_Text"><text:s text:c="2"/>unicode-range: U+bae6-bafb, U+bafd-bb17, U+bb19-bb33, U+bb37, U+bb39-bb3a, U+bb3d-bb43, U+bb45-bb46, U+bb48, U+bb4a-bb4f, U+bb51-bb53, U+bb55-bb57, U+bb59-bb62, U+bb64-bb8f;</text:p>
      <text:p text:style-name="Preformatted_20_Text"><text:soft-page-break/>}</text:p>
      <text:p text:style-name="Preformatted_20_Text">/* [4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4.woff2);</text:p>
      <text:p text:style-name="Preformatted_20_Text"><text:s text:c="2"/>unicode-range: U+ba30-ba37, U+ba3a-ba3b, U+ba3d-ba3f, U+ba41-ba47, U+ba49-ba4a, U+ba4c, U+ba4e-ba53, U+ba56-ba57, U+ba59-ba5b, U+ba5d-ba63, U+ba65-ba66, U+ba68-ba6f, U+ba71-ba73, U+ba75-ba77, U+ba79-ba84, U+ba86, U+ba88-baa7, U+baaa, U+baad-baaf, U+bab1-bab7, U+baba, U+babc, U+babe-bae5;</text:p>
      <text:p text:style-name="Preformatted_20_Text">}</text:p>
      <text:p text:style-name="Preformatted_20_Text">/* [4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5.woff2);</text:p>
      <text:p text:style-name="Preformatted_20_Text"><text:s text:c="2"/>unicode-range: U+b96e-b973, U+b976-b977, U+b979-b97b, U+b97d-b983, U+b986, U+b988, U+b98a-b98d, U+b98f-b9ab, U+b9ae-b9af, U+b9b1-b9b3, U+b9b5-b9bb, U+b9be, U+b9c0, U+b9c2-b9c7, U+b9ca-b9cb, U+b9cd, U+b9d2-b9d7, U+b9da, U+b9dc, U+b9df-b9e0, U+b9e2, U+b9e6-b9e7, U+b9e9-b9f3, U+b9f6, U+b9f8, U+b9fb-ba2f;</text:p>
      <text:p text:style-name="Preformatted_20_Text">}</text:p>
      <text:p text:style-name="Preformatted_20_Text">/* [4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6.woff2);</text:p>
      <text:p text:style-name="Preformatted_20_Text"><text:s text:c="2"/>unicode-range: U+b8bf-b8cb, U+b8cd-b8e0, U+b8e2-b8e7, U+b8ea-b8eb, U+b8ed-b8ef, U+b8f1-b8f7, U+b8fa, U+b8fc, U+b8fe-b903, U+b905-b917, U+b919-b91f, U+b921-b93b, U+b93d-b957, U+b95a-b95b, U+b95d-b95f, U+b961-b967, U+b969-b96c;</text:p>
      <text:p text:style-name="Preformatted_20_Text">}</text:p>
      <text:p text:style-name="Preformatted_20_Text">/* [4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7.woff2);</text:p>
      <text:p text:style-name="Preformatted_20_Text"><text:s text:c="2"/>unicode-range: U+b80d-b80f, U+b811-b817, U+b81a, U+b81c-b823, U+b826-b827, U+b829-b82b, U+b82d-b833, U+b836, U+b83a-b83f, U+b841-b85b, U+b85e-b85f, U+b861-b863, U+b865-b86b, U+b86e, U+b870, U+b872-b8af, U+b8b1-b8be;</text:p>
      <text:p text:style-name="Preformatted_20_Text">}</text:p>
      <text:p text:style-name="Preformatted_20_Text">/* [4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oft-page-break/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8.woff2);</text:p>
      <text:p text:style-name="Preformatted_20_Text"><text:s text:c="2"/>unicode-range: U+b74d-b75f, U+b761-b763, U+b765-b774, U+b776-b77b, U+b77e-b77f, U+b781-b783, U+b785-b78b, U+b78e, U+b792-b796, U+b79a-b79b, U+b79d-b7a7, U+b7aa, U+b7ae-b7b3, U+b7b6-b7c8, U+b7ca-b7eb, U+b7ee-b7ef, U+b7f1-b7f3, U+b7f5-b7fb, U+b7fe, U+b802-b806, U+b80a-b80b;</text:p>
      <text:p text:style-name="Preformatted_20_Text">}</text:p>
      <text:p text:style-name="Preformatted_20_Text">/* [4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49.woff2);</text:p>
      <text:p text:style-name="Preformatted_20_Text"><text:s text:c="2"/>unicode-range: U+b6a7-b6aa, U+b6ac-b6b0, U+b6b2-b6ef, U+b6f1-b727, U+b72a-b72b, U+b72d-b72e, U+b731-b737, U+b739-b73a, U+b73c-b743, U+b745-b74c;</text:p>
      <text:p text:style-name="Preformatted_20_Text">}</text:p>
      <text:p text:style-name="Preformatted_20_Text">/* [5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0.woff2);</text:p>
      <text:p text:style-name="Preformatted_20_Text"><text:s text:c="2"/>unicode-range: U+b605-b60f, U+b612-b617, U+b619-b624, U+b626-b69b, U+b69e-b6a3, U+b6a5-b6a6;</text:p>
      <text:p text:style-name="Preformatted_20_Text">}</text:p>
      <text:p text:style-name="Preformatted_20_Text">/* [5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1.woff2);</text:p>
      <text:p text:style-name="Preformatted_20_Text"><text:s text:c="2"/>unicode-range: U+b55f, U+b562-b583, U+b585-b59f, U+b5a2-b5a3, U+b5a5-b5a7, U+b5a9-b5b2, U+b5b5-b5ba, U+b5bd-b604;</text:p>
      <text:p text:style-name="Preformatted_20_Text">}</text:p>
      <text:p text:style-name="Preformatted_20_Text">/* [5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2.woff2);</text:p>
      <text:p text:style-name="Preformatted_20_Text"><text:s text:c="2"/>unicode-range: U+b4a5-b4b6, U+b4b8-b4bf, U+b4c1-b4c7, U+b4c9-b4db, U+b4de-b4df, U+b4e1-b4e2, U+b4e5-b4eb, U+b4ee, U+b4f0, U+b4f2-b513, U+b516-b517, U+b519-b51a, U+b51d-b523, U+b526, U+b528, U+b52b-b52f, U+b532-b533, U+b535-b537, U+b539-b53f, U+b541-b544, U+b546-b54b, U+b54d-b54f, U+b551-b55b, U+b55d-b55e;</text:p>
      <text:p text:style-name="Preformatted_20_Text"><text:soft-page-break/>}</text:p>
      <text:p text:style-name="Preformatted_20_Text">/* [5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3.woff2);</text:p>
      <text:p text:style-name="Preformatted_20_Text"><text:s text:c="2"/>unicode-range: U+b3f8-b3fb, U+b3fd-b40f, U+b411-b417, U+b419-b41b, U+b41d-b41f, U+b421-b427, U+b42a-b42b, U+b42d-b44f, U+b452-b453, U+b455-b457, U+b459-b45f, U+b462-b464, U+b466-b46b, U+b46d-b47f, U+b481-b4a3;</text:p>
      <text:p text:style-name="Preformatted_20_Text">}</text:p>
      <text:p text:style-name="Preformatted_20_Text">/* [5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4.woff2);</text:p>
      <text:p text:style-name="Preformatted_20_Text"><text:s text:c="2"/>unicode-range: U+b342-b353, U+b356-b357, U+b359-b35b, U+b35d-b35e, U+b360-b363, U+b366, U+b368, U+b36a-b36d, U+b36f, U+b372-b373, U+b375-b377, U+b379-b37f, U+b381-b382, U+b384, U+b386-b38b, U+b38d-b3c3, U+b3c6-b3c7, U+b3c9-b3ca, U+b3cd-b3d3, U+b3d6, U+b3d8, U+b3da-b3f7;</text:p>
      <text:p text:style-name="Preformatted_20_Text">}</text:p>
      <text:p text:style-name="Preformatted_20_Text">/* [5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5.woff2);</text:p>
      <text:p text:style-name="Preformatted_20_Text"><text:s text:c="2"/>unicode-range: U+b27c-b283, U+b285-b28f, U+b292-b293, U+b295-b297, U+b29a-b29f, U+b2a1-b2a4, U+b2a7-b2a9, U+b2ab, U+b2ad-b2c7, U+b2ca-b2cb, U+b2cd-b2cf, U+b2d1-b2d7, U+b2da, U+b2dc, U+b2de-b2e3, U+b2e7, U+b2e9-b2ea, U+b2ef-b2f3, U+b2f6, U+b2f8, U+b2fa-b2fb, U+b2fd-b2fe, U+b302-b303, U+b305-b307, U+b309-b30f, U+b312, U+b316-b31b, U+b31d-b341;</text:p>
      <text:p text:style-name="Preformatted_20_Text">}</text:p>
      <text:p text:style-name="Preformatted_20_Text">/* [5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6.woff2);</text:p>
      <text:p text:style-name="Preformatted_20_Text"><text:s text:c="2"/>unicode-range: U+b1d6-b1e7, U+b1e9-b1fc, U+b1fe-b203, U+b206-b207, U+b209-b20b, U+b20d-b213, U+b216-b21f, U+b221-b257, U+b259-b273, U+b275-b27b;</text:p>
      <text:p text:style-name="Preformatted_20_Text">}</text:p>
      <text:p text:style-name="Preformatted_20_Text">/* [5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oft-page-break/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7.woff2);</text:p>
      <text:p text:style-name="Preformatted_20_Text"><text:s text:c="2"/>unicode-range: U+b120-b122, U+b126-b127, U+b129-b12b, U+b12d-b133, U+b136, U+b138, U+b13a-b13f, U+b142-b143, U+b145-b14f, U+b151-b153, U+b156-b157, U+b159-b177, U+b17a-b17b, U+b17d-b17f, U+b181-b187, U+b189-b18c, U+b18e-b191, U+b195-b1a7, U+b1a9-b1cb, U+b1cd-b1d5;</text:p>
      <text:p text:style-name="Preformatted_20_Text">}</text:p>
      <text:p text:style-name="Preformatted_20_Text">/* [5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8.woff2);</text:p>
      <text:p text:style-name="Preformatted_20_Text"><text:s text:c="2"/>unicode-range: U+b05f-b07b, U+b07e-b07f, U+b081-b083, U+b085-b08b, U+b08d-b097, U+b09b, U+b09d-b09f, U+b0a2-b0a7, U+b0aa, U+b0b0, U+b0b2, U+b0b6-b0b7, U+b0b9-b0bb, U+b0bd-b0c3, U+b0c6-b0c7, U+b0ca-b0cf, U+b0d1-b0df, U+b0e1-b0e4, U+b0e6-b107, U+b10a-b10b, U+b10d-b10f, U+b111-b112, U+b114-b117, U+b119-b11a, U+b11c-b11f;</text:p>
      <text:p text:style-name="Preformatted_20_Text">}</text:p>
      <text:p text:style-name="Preformatted_20_Text">/* [5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59.woff2);</text:p>
      <text:p text:style-name="Preformatted_20_Text"><text:s text:c="2"/>unicode-range: U+afac-afb7, U+afba-afbb, U+afbd-afbf, U+afc1-afc6, U+afca-afcc, U+afce-afd3, U+afd5-afe7, U+afe9-afef, U+aff1-b00b, U+b00d-b00f, U+b011-b013, U+b015-b01b, U+b01d-b027, U+b029-b043, U+b045-b047, U+b049, U+b04b, U+b04d-b052, U+b055-b056, U+b058-b05c, U+b05e;</text:p>
      <text:p text:style-name="Preformatted_20_Text">}</text:p>
      <text:p text:style-name="Preformatted_20_Text">/* [6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60.woff2);</text:p>
      <text:p text:style-name="Preformatted_20_Text"><text:s text:c="2"/>unicode-range: U+af03-af07, U+af09-af2b, U+af2e-af33, U+af35-af3b, U+af3e-af40, U+af44-af47, U+af4a-af5c, U+af5e-af63, U+af65-af7f, U+af81-afab;</text:p>
      <text:p text:style-name="Preformatted_20_Text">}</text:p>
      <text:p text:style-name="Preformatted_20_Text">/* [6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61.woff2);</text:p>
      <text:p text:style-name="Preformatted_20_Text"><text:soft-page-break/><text:s text:c="2"/>unicode-range: U+ae56-ae5b, U+ae5e-ae60, U+ae62-ae64, U+ae66-ae67, U+ae69-ae6b, U+ae6d-ae83, U+ae85-aebb, U+aebf, U+aec1-aec3, U+aec5-aecb, U+aece, U+aed0, U+aed2-aed7, U+aed9-aef3, U+aef5-af02;</text:p>
      <text:p text:style-name="Preformatted_20_Text">}</text:p>
      <text:p text:style-name="Preformatted_20_Text">/* [6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62.woff2);</text:p>
      <text:p text:style-name="Preformatted_20_Text"><text:s text:c="2"/>unicode-range: U+ad9c-ada3, U+ada5-adbf, U+adc1-adc3, U+adc5-adc7, U+adc9-add2, U+add4-addb, U+addd-addf, U+ade1-ade3, U+ade5-adf7, U+adfa-adfb, U+adfd-adff, U+ae02-ae07, U+ae0a, U+ae0c, U+ae0e-ae13, U+ae15-ae2f, U+ae31-ae33, U+ae35-ae37, U+ae39-ae3f, U+ae42, U+ae44, U+ae46-ae49, U+ae4b, U+ae4f, U+ae51-ae53, U+ae55;</text:p>
      <text:p text:style-name="Preformatted_20_Text">}</text:p>
      <text:p text:style-name="Preformatted_20_Text">/* [6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63.woff2);</text:p>
      <text:p text:style-name="Preformatted_20_Text"><text:s text:c="2"/>unicode-range: U+ace2-ace3, U+ace5-ace6, U+ace9-acef, U+acf2, U+acf4, U+acf7-acfb, U+acfe-acff, U+ad01-ad03, U+ad05-ad0b, U+ad0d-ad10, U+ad12-ad1b, U+ad1d-ad33, U+ad35-ad48, U+ad4a-ad4f, U+ad51-ad6b, U+ad6e-ad6f, U+ad71-ad72, U+ad77-ad7c, U+ad7e, U+ad80, U+ad82-ad87, U+ad89-ad8b, U+ad8d-ad8f, U+ad91-ad9b;</text:p>
      <text:p text:style-name="Preformatted_20_Text">}</text:p>
      <text:p text:style-name="Preformatted_20_Text">/* [6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64.woff2);</text:p>
      <text:p text:style-name="Preformatted_20_Text"><text:s text:c="2"/>unicode-range: U+ac25-ac2c, U+ac2e, U+ac30, U+ac32-ac37, U+ac39-ac3f, U+ac41-ac4c, U+ac4e-ac6f, U+ac72-ac73, U+ac75-ac76, U+ac79-ac7f, U+ac82, U+ac84-ac88, U+ac8a-ac8b, U+ac8d-ac8f, U+ac91-ac93, U+ac95-ac9b, U+ac9d-ac9e, U+aca1-aca7, U+acab, U+acad-acaf, U+acb1-acb7, U+acba-acbb, U+acbe-acc0, U+acc2-acc3, U+acc5-acdf;</text:p>
      <text:p text:style-name="Preformatted_20_Text">}</text:p>
      <text:p text:style-name="Preformatted_20_Text">/* [6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65.woff2);</text:p>
      <text:p text:style-name="Preformatted_20_Text"><text:s text:c="2"/>unicode-range: U+99df, U+99ed, U+99f1, U+99ff, U+9a01, U+9a08, U+9a0e-9a0f, U+9a19, U+9a2b, U+9a30, U+9a36-9a37, U+9a40, U+9a43, U+9a45, U+9a4d, U+9a55, U+9a57, U+9a5a-9a5b, U+9a5f, U+9a62, U+9a65, U+9a69-9a6a, U+9aa8, U+9ab8, U+9ad3, <text:soft-page-break/>U+9ae5, U+9aee, U+9b1a, U+9b27, U+9b2a, U+9b31, U+9b3c, U+9b41-9b45, U+9b4f, U+9b54, U+9b5a, U+9b6f, U+9b8e, U+9b91, U+9b9f, U+9bab, U+9bae, U+9bc9, U+9bd6, U+9be4, U+9be8, U+9c0d, U+9c10, U+9c12, U+9c15, U+9c25, U+9c32, U+9c3b, U+9c47, U+9c49, U+9c57, U+9ce5, U+9ce7, U+9ce9, U+9cf3-9cf4, U+9cf6, U+9d09, U+9d1b, U+9d26, U+9d28, U+9d3b, U+9d51, U+9d5d, U+9d60-9d61, U+9d6c, U+9d72, U+9da9, U+9daf, U+9db4, U+9dc4, U+9dd7, U+9df2, U+9df8-9dfa, U+9e1a, U+9e1e, U+9e75, U+9e79, U+9e7d, U+9e7f, U+9e92-9e93, U+9e97, U+9e9d, U+9e9f, U+9ea5, U+9eb4-9eb5, U+9ebb, U+9ebe, U+9ec3, U+9ecd-9ece, U+9ed4, U+9ed8, U+9edb-9edc, U+9ede, U+9ee8, U+9ef4, U+9f07-9f08, U+9f0e, U+9f13, U+9f20, U+9f3b, U+9f4a-9f4b, U+9f4e, U+9f52, U+9f5f, U+9f61, U+9f67, U+9f6a, U+9f6c, U+9f77, U+9f8d, U+9f90, U+9f95, U+9f9c, U+ac02-ac03, U+ac05-ac06, U+ac09-ac0f, U+ac17-ac18, U+ac1b, U+ac1e-ac1f, U+ac21-ac23;</text:p>
      <text:p text:style-name="Preformatted_20_Text">}</text:p>
      <text:p text:style-name="Preformatted_20_Text">/* [9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93.woff2);</text:p>
      <text:p text:style-name="Preformatted_20_Text"><text:s text:c="2"/>unicode-range: U+338c-339c, U+339f-33a0, U+33a2-33cb, U+33cf-33d0, U+33d3, U+33d6, U+33d8, U+33db-33dd, U+4e01, U+4e03, U+4e07-4e08, U+4e11, U+4e14-4e15, U+4e18-4e19, U+4e1e, U+4e32, U+4e38-4e39, U+4e42-4e43, U+4e45, U+4e4d-4e4f, U+4e56, U+4e58-4e59, U+4e5d-4e5e, U+4e6b, U+4e6d, U+4e73, U+4e76-4e77, U+4e7e, U+4e82, U+4e86, U+4e88, U+4e8e, U+4e90-4e92, U+4e94-4e95, U+4e98, U+4e9b, U+4e9e, U+4ea1-4ea2, U+4ea4-4ea6, U+4ea8, U+4eab, U+4ead-4eae, U+4eb6, U+4ec0-4ec1, U+4ec4, U+4ec7, U+4ecb, U+4ecd, U+4ed4-4ed5, U+4ed7-4ed9, U+4edd, U+4edf, U+4ee4, U+4ef0, U+4ef2, U+4ef6-4ef7, U+4efb, U+4f01, U+4f09, U+4f0b, U+4f0d-4f11, U+4f2f, U+4f34, U+4f36, U+4f38, U+4f3a, U+4f3c-4f3d;</text:p>
      <text:p text:style-name="Preformatted_20_Text">}</text:p>
      <text:p text:style-name="Preformatted_20_Text">/* [9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94.woff2);</text:p>
      <text:p text:style-name="Preformatted_20_Text"><text:s text:c="2"/>unicode-range: U+3136, U+3138, U+313a-3140, U+3143-3144, U+3150, U+3152, U+3154-3156, U+3158-315b, U+315d-315f, U+3162, U+3164-318c, U+318e, U+3200-321b, U+3231, U+3239, U+3251-325a, U+3260-327b, U+327e-327f, U+328a-3290, U+3294, U+329e, U+32a5, U+3380-3384, U+3388-338b;</text:p>
      <text:p text:style-name="Preformatted_20_Text">}</text:p>
      <text:p text:style-name="Preformatted_20_Text">/* [9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95.woff2);</text:p>
      <text:p text:style-name="Preformatted_20_Text"><text:s text:c="2"/>unicode-range: U+2f7d, U+2f7f-2f8b, U+2f8e-2f90, U+2f92-2f97, U+2f99-2fa0, U+2fa2-2fa3, U+2fa5-2fa9, U+2fac-2fb1, U+2fb3-2fbc, U+2fc1-2fca, U+2fcd-2fd4, U+3003, U+3012-3019, U+301c, U+301e-3020, U+3036, U+3041, U+3043, U+3045, U+3047, U+3049, U+304e, U+3050, U+3052, U+3056, U+305a, U+305c, U+305e, U+3062, U+3065, <text:soft-page-break/>U+306c, U+3070-307d, U+3080, U+3085, U+3087, U+308e, U+3090-3091, U+30a1, U+30a5, U+30a9, U+30ae, U+30b1-30b2, U+30b4, U+30b6, U+30bc-30be, U+30c2, U+30c5, U+30cc, U+30d2, U+30d4, U+30d8-30dd, U+30e4, U+30e6, U+30e8, U+30ee, U+30f0-30f2, U+30f4-30f6, U+3133, U+3135;</text:p>
      <text:p text:style-name="Preformatted_20_Text">}</text:p>
      <text:p text:style-name="Preformatted_20_Text">/* [9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96.woff2);</text:p>
      <text:p text:style-name="Preformatted_20_Text"><text:s text:c="2"/>unicode-range: U+2541-254b, U+25a4-25a9, U+25b1, U+25b5, U+25b9, U+25bf, U+25c1, U+25c3, U+25c9-25ca, U+25cc, U+25ce, U+25d0-25d1, U+25e6, U+25ef, U+260f, U+261d, U+261f, U+262f, U+2660, U+2664, U+2667-2669, U+266d, U+266f, U+2716, U+271a, U+273d, U+2756, U+2776-277f, U+278a-2793, U+2963, U+2965, U+2ac5-2ac6, U+2acb-2acc, U+2f00, U+2f04, U+2f06, U+2f08, U+2f0a-2f0b, U+2f11-2f12, U+2f14, U+2f17-2f18, U+2f1c-2f1d, U+2f1f-2f20, U+2f23-2f26, U+2f28-2f29, U+2f2b, U+2f2d, U+2f2f-2f32, U+2f38, U+2f3c-2f40, U+2f42-2f4c, U+2f4f-2f52, U+2f54-2f58, U+2f5a-2f66, U+2f69-2f70, U+2f72-2f76, U+2f78, U+2f7a-2f7c;</text:p>
      <text:p text:style-name="Preformatted_20_Text">}</text:p>
      <text:p text:style-name="Preformatted_20_Text">/* [9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97.woff2);</text:p>
      <text:p text:style-name="Preformatted_20_Text"><text:s text:c="2"/>unicode-range: U+2479-2487, U+249c-24d1, U+24d3-24d7, U+24d9-24e9, U+24eb-24f4, U+2500-2501, U+2503, U+250c-2513, U+2515-2516, U+2518-2540;</text:p>
      <text:p text:style-name="Preformatted_20_Text">}</text:p>
      <text:p text:style-name="Preformatted_20_Text">/* [9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98.woff2);</text:p>
      <text:p text:style-name="Preformatted_20_Text"><text:s text:c="2"/>unicode-range: U+215b-215e, U+2162-2169, U+2170-2179, U+2195-2199, U+21b0-21b4, U+21bc, U+21c0, U+21c4-21c5, U+21cd, U+21cf-21d4, U+21e0-21e3, U+21e6-21e9, U+2200, U+2202-2203, U+2206-2209, U+220b-220c, U+220f, U+2211, U+2213, U+221a, U+221d-2220, U+2222, U+2225-2227, U+2229-222c, U+222e, U+2234-2237, U+223d, U+2243, U+2245, U+2248, U+2250-2253, U+225a, U+2260-2262, U+2264-2267, U+226a-226b, U+226e-2273, U+2276-2277, U+2279-227b, U+2280-2287, U+228a-228b, U+2295-2297, U+22a3-22a5, U+22bb-22bc, U+22ce-22cf, U+22da-22db, U+22ee-22ef, U+2306, U+2312, U+2314, U+2467-2478;</text:p>
      <text:p text:style-name="Preformatted_20_Text">}</text:p>
      <text:p text:style-name="Preformatted_20_Text">/* [9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oft-page-break/><text:s text:c="2"/>src: url(https://fonts.gstatic.com/s/nanummyeongjo/v20/9Bty3DZF0dXLMZlywRbVRNhxy2pXV1Axzeau69lCAWDrAgLCcAPYKgRK4K8.99.woff2);</text:p>
      <text:p text:style-name="Preformatted_20_Text"><text:s text:c="2"/>unicode-range: U+81-82, U+84, U+a2-a5, U+a7-a8, U+aa, U+ac-ad, U+b1-b3, U+b6, U+b8-ba, U+bc-be, U+c0, U+c2, U+c6-cb, U+ce-d0, U+d4, U+d8-d9, U+db-dc, U+de-df, U+e6, U+eb, U+ee-f0, U+f4, U+f7-f9, U+fb, U+fe-ff, U+111, U+126-127, U+132-133, U+138, U+13f-142, U+149-14b, U+152-153, U+166-167, U+2bc, U+2c7, U+2d0, U+2d8-2d9, U+2db-2dd, U+391-394, U+396-3a1, U+3a3-3a9, U+3b2-3b6, U+3b8, U+3bc, U+3be-3c1, U+3c3-3c9, U+2010, U+2015-2016, U+2018-2019, U+201b, U+201f-2021, U+2025, U+2030, U+2033-2036, U+203c, U+203e, U+2042, U+2074, U+207a-207f, U+2081-2084, U+2109, U+2113, U+2116, U+2121, U+2126, U+212b, U+2153-2154;</text:p>
      <text:p text:style-name="Preformatted_20_Text">}</text:p>
      <text:p text:style-name="Preformatted_20_Text">/* [10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0.woff2);</text:p>
      <text:p text:style-name="Preformatted_20_Text"><text:s text:c="2"/>unicode-range: U+e8, U+2da, U+2160, U+2194, U+3054, U+3058, U+306d, U+3086, U+308d, U+30ac, U+30bb, U+30c4, U+30cd-30ce, U+30e2, U+3132, U+3146, U+3149, U+339d, U+4e3b, U+4f0a, U+4fdd, U+4fe1, U+5409, U+540c, U+5834, U+592a-592b, U+5b9a, U+5dde, U+5e0c, U+5e73, U+5f0f, U+60f3, U+653f, U+661f, U+662f, U+667a, U+683c, U+6b4c, U+6c11, U+767c, U+76ee, U+76f4, U+77f3, U+79d1, U+7a7a, U+7b2c, U+7d22, U+8207, U+8a00, U+8a71, U+9280, U+9580, U+958b, U+96c6, U+9762, U+98df, U+9ed1, U+ac2d, U+adc8, U+add3, U+af48, U+b014, U+b134-b135, U+b158, U+b2aa, U+b35f, U+b6a4, U+b9cf, U+bb63, U+bd23, U+be91, U+c29b, U+c3f4, U+c42c, U+c55c, U+c573, U+c58f, U+c78c, U+c7dd, U+c8f5, U+cad1, U+cc48, U+cf10, U+cf20, U+d03c, U+d07d, U+d2a0, U+d30e, U+d38d, U+d3a8, U+d3c8, U+d5e5, U+d5f9, U+d6e4, U+f90a, U+ff02, U+ff1c;</text:p>
      <text:p text:style-name="Preformatted_20_Text">}</text:p>
      <text:p text:style-name="Preformatted_20_Text">/* [10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1.woff2);</text:p>
      <text:p text:style-name="Preformatted_20_Text"><text:s text:c="2"/>unicode-range: U+3b1, U+2466, U+25a1, U+25a3, U+261c, U+3008-3009, U+305b, U+305d, U+3069, U+30a7, U+30ba, U+30cf, U+30ef, U+3151, U+3157, U+4e4b, U+4e5f, U+4e8c, U+4eca, U+4ed6, U+4f5b, U+50cf, U+5149, U+5165, U+5171, U+5229, U+529b, U+5316, U+539f, U+53f2, U+571f, U+5728, U+58eb, U+591c, U+5b78, U+5c11, U+5c55, U+5ddd, U+5e02, U+5fb7, U+60c5, U+610f, U+611f, U+6625, U+66f8, U+6797, U+679c, U+682a, U+6d2a, U+706b, U+7406, U+767b, U+76f8, U+77e5, U+7acb, U+898b, U+8a69, U+8def, U+8fd1, U+901a, U+90e8, U+91cd, U+975e, U+ae14, U+ae6c, U+aec0, U+afc7, U+afc9, U+b01c, U+b028, U+b308, U+b311, U+b314, U+b31c, U+b524, U+b560, U+b764, U+b920, U+b9e3, U+bd48, U+be7d, U+c0db, U+c231, U+c270, U+c2e3, U+c37d, U+c3ed, U+c530, U+c6a5, U+c6dc, U+c7a4, U+c954, U+c974, U+d000, U+d565, U+d667, U+d6c5, U+d79d, U+ff1e;</text:p>
      <text:p text:style-name="Preformatted_20_Text">}</text:p>
      <text:p text:style-name="Preformatted_20_Text">/* [10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oft-page-break/><text:s text:c="2"/>font-display: swap;</text:p>
      <text:p text:style-name="Preformatted_20_Text"><text:s text:c="2"/>src: url(https://fonts.gstatic.com/s/nanummyeongjo/v20/9Bty3DZF0dXLMZlywRbVRNhxy2pXV1Axzeau69lCAWDrAgLCcAPYKgRK4K8.102.woff2);</text:p>
      <text:p text:style-name="Preformatted_20_Text"><text:s text:c="2"/>unicode-range: U+131, U+2032, U+2465, U+2642, U+3048, U+3051, U+3083-3084, U+308f, U+30c0, U+30d1, U+30d3, U+30d6, U+30df, U+30e7, U+3153, U+4e16, U+4e8b, U+4ee5, U+5206, U+52a0, U+52d5, U+53e4, U+53ef, U+54c1, U+57ce, U+597d, U+5b8c, U+5ea6, U+5f8c, U+5f97, U+6210, U+6240, U+624b, U+6728, U+6bd4, U+7236, U+7269, U+7279, U+738b, U+7528, U+7530, U+767e, U+798f, U+8005, U+8a18, U+90fd, U+91cc, U+9577, U+9593, U+98a8, U+ac20, U+acf6, U+ad90, U+af5d, U+af80, U+afcd, U+aff0, U+b0a1, U+b0b5, U+b1fd, U+b2fc, U+b380, U+b51b, U+b584, U+b5b3, U+b8fd, U+b93c, U+b9f4, U+bb44, U+bc08, U+bc27, U+bc49, U+be55, U+be64, U+bfb0, U+bfc5, U+c178, U+c21f, U+c314, U+c4f1, U+c58d, U+c664, U+c698, U+c6a7, U+c6c1, U+c9ed, U+cac0, U+cacc, U+cad9, U+ccb5, U+cdcc, U+d0e4, U+d143, U+d320, U+d330, U+d54d, U+ff06, U+ff1f, U+ff5e;</text:p>
      <text:p text:style-name="Preformatted_20_Text">}</text:p>
      <text:p text:style-name="Preformatted_20_Text">/* [10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3.woff2);</text:p>
      <text:p text:style-name="Preformatted_20_Text"><text:s text:c="2"/>unicode-range: U+b4, U+20a9, U+20ac, U+2190, U+24d8, U+2502, U+2514, U+2592, U+25c7-25c8, U+2663, U+3060, U+3064, U+3081, U+3088, U+30a3, U+30a6, U+30aa, U+30b5, U+30c7, U+30ca-30cb, U+30d0, U+30e3, U+30e5, U+339e, U+4e09, U+4eac, U+4f5c, U+5167-5168, U+516c, U+51fa, U+5408, U+540d, U+591a, U+5b57, U+6211, U+65b9, U+660e, U+6642, U+6700, U+6b63, U+6e2f, U+7063, U+7532, U+793e, U+81ea, U+8272, U+82b1, U+897f, U+8eca, U+91ce, U+ac38, U+ad76, U+ae84, U+aecc, U+b07d, U+b0b1, U+b215, U+b2a0, U+b310, U+b3d7, U+b52a, U+b618, U+b775, U+b797, U+bcd5, U+bd59, U+be80, U+bea8, U+bed1, U+bee4-bee5, U+c060, U+c2ef, U+c329, U+c3dc, U+c597, U+c5bd, U+c5e5, U+c69c, U+c9d6, U+ca29, U+ca5c, U+ca84, U+cc39, U+cc3b, U+ce89, U+cee5, U+cf65, U+cf85, U+d058, U+d145, U+d22d, U+d325, U+d37d, U+d3ad, U+d769, U+ff0c;</text:p>
      <text:p text:style-name="Preformatted_20_Text">}</text:p>
      <text:p text:style-name="Preformatted_20_Text">/* [10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4.woff2);</text:p>
      <text:p text:style-name="Preformatted_20_Text"><text:s text:c="2"/>unicode-range: U+2161, U+2228, U+2299, U+2464, U+2517, U+2640, U+3042, U+304a, U+3053, U+3061, U+307f, U+3082, U+308c, U+3092, U+30a8, U+30ab, U+30ad, U+30b0, U+30b3, U+30b7, U+30c1, U+30c6, U+30c9, U+30d5, U+30d7, U+30de, U+30e0-30e1, U+30ec-30ed, U+4e0b, U+4e0d, U+4ee3, U+53f0, U+548c, U+5b89, U+5bb6, U+5c0f, U+611b, U+6771, U+6aa2, U+6bcd, U+6c34, U+6cd5, U+6d77, U+767d, U+795e, U+8ecd, U+9999, U+9ad8, U+ac07, U+ac1a, U+ac40, U+ad0c, U+ad88, U+ada4, U+ae01, U+ae65, U+aebd, U+aec4, U+afe8, U+b139, U+b205, U+b383, U+b38c, U+b42c, U+b461, U+b55c, U+b78f, U+b8fb, U+b9f7, U+bafc, U+bc99, U+bed8, U+bfcd, U+c0bf, U+c0f9, U+c167, U+c204, U+c20f, U+c22f, U+c258, U+c298, U+c2bc, U+c388, U+c501, U+c50c, U+c5b9, U+c5ce, U+c641, U+c648, U+c73d, U+ca50, U+ca61, U+cc4c, U+ceac, U+d0d4, U+d5f7, U+d6d7, U+ff1a;</text:p>
      <text:p text:style-name="Preformatted_20_Text">}</text:p>
      <text:p text:style-name="Preformatted_20_Text">/* [105] */</text:p>
      <text:p text:style-name="Preformatted_20_Text"><text:soft-page-break/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5.woff2);</text:p>
      <text:p text:style-name="Preformatted_20_Text"><text:s text:c="2"/>unicode-range: U+2103, U+2463, U+25c6, U+25cb, U+266c, U+3001, U+300a, U+3046, U+304c-304d, U+304f, U+3055, U+3059, U+3063, U+3066-3068, U+306f, U+3089, U+30b8, U+30bf, U+314f, U+4e0a, U+570b, U+5730, U+5916, U+5929, U+5c71, U+5e74, U+5fc3, U+601d, U+6027, U+63d0, U+6709, U+6734, U+751f, U+7684, U+82f1, U+9053, U+91d1, U+97f3, U+ac2f, U+ac4d, U+adc4, U+ade4, U+ae41, U+ae4d-ae4e, U+aed1, U+afb9, U+b0e0, U+b299, U+b365, U+b46c, U+b480, U+b4c8, U+b7b4, U+b819, U+b918, U+baab, U+bab9, U+be8f, U+bed7, U+c0ec, U+c19f, U+c1a5, U+c3d9, U+c464, U+c53d, U+c553, U+c570, U+c5cc, U+c633, U+c6a4, U+c7a3, U+c7a6, U+c886, U+c9d9-c9da, U+c9ec, U+ca0c, U+cc21, U+cd1b, U+cd78, U+cdc4, U+cef8, U+cfe4, U+d0a5, U+d0b5, U+d0ec, U+d15d, U+d188, U+d23c, U+d2ac, U+d729, U+d79b, U+ff01, U+ff08-ff09, U+ff5c;</text:p>
      <text:p text:style-name="Preformatted_20_Text">}</text:p>
      <text:p text:style-name="Preformatted_20_Text">/* [10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6.woff2);</text:p>
      <text:p text:style-name="Preformatted_20_Text"><text:s text:c="2"/>unicode-range: U+2039-203a, U+223c, U+25b3, U+25b7, U+25bd, U+25cf, U+266a, U+3002, U+300b, U+304b, U+3057, U+305f, U+306a-306b, U+307e, U+308a-308b, U+3093, U+30a2, U+30af, U+30b9, U+30c3, U+30c8, U+30e9-30eb, U+33a1, U+4e00, U+524d, U+5357, U+5b50, U+7121, U+884c, U+9751, U+ac94, U+aebe, U+aecd, U+af08, U+af41, U+af49, U+b010, U+b053, U+b109, U+b11b, U+b128, U+b154, U+b291, U+b2e6, U+b301, U+b385, U+b525, U+b5b4, U+b729, U+b72f, U+b738, U+b7ff, U+b837, U+b975, U+ba67, U+bb47, U+bc1f, U+bd90, U+bfd4, U+c27c, U+c324, U+c379, U+c3e0, U+c465, U+c53b, U+c58c, U+c610, U+c653, U+c6cd, U+c813, U+c82f, U+c999, U+c9e0, U+cac4, U+cad3, U+cbd4, U+cc10, U+cc22, U+ccb8, U+ccbc, U+cda5, U+ce84, U+cea3, U+cf67, U+cfe1, U+d241, U+d30d, U+d31c, U+d391, U+d401, U+d479, U+d5c9, U+d5db, U+d649, U+d6d4;</text:p>
      <text:p text:style-name="Preformatted_20_Text">}</text:p>
      <text:p text:style-name="Preformatted_20_Text">/* [10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7.woff2);</text:p>
      <text:p text:style-name="Preformatted_20_Text"><text:s text:c="2"/>unicode-range: U+b0, U+e9, U+2193, U+2462, U+260e, U+261e, U+300e-300f, U+3044, U+30a4, U+30fb-30fc, U+314d, U+5973, U+6545, U+6708, U+7537, U+ac89, U+ac9c, U+acc1, U+ad04, U+ad75, U+ad7d, U+ae45, U+ae61, U+af42, U+b0ab, U+b0af, U+b0b3, U+b12c, U+b194, U+b1a8, U+b220, U+b258, U+b284, U+b2ff, U+b315, U+b371, U+b3d4-b3d5, U+b460, U+b527, U+b534, U+b810, U+b818, U+b98e, U+ba55, U+bbac, U+bc0b, U+bc40, U+bca1, U+bccd, U+bd93, U+be54, U+be5a, U+bf08, U+bf50, U+bf55, U+bfdc, U+c0c0, U+c0d0, U+c0f4, U+c100, U+c11e, U+c170, U+c20d, U+c274, U+c290, U+c308, U+c369, U+c539, U+c587, U+c5ff, U+c6ec, U+c70c, U+c7ad, U+c7c8, U+c83c, U+c881, U+cb48, U+cc60, U+ce69, U+ce6b, U+ce75, U+cf04, U+cf08, U+cf55, U+cf70, U+cffc, U+d0b7, U+d1a8, U+d2c8, U+d384, U+d47c, U+d48b, U+d5dd, U+d5e8, U+d720, U+d759, U+f981;</text:p>
      <text:p text:style-name="Preformatted_20_Text"><text:soft-page-break/>}</text:p>
      <text:p text:style-name="Preformatted_20_Text">/* [10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8.woff2);</text:p>
      <text:p text:style-name="Preformatted_20_Text"><text:s text:c="2"/>unicode-range: U+e0, U+e2, U+395, U+3b7, U+3ba, U+2460-2461, U+25a0, U+3010-3011, U+306e, U+30f3, U+314a, U+314c, U+5927, U+65b0, U+7e41, U+97d3, U+9ad4, U+ad49, U+ae0b, U+ae0d, U+ae43, U+ae5d, U+aecf, U+af3c, U+af64, U+afd4, U+b080, U+b084, U+b0c5, U+b10c, U+b1e8, U+b2ac, U+b36e, U+b451, U+b515, U+b540, U+b561, U+b6ab, U+b6b1, U+b72c, U+b730, U+b744, U+b800, U+b8ec, U+b8f0, U+b904, U+b968, U+b96d, U+b987, U+b9d9, U+bb36, U+bb49, U+bc2d, U+bc43, U+bcf6, U+bd89, U+be57, U+be61, U+bed4, U+c090, U+c130, U+c148, U+c19c, U+c2f9, U+c36c, U+c37c, U+c384, U+c3df, U+c575, U+c584, U+c660, U+c719, U+c816, U+ca4d, U+ca54, U+cabc, U+cb49, U+cc14, U+cff5, U+d004, U+d038, U+d0b4, U+d0d3, U+d0e0, U+d0ed, U+d131, U+d1b0, U+d31f, U+d33d, U+d3a0, U+d3ab, U+d514, U+d584, U+d6a1, U+d6cc, U+d749, U+d760, U+d799;</text:p>
      <text:p text:style-name="Preformatted_20_Text">}</text:p>
      <text:p text:style-name="Preformatted_20_Text">/* [10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09.woff2);</text:p>
      <text:p text:style-name="Preformatted_20_Text"><text:s text:c="2"/>unicode-range: U+24, U+60, U+3b9, U+3bb, U+3bd, U+2191, U+2606, U+300c-300d, U+3131, U+3134, U+3139, U+3141-3142, U+3148, U+3161, U+3163, U+321c, U+4eba, U+5317, U+ac31, U+ac77, U+ac9f, U+acb9, U+acf0-acf1, U+acfd, U+ad73, U+af3d, U+b00c, U+b04a, U+b057, U+b0c4, U+b188, U+b1cc, U+b214, U+b2db, U+b2ee, U+b304, U+b4ed, U+b518, U+b5bc, U+b625, U+b69c-b69d, U+b7ac, U+b801, U+b86c, U+b959, U+b95c, U+b985, U+ba48, U+bb58, U+bc0c, U+bc38, U+bc85, U+bc9a, U+bf40, U+c068, U+c0bd, U+c0cc, U+c12f, U+c149, U+c1e0, U+c22b, U+c22d, U+c250, U+c2fc, U+c300, U+c313, U+c370, U+c3d8, U+c557, U+c580, U+c5e3, U+c62e, U+c634, U+c6f0, U+c74d, U+c783, U+c78e, U+c796, U+c7bc, U+c92c, U+ca4c, U+cc1c, U+cc54, U+cc59, U+ce04, U+cf30, U+cfc4, U+d140, U+d321, U+d38c, U+d399, U+d54f, U+d587, U+d5d0, U+d6e8, U+d770;</text:p>
      <text:p text:style-name="Preformatted_20_Text">}</text:p>
      <text:p text:style-name="Preformatted_20_Text">/* [11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0.woff2);</text:p>
      <text:p text:style-name="Preformatted_20_Text"><text:s text:c="2"/>unicode-range: U+d7, U+ea, U+fc, U+2192, U+25bc, U+3000, U+3137, U+3145, U+315c, U+7f8e, U+ac13, U+ac71, U+ac90, U+acb8, U+ace7, U+ad7f, U+ae50, U+aef4, U+af34, U+afbc, U+b048, U+b09a, U+b0ad, U+b0bc, U+b113, U+b125, U+b141, U+b20c, U+b2d9, U+b2ed, U+b367, U+b369, U+b374, U+b3cb, U+b4ec, U+b611, U+b760, U+b81b, U+b834, U+b8b0, U+b8e1, U+b989, U+b9d1, U+b9e1, U+b9fa, U+ba4d, U+ba78, U+bb35, U+bb54, U+bbf9, U+bc11, U+bcb3, U+bd05, U+bd95, U+bdd4, U+be10, U+bed0, U+bf51, U+c0d8, U+c232, U+c2b7, U+c2eb, U+c378, U+c500, U+c52c, U+c549, U+c568, U+c598, U+c5c9, U+c61b, U+c639, U+c67c, U+c717, U+c78a, U+c80a, U+c90c-c90d, U+c950, U+c9e7, <text:soft-page-break/>U+cbe4, U+cca9, U+cce4, U+cdb0, U+ce78, U+ce94, U+ce98, U+cf8c, U+d018, U+d034, U+d0f1, U+d1b1, U+d280, U+d2f8, U+d338, U+d380, U+d3b4, U+d610, U+d69f, U+d6fc, U+d758;</text:p>
      <text:p text:style-name="Preformatted_20_Text">}</text:p>
      <text:p text:style-name="Preformatted_20_Text">/* [11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1.woff2);</text:p>
      <text:p text:style-name="Preformatted_20_Text"><text:s text:c="2"/>unicode-range: U+e7, U+2022, U+203b, U+25c0, U+2605, U+2661, U+3147, U+318d, U+672c, U+8a9e, U+acaa, U+acbc, U+ad1c, U+ae4a, U+ae5c, U+b044, U+b054, U+b0c8-b0c9, U+b2a6, U+b2d0, U+b35c, U+b364, U+b428, U+b454, U+b465, U+b4b7, U+b4e3, U+b51c, U+b5a1, U+b784, U+b790, U+b7ab, U+b7f4, U+b82c, U+b835, U+b8e9, U+b8f8, U+b9d8, U+b9f9, U+ba5c, U+ba64, U+babd, U+bb18, U+bb3b, U+bbff, U+bc0d, U+bc45, U+bc97, U+bcbc, U+be45, U+be75, U+be7c, U+bfcc, U+c0b6, U+c0f7, U+c14b, U+c2b4, U+c30d, U+c4f8, U+c5bb, U+c5d1, U+c5e0, U+c5ee, U+c5fd, U+c606, U+c6c5, U+c6e0, U+c708, U+c81d, U+c820, U+c824, U+c878, U+c918, U+c96c, U+c9e4, U+c9f1, U+cc2e, U+cd09, U+cea1, U+cef5, U+cef7, U+cf64, U+cf69, U+cfe8, U+d035, U+d0ac, U+d230, U+d234, U+d2f4, U+d31d, U+d575, U+d578, U+d608, U+d614, U+d718, U+d751, U+d761, U+d78c, U+d790;</text:p>
      <text:p text:style-name="Preformatted_20_Text">}</text:p>
      <text:p text:style-name="Preformatted_20_Text">/* [11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2.woff2);</text:p>
      <text:p text:style-name="Preformatted_20_Text"><text:s text:c="2"/>unicode-range: U+2665, U+3160, U+4e2d, U+6587, U+65e5, U+ac12, U+ac14, U+ac16, U+ac81, U+ad34, U+ade0, U+ae54, U+aebc, U+af2c, U+afc0, U+afc8, U+b04c, U+b08c, U+b099, U+b0a9, U+b0ac, U+b0ae, U+b0b8, U+b123, U+b179, U+b2e5, U+b2f7, U+b4c0, U+b531, U+b538, U+b545, U+b550, U+b5a8, U+b6f0, U+b728, U+b73b, U+b7ad, U+b7ed, U+b809, U+b864, U+b86d, U+b871, U+b9bf, U+b9f5, U+ba40, U+ba4b, U+ba58, U+ba87, U+baac, U+bbc0, U+bc16, U+bc34, U+bd07, U+bd99, U+be59, U+bfd0, U+c058, U+c0e4, U+c0f5, U+c12d, U+c139, U+c228, U+c529, U+c5c7, U+c635, U+c637, U+c735, U+c77d, U+c787, U+c789, U+c8c4, U+c989, U+c98c, U+c9d0, U+c9d3, U+cc0c, U+cc99, U+cd0c, U+cd2c, U+cd98, U+cda4, U+ce59, U+ce60, U+ce6d, U+cea0, U+d0d0-d0d1, U+d0d5, U+d14d, U+d1a4, U+d29c, U+d2f1, U+d301, U+d39c, U+d3bc, U+d4e8, U+d540, U+d5ec, U+d640, U+d750;</text:p>
      <text:p text:style-name="Preformatted_20_Text">}</text:p>
      <text:p text:style-name="Preformatted_20_Text">/* [11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3.woff2);</text:p>
      <text:p text:style-name="Preformatted_20_Text"><text:s text:c="2"/>unicode-range: U+5e, U+25b2, U+25b6, U+314e, U+ac24, U+ace1, U+ace4, U+ae68, U+af2d, U+b0d0, U+b0e5, U+b150, U+b155, U+b193, U+b2c9, U+b2dd, U+b3c8, U+b3fc, U+b410, U+b458, U+b4dd, U+b5a0, U+b5a4, U+b5bb, U+b7b5, U+b838, U+b840, U+b86f, U+b8f9, U+b960, U+b9e5, U+bab8, U+bb50, U+bc1d, U+bc24-bc25, U+bca8, U+bcbd, <text:soft-page-break/>U+bd04, U+bd10, U+bd24, U+be48, U+be5b, U+be68, U+c05c, U+c12c, U+c140, U+c15c, U+c168, U+c194, U+c219, U+c27d, U+c2a8, U+c2f1, U+c2f8, U+c368, U+c554-c555, U+c559, U+c564, U+c5d8, U+c5fc, U+c625, U+c65c, U+c6b1, U+c728, U+c794, U+c84c, U+c88c, U+c8e0, U+c8fd, U+c998, U+c9dd, U+cc0d, U+cc30, U+ceec, U+cf13, U+cf1c, U+cf5c, U+d050, U+d07c, U+d0a8, U+d134, U+d138, U+d154, U+d1f4, U+d2bc, U+d329, U+d32c, U+d3d0, U+d3f4, U+d3fc, U+d56b, U+d5cc, U+d600-d601, U+d639, U+d6c8, U+d754, U+d765;</text:p>
      <text:p text:style-name="Preformatted_20_Text">}</text:p>
      <text:p text:style-name="Preformatted_20_Text">/* [11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4.woff2);</text:p>
      <text:p text:style-name="Preformatted_20_Text"><text:s text:c="2"/>unicode-range: U+3c-3d, U+2026, U+24d2, U+314b, U+ac11, U+acf3, U+ad74, U+ad81, U+adf9, U+ae34, U+af43, U+afb8, U+b05d, U+b07c, U+b110, U+b118, U+b17c, U+b180, U+b18d, U+b192, U+b2cc, U+b355, U+b378, U+b4a4, U+b4ef, U+b78d, U+b799, U+b7a9, U+b7fd, U+b807, U+b80c, U+b839, U+b9b4, U+b9db, U+ba3c, U+bab0, U+bba4, U+bc94, U+be4c, U+c154, U+c1c4, U+c26c, U+c2ac, U+c2ed, U+c4f4, U+c55e, U+c561, U+c571, U+c5b5, U+c5c4, U+c654-c655, U+c695, U+c6e8, U+c6f9, U+c724, U+c751, U+c775, U+c7a0, U+c7c1, U+c874, U+c880, U+c9d5, U+c9f8, U+cabd, U+cc29, U+cc2c, U+cca8, U+ccab, U+ccd0, U+ce21, U+ce35, U+ce7c, U+ce90, U+cee8, U+cef4, U+cfe0, U+d070, U+d0b9, U+d0c1, U+d0c4, U+d0c8, U+d15c, U+d1a1, U+d2c0, U+d300, U+d314, U+d3ed, U+d478, U+d480, U+d48d, U+d508, U+d53d, U+d5e4, U+d611, U+d61c, U+d68d, U+d6a8, U+d798;</text:p>
      <text:p text:style-name="Preformatted_20_Text">}</text:p>
      <text:p text:style-name="Preformatted_20_Text">/* [11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5.woff2);</text:p>
      <text:p text:style-name="Preformatted_20_Text"><text:s text:c="2"/>unicode-range: U+23, U+25, U+5f, U+a9, U+ac08, U+ac78, U+aca8, U+acac, U+ace8, U+ad70, U+adc0, U+addc, U+b137, U+b140, U+b208, U+b290, U+b2f5, U+b3c5, U+b3cc, U+b420, U+b429, U+b529, U+b530, U+b77d, U+b79c, U+b7a8, U+b7c9, U+b7f0, U+b7fc, U+b828, U+b860, U+b9ad, U+b9c1, U+b9c9, U+b9dd-b9de, U+b9e8, U+ba38-ba39, U+babb, U+bc00, U+bc8c, U+bca0, U+bca4, U+bcd1, U+bcfc, U+bd09, U+bdf0, U+be60, U+c0ad, U+c0b4, U+c0bc, U+c190, U+c1fc, U+c220, U+c288, U+c2b9, U+c2f6, U+c528, U+c545, U+c558, U+c5bc, U+c5d4, U+c600, U+c644, U+c6c0, U+c6c3, U+c721, U+c798, U+c7a1, U+c811, U+c838, U+c871, U+c904, U+c990, U+c9dc, U+cc38, U+cc44, U+cca0, U+cd1d, U+cd95, U+cda9, U+ce5c, U+cf00, U+cf58, U+d150, U+d22c, U+d305, U+d328, U+d37c, U+d3f0, U+d551, U+d5a5, U+d5c8, U+d5d8, U+d63c, U+d64d, U+d669, U+d734, U+d76c;</text:p>
      <text:p text:style-name="Preformatted_20_Text">}</text:p>
      <text:p text:style-name="Preformatted_20_Text">/* [11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6.woff2);</text:p>
      <text:p text:style-name="Preformatted_20_Text"><text:soft-page-break/><text:s text:c="2"/>unicode-range: U+26, U+2b, U+3e, U+40, U+7e, U+ac01, U+ac19, U+ac1d, U+aca0, U+aca9, U+acb0, U+ad8c, U+ae09, U+ae38, U+ae40, U+aed8, U+b09c, U+b0a0, U+b108, U+b204, U+b298, U+b2d8, U+b2eb-b2ec, U+b2f4, U+b313, U+b358, U+b450, U+b4e0, U+b54c, U+b610, U+b780, U+b78c, U+b791, U+b8e8, U+b958, U+b974, U+b984, U+b9b0, U+b9bc-b9bd, U+b9ce, U+ba70, U+bbfc, U+bc0f, U+bc15, U+bc1b, U+bc31, U+bc95, U+bcc0, U+bcc4, U+bd81, U+bd88, U+c0c8, U+c11d, U+c13c, U+c158, U+c18d, U+c1a1, U+c21c, U+c4f0, U+c54a, U+c560, U+c5b8, U+c5c8, U+c5f4, U+c628, U+c62c, U+c678, U+c6cc, U+c808, U+c810, U+c885, U+c88b, U+c900, U+c988, U+c99d, U+c9c8, U+cc3d-cc3e, U+cc45, U+cd08, U+ce20, U+cee4, U+d074, U+d0a4, U+d0dd, U+d2b9, U+d3b8, U+d3c9, U+d488, U+d544, U+d559, U+d56d, U+d588, U+d615, U+d648, U+d655, U+d658, U+d65c;</text:p>
      <text:p text:style-name="Preformatted_20_Text">}</text:p>
      <text:p text:style-name="Preformatted_20_Text">/* [11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7.woff2);</text:p>
      <text:p text:style-name="Preformatted_20_Text"><text:s text:c="2"/>unicode-range: U+d, U+48, U+7c, U+ac10, U+ac15, U+ac74, U+ac80, U+ac83, U+acc4, U+ad11, U+ad50, U+ad6d, U+adfc, U+ae00, U+ae08, U+ae4c, U+b0a8, U+b124, U+b144, U+b178, U+b274, U+b2a5, U+b2e8, U+b2f9, U+b354, U+b370, U+b418, U+b41c, U+b4f1, U+b514, U+b798, U+b808, U+b824-b825, U+b8cc, U+b978, U+b9d0, U+b9e4, U+baa9, U+bb3c, U+bc18, U+bc1c, U+bc30, U+bc84, U+bcf5, U+bcf8, U+bd84, U+be0c, U+be14, U+c0b0, U+c0c9, U+c0dd, U+c124, U+c2dd, U+c2e4, U+c2ec, U+c54c, U+c57c-c57d, U+c591, U+c5c5-c5c6, U+c5ed, U+c608, U+c640, U+c6b8, U+c6d4, U+c784, U+c7ac, U+c800-c801, U+c9c1, U+c9d1, U+cc28, U+cc98, U+cc9c, U+ccad, U+cd5c, U+cd94, U+cd9c, U+cde8, U+ce68, U+cf54, U+d0dc, U+d14c, U+d1a0, U+d1b5, U+d2f0, U+d30c, U+d310, U+d398, U+d45c, U+d50c, U+d53c, U+d560, U+d568, U+d589, U+d604, U+d6c4, U+d788;</text:p>
      <text:p text:style-name="Preformatted_20_Text">}</text:p>
      <text:p text:style-name="Preformatted_20_Text">/* [11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 text:c="2"/>src: url(https://fonts.gstatic.com/s/nanummyeongjo/v20/9Bty3DZF0dXLMZlywRbVRNhxy2pXV1Axzeau69lCAWDrAgLCcAPYKgRK4K8.118.woff2);</text:p>
      <text:p text:style-name="Preformatted_20_Text"><text:s text:c="2"/>unicode-range: U+39, U+49, U+4d-4e, U+a0, U+ac04, U+ac1c, U+ac70, U+ac8c, U+acbd, U+acf5, U+acfc, U+ad00, U+ad6c, U+adf8, U+b098, U+b0b4, U+b294, U+b2c8, U+b300, U+b3c4, U+b3d9, U+b4dc, U+b4e4, U+b77c, U+b7ec, U+b85d, U+b97c, U+b9c8, U+b9cc, U+ba54, U+ba74, U+ba85, U+baa8, U+bb34, U+bb38, U+bbf8, U+bc14, U+bc29, U+bc88, U+bcf4, U+bd80, U+be44, U+c0c1, U+c11c, U+c120, U+c131, U+c138, U+c18c, U+c218, U+c2b5, U+c2e0, U+c544, U+c548, U+c5b4, U+c5d0, U+c5ec, U+c5f0, U+c601, U+c624, U+c694, U+c6a9, U+c6b0, U+c6b4, U+c6d0, U+c704, U+c720, U+c73c, U+c740, U+c744, U+c74c, U+c758, U+c77c, U+c785, U+c788, U+c790-c791, U+c7a5, U+c804, U+c815, U+c81c, U+c870, U+c8fc, U+c911, U+c9c4, U+ccb4, U+ce58, U+ce74, U+d06c, U+d0c0, U+d130, U+d2b8, U+d3ec, U+d504, U+d55c, U+d569, U+d574, U+d638, U+d654, U+d68c;</text:p>
      <text:p text:style-name="Preformatted_20_Text">}</text:p>
      <text:p text:style-name="Preformatted_20_Text">/* [11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700;</text:p>
      <text:p text:style-name="Preformatted_20_Text"><text:s text:c="2"/>font-display: swap;</text:p>
      <text:p text:style-name="Preformatted_20_Text"><text:soft-page-break/><text:s text:c="2"/>src: url(https://fonts.gstatic.com/s/nanummyeongjo/v20/9Bty3DZF0dXLMZlywRbVRNhxy2pXV1Axzeau69lCAWDrAgLCcAPYKgRK4K8.119.woff2);</text:p>
      <text:p text:style-name="Preformatted_20_Text"><text:s text:c="2"/>unicode-range: U+20-22, U+27-2a, U+2c-38, U+3a-3b, U+3f, U+41-47, U+4a-4c, U+4f-5d, U+61-7b, U+7d, U+a1, U+ab, U+ae, U+b7, U+bb, U+bf, U+2013-2014, U+201c-201d, U+2122, U+ac00, U+ace0, U+ae30, U+b2e4, U+b85c, U+b9ac, U+c0ac, U+c2a4, U+c2dc, U+c774, U+c778, U+c9c0, U+d558;</text:p>
      <text:p text:style-name="Preformatted_20_Text">}</text:p>
      <text:p text:style-name="Preformatted_20_Text">/* [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0.woff2);</text:p>
      <text:p text:style-name="Preformatted_20_Text"><text:s text:c="2"/>unicode-range: U+f9ca-fa0b, U+ff03-ff05, U+ff07, U+ff0a-ff0b, U+ff0d-ff19, U+ff1b, U+ff1d, U+ff20-ff5b, U+ff5d, U+ffe0-ffe3, U+ffe5-ffe6;</text:p>
      <text:p text:style-name="Preformatted_20_Text">}</text:p>
      <text:p text:style-name="Preformatted_20_Text">/* [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.woff2);</text:p>
      <text:p text:style-name="Preformatted_20_Text"><text:s text:c="2"/>unicode-range: U+d723-d728, U+d72a-d733, U+d735-d748, U+d74a-d74f, U+d752-d753, U+d755-d757, U+d75a-d75f, U+d762-d764, U+d766-d768, U+d76a-d76b, U+d76d-d76f, U+d771-d787, U+d789-d78b, U+d78d-d78f, U+d791-d797, U+d79a, U+d79c, U+d79e-d7a3, U+f900-f909, U+f90b-f92e;</text:p>
      <text:p text:style-name="Preformatted_20_Text">}</text:p>
      <text:p text:style-name="Preformatted_20_Text">/* [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.woff2);</text:p>
      <text:p text:style-name="Preformatted_20_Text"><text:s text:c="2"/>unicode-range: U+d679-d68b, U+d68e-d69e, U+d6a0, U+d6a2-d6a7, U+d6a9-d6c3, U+d6c6-d6c7, U+d6c9-d6cb, U+d6cd-d6d3, U+d6d5-d6d6, U+d6d8-d6e3, U+d6e5-d6e7, U+d6e9-d6fb, U+d6fd-d717, U+d719-d71f, U+d721-d722;</text:p>
      <text:p text:style-name="Preformatted_20_Text">}</text:p>
      <text:p text:style-name="Preformatted_20_Text">/* [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.woff2);</text:p>
      <text:p text:style-name="Preformatted_20_Text"><text:s text:c="2"/>unicode-range: U+d5bc-d5c7, U+d5ca-d5cb, U+d5cd-d5cf, U+d5d1-d5d7, U+d5d9-d5da, U+d5dc, U+d5de-d5e3, U+d5e6-d5e7, U+d5e9-d5eb, U+d5ed-d5f6, U+d5f8, U+d5fa-d5ff, U+d602-d603, U+d605-d607, U+d609-d60f, U+d612-d613, U+d616-d61b, U+d61d-d637, <text:soft-page-break/>U+d63a-d63b, U+d63d-d63f, U+d641-d647, U+d64a-d64c, U+d64e-d653, U+d656-d657, U+d659-d65b, U+d65d-d666, U+d668, U+d66a-d678;</text:p>
      <text:p text:style-name="Preformatted_20_Text">}</text:p>
      <text:p text:style-name="Preformatted_20_Text">/* [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.woff2);</text:p>
      <text:p text:style-name="Preformatted_20_Text"><text:s text:c="2"/>unicode-range: U+d507, U+d509-d50b, U+d50d-d513, U+d515-d53b, U+d53e-d53f, U+d541-d543, U+d545-d54c, U+d54e, U+d550, U+d552-d557, U+d55a-d55b, U+d55d-d55f, U+d561-d564, U+d566-d567, U+d56a, U+d56c, U+d56e-d573, U+d576-d577, U+d579-d583, U+d585-d586, U+d58a-d5a4, U+d5a6-d5bb;</text:p>
      <text:p text:style-name="Preformatted_20_Text">}</text:p>
      <text:p text:style-name="Preformatted_20_Text">/* [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6.woff2);</text:p>
      <text:p text:style-name="Preformatted_20_Text"><text:s text:c="2"/>unicode-range: U+d464-d477, U+d47a-d47b, U+d47d-d47f, U+d481-d487, U+d489-d48a, U+d48c, U+d48e-d4e7, U+d4e9-d503, U+d505-d506;</text:p>
      <text:p text:style-name="Preformatted_20_Text">}</text:p>
      <text:p text:style-name="Preformatted_20_Text">/* [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7.woff2);</text:p>
      <text:p text:style-name="Preformatted_20_Text"><text:s text:c="2"/>unicode-range: U+d3bf-d3c7, U+d3ca-d3cf, U+d3d1-d3eb, U+d3ee-d3ef, U+d3f1-d3f3, U+d3f5-d3fb, U+d3fd-d400, U+d402-d45b, U+d45d-d463;</text:p>
      <text:p text:style-name="Preformatted_20_Text">}</text:p>
      <text:p text:style-name="Preformatted_20_Text">/* [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8.woff2);</text:p>
      <text:p text:style-name="Preformatted_20_Text"><text:s text:c="2"/>unicode-range: U+d2ff, U+d302-d304, U+d306-d30b, U+d30f, U+d311-d313, U+d315-d31b, U+d31e, U+d322-d324, U+d326-d327, U+d32a-d32b, U+d32d-d32f, U+d331-d337, U+d339-d33c, U+d33e-d37b, U+d37e-d37f, U+d381-d383, U+d385-d38b, U+d38e-d390, U+d392-d397, U+d39a-d39b, U+d39d-d39f, U+d3a1-d3a7, U+d3a9-d3aa, U+d3ac, U+d3ae-d3b3, U+d3b5-d3b7, U+d3b9-d3bb, U+d3bd-d3be;</text:p>
      <text:p text:style-name="Preformatted_20_Text">}</text:p>
      <text:p text:style-name="Preformatted_20_Text">/* [9] */</text:p>
      <text:p text:style-name="Preformatted_20_Text">@font-face {</text:p>
      <text:p text:style-name="Preformatted_20_Text"><text:s text:c="2"/>font-family: Nanum Myeongjo;</text:p>
      <text:p text:style-name="Preformatted_20_Text"><text:soft-page-break/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9.woff2);</text:p>
      <text:p text:style-name="Preformatted_20_Text"><text:s text:c="2"/>unicode-range: U+d257-d27f, U+d281-d29b, U+d29d-d29f, U+d2a1-d2ab, U+d2ad-d2b7, U+d2ba-d2bb, U+d2bd-d2bf, U+d2c1-d2c7, U+d2c9-d2ef, U+d2f2-d2f3, U+d2f5-d2f7, U+d2f9-d2fe;</text:p>
      <text:p text:style-name="Preformatted_20_Text">}</text:p>
      <text:p text:style-name="Preformatted_20_Text">/* [1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.woff2);</text:p>
      <text:p text:style-name="Preformatted_20_Text"><text:s text:c="2"/>unicode-range: U+d1b4, U+d1b6-d1f3, U+d1f5-d22b, U+d22e-d22f, U+d231-d233, U+d235-d23b, U+d23d-d240, U+d242-d256;</text:p>
      <text:p text:style-name="Preformatted_20_Text">}</text:p>
      <text:p text:style-name="Preformatted_20_Text">/* [1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.woff2);</text:p>
      <text:p text:style-name="Preformatted_20_Text"><text:s text:c="2"/>unicode-range: U+d105-d12f, U+d132-d133, U+d135-d137, U+d139-d13f, U+d141-d142, U+d144, U+d146-d14b, U+d14e-d14f, U+d151-d153, U+d155-d15b, U+d15e-d187, U+d189-d19f, U+d1a2-d1a3, U+d1a5-d1a7, U+d1a9-d1af, U+d1b2-d1b3;</text:p>
      <text:p text:style-name="Preformatted_20_Text">}</text:p>
      <text:p text:style-name="Preformatted_20_Text">/* [1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2.woff2);</text:p>
      <text:p text:style-name="Preformatted_20_Text"><text:s text:c="2"/>unicode-range: U+d04b-d04f, U+d051-d057, U+d059-d06b, U+d06d-d06f, U+d071-d073, U+d075-d07b, U+d07e-d0a3, U+d0a6-d0a7, U+d0a9-d0ab, U+d0ad-d0b3, U+d0b6, U+d0b8, U+d0ba-d0bf, U+d0c2-d0c3, U+d0c5-d0c7, U+d0c9-d0cf, U+d0d2, U+d0d6-d0db, U+d0de-d0df, U+d0e1-d0e3, U+d0e5-d0eb, U+d0ee-d0f0, U+d0f2-d104;</text:p>
      <text:p text:style-name="Preformatted_20_Text">}</text:p>
      <text:p text:style-name="Preformatted_20_Text">/* [1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3.woff2);</text:p>
      <text:p text:style-name="Preformatted_20_Text"><text:soft-page-break/><text:s text:c="2"/>unicode-range: U+cfa2-cfc3, U+cfc5-cfdf, U+cfe2-cfe3, U+cfe5-cfe7, U+cfe9-cff4, U+cff6-cffb, U+cffd-cfff, U+d001-d003, U+d005-d017, U+d019-d033, U+d036-d037, U+d039-d03b, U+d03d-d04a;</text:p>
      <text:p text:style-name="Preformatted_20_Text">}</text:p>
      <text:p text:style-name="Preformatted_20_Text">/* [1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4.woff2);</text:p>
      <text:p text:style-name="Preformatted_20_Text"><text:s text:c="2"/>unicode-range: U+cef0-cef3, U+cef6, U+cef9-ceff, U+cf01-cf03, U+cf05-cf07, U+cf09-cf0f, U+cf11-cf12, U+cf14-cf1b, U+cf1d-cf1f, U+cf21-cf2f, U+cf31-cf53, U+cf56-cf57, U+cf59-cf5b, U+cf5d-cf63, U+cf66, U+cf68, U+cf6a-cf6f, U+cf71-cf84, U+cf86-cf8b, U+cf8d-cfa1;</text:p>
      <text:p text:style-name="Preformatted_20_Text">}</text:p>
      <text:p text:style-name="Preformatted_20_Text">/* [1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5.woff2);</text:p>
      <text:p text:style-name="Preformatted_20_Text"><text:s text:c="2"/>unicode-range: U+ce3c-ce57, U+ce5a-ce5b, U+ce5d-ce5f, U+ce61-ce67, U+ce6a, U+ce6c, U+ce6e-ce73, U+ce76-ce77, U+ce79-ce7b, U+ce7d-ce83, U+ce85-ce88, U+ce8a-ce8f, U+ce91-ce93, U+ce95-ce97, U+ce99-ce9f, U+cea2, U+cea4-ceab, U+cead-cee3, U+cee6-cee7, U+cee9-ceeb, U+ceed-ceef;</text:p>
      <text:p text:style-name="Preformatted_20_Text">}</text:p>
      <text:p text:style-name="Preformatted_20_Text">/* [1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6.woff2);</text:p>
      <text:p text:style-name="Preformatted_20_Text"><text:s text:c="2"/>unicode-range: U+cd92-cd93, U+cd96-cd97, U+cd99-cd9b, U+cd9d-cda3, U+cda6-cda8, U+cdaa-cdaf, U+cdb1-cdc3, U+cdc5-cdcb, U+cdcd-cde7, U+cde9-ce03, U+ce05-ce1f, U+ce22-ce34, U+ce36-ce3b;</text:p>
      <text:p text:style-name="Preformatted_20_Text">}</text:p>
      <text:p text:style-name="Preformatted_20_Text">/* [1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7.woff2);</text:p>
      <text:p text:style-name="Preformatted_20_Text"><text:s text:c="2"/>unicode-range: U+ccef-cd07, U+cd0a-cd0b, U+cd0d-cd1a, U+cd1c, U+cd1e-cd2b, U+cd2d-cd5b, U+cd5d-cd77, U+cd79-cd91;</text:p>
      <text:p text:style-name="Preformatted_20_Text">}</text:p>
      <text:p text:style-name="Preformatted_20_Text">/* [18] */</text:p>
      <text:p text:style-name="Preformatted_20_Text">@font-face {</text:p>
      <text:p text:style-name="Preformatted_20_Text"><text:soft-page-break/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8.woff2);</text:p>
      <text:p text:style-name="Preformatted_20_Text"><text:s text:c="2"/>unicode-range: U+cc3f-cc43, U+cc46-cc47, U+cc49-cc4b, U+cc4d-cc53, U+cc55-cc58, U+cc5a-cc5f, U+cc61-cc97, U+cc9a-cc9b, U+cc9d-cc9f, U+cca1-cca7, U+ccaa, U+ccac, U+ccae-ccb3, U+ccb6-ccb7, U+ccb9-ccbb, U+ccbd-cccf, U+ccd1-cce3, U+cce5-ccee;</text:p>
      <text:p text:style-name="Preformatted_20_Text">}</text:p>
      <text:p text:style-name="Preformatted_20_Text">/* [1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9.woff2);</text:p>
      <text:p text:style-name="Preformatted_20_Text"><text:s text:c="2"/>unicode-range: U+cb91-cbd3, U+cbd5-cbe3, U+cbe5-cc0b, U+cc0e-cc0f, U+cc11-cc13, U+cc15-cc1b, U+cc1d-cc20, U+cc23-cc27, U+cc2a-cc2b, U+cc2d, U+cc2f, U+cc31-cc37, U+cc3a, U+cc3c;</text:p>
      <text:p text:style-name="Preformatted_20_Text">}</text:p>
      <text:p text:style-name="Preformatted_20_Text">/* [2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0.woff2);</text:p>
      <text:p text:style-name="Preformatted_20_Text"><text:s text:c="2"/>unicode-range: U+caf4-cb47, U+cb4a-cb90;</text:p>
      <text:p text:style-name="Preformatted_20_Text">}</text:p>
      <text:p text:style-name="Preformatted_20_Text">/* [2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1.woff2);</text:p>
      <text:p text:style-name="Preformatted_20_Text"><text:s text:c="2"/>unicode-range: U+ca4a-ca4b, U+ca4e-ca4f, U+ca51-ca53, U+ca55-ca5b, U+ca5d-ca60, U+ca62-ca83, U+ca85-cabb, U+cabe-cabf, U+cac1-cac3, U+cac5-cacb, U+cacd-cad0, U+cad2, U+cad4-cad8, U+cada-caf3;</text:p>
      <text:p text:style-name="Preformatted_20_Text">}</text:p>
      <text:p text:style-name="Preformatted_20_Text">/* [2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2.woff2);</text:p>
      <text:p text:style-name="Preformatted_20_Text"><text:soft-page-break/><text:s text:c="2"/>unicode-range: U+c996-c997, U+c99a-c99c, U+c99e-c9bf, U+c9c2-c9c3, U+c9c5-c9c7, U+c9c9-c9cf, U+c9d2, U+c9d4, U+c9d7-c9d8, U+c9db, U+c9de-c9df, U+c9e1-c9e3, U+c9e5-c9e6, U+c9e8-c9eb, U+c9ee-c9f0, U+c9f2-c9f7, U+c9f9-ca0b, U+ca0d-ca28, U+ca2a-ca49;</text:p>
      <text:p text:style-name="Preformatted_20_Text">}</text:p>
      <text:p text:style-name="Preformatted_20_Text">/* [2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3.woff2);</text:p>
      <text:p text:style-name="Preformatted_20_Text"><text:s text:c="2"/>unicode-range: U+c8e9-c8f4, U+c8f6-c8fb, U+c8fe-c8ff, U+c901-c903, U+c905-c90b, U+c90e-c910, U+c912-c917, U+c919-c92b, U+c92d-c94f, U+c951-c953, U+c955-c96b, U+c96d-c973, U+c975-c987, U+c98a-c98b, U+c98d-c98f, U+c991-c995;</text:p>
      <text:p text:style-name="Preformatted_20_Text">}</text:p>
      <text:p text:style-name="Preformatted_20_Text">/* [2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4.woff2);</text:p>
      <text:p text:style-name="Preformatted_20_Text"><text:s text:c="2"/>unicode-range: U+c841-c84b, U+c84d-c86f, U+c872-c873, U+c875-c877, U+c879-c87f, U+c882-c884, U+c887-c88a, U+c88d-c8c3, U+c8c5-c8df, U+c8e1-c8e8;</text:p>
      <text:p text:style-name="Preformatted_20_Text">}</text:p>
      <text:p text:style-name="Preformatted_20_Text">/* [2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5.woff2);</text:p>
      <text:p text:style-name="Preformatted_20_Text"><text:s text:c="2"/>unicode-range: U+c779-c77b, U+c77e-c782, U+c786, U+c78b, U+c78d, U+c78f, U+c792-c793, U+c795, U+c797, U+c799-c79f, U+c7a2, U+c7a7-c7ab, U+c7ae-c7bb, U+c7bd-c7c0, U+c7c2-c7c7, U+c7c9-c7dc, U+c7de-c7ff, U+c802-c803, U+c805-c807, U+c809, U+c80b-c80f, U+c812, U+c814, U+c817-c81b, U+c81e-c81f, U+c821-c823, U+c825-c82e, U+c830-c837, U+c839-c83b, U+c83d-c840;</text:p>
      <text:p text:style-name="Preformatted_20_Text">}</text:p>
      <text:p text:style-name="Preformatted_20_Text">/* [2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6.woff2);</text:p>
      <text:p text:style-name="Preformatted_20_Text"><text:s text:c="2"/>unicode-range: U+c6bb-c6bf, U+c6c2, U+c6c4, U+c6c6-c6cb, U+c6ce-c6cf, U+c6d1-c6d3, U+c6d5-c6db, U+c6dd-c6df, U+c6e1-c6e7, U+c6e9-c6eb, U+c6ed-c6ef, U+c6f1-c6f8, U+c6fa-c703, U+c705-c707, U+c709-c70b, U+c70d-c716, U+c718, U+c71a-c71f, U+c722-c723, U+c725-c727, U+c729-c734, U+c736-c73b, U+c73e-c73f, U+c741-c743, U+c745-c74b, U+c74e-c750, U+c752-c757, U+c759-c773, U+c776-c777;</text:p>
      <text:p text:style-name="Preformatted_20_Text">}</text:p>
      <text:p text:style-name="Preformatted_20_Text"><text:soft-page-break/>/* [2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7.woff2);</text:p>
      <text:p text:style-name="Preformatted_20_Text"><text:s text:c="2"/>unicode-range: U+c5f5-c5fb, U+c5fe, U+c602-c605, U+c607, U+c609-c60f, U+c611-c61a, U+c61c-c623, U+c626-c627, U+c629-c62b, U+c62d, U+c62f-c632, U+c636, U+c638, U+c63a-c63f, U+c642-c643, U+c645-c647, U+c649-c652, U+c656-c65b, U+c65d-c65f, U+c661-c663, U+c665-c677, U+c679-c67b, U+c67d-c693, U+c696-c697, U+c699-c69b, U+c69d-c6a3, U+c6a6, U+c6a8, U+c6aa-c6af, U+c6b2-c6b3, U+c6b5-c6b7, U+c6b9-c6ba;</text:p>
      <text:p text:style-name="Preformatted_20_Text">}</text:p>
      <text:p text:style-name="Preformatted_20_Text">/* [2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8.woff2);</text:p>
      <text:p text:style-name="Preformatted_20_Text"><text:s text:c="2"/>unicode-range: U+c517-c527, U+c52a-c52b, U+c52d-c52f, U+c531-c538, U+c53a, U+c53c, U+c53e-c543, U+c546-c547, U+c54b, U+c54d-c552, U+c556, U+c55a-c55b, U+c55d, U+c55f, U+c562-c563, U+c565-c567, U+c569-c56f, U+c572, U+c574, U+c576-c57b, U+c57e-c57f, U+c581-c583, U+c585-c586, U+c588-c58b, U+c58e, U+c590, U+c592-c596, U+c599-c5b3, U+c5b6-c5b7, U+c5ba, U+c5be-c5c3, U+c5ca-c5cb, U+c5cd, U+c5cf, U+c5d2-c5d3, U+c5d5-c5d7, U+c5d9-c5df, U+c5e1-c5e2, U+c5e4, U+c5e6-c5eb, U+c5ef, U+c5f1-c5f3;</text:p>
      <text:p text:style-name="Preformatted_20_Text">}</text:p>
      <text:p text:style-name="Preformatted_20_Text">/* [2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29.woff2);</text:p>
      <text:p text:style-name="Preformatted_20_Text"><text:s text:c="2"/>unicode-range: U+c475-c4ef, U+c4f2-c4f3, U+c4f5-c4f7, U+c4f9-c4ff, U+c502-c50b, U+c50d-c516;</text:p>
      <text:p text:style-name="Preformatted_20_Text">}</text:p>
      <text:p text:style-name="Preformatted_20_Text">/* [3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0.woff2);</text:p>
      <text:p text:style-name="Preformatted_20_Text"><text:s text:c="2"/>unicode-range: U+c3d0-c3d7, U+c3da-c3db, U+c3dd-c3de, U+c3e1-c3ec, U+c3ee-c3f3, U+c3f5-c42b, U+c42d-c463, U+c466-c474;</text:p>
      <text:p text:style-name="Preformatted_20_Text">}</text:p>
      <text:p text:style-name="Preformatted_20_Text">/* [3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oft-page-break/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1.woff2);</text:p>
      <text:p text:style-name="Preformatted_20_Text"><text:s text:c="2"/>unicode-range: U+c32b-c367, U+c36a-c36b, U+c36d-c36f, U+c371-c377, U+c37a-c37b, U+c37e-c383, U+c385-c387, U+c389-c3cf;</text:p>
      <text:p text:style-name="Preformatted_20_Text">}</text:p>
      <text:p text:style-name="Preformatted_20_Text">/* [3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2.woff2);</text:p>
      <text:p text:style-name="Preformatted_20_Text"><text:s text:c="2"/>unicode-range: U+c26a-c26b, U+c26d-c26f, U+c271-c273, U+c275-c27b, U+c27e-c287, U+c289-c28f, U+c291-c297, U+c299-c29a, U+c29c-c2a3, U+c2a5-c2a7, U+c2a9-c2ab, U+c2ad-c2b3, U+c2b6, U+c2b8, U+c2ba-c2bb, U+c2bd-c2db, U+c2de-c2df, U+c2e1-c2e2, U+c2e5-c2ea, U+c2ee, U+c2f0, U+c2f2-c2f5, U+c2f7, U+c2fa-c2fb, U+c2fd-c2ff, U+c301-c307, U+c309-c30c, U+c30e-c312, U+c315-c323, U+c325-c328, U+c32a;</text:p>
      <text:p text:style-name="Preformatted_20_Text">}</text:p>
      <text:p text:style-name="Preformatted_20_Text">/* [3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3.woff2);</text:p>
      <text:p text:style-name="Preformatted_20_Text"><text:s text:c="2"/>unicode-range: U+c1bc-c1c3, U+c1c5-c1df, U+c1e1-c1fb, U+c1fd-c203, U+c205-c20c, U+c20e, U+c210-c217, U+c21a-c21b, U+c21d-c21e, U+c221-c227, U+c229-c22a, U+c22c, U+c22e, U+c230, U+c233-c24f, U+c251-c257, U+c259-c269;</text:p>
      <text:p text:style-name="Preformatted_20_Text">}</text:p>
      <text:p text:style-name="Preformatted_20_Text">/* [3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4.woff2);</text:p>
      <text:p text:style-name="Preformatted_20_Text"><text:s text:c="2"/>unicode-range: U+c101-c11b, U+c11f, U+c121-c123, U+c125-c12b, U+c12e, U+c132-c137, U+c13a-c13b, U+c13d-c13f, U+c141-c147, U+c14a, U+c14c-c153, U+c155-c157, U+c159-c15b, U+c15d-c166, U+c169-c16f, U+c171-c177, U+c179-c18b, U+c18e-c18f, U+c191-c193, U+c195-c19b, U+c19d-c19e, U+c1a0, U+c1a2-c1a4, U+c1a6-c1bb;</text:p>
      <text:p text:style-name="Preformatted_20_Text">}</text:p>
      <text:p text:style-name="Preformatted_20_Text">/* [3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5.woff2);</text:p>
      <text:p text:style-name="Preformatted_20_Text"><text:soft-page-break/><text:s text:c="2"/>unicode-range: U+c049-c057, U+c059-c05b, U+c05d-c05f, U+c061-c067, U+c069-c08f, U+c091-c0ab, U+c0ae-c0af, U+c0b1-c0b3, U+c0b5, U+c0b7-c0bb, U+c0be, U+c0c2-c0c7, U+c0ca-c0cb, U+c0cd-c0cf, U+c0d1-c0d7, U+c0d9-c0da, U+c0dc, U+c0de-c0e3, U+c0e5-c0eb, U+c0ed-c0f3, U+c0f6, U+c0f8, U+c0fa-c0ff;</text:p>
      <text:p text:style-name="Preformatted_20_Text">}</text:p>
      <text:p text:style-name="Preformatted_20_Text">/* [3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6.woff2);</text:p>
      <text:p text:style-name="Preformatted_20_Text"><text:s text:c="2"/>unicode-range: U+bfa7-bfaf, U+bfb1-bfc4, U+bfc6-bfcb, U+bfce-bfcf, U+bfd1-bfd3, U+bfd5-bfdb, U+bfdd-c048;</text:p>
      <text:p text:style-name="Preformatted_20_Text">}</text:p>
      <text:p text:style-name="Preformatted_20_Text">/* [3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7.woff2);</text:p>
      <text:p text:style-name="Preformatted_20_Text"><text:s text:c="2"/>unicode-range: U+bf07, U+bf09-bf3f, U+bf41-bf4f, U+bf52-bf54, U+bf56-bfa6;</text:p>
      <text:p text:style-name="Preformatted_20_Text">}</text:p>
      <text:p text:style-name="Preformatted_20_Text">/* [3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8.woff2);</text:p>
      <text:p text:style-name="Preformatted_20_Text"><text:s text:c="2"/>unicode-range: U+be56, U+be58, U+be5c-be5f, U+be62-be63, U+be65-be67, U+be69-be74, U+be76-be7b, U+be7e-be7f, U+be81-be8e, U+be90, U+be92-bea7, U+bea9-becf, U+bed2-bed3, U+bed5-bed6, U+bed9-bee3, U+bee6-bf06;</text:p>
      <text:p text:style-name="Preformatted_20_Text">}</text:p>
      <text:p text:style-name="Preformatted_20_Text">/* [3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39.woff2);</text:p>
      <text:p text:style-name="Preformatted_20_Text"><text:s text:c="2"/>unicode-range: U+bdb0-bdd3, U+bdd5-bdef, U+bdf1-be0b, U+be0d-be0f, U+be11-be13, U+be15-be43, U+be46-be47, U+be49-be4b, U+be4d-be53;</text:p>
      <text:p text:style-name="Preformatted_20_Text">}</text:p>
      <text:p text:style-name="Preformatted_20_Text">/* [4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oft-page-break/><text:s text:c="2"/>src: url(https://fonts.gstatic.com/s/nanummyeongjo/v20/9Bty3DZF0dXLMZlywRbVRNhxy2pLVFAxzeau69lCAWDrAgLCcAPYKgRK4K8.40.woff2);</text:p>
      <text:p text:style-name="Preformatted_20_Text"><text:s text:c="2"/>unicode-range: U+bd03, U+bd06, U+bd08, U+bd0a-bd0f, U+bd11-bd22, U+bd25-bd47, U+bd49-bd58, U+bd5a-bd7f, U+bd82-bd83, U+bd85-bd87, U+bd8a-bd8f, U+bd91-bd92, U+bd94, U+bd96-bd98, U+bd9a-bdaf;</text:p>
      <text:p text:style-name="Preformatted_20_Text">}</text:p>
      <text:p text:style-name="Preformatted_20_Text">/* [4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1.woff2);</text:p>
      <text:p text:style-name="Preformatted_20_Text"><text:s text:c="2"/>unicode-range: U+bc4e-bc83, U+bc86-bc87, U+bc89-bc8b, U+bc8d-bc93, U+bc96, U+bc98, U+bc9b-bc9f, U+bca2-bca3, U+bca5-bca7, U+bca9-bcb2, U+bcb4-bcbb, U+bcbe-bcbf, U+bcc1-bcc3, U+bcc5-bccc, U+bcce-bcd0, U+bcd2-bcd4, U+bcd6-bcf3, U+bcf7, U+bcf9-bcfb, U+bcfd-bd02;</text:p>
      <text:p text:style-name="Preformatted_20_Text">}</text:p>
      <text:p text:style-name="Preformatted_20_Text">/* [4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2.woff2);</text:p>
      <text:p text:style-name="Preformatted_20_Text"><text:s text:c="2"/>unicode-range: U+bb90-bba3, U+bba5-bbab, U+bbad-bbbf, U+bbc1-bbf7, U+bbfa-bbfb, U+bbfd-bbfe, U+bc01-bc07, U+bc09-bc0a, U+bc0e, U+bc10, U+bc12-bc13, U+bc17, U+bc19-bc1a, U+bc1e, U+bc20-bc23, U+bc26, U+bc28, U+bc2a-bc2c, U+bc2e-bc2f, U+bc32-bc33, U+bc35-bc37, U+bc39-bc3f, U+bc41-bc42, U+bc44, U+bc46-bc48, U+bc4a-bc4d;</text:p>
      <text:p text:style-name="Preformatted_20_Text">}</text:p>
      <text:p text:style-name="Preformatted_20_Text">/* [4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3.woff2);</text:p>
      <text:p text:style-name="Preformatted_20_Text"><text:s text:c="2"/>unicode-range: U+bae6-bafb, U+bafd-bb17, U+bb19-bb33, U+bb37, U+bb39-bb3a, U+bb3d-bb43, U+bb45-bb46, U+bb48, U+bb4a-bb4f, U+bb51-bb53, U+bb55-bb57, U+bb59-bb62, U+bb64-bb8f;</text:p>
      <text:p text:style-name="Preformatted_20_Text">}</text:p>
      <text:p text:style-name="Preformatted_20_Text">/* [4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4.woff2);</text:p>
      <text:p text:style-name="Preformatted_20_Text"><text:s text:c="2"/>unicode-range: U+ba30-ba37, U+ba3a-ba3b, U+ba3d-ba3f, U+ba41-ba47, U+ba49-ba4a, U+ba4c, U+ba4e-ba53, U+ba56-ba57, U+ba59-ba5b, U+ba5d-ba63, U+ba65-ba66, U+ba68-<text:soft-page-break/>ba6f, U+ba71-ba73, U+ba75-ba77, U+ba79-ba84, U+ba86, U+ba88-baa7, U+baaa, U+baad-baaf, U+bab1-bab7, U+baba, U+babc, U+babe-bae5;</text:p>
      <text:p text:style-name="Preformatted_20_Text">}</text:p>
      <text:p text:style-name="Preformatted_20_Text">/* [4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5.woff2);</text:p>
      <text:p text:style-name="Preformatted_20_Text"><text:s text:c="2"/>unicode-range: U+b96e-b973, U+b976-b977, U+b979-b97b, U+b97d-b983, U+b986, U+b988, U+b98a-b98d, U+b98f-b9ab, U+b9ae-b9af, U+b9b1-b9b3, U+b9b5-b9bb, U+b9be, U+b9c0, U+b9c2-b9c7, U+b9ca-b9cb, U+b9cd, U+b9d2-b9d7, U+b9da, U+b9dc, U+b9df-b9e0, U+b9e2, U+b9e6-b9e7, U+b9e9-b9f3, U+b9f6, U+b9f8, U+b9fb-ba2f;</text:p>
      <text:p text:style-name="Preformatted_20_Text">}</text:p>
      <text:p text:style-name="Preformatted_20_Text">/* [4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6.woff2);</text:p>
      <text:p text:style-name="Preformatted_20_Text"><text:s text:c="2"/>unicode-range: U+b8bf-b8cb, U+b8cd-b8e0, U+b8e2-b8e7, U+b8ea-b8eb, U+b8ed-b8ef, U+b8f1-b8f7, U+b8fa, U+b8fc, U+b8fe-b903, U+b905-b917, U+b919-b91f, U+b921-b93b, U+b93d-b957, U+b95a-b95b, U+b95d-b95f, U+b961-b967, U+b969-b96c;</text:p>
      <text:p text:style-name="Preformatted_20_Text">}</text:p>
      <text:p text:style-name="Preformatted_20_Text">/* [4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7.woff2);</text:p>
      <text:p text:style-name="Preformatted_20_Text"><text:s text:c="2"/>unicode-range: U+b80d-b80f, U+b811-b817, U+b81a, U+b81c-b823, U+b826-b827, U+b829-b82b, U+b82d-b833, U+b836, U+b83a-b83f, U+b841-b85b, U+b85e-b85f, U+b861-b863, U+b865-b86b, U+b86e, U+b870, U+b872-b8af, U+b8b1-b8be;</text:p>
      <text:p text:style-name="Preformatted_20_Text">}</text:p>
      <text:p text:style-name="Preformatted_20_Text">/* [4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8.woff2);</text:p>
      <text:p text:style-name="Preformatted_20_Text"><text:s text:c="2"/>unicode-range: U+b74d-b75f, U+b761-b763, U+b765-b774, U+b776-b77b, U+b77e-b77f, U+b781-b783, U+b785-b78b, U+b78e, U+b792-b796, U+b79a-b79b, U+b79d-b7a7, U+b7aa, U+b7ae-b7b3, U+b7b6-b7c8, U+b7ca-b7eb, U+b7ee-b7ef, U+b7f1-b7f3, U+b7f5-b7fb, U+b7fe, U+b802-b806, U+b80a-b80b;</text:p>
      <text:p text:style-name="Preformatted_20_Text">}</text:p>
      <text:p text:style-name="Preformatted_20_Text">/* [49] */</text:p>
      <text:p text:style-name="Preformatted_20_Text">@font-face {</text:p>
      <text:p text:style-name="Preformatted_20_Text"><text:soft-page-break/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49.woff2);</text:p>
      <text:p text:style-name="Preformatted_20_Text"><text:s text:c="2"/>unicode-range: U+b6a7-b6aa, U+b6ac-b6b0, U+b6b2-b6ef, U+b6f1-b727, U+b72a-b72b, U+b72d-b72e, U+b731-b737, U+b739-b73a, U+b73c-b743, U+b745-b74c;</text:p>
      <text:p text:style-name="Preformatted_20_Text">}</text:p>
      <text:p text:style-name="Preformatted_20_Text">/* [5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0.woff2);</text:p>
      <text:p text:style-name="Preformatted_20_Text"><text:s text:c="2"/>unicode-range: U+b605-b60f, U+b612-b617, U+b619-b624, U+b626-b69b, U+b69e-b6a3, U+b6a5-b6a6;</text:p>
      <text:p text:style-name="Preformatted_20_Text">}</text:p>
      <text:p text:style-name="Preformatted_20_Text">/* [5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1.woff2);</text:p>
      <text:p text:style-name="Preformatted_20_Text"><text:s text:c="2"/>unicode-range: U+b55f, U+b562-b583, U+b585-b59f, U+b5a2-b5a3, U+b5a5-b5a7, U+b5a9-b5b2, U+b5b5-b5ba, U+b5bd-b604;</text:p>
      <text:p text:style-name="Preformatted_20_Text">}</text:p>
      <text:p text:style-name="Preformatted_20_Text">/* [5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2.woff2);</text:p>
      <text:p text:style-name="Preformatted_20_Text"><text:s text:c="2"/>unicode-range: U+b4a5-b4b6, U+b4b8-b4bf, U+b4c1-b4c7, U+b4c9-b4db, U+b4de-b4df, U+b4e1-b4e2, U+b4e5-b4eb, U+b4ee, U+b4f0, U+b4f2-b513, U+b516-b517, U+b519-b51a, U+b51d-b523, U+b526, U+b528, U+b52b-b52f, U+b532-b533, U+b535-b537, U+b539-b53f, U+b541-b544, U+b546-b54b, U+b54d-b54f, U+b551-b55b, U+b55d-b55e;</text:p>
      <text:p text:style-name="Preformatted_20_Text">}</text:p>
      <text:p text:style-name="Preformatted_20_Text">/* [5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3.woff2);</text:p>
      <text:p text:style-name="Preformatted_20_Text"><text:soft-page-break/><text:s text:c="2"/>unicode-range: U+b3f8-b3fb, U+b3fd-b40f, U+b411-b417, U+b419-b41b, U+b41d-b41f, U+b421-b427, U+b42a-b42b, U+b42d-b44f, U+b452-b453, U+b455-b457, U+b459-b45f, U+b462-b464, U+b466-b46b, U+b46d-b47f, U+b481-b4a3;</text:p>
      <text:p text:style-name="Preformatted_20_Text">}</text:p>
      <text:p text:style-name="Preformatted_20_Text">/* [5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4.woff2);</text:p>
      <text:p text:style-name="Preformatted_20_Text"><text:s text:c="2"/>unicode-range: U+b342-b353, U+b356-b357, U+b359-b35b, U+b35d-b35e, U+b360-b363, U+b366, U+b368, U+b36a-b36d, U+b36f, U+b372-b373, U+b375-b377, U+b379-b37f, U+b381-b382, U+b384, U+b386-b38b, U+b38d-b3c3, U+b3c6-b3c7, U+b3c9-b3ca, U+b3cd-b3d3, U+b3d6, U+b3d8, U+b3da-b3f7;</text:p>
      <text:p text:style-name="Preformatted_20_Text">}</text:p>
      <text:p text:style-name="Preformatted_20_Text">/* [5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5.woff2);</text:p>
      <text:p text:style-name="Preformatted_20_Text"><text:s text:c="2"/>unicode-range: U+b27c-b283, U+b285-b28f, U+b292-b293, U+b295-b297, U+b29a-b29f, U+b2a1-b2a4, U+b2a7-b2a9, U+b2ab, U+b2ad-b2c7, U+b2ca-b2cb, U+b2cd-b2cf, U+b2d1-b2d7, U+b2da, U+b2dc, U+b2de-b2e3, U+b2e7, U+b2e9-b2ea, U+b2ef-b2f3, U+b2f6, U+b2f8, U+b2fa-b2fb, U+b2fd-b2fe, U+b302-b303, U+b305-b307, U+b309-b30f, U+b312, U+b316-b31b, U+b31d-b341;</text:p>
      <text:p text:style-name="Preformatted_20_Text">}</text:p>
      <text:p text:style-name="Preformatted_20_Text">/* [5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6.woff2);</text:p>
      <text:p text:style-name="Preformatted_20_Text"><text:s text:c="2"/>unicode-range: U+b1d6-b1e7, U+b1e9-b1fc, U+b1fe-b203, U+b206-b207, U+b209-b20b, U+b20d-b213, U+b216-b21f, U+b221-b257, U+b259-b273, U+b275-b27b;</text:p>
      <text:p text:style-name="Preformatted_20_Text">}</text:p>
      <text:p text:style-name="Preformatted_20_Text">/* [5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7.woff2);</text:p>
      <text:p text:style-name="Preformatted_20_Text"><text:s text:c="2"/>unicode-range: U+b120-b122, U+b126-b127, U+b129-b12b, U+b12d-b133, U+b136, U+b138, U+b13a-b13f, U+b142-b143, U+b145-b14f, U+b151-b153, U+b156-b157, U+b159-b177, U+b17a-b17b, U+b17d-b17f, U+b181-b187, U+b189-b18c, U+b18e-b191, U+b195-b1a7, U+b1a9-b1cb, U+b1cd-b1d5;</text:p>
      <text:p text:style-name="Preformatted_20_Text">}</text:p>
      <text:p text:style-name="Preformatted_20_Text"><text:soft-page-break/>/* [5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8.woff2);</text:p>
      <text:p text:style-name="Preformatted_20_Text"><text:s text:c="2"/>unicode-range: U+b05f-b07b, U+b07e-b07f, U+b081-b083, U+b085-b08b, U+b08d-b097, U+b09b, U+b09d-b09f, U+b0a2-b0a7, U+b0aa, U+b0b0, U+b0b2, U+b0b6-b0b7, U+b0b9-b0bb, U+b0bd-b0c3, U+b0c6-b0c7, U+b0ca-b0cf, U+b0d1-b0df, U+b0e1-b0e4, U+b0e6-b107, U+b10a-b10b, U+b10d-b10f, U+b111-b112, U+b114-b117, U+b119-b11a, U+b11c-b11f;</text:p>
      <text:p text:style-name="Preformatted_20_Text">}</text:p>
      <text:p text:style-name="Preformatted_20_Text">/* [5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59.woff2);</text:p>
      <text:p text:style-name="Preformatted_20_Text"><text:s text:c="2"/>unicode-range: U+afac-afb7, U+afba-afbb, U+afbd-afbf, U+afc1-afc6, U+afca-afcc, U+afce-afd3, U+afd5-afe7, U+afe9-afef, U+aff1-b00b, U+b00d-b00f, U+b011-b013, U+b015-b01b, U+b01d-b027, U+b029-b043, U+b045-b047, U+b049, U+b04b, U+b04d-b052, U+b055-b056, U+b058-b05c, U+b05e;</text:p>
      <text:p text:style-name="Preformatted_20_Text">}</text:p>
      <text:p text:style-name="Preformatted_20_Text">/* [6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60.woff2);</text:p>
      <text:p text:style-name="Preformatted_20_Text"><text:s text:c="2"/>unicode-range: U+af03-af07, U+af09-af2b, U+af2e-af33, U+af35-af3b, U+af3e-af40, U+af44-af47, U+af4a-af5c, U+af5e-af63, U+af65-af7f, U+af81-afab;</text:p>
      <text:p text:style-name="Preformatted_20_Text">}</text:p>
      <text:p text:style-name="Preformatted_20_Text">/* [6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61.woff2);</text:p>
      <text:p text:style-name="Preformatted_20_Text"><text:s text:c="2"/>unicode-range: U+ae56-ae5b, U+ae5e-ae60, U+ae62-ae64, U+ae66-ae67, U+ae69-ae6b, U+ae6d-ae83, U+ae85-aebb, U+aebf, U+aec1-aec3, U+aec5-aecb, U+aece, U+aed0, U+aed2-aed7, U+aed9-aef3, U+aef5-af02;</text:p>
      <text:p text:style-name="Preformatted_20_Text">}</text:p>
      <text:p text:style-name="Preformatted_20_Text">/* [6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oft-page-break/><text:s text:c="2"/>src: url(https://fonts.gstatic.com/s/nanummyeongjo/v20/9Bty3DZF0dXLMZlywRbVRNhxy2pLVFAxzeau69lCAWDrAgLCcAPYKgRK4K8.62.woff2);</text:p>
      <text:p text:style-name="Preformatted_20_Text"><text:s text:c="2"/>unicode-range: U+ad9c-ada3, U+ada5-adbf, U+adc1-adc3, U+adc5-adc7, U+adc9-add2, U+add4-addb, U+addd-addf, U+ade1-ade3, U+ade5-adf7, U+adfa-adfb, U+adfd-adff, U+ae02-ae07, U+ae0a, U+ae0c, U+ae0e-ae13, U+ae15-ae2f, U+ae31-ae33, U+ae35-ae37, U+ae39-ae3f, U+ae42, U+ae44, U+ae46-ae49, U+ae4b, U+ae4f, U+ae51-ae53, U+ae55;</text:p>
      <text:p text:style-name="Preformatted_20_Text">}</text:p>
      <text:p text:style-name="Preformatted_20_Text">/* [6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63.woff2);</text:p>
      <text:p text:style-name="Preformatted_20_Text"><text:s text:c="2"/>unicode-range: U+ace2-ace3, U+ace5-ace6, U+ace9-acef, U+acf2, U+acf4, U+acf7-acfb, U+acfe-acff, U+ad01-ad03, U+ad05-ad0b, U+ad0d-ad10, U+ad12-ad1b, U+ad1d-ad33, U+ad35-ad48, U+ad4a-ad4f, U+ad51-ad6b, U+ad6e-ad6f, U+ad71-ad72, U+ad77-ad7c, U+ad7e, U+ad80, U+ad82-ad87, U+ad89-ad8b, U+ad8d-ad8f, U+ad91-ad9b;</text:p>
      <text:p text:style-name="Preformatted_20_Text">}</text:p>
      <text:p text:style-name="Preformatted_20_Text">/* [6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64.woff2);</text:p>
      <text:p text:style-name="Preformatted_20_Text"><text:s text:c="2"/>unicode-range: U+ac25-ac2c, U+ac2e, U+ac30, U+ac32-ac37, U+ac39-ac3f, U+ac41-ac4c, U+ac4e-ac6f, U+ac72-ac73, U+ac75-ac76, U+ac79-ac7f, U+ac82, U+ac84-ac88, U+ac8a-ac8b, U+ac8d-ac8f, U+ac91-ac93, U+ac95-ac9b, U+ac9d-ac9e, U+aca1-aca7, U+acab, U+acad-acaf, U+acb1-acb7, U+acba-acbb, U+acbe-acc0, U+acc2-acc3, U+acc5-acdf;</text:p>
      <text:p text:style-name="Preformatted_20_Text">}</text:p>
      <text:p text:style-name="Preformatted_20_Text">/* [6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65.woff2);</text:p>
      <text:p text:style-name="Preformatted_20_Text"><text:s text:c="2"/>unicode-range: U+99df, U+99ed, U+99f1, U+99ff, U+9a01, U+9a08, U+9a0e-9a0f, U+9a19, U+9a2b, U+9a30, U+9a36-9a37, U+9a40, U+9a43, U+9a45, U+9a4d, U+9a55, U+9a57, U+9a5a-9a5b, U+9a5f, U+9a62, U+9a65, U+9a69-9a6a, U+9aa8, U+9ab8, U+9ad3, U+9ae5, U+9aee, U+9b1a, U+9b27, U+9b2a, U+9b31, U+9b3c, U+9b41-9b45, U+9b4f, U+9b54, U+9b5a, U+9b6f, U+9b8e, U+9b91, U+9b9f, U+9bab, U+9bae, U+9bc9, U+9bd6, U+9be4, U+9be8, U+9c0d, U+9c10, U+9c12, U+9c15, U+9c25, U+9c32, U+9c3b, U+9c47, U+9c49, U+9c57, U+9ce5, U+9ce7, U+9ce9, U+9cf3-9cf4, U+9cf6, U+9d09, U+9d1b, U+9d26, U+9d28, U+9d3b, U+9d51, U+9d5d, U+9d60-9d61, U+9d6c, U+9d72, U+9da9, U+9daf, U+9db4, U+9dc4, U+9dd7, U+9df2, U+9df8-9dfa, U+9e1a, U+9e1e, U+9e75, U+9e79, U+9e7d, U+9e7f, U+9e92-9e93, U+9e97, U+9e9d, U+9e9f, U+9ea5, U+9eb4-9eb5, U+9ebb, U+9ebe, U+9ec3, U+9ecd-9ece, U+9ed4, U+9ed8, U+9edb-9edc, U+9ede, U+9ee8, U+9ef4, U+9f07-9f08, U+9f0e, U+9f13, U+9f20, U+9f3b, U+9f4a-9f4b, U+9f4e, U+9f52, U+9f5f, U+9f61, U+9f67, U+9f6a, U+9f6c, U+9f77, U+9f8d, U+9f90, U+9f95, U+9f9c, <text:soft-page-break/>U+ac02-ac03, U+ac05-ac06, U+ac09-ac0f, U+ac17-ac18, U+ac1b, U+ac1e-ac1f, U+ac21-ac23;</text:p>
      <text:p text:style-name="Preformatted_20_Text">}</text:p>
      <text:p text:style-name="Preformatted_20_Text">/* [9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93.woff2);</text:p>
      <text:p text:style-name="Preformatted_20_Text"><text:s text:c="2"/>unicode-range: U+338c-339c, U+339f-33a0, U+33a2-33cb, U+33cf-33d0, U+33d3, U+33d6, U+33d8, U+33db-33dd, U+4e01, U+4e03, U+4e07-4e08, U+4e11, U+4e14-4e15, U+4e18-4e19, U+4e1e, U+4e32, U+4e38-4e39, U+4e42-4e43, U+4e45, U+4e4d-4e4f, U+4e56, U+4e58-4e59, U+4e5d-4e5e, U+4e6b, U+4e6d, U+4e73, U+4e76-4e77, U+4e7e, U+4e82, U+4e86, U+4e88, U+4e8e, U+4e90-4e92, U+4e94-4e95, U+4e98, U+4e9b, U+4e9e, U+4ea1-4ea2, U+4ea4-4ea6, U+4ea8, U+4eab, U+4ead-4eae, U+4eb6, U+4ec0-4ec1, U+4ec4, U+4ec7, U+4ecb, U+4ecd, U+4ed4-4ed5, U+4ed7-4ed9, U+4edd, U+4edf, U+4ee4, U+4ef0, U+4ef2, U+4ef6-4ef7, U+4efb, U+4f01, U+4f09, U+4f0b, U+4f0d-4f11, U+4f2f, U+4f34, U+4f36, U+4f38, U+4f3a, U+4f3c-4f3d;</text:p>
      <text:p text:style-name="Preformatted_20_Text">}</text:p>
      <text:p text:style-name="Preformatted_20_Text">/* [9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94.woff2);</text:p>
      <text:p text:style-name="Preformatted_20_Text"><text:s text:c="2"/>unicode-range: U+3136, U+3138, U+313a-3140, U+3143-3144, U+3150, U+3152, U+3154-3156, U+3158-315b, U+315d-315f, U+3162, U+3164-318c, U+318e, U+3200-321b, U+3231, U+3239, U+3251-325a, U+3260-327b, U+327e-327f, U+328a-3290, U+3294, U+329e, U+32a5, U+3380-3384, U+3388-338b;</text:p>
      <text:p text:style-name="Preformatted_20_Text">}</text:p>
      <text:p text:style-name="Preformatted_20_Text">/* [9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95.woff2);</text:p>
      <text:p text:style-name="Preformatted_20_Text"><text:s text:c="2"/>unicode-range: U+2f7d, U+2f7f-2f8b, U+2f8e-2f90, U+2f92-2f97, U+2f99-2fa0, U+2fa2-2fa3, U+2fa5-2fa9, U+2fac-2fb1, U+2fb3-2fbc, U+2fc1-2fca, U+2fcd-2fd4, U+3003, U+3012-3019, U+301c, U+301e-3020, U+3036, U+3041, U+3043, U+3045, U+3047, U+3049, U+304e, U+3050, U+3052, U+3056, U+305a, U+305c, U+305e, U+3062, U+3065, U+306c, U+3070-307d, U+3080, U+3085, U+3087, U+308e, U+3090-3091, U+30a1, U+30a5, U+30a9, U+30ae, U+30b1-30b2, U+30b4, U+30b6, U+30bc-30be, U+30c2, U+30c5, U+30cc, U+30d2, U+30d4, U+30d8-30dd, U+30e4, U+30e6, U+30e8, U+30ee, U+30f0-30f2, U+30f4-30f6, U+3133, U+3135;</text:p>
      <text:p text:style-name="Preformatted_20_Text">}</text:p>
      <text:p text:style-name="Preformatted_20_Text">/* [9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oft-page-break/><text:s text:c="2"/>font-display: swap;</text:p>
      <text:p text:style-name="Preformatted_20_Text"><text:s text:c="2"/>src: url(https://fonts.gstatic.com/s/nanummyeongjo/v20/9Bty3DZF0dXLMZlywRbVRNhxy2pLVFAxzeau69lCAWDrAgLCcAPYKgRK4K8.96.woff2);</text:p>
      <text:p text:style-name="Preformatted_20_Text"><text:s text:c="2"/>unicode-range: U+2541-254b, U+25a4-25a9, U+25b1, U+25b5, U+25b9, U+25bf, U+25c1, U+25c3, U+25c9-25ca, U+25cc, U+25ce, U+25d0-25d1, U+25e6, U+25ef, U+260f, U+261d, U+261f, U+262f, U+2660, U+2664, U+2667-2669, U+266d, U+266f, U+2716, U+271a, U+273d, U+2756, U+2776-277f, U+278a-2793, U+2963, U+2965, U+2ac5-2ac6, U+2acb-2acc, U+2f00, U+2f04, U+2f06, U+2f08, U+2f0a-2f0b, U+2f11-2f12, U+2f14, U+2f17-2f18, U+2f1c-2f1d, U+2f1f-2f20, U+2f23-2f26, U+2f28-2f29, U+2f2b, U+2f2d, U+2f2f-2f32, U+2f38, U+2f3c-2f40, U+2f42-2f4c, U+2f4f-2f52, U+2f54-2f58, U+2f5a-2f66, U+2f69-2f70, U+2f72-2f76, U+2f78, U+2f7a-2f7c;</text:p>
      <text:p text:style-name="Preformatted_20_Text">}</text:p>
      <text:p text:style-name="Preformatted_20_Text">/* [9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97.woff2);</text:p>
      <text:p text:style-name="Preformatted_20_Text"><text:s text:c="2"/>unicode-range: U+2479-2487, U+249c-24d1, U+24d3-24d7, U+24d9-24e9, U+24eb-24f4, U+2500-2501, U+2503, U+250c-2513, U+2515-2516, U+2518-2540;</text:p>
      <text:p text:style-name="Preformatted_20_Text">}</text:p>
      <text:p text:style-name="Preformatted_20_Text">/* [9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98.woff2);</text:p>
      <text:p text:style-name="Preformatted_20_Text"><text:s text:c="2"/>unicode-range: U+215b-215e, U+2162-2169, U+2170-2179, U+2195-2199, U+21b0-21b4, U+21bc, U+21c0, U+21c4-21c5, U+21cd, U+21cf-21d4, U+21e0-21e3, U+21e6-21e9, U+2200, U+2202-2203, U+2206-2209, U+220b-220c, U+220f, U+2211, U+2213, U+221a, U+221d-2220, U+2222, U+2225-2227, U+2229-222c, U+222e, U+2234-2237, U+223d, U+2243, U+2245, U+2248, U+2250-2253, U+225a, U+2260-2262, U+2264-2267, U+226a-226b, U+226e-2273, U+2276-2277, U+2279-227b, U+2280-2287, U+228a-228b, U+2295-2297, U+22a3-22a5, U+22bb-22bc, U+22ce-22cf, U+22da-22db, U+22ee-22ef, U+2306, U+2312, U+2314, U+2467-2478;</text:p>
      <text:p text:style-name="Preformatted_20_Text">}</text:p>
      <text:p text:style-name="Preformatted_20_Text">/* [9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99.woff2);</text:p>
      <text:p text:style-name="Preformatted_20_Text"><text:s text:c="2"/>unicode-range: U+81-82, U+84, U+a2-a5, U+a7-a8, U+aa, U+ac-ad, U+b1-b3, U+b6, U+b8-ba, U+bc-be, U+c0, U+c2, U+c6-cb, U+ce-d0, U+d4, U+d8-d9, U+db-dc, U+de-df, U+e6, U+eb, U+ee-f0, U+f4, U+f7-f9, U+fb, U+fe-ff, U+111, U+126-127, U+132-133, U+138, U+13f-142, U+149-14b, U+152-153, U+166-167, U+2bc, U+2c7, U+2d0, U+2d8-2d9, U+2db-2dd, U+391-394, U+396-3a1, U+3a3-3a9, U+3b2-3b6, U+3b8, U+3bc, U+3be-3c1, U+3c3-3c9, U+2010, U+2015-2016, U+2018-2019, U+201b, U+201f-2021, U+2025, U+2030, <text:soft-page-break/>U+2033-2036, U+203c, U+203e, U+2042, U+2074, U+207a-207f, U+2081-2084, U+2109, U+2113, U+2116, U+2121, U+2126, U+212b, U+2153-2154;</text:p>
      <text:p text:style-name="Preformatted_20_Text">}</text:p>
      <text:p text:style-name="Preformatted_20_Text">/* [10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0.woff2);</text:p>
      <text:p text:style-name="Preformatted_20_Text"><text:s text:c="2"/>unicode-range: U+e8, U+2da, U+2160, U+2194, U+3054, U+3058, U+306d, U+3086, U+308d, U+30ac, U+30bb, U+30c4, U+30cd-30ce, U+30e2, U+3132, U+3146, U+3149, U+339d, U+4e3b, U+4f0a, U+4fdd, U+4fe1, U+5409, U+540c, U+5834, U+592a-592b, U+5b9a, U+5dde, U+5e0c, U+5e73, U+5f0f, U+60f3, U+653f, U+661f, U+662f, U+667a, U+683c, U+6b4c, U+6c11, U+767c, U+76ee, U+76f4, U+77f3, U+79d1, U+7a7a, U+7b2c, U+7d22, U+8207, U+8a00, U+8a71, U+9280, U+9580, U+958b, U+96c6, U+9762, U+98df, U+9ed1, U+ac2d, U+adc8, U+add3, U+af48, U+b014, U+b134-b135, U+b158, U+b2aa, U+b35f, U+b6a4, U+b9cf, U+bb63, U+bd23, U+be91, U+c29b, U+c3f4, U+c42c, U+c55c, U+c573, U+c58f, U+c78c, U+c7dd, U+c8f5, U+cad1, U+cc48, U+cf10, U+cf20, U+d03c, U+d07d, U+d2a0, U+d30e, U+d38d, U+d3a8, U+d3c8, U+d5e5, U+d5f9, U+d6e4, U+f90a, U+ff02, U+ff1c;</text:p>
      <text:p text:style-name="Preformatted_20_Text">}</text:p>
      <text:p text:style-name="Preformatted_20_Text">/* [101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1.woff2);</text:p>
      <text:p text:style-name="Preformatted_20_Text"><text:s text:c="2"/>unicode-range: U+3b1, U+2466, U+25a1, U+25a3, U+261c, U+3008-3009, U+305b, U+305d, U+3069, U+30a7, U+30ba, U+30cf, U+30ef, U+3151, U+3157, U+4e4b, U+4e5f, U+4e8c, U+4eca, U+4ed6, U+4f5b, U+50cf, U+5149, U+5165, U+5171, U+5229, U+529b, U+5316, U+539f, U+53f2, U+571f, U+5728, U+58eb, U+591c, U+5b78, U+5c11, U+5c55, U+5ddd, U+5e02, U+5fb7, U+60c5, U+610f, U+611f, U+6625, U+66f8, U+6797, U+679c, U+682a, U+6d2a, U+706b, U+7406, U+767b, U+76f8, U+77e5, U+7acb, U+898b, U+8a69, U+8def, U+8fd1, U+901a, U+90e8, U+91cd, U+975e, U+ae14, U+ae6c, U+aec0, U+afc7, U+afc9, U+b01c, U+b028, U+b308, U+b311, U+b314, U+b31c, U+b524, U+b560, U+b764, U+b920, U+b9e3, U+bd48, U+be7d, U+c0db, U+c231, U+c270, U+c2e3, U+c37d, U+c3ed, U+c530, U+c6a5, U+c6dc, U+c7a4, U+c954, U+c974, U+d000, U+d565, U+d667, U+d6c5, U+d79d, U+ff1e;</text:p>
      <text:p text:style-name="Preformatted_20_Text">}</text:p>
      <text:p text:style-name="Preformatted_20_Text">/* [10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2.woff2);</text:p>
      <text:p text:style-name="Preformatted_20_Text"><text:s text:c="2"/>unicode-range: U+131, U+2032, U+2465, U+2642, U+3048, U+3051, U+3083-3084, U+308f, U+30c0, U+30d1, U+30d3, U+30d6, U+30df, U+30e7, U+3153, U+4e16, U+4e8b, U+4ee5, U+5206, U+52a0, U+52d5, U+53e4, U+53ef, U+54c1, U+57ce, U+597d, U+5b8c, U+5ea6, U+5f8c, U+5f97, U+6210, U+6240, U+624b, U+6728, U+6bd4, U+7236, U+7269, U+7279, U+738b, U+7528, U+7530, U+767e, U+798f, U+8005, U+8a18, U+90fd, U+91cc, <text:soft-page-break/>U+9577, U+9593, U+98a8, U+ac20, U+acf6, U+ad90, U+af5d, U+af80, U+afcd, U+aff0, U+b0a1, U+b0b5, U+b1fd, U+b2fc, U+b380, U+b51b, U+b584, U+b5b3, U+b8fd, U+b93c, U+b9f4, U+bb44, U+bc08, U+bc27, U+bc49, U+be55, U+be64, U+bfb0, U+bfc5, U+c178, U+c21f, U+c314, U+c4f1, U+c58d, U+c664, U+c698, U+c6a7, U+c6c1, U+c9ed, U+cac0, U+cacc, U+cad9, U+ccb5, U+cdcc, U+d0e4, U+d143, U+d320, U+d330, U+d54d, U+ff06, U+ff1f, U+ff5e;</text:p>
      <text:p text:style-name="Preformatted_20_Text">}</text:p>
      <text:p text:style-name="Preformatted_20_Text">/* [10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3.woff2);</text:p>
      <text:p text:style-name="Preformatted_20_Text"><text:s text:c="2"/>unicode-range: U+b4, U+20a9, U+20ac, U+2190, U+24d8, U+2502, U+2514, U+2592, U+25c7-25c8, U+2663, U+3060, U+3064, U+3081, U+3088, U+30a3, U+30a6, U+30aa, U+30b5, U+30c7, U+30ca-30cb, U+30d0, U+30e3, U+30e5, U+339e, U+4e09, U+4eac, U+4f5c, U+5167-5168, U+516c, U+51fa, U+5408, U+540d, U+591a, U+5b57, U+6211, U+65b9, U+660e, U+6642, U+6700, U+6b63, U+6e2f, U+7063, U+7532, U+793e, U+81ea, U+8272, U+82b1, U+897f, U+8eca, U+91ce, U+ac38, U+ad76, U+ae84, U+aecc, U+b07d, U+b0b1, U+b215, U+b2a0, U+b310, U+b3d7, U+b52a, U+b618, U+b775, U+b797, U+bcd5, U+bd59, U+be80, U+bea8, U+bed1, U+bee4-bee5, U+c060, U+c2ef, U+c329, U+c3dc, U+c597, U+c5bd, U+c5e5, U+c69c, U+c9d6, U+ca29, U+ca5c, U+ca84, U+cc39, U+cc3b, U+ce89, U+cee5, U+cf65, U+cf85, U+d058, U+d145, U+d22d, U+d325, U+d37d, U+d3ad, U+d769, U+ff0c;</text:p>
      <text:p text:style-name="Preformatted_20_Text">}</text:p>
      <text:p text:style-name="Preformatted_20_Text">/* [10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4.woff2);</text:p>
      <text:p text:style-name="Preformatted_20_Text"><text:s text:c="2"/>unicode-range: U+2161, U+2228, U+2299, U+2464, U+2517, U+2640, U+3042, U+304a, U+3053, U+3061, U+307f, U+3082, U+308c, U+3092, U+30a8, U+30ab, U+30ad, U+30b0, U+30b3, U+30b7, U+30c1, U+30c6, U+30c9, U+30d5, U+30d7, U+30de, U+30e0-30e1, U+30ec-30ed, U+4e0b, U+4e0d, U+4ee3, U+53f0, U+548c, U+5b89, U+5bb6, U+5c0f, U+611b, U+6771, U+6aa2, U+6bcd, U+6c34, U+6cd5, U+6d77, U+767d, U+795e, U+8ecd, U+9999, U+9ad8, U+ac07, U+ac1a, U+ac40, U+ad0c, U+ad88, U+ada4, U+ae01, U+ae65, U+aebd, U+aec4, U+afe8, U+b139, U+b205, U+b383, U+b38c, U+b42c, U+b461, U+b55c, U+b78f, U+b8fb, U+b9f7, U+bafc, U+bc99, U+bed8, U+bfcd, U+c0bf, U+c0f9, U+c167, U+c204, U+c20f, U+c22f, U+c258, U+c298, U+c2bc, U+c388, U+c501, U+c50c, U+c5b9, U+c5ce, U+c641, U+c648, U+c73d, U+ca50, U+ca61, U+cc4c, U+ceac, U+d0d4, U+d5f7, U+d6d7, U+ff1a;</text:p>
      <text:p text:style-name="Preformatted_20_Text">}</text:p>
      <text:p text:style-name="Preformatted_20_Text">/* [10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5.woff2);</text:p>
      <text:p text:style-name="Preformatted_20_Text"><text:soft-page-break/><text:s text:c="2"/>unicode-range: U+2103, U+2463, U+25c6, U+25cb, U+266c, U+3001, U+300a, U+3046, U+304c-304d, U+304f, U+3055, U+3059, U+3063, U+3066-3068, U+306f, U+3089, U+30b8, U+30bf, U+314f, U+4e0a, U+570b, U+5730, U+5916, U+5929, U+5c71, U+5e74, U+5fc3, U+601d, U+6027, U+63d0, U+6709, U+6734, U+751f, U+7684, U+82f1, U+9053, U+91d1, U+97f3, U+ac2f, U+ac4d, U+adc4, U+ade4, U+ae41, U+ae4d-ae4e, U+aed1, U+afb9, U+b0e0, U+b299, U+b365, U+b46c, U+b480, U+b4c8, U+b7b4, U+b819, U+b918, U+baab, U+bab9, U+be8f, U+bed7, U+c0ec, U+c19f, U+c1a5, U+c3d9, U+c464, U+c53d, U+c553, U+c570, U+c5cc, U+c633, U+c6a4, U+c7a3, U+c7a6, U+c886, U+c9d9-c9da, U+c9ec, U+ca0c, U+cc21, U+cd1b, U+cd78, U+cdc4, U+cef8, U+cfe4, U+d0a5, U+d0b5, U+d0ec, U+d15d, U+d188, U+d23c, U+d2ac, U+d729, U+d79b, U+ff01, U+ff08-ff09, U+ff5c;</text:p>
      <text:p text:style-name="Preformatted_20_Text">}</text:p>
      <text:p text:style-name="Preformatted_20_Text">/* [10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6.woff2);</text:p>
      <text:p text:style-name="Preformatted_20_Text"><text:s text:c="2"/>unicode-range: U+2039-203a, U+223c, U+25b3, U+25b7, U+25bd, U+25cf, U+266a, U+3002, U+300b, U+304b, U+3057, U+305f, U+306a-306b, U+307e, U+308a-308b, U+3093, U+30a2, U+30af, U+30b9, U+30c3, U+30c8, U+30e9-30eb, U+33a1, U+4e00, U+524d, U+5357, U+5b50, U+7121, U+884c, U+9751, U+ac94, U+aebe, U+aecd, U+af08, U+af41, U+af49, U+b010, U+b053, U+b109, U+b11b, U+b128, U+b154, U+b291, U+b2e6, U+b301, U+b385, U+b525, U+b5b4, U+b729, U+b72f, U+b738, U+b7ff, U+b837, U+b975, U+ba67, U+bb47, U+bc1f, U+bd90, U+bfd4, U+c27c, U+c324, U+c379, U+c3e0, U+c465, U+c53b, U+c58c, U+c610, U+c653, U+c6cd, U+c813, U+c82f, U+c999, U+c9e0, U+cac4, U+cad3, U+cbd4, U+cc10, U+cc22, U+ccb8, U+ccbc, U+cda5, U+ce84, U+cea3, U+cf67, U+cfe1, U+d241, U+d30d, U+d31c, U+d391, U+d401, U+d479, U+d5c9, U+d5db, U+d649, U+d6d4;</text:p>
      <text:p text:style-name="Preformatted_20_Text">}</text:p>
      <text:p text:style-name="Preformatted_20_Text">/* [10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7.woff2);</text:p>
      <text:p text:style-name="Preformatted_20_Text"><text:s text:c="2"/>unicode-range: U+b0, U+e9, U+2193, U+2462, U+260e, U+261e, U+300e-300f, U+3044, U+30a4, U+30fb-30fc, U+314d, U+5973, U+6545, U+6708, U+7537, U+ac89, U+ac9c, U+acc1, U+ad04, U+ad75, U+ad7d, U+ae45, U+ae61, U+af42, U+b0ab, U+b0af, U+b0b3, U+b12c, U+b194, U+b1a8, U+b220, U+b258, U+b284, U+b2ff, U+b315, U+b371, U+b3d4-b3d5, U+b460, U+b527, U+b534, U+b810, U+b818, U+b98e, U+ba55, U+bbac, U+bc0b, U+bc40, U+bca1, U+bccd, U+bd93, U+be54, U+be5a, U+bf08, U+bf50, U+bf55, U+bfdc, U+c0c0, U+c0d0, U+c0f4, U+c100, U+c11e, U+c170, U+c20d, U+c274, U+c290, U+c308, U+c369, U+c539, U+c587, U+c5ff, U+c6ec, U+c70c, U+c7ad, U+c7c8, U+c83c, U+c881, U+cb48, U+cc60, U+ce69, U+ce6b, U+ce75, U+cf04, U+cf08, U+cf55, U+cf70, U+cffc, U+d0b7, U+d1a8, U+d2c8, U+d384, U+d47c, U+d48b, U+d5dd, U+d5e8, U+d720, U+d759, U+f981;</text:p>
      <text:p text:style-name="Preformatted_20_Text">}</text:p>
      <text:p text:style-name="Preformatted_20_Text">/* [10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oft-page-break/><text:s text:c="2"/>src: url(https://fonts.gstatic.com/s/nanummyeongjo/v20/9Bty3DZF0dXLMZlywRbVRNhxy2pLVFAxzeau69lCAWDrAgLCcAPYKgRK4K8.108.woff2);</text:p>
      <text:p text:style-name="Preformatted_20_Text"><text:s text:c="2"/>unicode-range: U+e0, U+e2, U+395, U+3b7, U+3ba, U+2460-2461, U+25a0, U+3010-3011, U+306e, U+30f3, U+314a, U+314c, U+5927, U+65b0, U+7e41, U+97d3, U+9ad4, U+ad49, U+ae0b, U+ae0d, U+ae43, U+ae5d, U+aecf, U+af3c, U+af64, U+afd4, U+b080, U+b084, U+b0c5, U+b10c, U+b1e8, U+b2ac, U+b36e, U+b451, U+b515, U+b540, U+b561, U+b6ab, U+b6b1, U+b72c, U+b730, U+b744, U+b800, U+b8ec, U+b8f0, U+b904, U+b968, U+b96d, U+b987, U+b9d9, U+bb36, U+bb49, U+bc2d, U+bc43, U+bcf6, U+bd89, U+be57, U+be61, U+bed4, U+c090, U+c130, U+c148, U+c19c, U+c2f9, U+c36c, U+c37c, U+c384, U+c3df, U+c575, U+c584, U+c660, U+c719, U+c816, U+ca4d, U+ca54, U+cabc, U+cb49, U+cc14, U+cff5, U+d004, U+d038, U+d0b4, U+d0d3, U+d0e0, U+d0ed, U+d131, U+d1b0, U+d31f, U+d33d, U+d3a0, U+d3ab, U+d514, U+d584, U+d6a1, U+d6cc, U+d749, U+d760, U+d799;</text:p>
      <text:p text:style-name="Preformatted_20_Text">}</text:p>
      <text:p text:style-name="Preformatted_20_Text">/* [10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09.woff2);</text:p>
      <text:p text:style-name="Preformatted_20_Text"><text:s text:c="2"/>unicode-range: U+24, U+60, U+3b9, U+3bb, U+3bd, U+2191, U+2606, U+300c-300d, U+3131, U+3134, U+3139, U+3141-3142, U+3148, U+3161, U+3163, U+321c, U+4eba, U+5317, U+ac31, U+ac77, U+ac9f, U+acb9, U+acf0-acf1, U+acfd, U+ad73, U+af3d, U+b00c, U+b04a, U+b057, U+b0c4, U+b188, U+b1cc, U+b214, U+b2db, U+b2ee, U+b304, U+b4ed, U+b518, U+b5bc, U+b625, U+b69c-b69d, U+b7ac, U+b801, U+b86c, U+b959, U+b95c, U+b985, U+ba48, U+bb58, U+bc0c, U+bc38, U+bc85, U+bc9a, U+bf40, U+c068, U+c0bd, U+c0cc, U+c12f, U+c149, U+c1e0, U+c22b, U+c22d, U+c250, U+c2fc, U+c300, U+c313, U+c370, U+c3d8, U+c557, U+c580, U+c5e3, U+c62e, U+c634, U+c6f0, U+c74d, U+c783, U+c78e, U+c796, U+c7bc, U+c92c, U+ca4c, U+cc1c, U+cc54, U+cc59, U+ce04, U+cf30, U+cfc4, U+d140, U+d321, U+d38c, U+d399, U+d54f, U+d587, U+d5d0, U+d6e8, U+d770;</text:p>
      <text:p text:style-name="Preformatted_20_Text">}</text:p>
      <text:p text:style-name="Preformatted_20_Text">/* [110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0.woff2);</text:p>
      <text:p text:style-name="Preformatted_20_Text"><text:s text:c="2"/>unicode-range: U+d7, U+ea, U+fc, U+2192, U+25bc, U+3000, U+3137, U+3145, U+315c, U+7f8e, U+ac13, U+ac71, U+ac90, U+acb8, U+ace7, U+ad7f, U+ae50, U+aef4, U+af34, U+afbc, U+b048, U+b09a, U+b0ad, U+b0bc, U+b113, U+b125, U+b141, U+b20c, U+b2d9, U+b2ed, U+b367, U+b369, U+b374, U+b3cb, U+b4ec, U+b611, U+b760, U+b81b, U+b834, U+b8b0, U+b8e1, U+b989, U+b9d1, U+b9e1, U+b9fa, U+ba4d, U+ba78, U+bb35, U+bb54, U+bbf9, U+bc11, U+bcb3, U+bd05, U+bd95, U+bdd4, U+be10, U+bed0, U+bf51, U+c0d8, U+c232, U+c2b7, U+c2eb, U+c378, U+c500, U+c52c, U+c549, U+c568, U+c598, U+c5c9, U+c61b, U+c639, U+c67c, U+c717, U+c78a, U+c80a, U+c90c-c90d, U+c950, U+c9e7, U+cbe4, U+cca9, U+cce4, U+cdb0, U+ce78, U+ce94, U+ce98, U+cf8c, U+d018, U+d034, U+d0f1, U+d1b1, U+d280, U+d2f8, U+d338, U+d380, U+d3b4, U+d610, U+d69f, U+d6fc, U+d758;</text:p>
      <text:p text:style-name="Preformatted_20_Text">}</text:p>
      <text:p text:style-name="Preformatted_20_Text">/* [111] */</text:p>
      <text:p text:style-name="Preformatted_20_Text">@font-face {</text:p>
      <text:p text:style-name="Preformatted_20_Text"><text:s text:c="2"/>font-family: Nanum Myeongjo;</text:p>
      <text:p text:style-name="Preformatted_20_Text"><text:soft-page-break/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1.woff2);</text:p>
      <text:p text:style-name="Preformatted_20_Text"><text:s text:c="2"/>unicode-range: U+e7, U+2022, U+203b, U+25c0, U+2605, U+2661, U+3147, U+318d, U+672c, U+8a9e, U+acaa, U+acbc, U+ad1c, U+ae4a, U+ae5c, U+b044, U+b054, U+b0c8-b0c9, U+b2a6, U+b2d0, U+b35c, U+b364, U+b428, U+b454, U+b465, U+b4b7, U+b4e3, U+b51c, U+b5a1, U+b784, U+b790, U+b7ab, U+b7f4, U+b82c, U+b835, U+b8e9, U+b8f8, U+b9d8, U+b9f9, U+ba5c, U+ba64, U+babd, U+bb18, U+bb3b, U+bbff, U+bc0d, U+bc45, U+bc97, U+bcbc, U+be45, U+be75, U+be7c, U+bfcc, U+c0b6, U+c0f7, U+c14b, U+c2b4, U+c30d, U+c4f8, U+c5bb, U+c5d1, U+c5e0, U+c5ee, U+c5fd, U+c606, U+c6c5, U+c6e0, U+c708, U+c81d, U+c820, U+c824, U+c878, U+c918, U+c96c, U+c9e4, U+c9f1, U+cc2e, U+cd09, U+cea1, U+cef5, U+cef7, U+cf64, U+cf69, U+cfe8, U+d035, U+d0ac, U+d230, U+d234, U+d2f4, U+d31d, U+d575, U+d578, U+d608, U+d614, U+d718, U+d751, U+d761, U+d78c, U+d790;</text:p>
      <text:p text:style-name="Preformatted_20_Text">}</text:p>
      <text:p text:style-name="Preformatted_20_Text">/* [112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2.woff2);</text:p>
      <text:p text:style-name="Preformatted_20_Text"><text:s text:c="2"/>unicode-range: U+2665, U+3160, U+4e2d, U+6587, U+65e5, U+ac12, U+ac14, U+ac16, U+ac81, U+ad34, U+ade0, U+ae54, U+aebc, U+af2c, U+afc0, U+afc8, U+b04c, U+b08c, U+b099, U+b0a9, U+b0ac, U+b0ae, U+b0b8, U+b123, U+b179, U+b2e5, U+b2f7, U+b4c0, U+b531, U+b538, U+b545, U+b550, U+b5a8, U+b6f0, U+b728, U+b73b, U+b7ad, U+b7ed, U+b809, U+b864, U+b86d, U+b871, U+b9bf, U+b9f5, U+ba40, U+ba4b, U+ba58, U+ba87, U+baac, U+bbc0, U+bc16, U+bc34, U+bd07, U+bd99, U+be59, U+bfd0, U+c058, U+c0e4, U+c0f5, U+c12d, U+c139, U+c228, U+c529, U+c5c7, U+c635, U+c637, U+c735, U+c77d, U+c787, U+c789, U+c8c4, U+c989, U+c98c, U+c9d0, U+c9d3, U+cc0c, U+cc99, U+cd0c, U+cd2c, U+cd98, U+cda4, U+ce59, U+ce60, U+ce6d, U+cea0, U+d0d0-d0d1, U+d0d5, U+d14d, U+d1a4, U+d29c, U+d2f1, U+d301, U+d39c, U+d3bc, U+d4e8, U+d540, U+d5ec, U+d640, U+d750;</text:p>
      <text:p text:style-name="Preformatted_20_Text">}</text:p>
      <text:p text:style-name="Preformatted_20_Text">/* [113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3.woff2);</text:p>
      <text:p text:style-name="Preformatted_20_Text"><text:s text:c="2"/>unicode-range: U+5e, U+25b2, U+25b6, U+314e, U+ac24, U+ace1, U+ace4, U+ae68, U+af2d, U+b0d0, U+b0e5, U+b150, U+b155, U+b193, U+b2c9, U+b2dd, U+b3c8, U+b3fc, U+b410, U+b458, U+b4dd, U+b5a0, U+b5a4, U+b5bb, U+b7b5, U+b838, U+b840, U+b86f, U+b8f9, U+b960, U+b9e5, U+bab8, U+bb50, U+bc1d, U+bc24-bc25, U+bca8, U+bcbd, U+bd04, U+bd10, U+bd24, U+be48, U+be5b, U+be68, U+c05c, U+c12c, U+c140, U+c15c, U+c168, U+c194, U+c219, U+c27d, U+c2a8, U+c2f1, U+c2f8, U+c368, U+c554-c555, U+c559, U+c564, U+c5d8, U+c5fc, U+c625, U+c65c, U+c6b1, U+c728, U+c794, U+c84c, U+c88c, U+c8e0, U+c8fd, U+c998, U+c9dd, U+cc0d, U+cc30, U+ceec, U+cf13, U+cf1c, U+cf5c, U+d050, U+d07c, U+d0a8, U+d134, U+d138, U+d154, U+d1f4, U+d2bc, U+d329, U+d32c, U+d3d0, U+d3f4, U+d3fc, U+d56b, U+d5cc, U+d600-d601, U+d639, U+d6c8, U+d754, U+d765;</text:p>
      <text:p text:style-name="Preformatted_20_Text"><text:soft-page-break/>}</text:p>
      <text:p text:style-name="Preformatted_20_Text">/* [114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4.woff2);</text:p>
      <text:p text:style-name="Preformatted_20_Text"><text:s text:c="2"/>unicode-range: U+3c-3d, U+2026, U+24d2, U+314b, U+ac11, U+acf3, U+ad74, U+ad81, U+adf9, U+ae34, U+af43, U+afb8, U+b05d, U+b07c, U+b110, U+b118, U+b17c, U+b180, U+b18d, U+b192, U+b2cc, U+b355, U+b378, U+b4a4, U+b4ef, U+b78d, U+b799, U+b7a9, U+b7fd, U+b807, U+b80c, U+b839, U+b9b4, U+b9db, U+ba3c, U+bab0, U+bba4, U+bc94, U+be4c, U+c154, U+c1c4, U+c26c, U+c2ac, U+c2ed, U+c4f4, U+c55e, U+c561, U+c571, U+c5b5, U+c5c4, U+c654-c655, U+c695, U+c6e8, U+c6f9, U+c724, U+c751, U+c775, U+c7a0, U+c7c1, U+c874, U+c880, U+c9d5, U+c9f8, U+cabd, U+cc29, U+cc2c, U+cca8, U+ccab, U+ccd0, U+ce21, U+ce35, U+ce7c, U+ce90, U+cee8, U+cef4, U+cfe0, U+d070, U+d0b9, U+d0c1, U+d0c4, U+d0c8, U+d15c, U+d1a1, U+d2c0, U+d300, U+d314, U+d3ed, U+d478, U+d480, U+d48d, U+d508, U+d53d, U+d5e4, U+d611, U+d61c, U+d68d, U+d6a8, U+d798;</text:p>
      <text:p text:style-name="Preformatted_20_Text">}</text:p>
      <text:p text:style-name="Preformatted_20_Text">/* [115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5.woff2);</text:p>
      <text:p text:style-name="Preformatted_20_Text"><text:s text:c="2"/>unicode-range: U+23, U+25, U+5f, U+a9, U+ac08, U+ac78, U+aca8, U+acac, U+ace8, U+ad70, U+adc0, U+addc, U+b137, U+b140, U+b208, U+b290, U+b2f5, U+b3c5, U+b3cc, U+b420, U+b429, U+b529, U+b530, U+b77d, U+b79c, U+b7a8, U+b7c9, U+b7f0, U+b7fc, U+b828, U+b860, U+b9ad, U+b9c1, U+b9c9, U+b9dd-b9de, U+b9e8, U+ba38-ba39, U+babb, U+bc00, U+bc8c, U+bca0, U+bca4, U+bcd1, U+bcfc, U+bd09, U+bdf0, U+be60, U+c0ad, U+c0b4, U+c0bc, U+c190, U+c1fc, U+c220, U+c288, U+c2b9, U+c2f6, U+c528, U+c545, U+c558, U+c5bc, U+c5d4, U+c600, U+c644, U+c6c0, U+c6c3, U+c721, U+c798, U+c7a1, U+c811, U+c838, U+c871, U+c904, U+c990, U+c9dc, U+cc38, U+cc44, U+cca0, U+cd1d, U+cd95, U+cda9, U+ce5c, U+cf00, U+cf58, U+d150, U+d22c, U+d305, U+d328, U+d37c, U+d3f0, U+d551, U+d5a5, U+d5c8, U+d5d8, U+d63c, U+d64d, U+d669, U+d734, U+d76c;</text:p>
      <text:p text:style-name="Preformatted_20_Text">}</text:p>
      <text:p text:style-name="Preformatted_20_Text">/* [116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6.woff2);</text:p>
      <text:p text:style-name="Preformatted_20_Text"><text:s text:c="2"/>unicode-range: U+26, U+2b, U+3e, U+40, U+7e, U+ac01, U+ac19, U+ac1d, U+aca0, U+aca9, U+acb0, U+ad8c, U+ae09, U+ae38, U+ae40, U+aed8, U+b09c, U+b0a0, U+b108, U+b204, U+b298, U+b2d8, U+b2eb-b2ec, U+b2f4, U+b313, U+b358, U+b450, U+b4e0, U+b54c, U+b610, U+b780, U+b78c, U+b791, U+b8e8, U+b958, U+b974, U+b984, U+b9b0, U+b9bc-b9bd, U+b9ce, U+ba70, U+bbfc, U+bc0f, U+bc15, U+bc1b, U+bc31, U+bc95, U+bcc0, U+bcc4, U+bd81, U+bd88, U+c0c8, U+c11d, U+c13c, U+c158, U+c18d, U+c1a1, U+c21c, U+c4f0, U+c54a, U+c560, U+c5b8, U+c5c8, U+c5f4, U+c628, U+c62c, U+c678, U+c6cc, U+c808, U+c810, U+c885, U+c88b, U+c900, U+c988, U+c99d, U+c9c8, U+cc3d-<text:soft-page-break/>cc3e, U+cc45, U+cd08, U+ce20, U+cee4, U+d074, U+d0a4, U+d0dd, U+d2b9, U+d3b8, U+d3c9, U+d488, U+d544, U+d559, U+d56d, U+d588, U+d615, U+d648, U+d655, U+d658, U+d65c;</text:p>
      <text:p text:style-name="Preformatted_20_Text">}</text:p>
      <text:p text:style-name="Preformatted_20_Text">/* [117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7.woff2);</text:p>
      <text:p text:style-name="Preformatted_20_Text"><text:s text:c="2"/>unicode-range: U+d, U+48, U+7c, U+ac10, U+ac15, U+ac74, U+ac80, U+ac83, U+acc4, U+ad11, U+ad50, U+ad6d, U+adfc, U+ae00, U+ae08, U+ae4c, U+b0a8, U+b124, U+b144, U+b178, U+b274, U+b2a5, U+b2e8, U+b2f9, U+b354, U+b370, U+b418, U+b41c, U+b4f1, U+b514, U+b798, U+b808, U+b824-b825, U+b8cc, U+b978, U+b9d0, U+b9e4, U+baa9, U+bb3c, U+bc18, U+bc1c, U+bc30, U+bc84, U+bcf5, U+bcf8, U+bd84, U+be0c, U+be14, U+c0b0, U+c0c9, U+c0dd, U+c124, U+c2dd, U+c2e4, U+c2ec, U+c54c, U+c57c-c57d, U+c591, U+c5c5-c5c6, U+c5ed, U+c608, U+c640, U+c6b8, U+c6d4, U+c784, U+c7ac, U+c800-c801, U+c9c1, U+c9d1, U+cc28, U+cc98, U+cc9c, U+ccad, U+cd5c, U+cd94, U+cd9c, U+cde8, U+ce68, U+cf54, U+d0dc, U+d14c, U+d1a0, U+d1b5, U+d2f0, U+d30c, U+d310, U+d398, U+d45c, U+d50c, U+d53c, U+d560, U+d568, U+d589, U+d604, U+d6c4, U+d788;</text:p>
      <text:p text:style-name="Preformatted_20_Text">}</text:p>
      <text:p text:style-name="Preformatted_20_Text">/* [118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8.woff2);</text:p>
      <text:p text:style-name="Preformatted_20_Text"><text:s text:c="2"/>unicode-range: U+39, U+49, U+4d-4e, U+a0, U+ac04, U+ac1c, U+ac70, U+ac8c, U+acbd, U+acf5, U+acfc, U+ad00, U+ad6c, U+adf8, U+b098, U+b0b4, U+b294, U+b2c8, U+b300, U+b3c4, U+b3d9, U+b4dc, U+b4e4, U+b77c, U+b7ec, U+b85d, U+b97c, U+b9c8, U+b9cc, U+ba54, U+ba74, U+ba85, U+baa8, U+bb34, U+bb38, U+bbf8, U+bc14, U+bc29, U+bc88, U+bcf4, U+bd80, U+be44, U+c0c1, U+c11c, U+c120, U+c131, U+c138, U+c18c, U+c218, U+c2b5, U+c2e0, U+c544, U+c548, U+c5b4, U+c5d0, U+c5ec, U+c5f0, U+c601, U+c624, U+c694, U+c6a9, U+c6b0, U+c6b4, U+c6d0, U+c704, U+c720, U+c73c, U+c740, U+c744, U+c74c, U+c758, U+c77c, U+c785, U+c788, U+c790-c791, U+c7a5, U+c804, U+c815, U+c81c, U+c870, U+c8fc, U+c911, U+c9c4, U+ccb4, U+ce58, U+ce74, U+d06c, U+d0c0, U+d130, U+d2b8, U+d3ec, U+d504, U+d55c, U+d569, U+d574, U+d638, U+d654, U+d68c;</text:p>
      <text:p text:style-name="Preformatted_20_Text">}</text:p>
      <text:p text:style-name="Preformatted_20_Text">/* [119] */</text:p>
      <text:p text:style-name="Preformatted_20_Text">@font-face {</text:p>
      <text:p text:style-name="Preformatted_20_Text"><text:s text:c="2"/>font-family: Nanum Myeongjo;</text:p>
      <text:p text:style-name="Preformatted_20_Text"><text:s text:c="2"/>font-style: normal;</text:p>
      <text:p text:style-name="Preformatted_20_Text"><text:s text:c="2"/>font-weight: 800;</text:p>
      <text:p text:style-name="Preformatted_20_Text"><text:s text:c="2"/>font-display: swap;</text:p>
      <text:p text:style-name="Preformatted_20_Text"><text:s text:c="2"/>src: url(https://fonts.gstatic.com/s/nanummyeongjo/v20/9Bty3DZF0dXLMZlywRbVRNhxy2pLVFAxzeau69lCAWDrAgLCcAPYKgRK4K8.119.woff2);</text:p>
      <text:p text:style-name="Preformatted_20_Text"><text:s text:c="2"/>unicode-range: U+20-22, U+27-2a, U+2c-38, U+3a-3b, U+3f, U+41-47, U+4a-4c, U+4f-5d, U+61-7b, U+7d, U+a1, U+ab, U+ae, U+b7, U+bb, U+bf, U+2013-2014, U+201c-201d, U+2122, U+ac00, U+ace0, U+ae30, U+b2e4, U+b85c, U+b9ac, U+c0ac, U+c2a4, U+c2dc, U+c774, U+c778, U+c9c0, U+d558;</text:p>
      <text:p text:style-name="Preformatted_20_Text">}</text:p>
      <text:p text:style-name="Standard"><text:soft-page-break/></text:p>
      <text:p text:style-name="Standard"/>
      <text:p text:style-name="Standard">/* ==== */</text:p>
      <text:p text:style-name="Standard">/* BODY */</text:p>
      <text:p text:style-name="Standard">/* ==== */</text:p>
      <text:p text:style-name="Standard"/>
      <text:p text:style-name="Standard">.page {</text:p>
      <text:p text:style-name="Standard"><text:s text:c="4"/>background: RGBA(230, 230, 230, 0.8);</text:p>
      <text:p text:style-name="Standard"><text:s text:c="4"/>background-image: none;</text:p>
      <text:p text:style-name="Standard"><text:s text:c="4"/>font-family: var(--primary-font);</text:p>
      <text:p text:style-name="Standard"><text:s text:c="4"/>color: var(--font-color);</text:p>
      <text:p text:style-name="Standard"><text:s text:c="4"/>font-size: 16px;</text:p>
      <text:p text:style-name="Standard"><text:s text:c="4"/></text:p>
      <text:p text:style-name="Standard">}</text:p>
      <text:p text:style-name="Standard"/>
      <text:p text:style-name="Standard">.presentation-interface {</text:p>
      <text:p text:style-name="Standard"><text:s text:c="4"/>background: RGB(0, 0, 0);</text:p>
      <text:p text:style-name="Standard"><text:s text:c="4"/>background-image: url(https://wa-cdn.nyc3.cdn.digitaloceanspaces.com/assets/themes/zen/images/background.jpg);</text:p>
      <text:p text:style-name="Standard"><text:s text:c="4"/>background-repeat: no-repeat;</text:p>
      <text:p text:style-name="Standard"><text:tab/></text:p>
      <text:p text:style-name="Standard"><text:s text:c="4"/>background-attachment: fixed;</text:p>
      <text:p text:style-name="Standard"><text:s text:c="4"/>background-size: cover;</text:p>
      <text:p text:style-name="Standard"><text:s text:c="4"/>color: var(--font-color);</text:p>
      <text:p text:style-name="Standard">}</text:p>
      <text:p text:style-name="Standard"/>
      <text:p text:style-name="Standard">/* ======== */</text:p>
      <text:p text:style-name="Standard">/* HEADINGS */</text:p>
      <text:p text:style-name="Standard">/* ======== */</text:p>
      <text:p text:style-name="Standard"/>
      <text:p text:style-name="Standard">.user-css h2, .user-css h3 {</text:p>
      <text:p text:style-name="Standard"><text:s text:c="4"/>font-family: var(--primary-font);</text:p>
      <text:p text:style-name="Standard"><text:s text:c="4"/>color: var(--primary-color);</text:p>
      <text:p text:style-name="Standard">}</text:p>
      <text:p text:style-name="Standard"/>
      <text:p text:style-name="Standard">.user-css h4, .user-css h5 {</text:p>
      <text:p text:style-name="Standard"><text:s text:c="4"/>font-family: var(--primary-font);</text:p>
      <text:p text:style-name="Standard"><text:s text:c="4"/>color: var(--primary-color);</text:p>
      <text:p text:style-name="Standard">}</text:p>
      <text:p text:style-name="Standard"/>
      <text:p text:style-name="Standard">.user-css-extended h2, .user-css-extended h3 {</text:p>
      <text:p text:style-name="Standard"><text:s text:c="4"/>font-family: var(--primary-font);</text:p>
      <text:p text:style-name="Standard"><text:s text:c="4"/>color: var(--primary-color);</text:p>
      <text:p text:style-name="Standard">}</text:p>
      <text:p text:style-name="Standard"/>
      <text:p text:style-name="Standard">.user-css-extended h4, .user-css-extended h5 {</text:p>
      <text:p text:style-name="Standard"><text:s text:c="4"/>font-family: var(--primary-font);</text:p>
      <text:p text:style-name="Standard"><text:s text:c="4"/>color: var(--primary-color);</text:p>
      <text:p text:style-name="Standard">}</text:p>
      <text:p text:style-name="Standard"><text:soft-page-break/></text:p>
      <text:p text:style-name="Standard">.user-css h1, .user-css-extended h1 {</text:p>
      <text:p text:style-name="Standard"><text:s text:c="4"/>margin-top: 20px;</text:p>
      <text:p text:style-name="Standard"><text:s text:c="4"/>font-family: var(--heading-font);</text:p>
      <text:p text:style-name="Standard"><text:s text:c="4"/>font-size: <text:span text:style-name="T6">6</text:span>0px;</text:p>
      <text:p text:style-name="Standard"><text:s text:c="4"/>color: var(--primary-color));</text:p>
      <text:p text:style-name="Standard">}</text:p>
      <text:p text:style-name="Standard"/>
      <text:p text:style-name="Standard">.user-css h2, .user-css-extended h2 {</text:p>
      <text:p text:style-name="Standard"><text:s text:c="4"/>font-size: 30px;</text:p>
      <text:p text:style-name="Standard"><text:s text:c="4"/>border-bottom: 2px var(--primary-color) solid;</text:p>
      <text:p text:style-name="Standard">}</text:p>
      <text:p text:style-name="Standard"/>
      <text:p text:style-name="Standard">.user-css h3, .user-css-extended h3 {</text:p>
      <text:p text:style-name="Standard"><text:s text:c="4"/>font-size: 25px;</text:p>
      <text:p text:style-name="Standard">}</text:p>
      <text:p text:style-name="Standard"/>
      <text:p text:style-name="Standard">/* ==== */</text:p>
      <text:p text:style-name="Standard">/* TEXT */</text:p>
      <text:p text:style-name="Standard">/* ==== */</text:p>
      <text:p text:style-name="Standard"/>
      <text:p text:style-name="Standard">.user-css b, .user-css-extended b {</text:p>
      <text:p text:style-name="Standard"><text:s text:c="4"/>color: RGB(80, 90, 80);</text:p>
      <text:p text:style-name="Standard">}</text:p>
      <text:p text:style-name="Standard"/>
      <text:p text:style-name="Standard">.user-css a, .user-css a:focus,</text:p>
      <text:p text:style-name="Standard">.user-css-extended a, .user-css-extended a:focus {</text:p>
      <text:p text:style-name="Standard"><text:s text:c="4"/>color: var(--secondary-color);</text:p>
      <text:p text:style-name="Standard"><text:s text:c="4"/>transition: color 0.4s;</text:p>
      <text:p text:style-name="Standard">}</text:p>
      <text:p text:style-name="Standard"/>
      <text:p text:style-name="Standard">.user-css a:hover,</text:p>
      <text:p text:style-name="Standard">.user-css-extended a:hover {</text:p>
      <text:p text:style-name="Standard"><text:s text:c="4"/>color: var(--highlight-color);</text:p>
      <text:p text:style-name="Standard"><text:tab/>text-decoration: none;</text:p>
      <text:p text:style-name="Standard">}</text:p>
      <text:p text:style-name="Standard"/>
      <text:p text:style-name="Standard">.user-css .text-danger,</text:p>
      <text:p text:style-name="Standard">.user-css-extended .text-danger {</text:p>
      <text:p text:style-name="Standard"><text:s text:c="4"/>color: var(--secondary-color);</text:p>
      <text:p text:style-name="Standard">}</text:p>
      <text:p text:style-name="Standard"/>
      <text:p text:style-name="Standard">/* ========= */</text:p>
      <text:p text:style-name="Standard">/* FORMATING */</text:p>
      <text:p text:style-name="Standard">/* ========= */</text:p>
      <text:p text:style-name="Standard"><text:s/></text:p>
      <text:p text:style-name="Standard">.user-css hr, .user-css-extended hr {</text:p>
      <text:p text:style-name="Standard"><text:s text:c="4"/>border-color: var(--primary-color);</text:p>
      <text:p text:style-name="Standard">}</text:p>
      <text:p text:style-name="Standard"><text:soft-page-break/><text:s/></text:p>
      <text:p text:style-name="Standard">.user-css blockquote {</text:p>
      <text:p text:style-name="Standard"><text:s text:c="4"/>background: var(--box-background);</text:p>
      <text:p text:style-name="Standard"><text:s text:c="4"/>background-image: var(--trans-image);</text:p>
      <text:p text:style-name="Standard"><text:s text:c="4"/>border-left: 8px var(--primary-color) solid;</text:p>
      <text:p text:style-name="Standard"><text:s text:c="4"/>font-family: var(--secondary-font);</text:p>
      <text:p text:style-name="Standard"><text:s text:c="4"/>color: var(--border-color);</text:p>
      <text:p text:style-name="Standard"><text:s text:c="4"/>border-top-right-radius: 8px;</text:p>
      <text:p text:style-name="Standard"><text:s text:c="4"/>border-bottom-right-radius: 8px;</text:p>
      <text:p text:style-name="Standard">}</text:p>
      <text:p text:style-name="Standard"/>
      <text:p text:style-name="Standard">.user-css blockquote a, .user-css blockquote a:hover, .user-css blockquote b {</text:p>
      <text:p text:style-name="Standard"><text:s text:c="4"/>font-family: var(--secondary-font);</text:p>
      <text:p text:style-name="Standard">}</text:p>
      <text:p text:style-name="Standard"/>
      <text:p text:style-name="Standard">.user-css blockquote a, .user-css blockquote a:hover, .user-css blockquote b {</text:p>
      <text:p text:style-name="Standard"><text:s text:c="4"/>font-family: var(--secondary-font);</text:p>
      <text:p text:style-name="Standard">}</text:p>
      <text:p text:style-name="Standard"/>
      <text:p text:style-name="Standard">.user-css blockquote .author {</text:p>
      <text:p text:style-name="Standard"><text:s text:c="4"/>display: block;</text:p>
      <text:p text:style-name="Standard"><text:s text:c="4"/>font-size: 14px;</text:p>
      <text:p text:style-name="Standard"><text:s text:c="4"/>font-family: var(--secondary-font);</text:p>
      <text:p text:style-name="Standard"><text:s text:c="4"/>color: var(--border-color);</text:p>
      <text:p text:style-name="Standard"><text:s text:c="4"/>font-style: normal;</text:p>
      <text:p text:style-name="Standard">}</text:p>
      <text:p text:style-name="Standard"/>
      <text:p text:style-name="Standard">/* ========== */</text:p>
      <text:p text:style-name="Standard">/* SIDE PANEL */</text:p>
      <text:p text:style-name="Standard">/* ========== */</text:p>
      <text:p text:style-name="Standard"/>
      <text:p text:style-name="Standard">.user-css .panel {</text:p>
      <text:p text:style-name="Standard"><text:s text:c="4"/>background: var(--box-background);</text:p>
      <text:p text:style-name="Standard"><text:s text:c="4"/>background-image: var(--trans-image);</text:p>
      <text:p text:style-name="Standard"><text:s text:c="4"/>border-top: 14px var(--primary-color) solid;</text:p>
      <text:p text:style-name="Standard"><text:s text:c="4"/>border-left: 0px;</text:p>
      <text:p text:style-name="Standard"><text:s text:c="4"/>border-right: 0px;</text:p>
      <text:p text:style-name="Standard"><text:s text:c="4"/>border-bottom: 0px;</text:p>
      <text:p text:style-name="Standard"><text:s text:c="4"/>border-top-left-radius: 0px;</text:p>
      <text:p text:style-name="Standard"><text:s text:c="4"/>border-top-right-radius: 0px;</text:p>
      <text:p text:style-name="Standard"><text:s text:c="4"/>border-bottom-left-radius: 12px;</text:p>
      <text:p text:style-name="Standard"><text:s text:c="4"/>border-bottom-right-radius: 12px;</text:p>
      <text:p text:style-name="Standard">}</text:p>
      <text:p text:style-name="Standard"/>
      <text:p text:style-name="Standard">/* ============= */</text:p>
      <text:p text:style-name="Standard">/* ARTICLE PANEL */</text:p>
      <text:p text:style-name="Standard">/* ============= */</text:p>
      <text:p text:style-name="Standard"/>
      <text:p text:style-name="Standard">.user-css .article-panel {</text:p>
      <text:p text:style-name="Standard"><text:soft-page-break/><text:s text:c="4"/>background: var(--box-background);</text:p>
      <text:p text:style-name="Standard"><text:s text:c="4"/>background-image: var(--trans-image);</text:p>
      <text:p text:style-name="Standard"><text:s text:c="4"/>border-left: 8px var(--primary-color) solid;</text:p>
      <text:p text:style-name="Standard"><text:s text:c="4"/>border-top: 0px;</text:p>
      <text:p text:style-name="Standard"><text:s text:c="4"/>border-right: 0px;</text:p>
      <text:p text:style-name="Standard"><text:s text:c="4"/>border-bottom: 0px;</text:p>
      <text:p text:style-name="Standard">}</text:p>
      <text:p text:style-name="Standard"/>
      <text:p text:style-name="Standard">/* ======= */</text:p>
      <text:p text:style-name="Standard">/* MAP BOX */</text:p>
      <text:p text:style-name="Standard">/* ======= */</text:p>
      <text:p text:style-name="Standard"/>
      <text:p text:style-name="Standard">.user-css .map-box {</text:p>
      <text:p text:style-name="Standard"><text:s text:c="4"/>background: var(--box-background);</text:p>
      <text:p text:style-name="Standard"><text:s text:c="4"/>background-image: var(--trans-image);</text:p>
      <text:p text:style-name="Standard">}</text:p>
      <text:p text:style-name="Standard"/>
      <text:p text:style-name="Standard">/* ======= */</text:p>
      <text:p text:style-name="Standard">/* SECRETS */</text:p>
      <text:p text:style-name="Standard">/* ======= */</text:p>
      <text:p text:style-name="Standard"/>
      <text:p text:style-name="Standard">.user-css-secret {</text:p>
      <text:p text:style-name="Standard"><text:s text:c="4"/>padding: 0px;</text:p>
      <text:p text:style-name="Standard"><text:s text:c="4"/>background-color: transparent;</text:p>
      <text:p text:style-name="Standard">}</text:p>
      <text:p text:style-name="Standard"/>
      <text:p text:style-name="Standard">/* ====== */</text:p>
      <text:p text:style-name="Standard">/* TABLES */</text:p>
      <text:p text:style-name="Standard">/* ====== */</text:p>
      <text:p text:style-name="Standard"/>
      <text:p text:style-name="Standard">.page .table th {</text:p>
      <text:p text:style-name="Standard"><text:s text:c="4"/>border-top: 3px var(--primary-color) solid;</text:p>
      <text:p text:style-name="Standard">}</text:p>
      <text:p text:style-name="Standard"/>
      <text:p text:style-name="Standard">.page .table td {</text:p>
      <text:p text:style-name="Standard"><text:s text:c="4"/>border: none;</text:p>
      <text:p text:style-name="Standard">}</text:p>
      <text:p text:style-name="Standard"/>
      <text:p text:style-name="Standard">.user-css .table-striped tr:nth-child(even) {</text:p>
      <text:p text:style-name="Standard"><text:s text:c="4"/>background-color: RGBA(220, 200, 180, 0.55);</text:p>
      <text:p text:style-name="Standard">}</text:p>
      <text:p text:style-name="Standard"/>
      <text:p text:style-name="Standard">.user-css .table-striped tr:nth-child(odd) {</text:p>
      <text:p text:style-name="Standard"><text:s text:c="4"/>background-color: RGBA(70, 80, 60, 0.45);</text:p>
      <text:p text:style-name="Standard">}</text:p>
      <text:p text:style-name="Standard"/>
      <text:p text:style-name="Standard">/* ============ */</text:p>
      <text:p text:style-name="Standard">/* MENU CONTROL */</text:p>
      <text:p text:style-name="Standard">/* ============ */</text:p>
      <text:p text:style-name="Standard"><text:soft-page-break/></text:p>
      <text:p text:style-name="Standard">.user-css .menu-control {</text:p>
      <text:p text:style-name="Standard"><text:s text:c="4"/>height: 50px;</text:p>
      <text:p text:style-name="Standard"><text:s text:c="4"/>width: 50px;</text:p>
      <text:p text:style-name="Standard"><text:s text:c="4"/>right: 30px;</text:p>
      <text:p text:style-name="Standard"><text:s text:c="4"/>top: 0px;</text:p>
      <text:p text:style-name="Standard"><text:s text:c="4"/>background: var(--box-background);</text:p>
      <text:p text:style-name="Standard"><text:s text:c="4"/>background-image: var(--trans-image);</text:p>
      <text:p text:style-name="Standard"><text:s text:c="4"/>border-left: 1px var(--gray-color) solid;</text:p>
      <text:p text:style-name="Standard"><text:s text:c="4"/>border-right: 1px var(--gray-color) solid;</text:p>
      <text:p text:style-name="Standard"><text:s text:c="4"/>border-bottom: 2px var(--gray-color) solid;</text:p>
      <text:p text:style-name="Standard"><text:s text:c="4"/>border-bottom-left-radius: 6px;</text:p>
      <text:p text:style-name="Standard"><text:s text:c="4"/>border-bottom-right-radius: 6px;</text:p>
      <text:p text:style-name="Standard"><text:s text:c="4"/>transition: height 0.6s;</text:p>
      <text:p text:style-name="Standard">}</text:p>
      <text:p text:style-name="Standard"/>
      <text:p text:style-name="Standard">.user-css .menu-control:hover {</text:p>
      <text:p text:style-name="Standard"><text:s text:c="4"/>height: 80px;</text:p>
      <text:p text:style-name="Standard"><text:s text:c="4"/>width: 50px;</text:p>
      <text:p text:style-name="Standard"><text:s text:c="4"/>right: 30px;</text:p>
      <text:p text:style-name="Standard"><text:s text:c="4"/>top: 0px;</text:p>
      <text:p text:style-name="Standard"><text:s text:c="4"/>background: var(--box-background);</text:p>
      <text:p text:style-name="Standard"><text:s text:c="4"/>background-image: var(--trans-image);</text:p>
      <text:p text:style-name="Standard"><text:s text:c="4"/>border-left: 1px var(--gray-color) solid;</text:p>
      <text:p text:style-name="Standard"><text:s text:c="4"/>border-right: 1px var(--gray-color) solid;</text:p>
      <text:p text:style-name="Standard"><text:s text:c="4"/>border-bottom: 2px var(--gray-color) solid;</text:p>
      <text:p text:style-name="Standard"><text:s text:c="4"/>border-bottom-left-radius: 6px;</text:p>
      <text:p text:style-name="Standard"><text:s text:c="4"/>border-bottom-right-radius: 6px;</text:p>
      <text:p text:style-name="Standard">}</text:p>
      <text:p text:style-name="Standard"/>
      <text:p text:style-name="Standard">/* =========== */</text:p>
      <text:p text:style-name="Standard">/* BACKTOWORLD */</text:p>
      <text:p text:style-name="Standard">/* =========== */</text:p>
      <text:p text:style-name="Standard"><text:s/></text:p>
      <text:p text:style-name="Standard">.user-css div .backtoworld a {</text:p>
      <text:p text:style-name="Standard"><text:s text:c="4"/>background: var(--menu-background);</text:p>
      <text:p text:style-name="Standard"><text:s text:c="4"/>color: var(--primary-color);</text:p>
      <text:p text:style-name="Standard"><text:s text:c="4"/>transition: background 0.4s;</text:p>
      <text:p text:style-name="Standard"><text:s text:c="4"/>box-shadow: 0px 0px 0px black;</text:p>
      <text:p text:style-name="Standard">}</text:p>
      <text:p text:style-name="Standard"/>
      <text:p text:style-name="Standard">.user-css div .backtoworld a:hover {</text:p>
      <text:p text:style-name="Standard"><text:s text:c="4"/>background: var(--lightmenu-background);</text:p>
      <text:p text:style-name="Standard"><text:s text:c="4"/>border: none;</text:p>
      <text:p text:style-name="Standard">}</text:p>
      <text:p text:style-name="Standard"/>
      <text:p text:style-name="Standard">/* ========= */</text:p>
      <text:p text:style-name="Standard">/* NAV STRIP */</text:p>
      <text:p text:style-name="Standard">/* ========= */</text:p>
      <text:p text:style-name="Standard"><text:soft-page-break/></text:p>
      <text:p text:style-name="Standard">.user-css .nav-strip {</text:p>
      <text:p text:style-name="Standard"><text:s text:c="4"/>background-color: var(--menu-background);</text:p>
      <text:p text:style-name="Standard"><text:s text:c="4"/>transition: background-color 0.4s;</text:p>
      <text:p text:style-name="Standard"><text:s text:c="4"/>box-shadow: 0px 0px 0px black;</text:p>
      <text:p text:style-name="Standard">}</text:p>
      <text:p text:style-name="Standard"/>
      <text:p text:style-name="Standard"/>
      <text:p text:style-name="Standard">.user-css .nav-strip:hover {</text:p>
      <text:p text:style-name="Standard"><text:s text:c="4"/>background-color: var(--lightmenu-background);</text:p>
      <text:p text:style-name="Standard">}</text:p>
      <text:p text:style-name="Standard"/>
      <text:p text:style-name="Standard">.user-css .nav-strip a:hover {</text:p>
      <text:p text:style-name="Standard"><text:s text:c="4"/>border: none;</text:p>
      <text:p text:style-name="Standard">}</text:p>
      <text:p text:style-name="Standard"/>
      <text:p text:style-name="Standard">/* ========== */</text:p>
      <text:p text:style-name="Standard">/* BOOK COVER */</text:p>
      <text:p text:style-name="Standard">/* ========== */</text:p>
      <text:p text:style-name="Standard"/>
      <text:p text:style-name="Standard">.user-css .bookcover a .booktitle {</text:p>
      <text:p text:style-name="Standard"><text:s text:c="4"/>color: var(--primary-color);</text:p>
      <text:p text:style-name="Standard"><text:s text:c="4"/>background: var(--box-background);</text:p>
      <text:p text:style-name="Standard"><text:s text:c="4"/>background-image: var(--trans-image);</text:p>
      <text:p text:style-name="Standard"><text:s text:c="4"/>border-right: 8px var(--primary-color) solid;</text:p>
      <text:p text:style-name="Standard"><text:s text:c="4"/>transition: border-right 0.4s;</text:p>
      <text:p text:style-name="Standard">}</text:p>
      <text:p text:style-name="Standard"/>
      <text:p text:style-name="Standard">.user-css .bookcover a:hover .booktitle {</text:p>
      <text:p text:style-name="Standard"><text:s text:c="4"/>color: var(--primary-color);</text:p>
      <text:p text:style-name="Standard"><text:s text:c="4"/>background: var(--box-background);</text:p>
      <text:p text:style-name="Standard"><text:s text:c="4"/>background-image: var(--trans-image);</text:p>
      <text:p text:style-name="Standard"><text:s text:c="4"/>border-right: 8px var(--border-color) solid;</text:p>
      <text:p text:style-name="Standard">}</text:p>
      <text:p text:style-name="Standard"/>
      <text:p text:style-name="Standard">.user-css .bookcover a img {</text:p>
      <text:p text:style-name="Standard"><text:s text:c="4"/>opacity: 1;</text:p>
      <text:p text:style-name="Standard"><text:s text:c="4"/>transition: opacity 0.4s;</text:p>
      <text:p text:style-name="Standard">}</text:p>
      <text:p text:style-name="Standard"/>
      <text:p text:style-name="Standard">.user-css .bookcover a:hover img {</text:p>
      <text:p text:style-name="Standard"><text:s text:c="4"/>opacity: 0.8;</text:p>
      <text:p text:style-name="Standard">}</text:p>
      <text:p text:style-name="Standard"/>
      <text:p text:style-name="Standard">/* ======== */</text:p>
      <text:p text:style-name="Standard">/* METADATA */</text:p>
      <text:p text:style-name="Standard">/* ======== */</text:p>
      <text:p text:style-name="Standard"/>
      <text:p text:style-name="Standard">.user-css-extended .nav-tabs li.active a {</text:p>
      <text:p text:style-name="Standard"><text:soft-page-break/><text:s text:c="4"/>color: var(--primary-color);</text:p>
      <text:p text:style-name="Standard"><text:s text:c="4"/>background-color: RGB(220, 220, 220);</text:p>
      <text:p text:style-name="Standard">}</text:p>
      <text:p text:style-name="Standard"/>
      <text:p text:style-name="Standard">/* ============== */</text:p>
      <text:p text:style-name="Standard">/* COMMENT SECTION */</text:p>
      <text:p text:style-name="Standard">/* ============== */</text:p>
      <text:p text:style-name="Standard"/>
      <text:p text:style-name="Standard">.page .btn-primary {</text:p>
      <text:p text:style-name="Standard"><text:s text:c="4"/>background-color: var(--primary-color);</text:p>
      <text:p text:style-name="Standard"><text:s text:c="4"/>transition: background-color 0.4s;</text:p>
      <text:p text:style-name="Standard">}</text:p>
      <text:p text:style-name="Standard"/>
      <text:p text:style-name="Standard">.page .btn-primary:focus,</text:p>
      <text:p text:style-name="Standard">.page .btn-primary.focus {</text:p>
      <text:p text:style-name="Standard"/>
      <text:p text:style-name="Standard"><text:s text:c="4"/>background-color: RGB(90, 90, 90);</text:p>
      <text:p text:style-name="Standard">}</text:p>
      <text:p text:style-name="Standard"/>
      <text:p text:style-name="Standard">.page .btn-primary:hover {</text:p>
      <text:p text:style-name="Standard"><text:s text:c="4"/>background-color: RGB(90, 90, 90);</text:p>
      <text:p text:style-name="Standard">}</text:p>
      <text:p text:style-name="Standard"/>
      <text:p text:style-name="Standard">.page .comment-box {</text:p>
      <text:p text:style-name="Standard"><text:s text:c="4"/>background: var(--box-background);</text:p>
      <text:p text:style-name="Standard"><text:s text:c="4"/>background-image: var(--trans-image);</text:p>
      <text:p text:style-name="Standard"><text:s text:c="4"/>border: none;</text:p>
      <text:p text:style-name="Standard"><text:s text:c="4"/>border-left: 8px var(--primary-color) solid;</text:p>
      <text:p text:style-name="Standard"><text:s text:c="4"/>font-family: var(--secondary-font);</text:p>
      <text:p text:style-name="Standard"><text:s text:c="4"/>color: var(--border-color);</text:p>
      <text:p text:style-name="Standard"><text:s text:c="4"/>border-top-right-radius: 8px;</text:p>
      <text:p text:style-name="Standard"><text:s text:c="4"/>border-bottom-right-radius: 8px;</text:p>
      <text:p text:style-name="Standard"><text:s text:c="4"/>border-radius: 0px;</text:p>
      <text:p text:style-name="Standard">}</text:p>
      <text:p text:style-name="Standard"/>
      <text:p text:style-name="Standard">/* ======== */</text:p>
      <text:p text:style-name="Standard">/* TIMELINE */</text:p>
      <text:p text:style-name="Standard">/* ======== */</text:p>
      <text:p text:style-name="Standard"/>
      <text:p text:style-name="Standard">.timeline:before {</text:p>
      <text:p text:style-name="Standard"><text:s text:c="4"/>background-color: var(--primary-color);</text:p>
      <text:p text:style-name="Standard">}</text:p>
      <text:p text:style-name="Standard"/>
      <text:p text:style-name="Standard">.timeline li .tl-circ {</text:p>
      <text:p text:style-name="Standard"><text:s text:c="4"/>border: 3px solid var(--primary-color);</text:p>
      <text:p text:style-name="Standard">}</text:p>
      <text:p text:style-name="Standard"/>
      <text:p text:style-name="Standard">.timeline hr {</text:p>
      <text:p text:style-name="Standard"><text:s text:c="4"/>border: 1px var(--primary-color) solid;</text:p>
      <text:p text:style-name="Standard"><text:soft-page-break/>}</text:p>
      <text:p text:style-name="Standard"/>
      <text:p text:style-name="Standard"/>
      <text:p text:style-name="Standard">.user-css-presentation #world-navigation-sidebar {</text:p>
      <text:p text:style-name="Standard"><text:s text:c="4"/>width: 35%; /*stops width from stretching if maps have long descriptions*/</text:p>
      <text:p text:style-name="Standard"><text:s text:c="4"/>scrollbar-color: darkgreen lightgrey; /*scrollbar colour*/</text:p>
      <text:p text:style-name="Standard"><text:s text:c="4"/>background: rgba(255,255,255,0.9);</text:p>
      <text:p text:style-name="Standard"><text:s text:c="4"/>box-shadow: 5px 13px 20px rgba(0,0,0,0.4); /*shadow*/</text:p>
      <text:p text:style-name="Standard"><text:s text:c="4"/>border: 1px solid darkgreen;</text:p>
      <text:p text:style-name="Standard">}</text:p>
      <text:p text:style-name="Standard"/>
      <text:p text:style-name="Standard">.user-css-presentation .world-navigation-palette-trigger {</text:p>
      <text:p text:style-name="Standard"><text:s text:c="4"/>padding: 10px; /*centers icon*/</text:p>
      <text:p text:style-name="Standard"><text:s text:c="4"/>background: rgba(255,255,255,0.7);</text:p>
      <text:p text:style-name="Standard"><text:s text:c="4"/>color: darkgreen;</text:p>
      <text:p text:style-name="Standard">}</text:p>
      <text:p text:style-name="Standard"/>
      <text:p text:style-name="Standard">.user-css-presentation .world-navigation-palette-trigger:hover <text:s/>{</text:p>
      <text:p text:style-name="Standard"><text:s text:c="4"/>color: darkred; /*hover colour*/</text:p>
      <text:p text:style-name="Standard">}</text:p>
      <text:p text:style-name="Standard"/>
      <text:p text:style-name="Standard">.user-css-presentation #world-navigation-sidebar .category-list h6 ul li {</text:p>
      <text:p text:style-name="Standard"><text:s text:c="4"/>padding-top: 8px; /*fix padding for child articles in ToC*/</text:p>
      <text:p text:style-name="Standard">}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1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0T21:14:06.585000000</meta:creation-date>
    <dc:date>2023-02-10T21:48:48.744000000</dc:date>
    <meta:editing-duration>PT34M50S</meta:editing-duration>
    <meta:editing-cycles>5</meta:editing-cycles>
    <meta:generator>LibreOffice/7.5.0.3$Windows_X86_64 LibreOffice_project/c21113d003cd3efa8c53188764377a8272d9d6de</meta:generator>
    <meta:document-statistic meta:table-count="0" meta:image-count="0" meta:object-count="0" meta:page-count="171" meta:paragraph-count="5753" meta:word-count="38761" meta:character-count="415532" meta:non-whitespace-character-count="374704"/>
  </office:meta>
</office:document-meta>
</file>